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2" table:default-cell-style-name="Default"/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11103" calcext:value-type="float">
            <text:p>11103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11194" calcext:value-type="float">
            <text:p>11194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10393" calcext:value-type="float">
            <text:p>10393</text:p>
          </table:table-cell>
          <table:table-cell office:value-type="float" office:value="11294" calcext:value-type="float">
            <text:p>11294</text:p>
          </table:table-cell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float" office:value="11306" calcext:value-type="float">
            <text:p>11306</text:p>
          </table:table-cell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float" office:value="11729" calcext:value-type="float">
            <text:p>11729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float" office:value="11766" calcext:value-type="float">
            <text:p>11766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float" office:value="11848" calcext:value-type="float">
            <text:p>11848</text:p>
          </table:table-cell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float" office:value="12547" calcext:value-type="float">
            <text:p>12547</text:p>
          </table:table-cell>
        </table:table-row>
        <table:table-row table:style-name="ro1">
          <table:table-cell office:value-type="float" office:value="10835" calcext:value-type="float">
            <text:p>10835</text:p>
          </table:table-cell>
          <table:table-cell office:value-type="float" office:value="12658" calcext:value-type="float">
            <text:p>12658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float" office:value="13244" calcext:value-type="float">
            <text:p>13244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13274" calcext:value-type="float">
            <text:p>13274</text:p>
          </table:table-cell>
        </table:table-row>
        <table:table-row table:style-name="ro1">
          <table:table-cell office:value-type="float" office:value="10996" calcext:value-type="float">
            <text:p>10996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float" office:value="13775" calcext:value-type="float">
            <text:p>13775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float" office:value="13916" calcext:value-type="float">
            <text:p>13916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float" office:value="14125" calcext:value-type="float">
            <text:p>14125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14295" calcext:value-type="float">
            <text:p>14295</text:p>
          </table:table-cell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float" office:value="14381" calcext:value-type="float">
            <text:p>14381</text:p>
          </table:table-cell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float" office:value="14482" calcext:value-type="float">
            <text:p>14482</text:p>
          </table:table-cell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float" office:value="14798" calcext:value-type="float">
            <text:p>1479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14834" calcext:value-type="float">
            <text:p>14834</text:p>
          </table:table-cell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float" office:value="14965" calcext:value-type="float">
            <text:p>14965</text:p>
          </table:table-cell>
        </table:table-row>
        <table:table-row table:style-name="ro1">
          <table:table-cell office:value-type="float" office:value="11788" calcext:value-type="float">
            <text:p>11788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float" office:value="11825" calcext:value-type="float">
            <text:p>11825</text:p>
          </table:table-cell>
          <table:table-cell office:value-type="float" office:value="15078" calcext:value-type="float">
            <text:p>15078</text:p>
          </table:table-cell>
        </table:table-row>
        <table:table-row table:style-name="ro1">
          <table:table-cell office:value-type="float" office:value="11899" calcext:value-type="float">
            <text:p>11899</text:p>
          </table:table-cell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11958" calcext:value-type="float">
            <text:p>11958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12022" calcext:value-type="float">
            <text:p>12022</text:p>
          </table:table-cell>
          <table:table-cell office:value-type="float" office:value="15577" calcext:value-type="float">
            <text:p>15577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float" office:value="16393" calcext:value-type="float">
            <text:p>16393</text:p>
          </table:table-cell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16440" calcext:value-type="float">
            <text:p>16440</text:p>
          </table:table-cell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float" office:value="12671" calcext:value-type="float">
            <text:p>12671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17069" calcext:value-type="float">
            <text:p>17069</text:p>
          </table:table-cell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7188" calcext:value-type="float">
            <text:p>17188</text:p>
          </table:table-cell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17352" calcext:value-type="float">
            <text:p>17352</text:p>
          </table:table-cell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float" office:value="17594" calcext:value-type="float">
            <text:p>17594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17733" calcext:value-type="float">
            <text:p>17733</text:p>
          </table:table-cell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float" office:value="17942" calcext:value-type="float">
            <text:p>17942</text:p>
          </table:table-cell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float" office:value="18018" calcext:value-type="float">
            <text:p>18018</text:p>
          </table:table-cell>
        </table:table-row>
        <table:table-row table:style-name="ro1">
          <table:table-cell office:value-type="float" office:value="13529" calcext:value-type="float">
            <text:p>13529</text:p>
          </table:table-cell>
          <table:table-cell office:value-type="float" office:value="18048" calcext:value-type="float">
            <text:p>18048</text:p>
          </table:table-cell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18261" calcext:value-type="float">
            <text:p>18261</text:p>
          </table:table-cell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float" office:value="18402" calcext:value-type="float">
            <text:p>18402</text:p>
          </table:table-cell>
        </table:table-row>
        <table:table-row table:style-name="ro1">
          <table:table-cell office:value-type="float" office:value="13604" calcext:value-type="float">
            <text:p>13604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float" office:value="18684" calcext:value-type="float">
            <text:p>18684</text:p>
          </table:table-cell>
        </table:table-row>
        <table:table-row table:style-name="ro1">
          <table:table-cell office:value-type="float" office:value="13718" calcext:value-type="float">
            <text:p>13718</text:p>
          </table:table-cell>
          <table:table-cell office:value-type="float" office:value="18711" calcext:value-type="float">
            <text:p>18711</text:p>
          </table:table-cell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float" office:value="18735" calcext:value-type="float">
            <text:p>18735</text:p>
          </table:table-cell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float" office:value="18918" calcext:value-type="float">
            <text:p>18918</text:p>
          </table:table-cell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float" office:value="18941" calcext:value-type="float">
            <text:p>18941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float" office:value="19185" calcext:value-type="float">
            <text:p>19185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float" office:value="19192" calcext:value-type="float">
            <text:p>19192</text:p>
          </table:table-cell>
        </table:table-row>
        <table:table-row table:style-name="ro1">
          <table:table-cell office:value-type="float" office:value="14486" calcext:value-type="float">
            <text:p>14486</text:p>
          </table:table-cell>
          <table:table-cell office:value-type="float" office:value="19666" calcext:value-type="float">
            <text:p>19666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float" office:value="19787" calcext:value-type="float">
            <text:p>19787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5129" calcext:value-type="float">
            <text:p>15129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float" office:value="20451" calcext:value-type="float">
            <text:p>20451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20573" calcext:value-type="float">
            <text:p>20573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float" office:value="20614" calcext:value-type="float">
            <text:p>20614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float" office:value="20615" calcext:value-type="float">
            <text:p>20615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office:value-type="float" office:value="20725" calcext:value-type="float">
            <text:p>20725</text:p>
          </table:table-cell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20741" calcext:value-type="float">
            <text:p>20741</text:p>
          </table:table-cell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float" office:value="20826" calcext:value-type="float">
            <text:p>20826</text:p>
          </table:table-cell>
        </table:table-row>
        <table:table-row table:style-name="ro1">
          <table:table-cell office:value-type="float" office:value="15971" calcext:value-type="float">
            <text:p>15971</text:p>
          </table:table-cell>
          <table:table-cell office:value-type="float" office:value="20978" calcext:value-type="float">
            <text:p>20978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21014" calcext:value-type="float">
            <text:p>21014</text:p>
          </table:table-cell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float" office:value="21424" calcext:value-type="float">
            <text:p>21424</text:p>
          </table:table-cell>
        </table:table-row>
        <table:table-row table:style-name="ro1">
          <table:table-cell office:value-type="float" office:value="16488" calcext:value-type="float">
            <text:p>16488</text:p>
          </table:table-cell>
          <table:table-cell office:value-type="float" office:value="21432" calcext:value-type="float">
            <text:p>21432</text:p>
          </table:table-cell>
        </table:table-row>
        <table:table-row table:style-name="ro1">
          <table:table-cell office:value-type="float" office:value="16539" calcext:value-type="float">
            <text:p>16539</text:p>
          </table:table-cell>
          <table:table-cell office:value-type="float" office:value="21552" calcext:value-type="float">
            <text:p>21552</text:p>
          </table:table-cell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21683" calcext:value-type="float">
            <text:p>21683</text:p>
          </table:table-cell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21776" calcext:value-type="float">
            <text:p>21776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21870" calcext:value-type="float">
            <text:p>21870</text:p>
          </table:table-cell>
        </table:table-row>
        <table:table-row table:style-name="ro1">
          <table:table-cell office:value-type="float" office:value="16723" calcext:value-type="float">
            <text:p>16723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float" office:value="16784" calcext:value-type="float">
            <text:p>16784</text:p>
          </table:table-cell>
          <table:table-cell office:value-type="float" office:value="22112" calcext:value-type="float">
            <text:p>22112</text:p>
          </table:table-cell>
        </table:table-row>
        <table:table-row table:style-name="ro1">
          <table:table-cell office:value-type="float" office:value="16811" calcext:value-type="float">
            <text:p>16811</text:p>
          </table:table-cell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22834" calcext:value-type="float">
            <text:p>22834</text:p>
          </table:table-cell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float" office:value="22912" calcext:value-type="float">
            <text:p>22912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float" office:value="22970" calcext:value-type="float">
            <text:p>22970</text:p>
          </table:table-cell>
        </table:table-row>
        <table:table-row table:style-name="ro1">
          <table:table-cell office:value-type="float" office:value="17154" calcext:value-type="float">
            <text:p>17154</text:p>
          </table:table-cell>
          <table:table-cell office:value-type="float" office:value="22997" calcext:value-type="float">
            <text:p>22997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3099" calcext:value-type="float">
            <text:p>23099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float" office:value="23183" calcext:value-type="float">
            <text:p>23183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23229" calcext:value-type="float">
            <text:p>23229</text:p>
          </table:table-cell>
        </table:table-row>
        <table:table-row table:style-name="ro1">
          <table:table-cell office:value-type="float" office:value="17398" calcext:value-type="float">
            <text:p>17398</text:p>
          </table:table-cell>
          <table:table-cell office:value-type="float" office:value="23287" calcext:value-type="float">
            <text:p>23287</text:p>
          </table:table-cell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float" office:value="23322" calcext:value-type="float">
            <text:p>23322</text:p>
          </table:table-cell>
        </table:table-row>
        <table:table-row table:style-name="ro1">
          <table:table-cell office:value-type="float" office:value="17652" calcext:value-type="float">
            <text:p>17652</text:p>
          </table:table-cell>
          <table:table-cell office:value-type="float" office:value="23326" calcext:value-type="float">
            <text:p>23326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  <table:table-cell office:value-type="float" office:value="23702" calcext:value-type="float">
            <text:p>23702</text:p>
          </table:table-cell>
        </table:table-row>
        <table:table-row table:style-name="ro1">
          <table:table-cell office:value-type="float" office:value="17904" calcext:value-type="float">
            <text:p>17904</text:p>
          </table:table-cell>
          <table:table-cell office:value-type="float" office:value="23745" calcext:value-type="float">
            <text:p>23745</text:p>
          </table:table-cell>
        </table:table-row>
        <table:table-row table:style-name="ro1">
          <table:table-cell office:value-type="float" office:value="17911" calcext:value-type="float">
            <text:p>17911</text:p>
          </table:table-cell>
          <table:table-cell office:value-type="float" office:value="23775" calcext:value-type="float">
            <text:p>23775</text:p>
          </table:table-cell>
        </table:table-row>
        <table:table-row table:style-name="ro1">
          <table:table-cell office:value-type="float" office:value="17969" calcext:value-type="float">
            <text:p>17969</text:p>
          </table:table-cell>
          <table:table-cell office:value-type="float" office:value="23854" calcext:value-type="float">
            <text:p>23854</text:p>
          </table:table-cell>
        </table:table-row>
        <table:table-row table:style-name="ro1">
          <table:table-cell office:value-type="float" office:value="18142" calcext:value-type="float">
            <text:p>18142</text:p>
          </table:table-cell>
          <table:table-cell office:value-type="float" office:value="23894" calcext:value-type="float">
            <text:p>23894</text:p>
          </table:table-cell>
        </table:table-row>
        <table:table-row table:style-name="ro1">
          <table:table-cell office:value-type="float" office:value="18294" calcext:value-type="float">
            <text:p>18294</text:p>
          </table:table-cell>
          <table:table-cell office:value-type="float" office:value="23944" calcext:value-type="float">
            <text:p>23944</text:p>
          </table:table-cell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24126" calcext:value-type="float">
            <text:p>24126</text:p>
          </table:table-cell>
        </table:table-row>
        <table:table-row table:style-name="ro1">
          <table:table-cell office:value-type="float" office:value="18475" calcext:value-type="float">
            <text:p>18475</text:p>
          </table:table-cell>
          <table:table-cell office:value-type="float" office:value="24186" calcext:value-type="float">
            <text:p>24186</text:p>
          </table:table-cell>
        </table:table-row>
        <table:table-row table:style-name="ro1">
          <table:table-cell office:value-type="float" office:value="18567" calcext:value-type="float">
            <text:p>18567</text:p>
          </table:table-cell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float" office:value="18675" calcext:value-type="float">
            <text:p>18675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8693" calcext:value-type="float">
            <text:p>18693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8771" calcext:value-type="float">
            <text:p>18771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8923" calcext:value-type="float">
            <text:p>18923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9061" calcext:value-type="float">
            <text:p>19061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19232" calcext:value-type="float">
            <text:p>19232</text:p>
          </table:table-cell>
          <table:table-cell office:value-type="float" office:value="24251" calcext:value-type="float">
            <text:p>24251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  <table:table-cell office:value-type="float" office:value="24253" calcext:value-type="float">
            <text:p>24253</text:p>
          </table:table-cell>
        </table:table-row>
        <table:table-row table:style-name="ro1">
          <table:table-cell office:value-type="float" office:value="19536" calcext:value-type="float">
            <text:p>19536</text:p>
          </table:table-cell>
          <table:table-cell office:value-type="float" office:value="24315" calcext:value-type="float">
            <text:p>24315</text:p>
          </table:table-cell>
        </table:table-row>
        <table:table-row table:style-name="ro1">
          <table:table-cell office:value-type="float" office:value="19671" calcext:value-type="float">
            <text:p>19671</text:p>
          </table:table-cell>
          <table:table-cell office:value-type="float" office:value="24517" calcext:value-type="float">
            <text:p>24517</text:p>
          </table:table-cell>
        </table:table-row>
        <table:table-row table:style-name="ro1">
          <table:table-cell office:value-type="float" office:value="19787" calcext:value-type="float">
            <text:p>19787</text:p>
          </table:table-cell>
          <table:table-cell office:value-type="float" office:value="24520" calcext:value-type="float">
            <text:p>24520</text:p>
          </table:table-cell>
        </table:table-row>
        <table:table-row table:style-name="ro1">
          <table:table-cell office:value-type="float" office:value="19848" calcext:value-type="float">
            <text:p>19848</text:p>
          </table:table-cell>
          <table:table-cell office:value-type="float" office:value="24643" calcext:value-type="float">
            <text:p>24643</text:p>
          </table:table-cell>
        </table:table-row>
        <table:table-row table:style-name="ro1">
          <table:table-cell office:value-type="float" office:value="19904" calcext:value-type="float">
            <text:p>19904</text:p>
          </table:table-cell>
          <table:table-cell office:value-type="float" office:value="24876" calcext:value-type="float">
            <text:p>24876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office:value-type="float" office:value="24891" calcext:value-type="float">
            <text:p>24891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float" office:value="25067" calcext:value-type="float">
            <text:p>25067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float" office:value="25155" calcext:value-type="float">
            <text:p>25155</text:p>
          </table:table-cell>
        </table:table-row>
        <table:table-row table:style-name="ro1">
          <table:table-cell office:value-type="float" office:value="20326" calcext:value-type="float">
            <text:p>20326</text:p>
          </table:table-cell>
          <table:table-cell office:value-type="float" office:value="25420" calcext:value-type="float">
            <text:p>25420</text:p>
          </table:table-cell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float" office:value="25480" calcext:value-type="float">
            <text:p>25480</text:p>
          </table:table-cell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25691" calcext:value-type="float">
            <text:p>25691</text:p>
          </table:table-cell>
        </table:table-row>
        <table:table-row table:style-name="ro1">
          <table:table-cell office:value-type="float" office:value="20473" calcext:value-type="float">
            <text:p>20473</text:p>
          </table:table-cell>
          <table:table-cell office:value-type="float" office:value="25718" calcext:value-type="float">
            <text:p>25718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25811" calcext:value-type="float">
            <text:p>25811</text:p>
          </table:table-cell>
        </table:table-row>
        <table:table-row table:style-name="ro1">
          <table:table-cell office:value-type="float" office:value="20638" calcext:value-type="float">
            <text:p>20638</text:p>
          </table:table-cell>
          <table:table-cell office:value-type="float" office:value="25825" calcext:value-type="float">
            <text:p>25825</text:p>
          </table:table-cell>
        </table:table-row>
        <table:table-row table:style-name="ro1">
          <table:table-cell office:value-type="float" office:value="20717" calcext:value-type="float">
            <text:p>20717</text:p>
          </table:table-cell>
          <table:table-cell office:value-type="float" office:value="25946" calcext:value-type="float">
            <text:p>25946</text:p>
          </table:table-cell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float" office:value="26004" calcext:value-type="float">
            <text:p>26004</text:p>
          </table:table-cell>
        </table:table-row>
        <table:table-row table:style-name="ro1">
          <table:table-cell office:value-type="float" office:value="20911" calcext:value-type="float">
            <text:p>20911</text:p>
          </table:table-cell>
          <table:table-cell office:value-type="float" office:value="26040" calcext:value-type="float">
            <text:p>26040</text:p>
          </table:table-cell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485" calcext:value-type="float">
            <text:p>21485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802" calcext:value-type="float">
            <text:p>21802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867" calcext:value-type="float">
            <text:p>21867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2158" calcext:value-type="float">
            <text:p>22158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2397" calcext:value-type="float">
            <text:p>22397</text:p>
          </table:table-cell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float" office:value="26437" calcext:value-type="float">
            <text:p>26437</text:p>
          </table:table-cell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float" office:value="26526" calcext:value-type="float">
            <text:p>26526</text:p>
          </table:table-cell>
        </table:table-row>
        <table:table-row table:style-name="ro1">
          <table:table-cell office:value-type="float" office:value="23117" calcext:value-type="float">
            <text:p>23117</text:p>
          </table:table-cell>
          <table:table-cell office:value-type="float" office:value="26691" calcext:value-type="float">
            <text:p>26691</text:p>
          </table:table-cell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float" office:value="26773" calcext:value-type="float">
            <text:p>26773</text:p>
          </table:table-cell>
        </table:table-row>
        <table:table-row table:style-name="ro1">
          <table:table-cell office:value-type="float" office:value="23396" calcext:value-type="float">
            <text:p>23396</text:p>
          </table:table-cell>
          <table:table-cell office:value-type="float" office:value="26775" calcext:value-type="float">
            <text:p>26775</text:p>
          </table:table-cell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float" office:value="26782" calcext:value-type="float">
            <text:p>26782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float" office:value="26961" calcext:value-type="float">
            <text:p>26961</text:p>
          </table:table-cell>
        </table:table-row>
        <table:table-row table:style-name="ro1">
          <table:table-cell office:value-type="float" office:value="23419" calcext:value-type="float">
            <text:p>23419</text:p>
          </table:table-cell>
          <table:table-cell office:value-type="float" office:value="27113" calcext:value-type="float">
            <text:p>27113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float" office:value="27222" calcext:value-type="float">
            <text:p>27222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float" office:value="27328" calcext:value-type="float">
            <text:p>27328</text:p>
          </table:table-cell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27354" calcext:value-type="float">
            <text:p>27354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float" office:value="27356" calcext:value-type="float">
            <text:p>27356</text:p>
          </table:table-cell>
        </table:table-row>
        <table:table-row table:style-name="ro1">
          <table:table-cell office:value-type="float" office:value="23706" calcext:value-type="float">
            <text:p>23706</text:p>
          </table:table-cell>
          <table:table-cell office:value-type="float" office:value="27377" calcext:value-type="float">
            <text:p>27377</text:p>
          </table:table-cell>
        </table:table-row>
        <table:table-row table:style-name="ro1">
          <table:table-cell office:value-type="float" office:value="23757" calcext:value-type="float">
            <text:p>23757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float" office:value="23767" calcext:value-type="float">
            <text:p>23767</text:p>
          </table:table-cell>
          <table:table-cell office:value-type="float" office:value="27540" calcext:value-type="float">
            <text:p>27540</text:p>
          </table:table-cell>
        </table:table-row>
        <table:table-row table:style-name="ro1">
          <table:table-cell office:value-type="float" office:value="23868" calcext:value-type="float">
            <text:p>23868</text:p>
          </table:table-cell>
          <table:table-cell office:value-type="float" office:value="27595" calcext:value-type="float">
            <text:p>27595</text:p>
          </table:table-cell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float" office:value="27637" calcext:value-type="float">
            <text:p>27637</text:p>
          </table:table-cell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float" office:value="27728" calcext:value-type="float">
            <text:p>27728</text:p>
          </table:table-cell>
        </table:table-row>
        <table:table-row table:style-name="ro1">
          <table:table-cell office:value-type="float" office:value="24274" calcext:value-type="float">
            <text:p>24274</text:p>
          </table:table-cell>
          <table:table-cell office:value-type="float" office:value="27838" calcext:value-type="float">
            <text:p>27838</text:p>
          </table:table-cell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27962" calcext:value-type="float">
            <text:p>27962</text:p>
          </table:table-cell>
        </table:table-row>
        <table:table-row table:style-name="ro1">
          <table:table-cell office:value-type="float" office:value="24478" calcext:value-type="float">
            <text:p>24478</text:p>
          </table:table-cell>
          <table:table-cell office:value-type="float" office:value="27969" calcext:value-type="float">
            <text:p>27969</text:p>
          </table:table-cell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28066" calcext:value-type="float">
            <text:p>28066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float" office:value="28136" calcext:value-type="float">
            <text:p>28136</text:p>
          </table:table-cell>
        </table:table-row>
        <table:table-row table:style-name="ro1">
          <table:table-cell office:value-type="float" office:value="24971" calcext:value-type="float">
            <text:p>24971</text:p>
          </table:table-cell>
          <table:table-cell office:value-type="float" office:value="28738" calcext:value-type="float">
            <text:p>28738</text:p>
          </table:table-cell>
        </table:table-row>
        <table:table-row table:style-name="ro1">
          <table:table-cell office:value-type="float" office:value="24973" calcext:value-type="float">
            <text:p>24973</text:p>
          </table:table-cell>
          <table:table-cell office:value-type="float" office:value="28789" calcext:value-type="float">
            <text:p>28789</text:p>
          </table:table-cell>
        </table:table-row>
        <table:table-row table:style-name="ro1">
          <table:table-cell office:value-type="float" office:value="24976" calcext:value-type="float">
            <text:p>24976</text:p>
          </table:table-cell>
          <table:table-cell office:value-type="float" office:value="28964" calcext:value-type="float">
            <text:p>28964</text:p>
          </table:table-cell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float" office:value="29122" calcext:value-type="float">
            <text:p>29122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float" office:value="29150" calcext:value-type="float">
            <text:p>29150</text:p>
          </table:table-cell>
        </table:table-row>
        <table:table-row table:style-name="ro1">
          <table:table-cell office:value-type="float" office:value="25349" calcext:value-type="float">
            <text:p>25349</text:p>
          </table:table-cell>
          <table:table-cell office:value-type="float" office:value="29202" calcext:value-type="float">
            <text:p>29202</text:p>
          </table:table-cell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29292" calcext:value-type="float">
            <text:p>29292</text:p>
          </table:table-cell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float" office:value="29328" calcext:value-type="float">
            <text:p>29328</text:p>
          </table:table-cell>
        </table:table-row>
        <table:table-row table:style-name="ro1">
          <table:table-cell office:value-type="float" office:value="25887" calcext:value-type="float">
            <text:p>25887</text:p>
          </table:table-cell>
          <table:table-cell office:value-type="float" office:value="29504" calcext:value-type="float">
            <text:p>29504</text:p>
          </table:table-cell>
        </table:table-row>
        <table:table-row table:style-name="ro1">
          <table:table-cell office:value-type="float" office:value="25952" calcext:value-type="float">
            <text:p>25952</text:p>
          </table:table-cell>
          <table:table-cell office:value-type="float" office:value="29648" calcext:value-type="float">
            <text:p>29648</text:p>
          </table:table-cell>
        </table:table-row>
        <table:table-row table:style-name="ro1">
          <table:table-cell office:value-type="float" office:value="25962" calcext:value-type="float">
            <text:p>25962</text:p>
          </table:table-cell>
          <table:table-cell office:value-type="float" office:value="30010" calcext:value-type="float">
            <text:p>30010</text:p>
          </table:table-cell>
        </table:table-row>
        <table:table-row table:style-name="ro1">
          <table:table-cell office:value-type="float" office:value="26046" calcext:value-type="float">
            <text:p>26046</text:p>
          </table:table-cell>
          <table:table-cell office:value-type="float" office:value="30068" calcext:value-type="float">
            <text:p>30068</text:p>
          </table:table-cell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float" office:value="30097" calcext:value-type="float">
            <text:p>30097</text:p>
          </table:table-cell>
        </table:table-row>
        <table:table-row table:style-name="ro1">
          <table:table-cell office:value-type="float" office:value="26274" calcext:value-type="float">
            <text:p>26274</text:p>
          </table:table-cell>
          <table:table-cell office:value-type="float" office:value="30161" calcext:value-type="float">
            <text:p>30161</text:p>
          </table:table-cell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float" office:value="30591" calcext:value-type="float">
            <text:p>30591</text:p>
          </table:table-cell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float" office:value="30715" calcext:value-type="float">
            <text:p>30715</text:p>
          </table:table-cell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30859" calcext:value-type="float">
            <text:p>30859</text:p>
          </table:table-cell>
        </table:table-row>
        <table:table-row table:style-name="ro1">
          <table:table-cell office:value-type="float" office:value="26630" calcext:value-type="float">
            <text:p>26630</text:p>
          </table:table-cell>
          <table:table-cell office:value-type="float" office:value="31098" calcext:value-type="float">
            <text:p>31098</text:p>
          </table:table-cell>
        </table:table-row>
        <table:table-row table:style-name="ro1">
          <table:table-cell office:value-type="float" office:value="26769" calcext:value-type="float">
            <text:p>26769</text:p>
          </table:table-cell>
          <table:table-cell office:value-type="float" office:value="31310" calcext:value-type="float">
            <text:p>31310</text:p>
          </table:table-cell>
        </table:table-row>
        <table:table-row table:style-name="ro1">
          <table:table-cell office:value-type="float" office:value="26891" calcext:value-type="float">
            <text:p>26891</text:p>
          </table:table-cell>
          <table:table-cell office:value-type="float" office:value="31328" calcext:value-type="float">
            <text:p>31328</text:p>
          </table:table-cell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31436" calcext:value-type="float">
            <text:p>31436</text:p>
          </table:table-cell>
        </table:table-row>
        <table:table-row table:style-name="ro1">
          <table:table-cell office:value-type="float" office:value="27052" calcext:value-type="float">
            <text:p>27052</text:p>
          </table:table-cell>
          <table:table-cell office:value-type="float" office:value="31438" calcext:value-type="float">
            <text:p>31438</text:p>
          </table:table-cell>
        </table:table-row>
        <table:table-row table:style-name="ro1">
          <table:table-cell office:value-type="float" office:value="27119" calcext:value-type="float">
            <text:p>27119</text:p>
          </table:table-cell>
          <table:table-cell office:value-type="float" office:value="31473" calcext:value-type="float">
            <text:p>31473</text:p>
          </table:table-cell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31532" calcext:value-type="float">
            <text:p>31532</text:p>
          </table:table-cell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31649" calcext:value-type="float">
            <text:p>31649</text:p>
          </table:table-cell>
        </table:table-row>
        <table:table-row table:style-name="ro1">
          <table:table-cell office:value-type="float" office:value="27248" calcext:value-type="float">
            <text:p>27248</text:p>
          </table:table-cell>
          <table:table-cell office:value-type="float" office:value="31690" calcext:value-type="float">
            <text:p>31690</text:p>
          </table:table-cell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float" office:value="31791" calcext:value-type="float">
            <text:p>31791</text:p>
          </table:table-cell>
        </table:table-row>
        <table:table-row table:style-name="ro1">
          <table:table-cell office:value-type="float" office:value="27562" calcext:value-type="float">
            <text:p>27562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7566" calcext:value-type="float">
            <text:p>27566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021" calcext:value-type="float">
            <text:p>28021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198" calcext:value-type="float">
            <text:p>28198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575" calcext:value-type="float">
            <text:p>28575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731" calcext:value-type="float">
            <text:p>28731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775" calcext:value-type="float">
            <text:p>28775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788" calcext:value-type="float">
            <text:p>28788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861" calcext:value-type="float">
            <text:p>28861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902" calcext:value-type="float">
            <text:p>28902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8922" calcext:value-type="float">
            <text:p>28922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9355" calcext:value-type="float">
            <text:p>29355</text:p>
          </table:table-cell>
          <table:table-cell office:value-type="float" office:value="31850" calcext:value-type="float">
            <text:p>31850</text:p>
          </table:table-cell>
        </table:table-row>
        <table:table-row table:style-name="ro1">
          <table:table-cell office:value-type="float" office:value="29548" calcext:value-type="float">
            <text:p>29548</text:p>
          </table:table-cell>
          <table:table-cell office:value-type="float" office:value="31956" calcext:value-type="float">
            <text:p>31956</text:p>
          </table:table-cell>
        </table:table-row>
        <table:table-row table:style-name="ro1">
          <table:table-cell office:value-type="float" office:value="29615" calcext:value-type="float">
            <text:p>29615</text:p>
          </table:table-cell>
          <table:table-cell office:value-type="float" office:value="32093" calcext:value-type="float">
            <text:p>32093</text:p>
          </table:table-cell>
        </table:table-row>
        <table:table-row table:style-name="ro1">
          <table:table-cell office:value-type="float" office:value="29764" calcext:value-type="float">
            <text:p>29764</text:p>
          </table:table-cell>
          <table:table-cell office:value-type="float" office:value="32391" calcext:value-type="float">
            <text:p>32391</text:p>
          </table:table-cell>
        </table:table-row>
        <table:table-row table:style-name="ro1">
          <table:table-cell office:value-type="float" office:value="29802" calcext:value-type="float">
            <text:p>29802</text:p>
          </table:table-cell>
          <table:table-cell office:value-type="float" office:value="32442" calcext:value-type="float">
            <text:p>32442</text:p>
          </table:table-cell>
        </table:table-row>
        <table:table-row table:style-name="ro1">
          <table:table-cell office:value-type="float" office:value="30098" calcext:value-type="float">
            <text:p>30098</text:p>
          </table:table-cell>
          <table:table-cell office:value-type="float" office:value="32719" calcext:value-type="float">
            <text:p>32719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2783" calcext:value-type="float">
            <text:p>32783</text:p>
          </table:table-cell>
        </table:table-row>
        <table:table-row table:style-name="ro1">
          <table:table-cell office:value-type="float" office:value="30248" calcext:value-type="float">
            <text:p>30248</text:p>
          </table:table-cell>
          <table:table-cell office:value-type="float" office:value="32880" calcext:value-type="float">
            <text:p>32880</text:p>
          </table:table-cell>
        </table:table-row>
        <table:table-row table:style-name="ro1">
          <table:table-cell office:value-type="float" office:value="30461" calcext:value-type="float">
            <text:p>30461</text:p>
          </table:table-cell>
          <table:table-cell office:value-type="float" office:value="32906" calcext:value-type="float">
            <text:p>32906</text:p>
          </table:table-cell>
        </table:table-row>
        <table:table-row table:style-name="ro1">
          <table:table-cell office:value-type="float" office:value="30786" calcext:value-type="float">
            <text:p>30786</text:p>
          </table:table-cell>
          <table:table-cell office:value-type="float" office:value="32977" calcext:value-type="float">
            <text:p>32977</text:p>
          </table:table-cell>
        </table:table-row>
        <table:table-row table:style-name="ro1">
          <table:table-cell office:value-type="float" office:value="30938" calcext:value-type="float">
            <text:p>30938</text:p>
          </table:table-cell>
          <table:table-cell office:value-type="float" office:value="33154" calcext:value-type="float">
            <text:p>33154</text:p>
          </table:table-cell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float" office:value="33442" calcext:value-type="float">
            <text:p>33442</text:p>
          </table:table-cell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float" office:value="33514" calcext:value-type="float">
            <text:p>33514</text:p>
          </table:table-cell>
        </table:table-row>
        <table:table-row table:style-name="ro1">
          <table:table-cell office:value-type="float" office:value="31850" calcext:value-type="float">
            <text:p>31850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31966" calcext:value-type="float">
            <text:p>31966</text:p>
          </table:table-cell>
          <table:table-cell office:value-type="float" office:value="33718" calcext:value-type="float">
            <text:p>33718</text:p>
          </table:table-cell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float" office:value="33825" calcext:value-type="float">
            <text:p>33825</text:p>
          </table:table-cell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float" office:value="34181" calcext:value-type="float">
            <text:p>34181</text:p>
          </table:table-cell>
        </table:table-row>
        <table:table-row table:style-name="ro1">
          <table:table-cell office:value-type="float" office:value="32258" calcext:value-type="float">
            <text:p>32258</text:p>
          </table:table-cell>
          <table:table-cell office:value-type="float" office:value="34344" calcext:value-type="float">
            <text:p>34344</text:p>
          </table:table-cell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float" office:value="34381" calcext:value-type="float">
            <text:p>34381</text:p>
          </table:table-cell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float" office:value="34435" calcext:value-type="float">
            <text:p>34435</text:p>
          </table:table-cell>
        </table:table-row>
        <table:table-row table:style-name="ro1">
          <table:table-cell office:value-type="float" office:value="32409" calcext:value-type="float">
            <text:p>32409</text:p>
          </table:table-cell>
          <table:table-cell office:value-type="float" office:value="34471" calcext:value-type="float">
            <text:p>34471</text:p>
          </table:table-cell>
        </table:table-row>
        <table:table-row table:style-name="ro1">
          <table:table-cell office:value-type="float" office:value="32481" calcext:value-type="float">
            <text:p>32481</text:p>
          </table:table-cell>
          <table:table-cell office:value-type="float" office:value="34589" calcext:value-type="float">
            <text:p>34589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float" office:value="34601" calcext:value-type="float">
            <text:p>34601</text:p>
          </table:table-cell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float" office:value="34769" calcext:value-type="float">
            <text:p>34769</text:p>
          </table:table-cell>
        </table:table-row>
        <table:table-row table:style-name="ro1">
          <table:table-cell office:value-type="float" office:value="32563" calcext:value-type="float">
            <text:p>32563</text:p>
          </table:table-cell>
          <table:table-cell office:value-type="float" office:value="34790" calcext:value-type="float">
            <text:p>34790</text:p>
          </table:table-cell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float" office:value="34869" calcext:value-type="float">
            <text:p>34869</text:p>
          </table:table-cell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34967" calcext:value-type="float">
            <text:p>34967</text:p>
          </table:table-cell>
        </table:table-row>
        <table:table-row table:style-name="ro1">
          <table:table-cell office:value-type="float" office:value="33329" calcext:value-type="float">
            <text:p>33329</text:p>
          </table:table-cell>
          <table:table-cell office:value-type="float" office:value="35187" calcext:value-type="float">
            <text:p>35187</text:p>
          </table:table-cell>
        </table:table-row>
        <table:table-row table:style-name="ro1">
          <table:table-cell office:value-type="float" office:value="33359" calcext:value-type="float">
            <text:p>33359</text:p>
          </table:table-cell>
          <table:table-cell office:value-type="float" office:value="35234" calcext:value-type="float">
            <text:p>35234</text:p>
          </table:table-cell>
        </table:table-row>
        <table:table-row table:style-name="ro1">
          <table:table-cell office:value-type="float" office:value="33527" calcext:value-type="float">
            <text:p>33527</text:p>
          </table:table-cell>
          <table:table-cell office:value-type="float" office:value="35278" calcext:value-type="float">
            <text:p>35278</text:p>
          </table:table-cell>
        </table:table-row>
        <table:table-row table:style-name="ro1">
          <table:table-cell office:value-type="float" office:value="33619" calcext:value-type="float">
            <text:p>33619</text:p>
          </table:table-cell>
          <table:table-cell office:value-type="float" office:value="35419" calcext:value-type="float">
            <text:p>35419</text:p>
          </table:table-cell>
        </table:table-row>
        <table:table-row table:style-name="ro1">
          <table:table-cell office:value-type="float" office:value="33628" calcext:value-type="float">
            <text:p>33628</text:p>
          </table:table-cell>
          <table:table-cell office:value-type="float" office:value="35511" calcext:value-type="float">
            <text:p>35511</text:p>
          </table:table-cell>
        </table:table-row>
        <table:table-row table:style-name="ro1">
          <table:table-cell office:value-type="float" office:value="33668" calcext:value-type="float">
            <text:p>33668</text:p>
          </table:table-cell>
          <table:table-cell office:value-type="float" office:value="35570" calcext:value-type="float">
            <text:p>35570</text:p>
          </table:table-cell>
        </table:table-row>
        <table:table-row table:style-name="ro1">
          <table:table-cell office:value-type="float" office:value="33679" calcext:value-type="float">
            <text:p>33679</text:p>
          </table:table-cell>
          <table:table-cell office:value-type="float" office:value="35681" calcext:value-type="float">
            <text:p>35681</text:p>
          </table:table-cell>
        </table:table-row>
        <table:table-row table:style-name="ro1">
          <table:table-cell office:value-type="float" office:value="33734" calcext:value-type="float">
            <text:p>33734</text:p>
          </table:table-cell>
          <table:table-cell office:value-type="float" office:value="35732" calcext:value-type="float">
            <text:p>35732</text:p>
          </table:table-cell>
        </table:table-row>
        <table:table-row table:style-name="ro1">
          <table:table-cell office:value-type="float" office:value="33807" calcext:value-type="float">
            <text:p>33807</text:p>
          </table:table-cell>
          <table:table-cell office:value-type="float" office:value="35765" calcext:value-type="float">
            <text:p>35765</text:p>
          </table:table-cell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float" office:value="35879" calcext:value-type="float">
            <text:p>35879</text:p>
          </table:table-cell>
        </table:table-row>
        <table:table-row table:style-name="ro1">
          <table:table-cell office:value-type="float" office:value="33907" calcext:value-type="float">
            <text:p>33907</text:p>
          </table:table-cell>
          <table:table-cell office:value-type="float" office:value="36059" calcext:value-type="float">
            <text:p>36059</text:p>
          </table:table-cell>
        </table:table-row>
        <table:table-row table:style-name="ro1">
          <table:table-cell office:value-type="float" office:value="33987" calcext:value-type="float">
            <text:p>33987</text:p>
          </table:table-cell>
          <table:table-cell office:value-type="float" office:value="36162" calcext:value-type="float">
            <text:p>36162</text:p>
          </table:table-cell>
        </table:table-row>
        <table:table-row table:style-name="ro1">
          <table:table-cell office:value-type="float" office:value="33994" calcext:value-type="float">
            <text:p>33994</text:p>
          </table:table-cell>
          <table:table-cell office:value-type="float" office:value="36187" calcext:value-type="float">
            <text:p>36187</text:p>
          </table:table-cell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float" office:value="36208" calcext:value-type="float">
            <text:p>36208</text:p>
          </table:table-cell>
        </table:table-row>
        <table:table-row table:style-name="ro1">
          <table:table-cell office:value-type="float" office:value="34102" calcext:value-type="float">
            <text:p>34102</text:p>
          </table:table-cell>
          <table:table-cell office:value-type="float" office:value="36295" calcext:value-type="float">
            <text:p>36295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36485" calcext:value-type="float">
            <text:p>36485</text:p>
          </table:table-cell>
        </table:table-row>
        <table:table-row table:style-name="ro1">
          <table:table-cell office:value-type="float" office:value="34305" calcext:value-type="float">
            <text:p>34305</text:p>
          </table:table-cell>
          <table:table-cell office:value-type="float" office:value="36904" calcext:value-type="float">
            <text:p>36904</text:p>
          </table:table-cell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float" office:value="36984" calcext:value-type="float">
            <text:p>36984</text:p>
          </table:table-cell>
        </table:table-row>
        <table:table-row table:style-name="ro1">
          <table:table-cell office:value-type="float" office:value="34456" calcext:value-type="float">
            <text:p>34456</text:p>
          </table:table-cell>
          <table:table-cell office:value-type="float" office:value="37168" calcext:value-type="float">
            <text:p>37168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37461" calcext:value-type="float">
            <text:p>37461</text:p>
          </table:table-cell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float" office:value="37715" calcext:value-type="float">
            <text:p>37715</text:p>
          </table:table-cell>
        </table:table-row>
        <table:table-row table:style-name="ro1">
          <table:table-cell office:value-type="float" office:value="34747" calcext:value-type="float">
            <text:p>34747</text:p>
          </table:table-cell>
          <table:table-cell office:value-type="float" office:value="37789" calcext:value-type="float">
            <text:p>37789</text:p>
          </table:table-cell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38091" calcext:value-type="float">
            <text:p>38091</text:p>
          </table:table-cell>
        </table:table-row>
        <table:table-row table:style-name="ro1">
          <table:table-cell office:value-type="float" office:value="34934" calcext:value-type="float">
            <text:p>34934</text:p>
          </table:table-cell>
          <table:table-cell office:value-type="float" office:value="38146" calcext:value-type="float">
            <text:p>38146</text:p>
          </table:table-cell>
        </table:table-row>
        <table:table-row table:style-name="ro1">
          <table:table-cell office:value-type="float" office:value="34984" calcext:value-type="float">
            <text:p>34984</text:p>
          </table:table-cell>
          <table:table-cell office:value-type="float" office:value="38420" calcext:value-type="float">
            <text:p>38420</text:p>
          </table:table-cell>
        </table:table-row>
        <table:table-row table:style-name="ro1">
          <table:table-cell office:value-type="float" office:value="35055" calcext:value-type="float">
            <text:p>35055</text:p>
          </table:table-cell>
          <table:table-cell office:value-type="float" office:value="38472" calcext:value-type="float">
            <text:p>38472</text:p>
          </table:table-cell>
        </table:table-row>
        <table:table-row table:style-name="ro1">
          <table:table-cell office:value-type="float" office:value="35230" calcext:value-type="float">
            <text:p>35230</text:p>
          </table:table-cell>
          <table:table-cell office:value-type="float" office:value="38563" calcext:value-type="float">
            <text:p>38563</text:p>
          </table:table-cell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38594" calcext:value-type="float">
            <text:p>38594</text:p>
          </table:table-cell>
        </table:table-row>
        <table:table-row table:style-name="ro1">
          <table:table-cell office:value-type="float" office:value="35832" calcext:value-type="float">
            <text:p>35832</text:p>
          </table:table-cell>
          <table:table-cell office:value-type="float" office:value="38731" calcext:value-type="float">
            <text:p>38731</text:p>
          </table:table-cell>
        </table:table-row>
        <table:table-row table:style-name="ro1">
          <table:table-cell office:value-type="float" office:value="35994" calcext:value-type="float">
            <text:p>35994</text:p>
          </table:table-cell>
          <table:table-cell office:value-type="float" office:value="38815" calcext:value-type="float">
            <text:p>38815</text:p>
          </table:table-cell>
        </table:table-row>
        <table:table-row table:style-name="ro1">
          <table:table-cell office:value-type="float" office:value="36065" calcext:value-type="float">
            <text:p>36065</text:p>
          </table:table-cell>
          <table:table-cell office:value-type="float" office:value="38869" calcext:value-type="float">
            <text:p>38869</text:p>
          </table:table-cell>
        </table:table-row>
        <table:table-row table:style-name="ro1">
          <table:table-cell office:value-type="float" office:value="36084" calcext:value-type="float">
            <text:p>36084</text:p>
          </table:table-cell>
          <table:table-cell office:value-type="float" office:value="39158" calcext:value-type="float">
            <text:p>39158</text:p>
          </table:table-cell>
        </table:table-row>
        <table:table-row table:style-name="ro1">
          <table:table-cell office:value-type="float" office:value="36170" calcext:value-type="float">
            <text:p>36170</text:p>
          </table:table-cell>
          <table:table-cell office:value-type="float" office:value="39511" calcext:value-type="float">
            <text:p>39511</text:p>
          </table:table-cell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float" office:value="39722" calcext:value-type="float">
            <text:p>39722</text:p>
          </table:table-cell>
        </table:table-row>
        <table:table-row table:style-name="ro1">
          <table:table-cell office:value-type="float" office:value="36249" calcext:value-type="float">
            <text:p>36249</text:p>
          </table:table-cell>
          <table:table-cell office:value-type="float" office:value="39754" calcext:value-type="float">
            <text:p>39754</text:p>
          </table:table-cell>
        </table:table-row>
        <table:table-row table:style-name="ro1">
          <table:table-cell office:value-type="float" office:value="36272" calcext:value-type="float">
            <text:p>36272</text:p>
          </table:table-cell>
          <table:table-cell office:value-type="float" office:value="40057" calcext:value-type="float">
            <text:p>40057</text:p>
          </table:table-cell>
        </table:table-row>
        <table:table-row table:style-name="ro1">
          <table:table-cell office:value-type="float" office:value="36279" calcext:value-type="float">
            <text:p>36279</text:p>
          </table:table-cell>
          <table:table-cell office:value-type="float" office:value="40163" calcext:value-type="float">
            <text:p>40163</text:p>
          </table:table-cell>
        </table:table-row>
        <table:table-row table:style-name="ro1">
          <table:table-cell office:value-type="float" office:value="36302" calcext:value-type="float">
            <text:p>36302</text:p>
          </table:table-cell>
          <table:table-cell office:value-type="float" office:value="40348" calcext:value-type="float">
            <text:p>40348</text:p>
          </table:table-cell>
        </table:table-row>
        <table:table-row table:style-name="ro1">
          <table:table-cell office:value-type="float" office:value="36329" calcext:value-type="float">
            <text:p>36329</text:p>
          </table:table-cell>
          <table:table-cell office:value-type="float" office:value="40348" calcext:value-type="float">
            <text:p>40348</text:p>
          </table:table-cell>
        </table:table-row>
        <table:table-row table:style-name="ro1">
          <table:table-cell office:value-type="float" office:value="36359" calcext:value-type="float">
            <text:p>36359</text:p>
          </table:table-cell>
          <table:table-cell office:value-type="float" office:value="40348" calcext:value-type="float">
            <text:p>40348</text:p>
          </table:table-cell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float" office:value="40348" calcext:value-type="float">
            <text:p>40348</text:p>
          </table:table-cell>
        </table:table-row>
        <table:table-row table:style-name="ro1">
          <table:table-cell office:value-type="float" office:value="36657" calcext:value-type="float">
            <text:p>36657</text:p>
          </table:table-cell>
          <table:table-cell office:value-type="float" office:value="40354" calcext:value-type="float">
            <text:p>40354</text:p>
          </table:table-cell>
        </table:table-row>
        <table:table-row table:style-name="ro1">
          <table:table-cell office:value-type="float" office:value="36758" calcext:value-type="float">
            <text:p>36758</text:p>
          </table:table-cell>
          <table:table-cell office:value-type="float" office:value="40366" calcext:value-type="float">
            <text:p>40366</text:p>
          </table:table-cell>
        </table:table-row>
        <table:table-row table:style-name="ro1">
          <table:table-cell office:value-type="float" office:value="36812" calcext:value-type="float">
            <text:p>36812</text:p>
          </table:table-cell>
          <table:table-cell office:value-type="float" office:value="40371" calcext:value-type="float">
            <text:p>40371</text:p>
          </table:table-cell>
        </table:table-row>
        <table:table-row table:style-name="ro1">
          <table:table-cell office:value-type="float" office:value="37025" calcext:value-type="float">
            <text:p>37025</text:p>
          </table:table-cell>
          <table:table-cell office:value-type="float" office:value="40477" calcext:value-type="float">
            <text:p>40477</text:p>
          </table:table-cell>
        </table:table-row>
        <table:table-row table:style-name="ro1">
          <table:table-cell office:value-type="float" office:value="37124" calcext:value-type="float">
            <text:p>37124</text:p>
          </table:table-cell>
          <table:table-cell office:value-type="float" office:value="40701" calcext:value-type="float">
            <text:p>40701</text:p>
          </table:table-cell>
        </table:table-row>
        <table:table-row table:style-name="ro1">
          <table:table-cell office:value-type="float" office:value="37188" calcext:value-type="float">
            <text:p>37188</text:p>
          </table:table-cell>
          <table:table-cell office:value-type="float" office:value="40711" calcext:value-type="float">
            <text:p>40711</text:p>
          </table:table-cell>
        </table:table-row>
        <table:table-row table:style-name="ro1">
          <table:table-cell office:value-type="float" office:value="37347" calcext:value-type="float">
            <text:p>37347</text:p>
          </table:table-cell>
          <table:table-cell office:value-type="float" office:value="40877" calcext:value-type="float">
            <text:p>40877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40999" calcext:value-type="float">
            <text:p>40999</text:p>
          </table:table-cell>
        </table:table-row>
        <table:table-row table:style-name="ro1">
          <table:table-cell office:value-type="float" office:value="37518" calcext:value-type="float">
            <text:p>37518</text:p>
          </table:table-cell>
          <table:table-cell office:value-type="float" office:value="41486" calcext:value-type="float">
            <text:p>41486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float" office:value="41925" calcext:value-type="float">
            <text:p>41925</text:p>
          </table:table-cell>
        </table:table-row>
        <table:table-row table:style-name="ro1">
          <table:table-cell office:value-type="float" office:value="37893" calcext:value-type="float">
            <text:p>37893</text:p>
          </table:table-cell>
          <table:table-cell office:value-type="float" office:value="42179" calcext:value-type="float">
            <text:p>42179</text:p>
          </table:table-cell>
        </table:table-row>
        <table:table-row table:style-name="ro1">
          <table:table-cell office:value-type="float" office:value="37945" calcext:value-type="float">
            <text:p>37945</text:p>
          </table:table-cell>
          <table:table-cell office:value-type="float" office:value="42517" calcext:value-type="float">
            <text:p>42517</text:p>
          </table:table-cell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 office:value-type="float" office:value="38167" calcext:value-type="float">
            <text:p>38167</text:p>
          </table:table-cell>
          <table:table-cell office:value-type="float" office:value="42713" calcext:value-type="float">
            <text:p>42713</text:p>
          </table:table-cell>
        </table:table-row>
        <table:table-row table:style-name="ro1">
          <table:table-cell office:value-type="float" office:value="38301" calcext:value-type="float">
            <text:p>38301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345" calcext:value-type="float">
            <text:p>38345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441" calcext:value-type="float">
            <text:p>38441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458" calcext:value-type="float">
            <text:p>38458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793" calcext:value-type="float">
            <text:p>38793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8947" calcext:value-type="float">
            <text:p>38947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214" calcext:value-type="float">
            <text:p>39214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283" calcext:value-type="float">
            <text:p>39283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493" calcext:value-type="float">
            <text:p>39493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506" calcext:value-type="float">
            <text:p>39506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622" calcext:value-type="float">
            <text:p>39622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627" calcext:value-type="float">
            <text:p>39627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743" calcext:value-type="float">
            <text:p>39743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39959" calcext:value-type="float">
            <text:p>39959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40012" calcext:value-type="float">
            <text:p>40012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40348" calcext:value-type="float">
            <text:p>40348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float" office:value="40424" calcext:value-type="float">
            <text:p>40424</text:p>
          </table:table-cell>
          <table:table-cell office:value-type="float" office:value="42918" calcext:value-type="float">
            <text:p>42918</text:p>
          </table:table-cell>
        </table:table-row>
        <table:table-row table:style-name="ro1">
          <table:table-cell office:value-type="float" office:value="40459" calcext:value-type="float">
            <text:p>40459</text:p>
          </table:table-cell>
          <table:table-cell office:value-type="float" office:value="42980" calcext:value-type="float">
            <text:p>42980</text:p>
          </table:table-cell>
        </table:table-row>
        <table:table-row table:style-name="ro1">
          <table:table-cell office:value-type="float" office:value="40529" calcext:value-type="float">
            <text:p>40529</text:p>
          </table:table-cell>
          <table:table-cell office:value-type="float" office:value="42995" calcext:value-type="float">
            <text:p>42995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float" office:value="43225" calcext:value-type="float">
            <text:p>43225</text:p>
          </table:table-cell>
        </table:table-row>
        <table:table-row table:style-name="ro1">
          <table:table-cell office:value-type="float" office:value="40682" calcext:value-type="float">
            <text:p>40682</text:p>
          </table:table-cell>
          <table:table-cell office:value-type="float" office:value="43229" calcext:value-type="float">
            <text:p>43229</text:p>
          </table:table-cell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float" office:value="43638" calcext:value-type="float">
            <text:p>43638</text:p>
          </table:table-cell>
        </table:table-row>
        <table:table-row table:style-name="ro1">
          <table:table-cell office:value-type="float" office:value="40713" calcext:value-type="float">
            <text:p>40713</text:p>
          </table:table-cell>
          <table:table-cell office:value-type="float" office:value="44061" calcext:value-type="float">
            <text:p>44061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float" office:value="44110" calcext:value-type="float">
            <text:p>44110</text:p>
          </table:table-cell>
        </table:table-row>
        <table:table-row table:style-name="ro1">
          <table:table-cell office:value-type="float" office:value="40827" calcext:value-type="float">
            <text:p>40827</text:p>
          </table:table-cell>
          <table:table-cell office:value-type="float" office:value="44370" calcext:value-type="float">
            <text:p>44370</text:p>
          </table:table-cell>
        </table:table-row>
        <table:table-row table:style-name="ro1">
          <table:table-cell office:value-type="float" office:value="40830" calcext:value-type="float">
            <text:p>40830</text:p>
          </table:table-cell>
          <table:table-cell office:value-type="float" office:value="44533" calcext:value-type="float">
            <text:p>44533</text:p>
          </table:table-cell>
        </table:table-row>
        <table:table-row table:style-name="ro1">
          <table:table-cell office:value-type="float" office:value="40836" calcext:value-type="float">
            <text:p>40836</text:p>
          </table:table-cell>
          <table:table-cell office:value-type="float" office:value="44803" calcext:value-type="float">
            <text:p>44803</text:p>
          </table:table-cell>
        </table:table-row>
        <table:table-row table:style-name="ro1">
          <table:table-cell office:value-type="float" office:value="40841" calcext:value-type="float">
            <text:p>40841</text:p>
          </table:table-cell>
          <table:table-cell office:value-type="float" office:value="44903" calcext:value-type="float">
            <text:p>44903</text:p>
          </table:table-cell>
        </table:table-row>
        <table:table-row table:style-name="ro1">
          <table:table-cell office:value-type="float" office:value="40935" calcext:value-type="float">
            <text:p>40935</text:p>
          </table:table-cell>
          <table:table-cell office:value-type="float" office:value="44934" calcext:value-type="float">
            <text:p>44934</text:p>
          </table:table-cell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float" office:value="45065" calcext:value-type="float">
            <text:p>45065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float" office:value="45124" calcext:value-type="float">
            <text:p>45124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float" office:value="45260" calcext:value-type="float">
            <text:p>45260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float" office:value="45322" calcext:value-type="float">
            <text:p>45322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float" office:value="45376" calcext:value-type="float">
            <text:p>45376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float" office:value="45380" calcext:value-type="float">
            <text:p>45380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float" office:value="46078" calcext:value-type="float">
            <text:p>46078</text:p>
          </table:table-cell>
        </table:table-row>
        <table:table-row table:style-name="ro1">
          <table:table-cell office:value-type="float" office:value="41396" calcext:value-type="float">
            <text:p>41396</text:p>
          </table:table-cell>
          <table:table-cell office:value-type="float" office:value="46409" calcext:value-type="float">
            <text:p>46409</text:p>
          </table:table-cell>
        </table:table-row>
        <table:table-row table:style-name="ro1">
          <table:table-cell office:value-type="float" office:value="41492" calcext:value-type="float">
            <text:p>41492</text:p>
          </table:table-cell>
          <table:table-cell office:value-type="float" office:value="46538" calcext:value-type="float">
            <text:p>46538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float" office:value="46648" calcext:value-type="float">
            <text:p>46648</text:p>
          </table:table-cell>
        </table:table-row>
        <table:table-row table:style-name="ro1">
          <table:table-cell office:value-type="float" office:value="41566" calcext:value-type="float">
            <text:p>41566</text:p>
          </table:table-cell>
          <table:table-cell office:value-type="float" office:value="46971" calcext:value-type="float">
            <text:p>46971</text:p>
          </table:table-cell>
        </table:table-row>
        <table:table-row table:style-name="ro1">
          <table:table-cell office:value-type="float" office:value="41594" calcext:value-type="float">
            <text:p>41594</text:p>
          </table:table-cell>
          <table:table-cell office:value-type="float" office:value="47311" calcext:value-type="float">
            <text:p>47311</text:p>
          </table:table-cell>
        </table:table-row>
        <table:table-row table:style-name="ro1">
          <table:table-cell office:value-type="float" office:value="41601" calcext:value-type="float">
            <text:p>41601</text:p>
          </table:table-cell>
          <table:table-cell office:value-type="float" office:value="47329" calcext:value-type="float">
            <text:p>47329</text:p>
          </table:table-cell>
        </table:table-row>
        <table:table-row table:style-name="ro1">
          <table:table-cell office:value-type="float" office:value="41660" calcext:value-type="float">
            <text:p>41660</text:p>
          </table:table-cell>
          <table:table-cell office:value-type="float" office:value="47331" calcext:value-type="float">
            <text:p>47331</text:p>
          </table:table-cell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float" office:value="47345" calcext:value-type="float">
            <text:p>47345</text:p>
          </table:table-cell>
        </table:table-row>
        <table:table-row table:style-name="ro1">
          <table:table-cell office:value-type="float" office:value="41766" calcext:value-type="float">
            <text:p>41766</text:p>
          </table:table-cell>
          <table:table-cell office:value-type="float" office:value="47430" calcext:value-type="float">
            <text:p>47430</text:p>
          </table:table-cell>
        </table:table-row>
        <table:table-row table:style-name="ro1">
          <table:table-cell office:value-type="float" office:value="41897" calcext:value-type="float">
            <text:p>41897</text:p>
          </table:table-cell>
          <table:table-cell office:value-type="float" office:value="47612" calcext:value-type="float">
            <text:p>47612</text:p>
          </table:table-cell>
        </table:table-row>
        <table:table-row table:style-name="ro1">
          <table:table-cell office:value-type="float" office:value="42007" calcext:value-type="float">
            <text:p>42007</text:p>
          </table:table-cell>
          <table:table-cell office:value-type="float" office:value="47613" calcext:value-type="float">
            <text:p>47613</text:p>
          </table:table-cell>
        </table:table-row>
        <table:table-row table:style-name="ro1">
          <table:table-cell office:value-type="float" office:value="42014" calcext:value-type="float">
            <text:p>42014</text:p>
          </table:table-cell>
          <table:table-cell office:value-type="float" office:value="47671" calcext:value-type="float">
            <text:p>47671</text:p>
          </table:table-cell>
        </table:table-row>
        <table:table-row table:style-name="ro1">
          <table:table-cell office:value-type="float" office:value="42086" calcext:value-type="float">
            <text:p>42086</text:p>
          </table:table-cell>
          <table:table-cell office:value-type="float" office:value="48038" calcext:value-type="float">
            <text:p>48038</text:p>
          </table:table-cell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float" office:value="48043" calcext:value-type="float">
            <text:p>48043</text:p>
          </table:table-cell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48070" calcext:value-type="float">
            <text:p>48070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48233" calcext:value-type="float">
            <text:p>48233</text:p>
          </table:table-cell>
        </table:table-row>
        <table:table-row table:style-name="ro1">
          <table:table-cell office:value-type="float" office:value="42637" calcext:value-type="float">
            <text:p>42637</text:p>
          </table:table-cell>
          <table:table-cell office:value-type="float" office:value="48255" calcext:value-type="float">
            <text:p>48255</text:p>
          </table:table-cell>
        </table:table-row>
        <table:table-row table:style-name="ro1">
          <table:table-cell office:value-type="float" office:value="42681" calcext:value-type="float">
            <text:p>42681</text:p>
          </table:table-cell>
          <table:table-cell office:value-type="float" office:value="48445" calcext:value-type="float">
            <text:p>48445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float" office:value="48476" calcext:value-type="float">
            <text:p>48476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float" office:value="48556" calcext:value-type="float">
            <text:p>48556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float" office:value="48822" calcext:value-type="float">
            <text:p>48822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float" office:value="49169" calcext:value-type="float">
            <text:p>49169</text:p>
          </table:table-cell>
        </table:table-row>
        <table:table-row table:style-name="ro1">
          <table:table-cell office:value-type="float" office:value="42906" calcext:value-type="float">
            <text:p>42906</text:p>
          </table:table-cell>
          <table:table-cell office:value-type="float" office:value="49286" calcext:value-type="float">
            <text:p>49286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float" office:value="49315" calcext:value-type="float">
            <text:p>49315</text:p>
          </table:table-cell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float" office:value="49606" calcext:value-type="float">
            <text:p>49606</text:p>
          </table:table-cell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float" office:value="49624" calcext:value-type="float">
            <text:p>49624</text:p>
          </table:table-cell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float" office:value="49689" calcext:value-type="float">
            <text:p>49689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float" office:value="49983" calcext:value-type="float">
            <text:p>49983</text:p>
          </table:table-cell>
        </table:table-row>
        <table:table-row table:style-name="ro1">
          <table:table-cell office:value-type="float" office:value="43297" calcext:value-type="float">
            <text:p>43297</text:p>
          </table:table-cell>
          <table:table-cell office:value-type="float" office:value="50067" calcext:value-type="float">
            <text:p>50067</text:p>
          </table:table-cell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float" office:value="50211" calcext:value-type="float">
            <text:p>50211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float" office:value="50407" calcext:value-type="float">
            <text:p>50407</text:p>
          </table:table-cell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float" office:value="50513" calcext:value-type="float">
            <text:p>50513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3772" calcext:value-type="float">
            <text:p>43772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030" calcext:value-type="float">
            <text:p>44030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259" calcext:value-type="float">
            <text:p>44259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418" calcext:value-type="float">
            <text:p>44418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474" calcext:value-type="float">
            <text:p>44474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572" calcext:value-type="float">
            <text:p>44572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594" calcext:value-type="float">
            <text:p>44594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909" calcext:value-type="float">
            <text:p>44909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4915" calcext:value-type="float">
            <text:p>44915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020" calcext:value-type="float">
            <text:p>45020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044" calcext:value-type="float">
            <text:p>45044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060" calcext:value-type="float">
            <text:p>45060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072" calcext:value-type="float">
            <text:p>45072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123" calcext:value-type="float">
            <text:p>45123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45164" calcext:value-type="float">
            <text:p>45164</text:p>
          </table:table-cell>
          <table:table-cell office:value-type="float" office:value="50948" calcext:value-type="float">
            <text:p>50948</text:p>
          </table:table-cell>
        </table:table-row>
        <table:table-row table:style-name="ro1">
          <table:table-cell office:value-type="float" office:value="45209" calcext:value-type="float">
            <text:p>45209</text:p>
          </table:table-cell>
          <table:table-cell office:value-type="float" office:value="51067" calcext:value-type="float">
            <text:p>51067</text:p>
          </table:table-cell>
        </table:table-row>
        <table:table-row table:style-name="ro1">
          <table:table-cell office:value-type="float" office:value="45305" calcext:value-type="float">
            <text:p>45305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5473" calcext:value-type="float">
            <text:p>45473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5642" calcext:value-type="float">
            <text:p>45642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5699" calcext:value-type="float">
            <text:p>45699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5846" calcext:value-type="float">
            <text:p>45846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071" calcext:value-type="float">
            <text:p>46071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240" calcext:value-type="float">
            <text:p>46240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377" calcext:value-type="float">
            <text:p>46377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509" calcext:value-type="float">
            <text:p>46509</text:p>
          </table:table-cell>
          <table:table-cell office:value-type="float" office:value="51086" calcext:value-type="float">
            <text:p>51086</text:p>
          </table:table-cell>
        </table:table-row>
        <table:table-row table:style-name="ro1">
          <table:table-cell office:value-type="float" office:value="46535" calcext:value-type="float">
            <text:p>46535</text:p>
          </table:table-cell>
          <table:table-cell office:value-type="float" office:value="51094" calcext:value-type="float">
            <text:p>51094</text:p>
          </table:table-cell>
        </table:table-row>
        <table:table-row table:style-name="ro1">
          <table:table-cell office:value-type="float" office:value="46608" calcext:value-type="float">
            <text:p>46608</text:p>
          </table:table-cell>
          <table:table-cell office:value-type="float" office:value="51224" calcext:value-type="float">
            <text:p>51224</text:p>
          </table:table-cell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51320" calcext:value-type="float">
            <text:p>51320</text:p>
          </table:table-cell>
        </table:table-row>
        <table:table-row table:style-name="ro1">
          <table:table-cell office:value-type="float" office:value="46677" calcext:value-type="float">
            <text:p>46677</text:p>
          </table:table-cell>
          <table:table-cell office:value-type="float" office:value="51472" calcext:value-type="float">
            <text:p>51472</text:p>
          </table:table-cell>
        </table:table-row>
        <table:table-row table:style-name="ro1">
          <table:table-cell office:value-type="float" office:value="46711" calcext:value-type="float">
            <text:p>46711</text:p>
          </table:table-cell>
          <table:table-cell office:value-type="float" office:value="51820" calcext:value-type="float">
            <text:p>51820</text:p>
          </table:table-cell>
        </table:table-row>
        <table:table-row table:style-name="ro1">
          <table:table-cell office:value-type="float" office:value="46775" calcext:value-type="float">
            <text:p>46775</text:p>
          </table:table-cell>
          <table:table-cell office:value-type="float" office:value="51935" calcext:value-type="float">
            <text:p>51935</text:p>
          </table:table-cell>
        </table:table-row>
        <table:table-row table:style-name="ro1">
          <table:table-cell office:value-type="float" office:value="46925" calcext:value-type="float">
            <text:p>46925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6942" calcext:value-type="float">
            <text:p>46942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111" calcext:value-type="float">
            <text:p>47111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142" calcext:value-type="float">
            <text:p>47142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143" calcext:value-type="float">
            <text:p>47143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431" calcext:value-type="float">
            <text:p>47431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436" calcext:value-type="float">
            <text:p>47436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479" calcext:value-type="float">
            <text:p>47479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499" calcext:value-type="float">
            <text:p>47499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560" calcext:value-type="float">
            <text:p>47560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638" calcext:value-type="float">
            <text:p>47638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758" calcext:value-type="float">
            <text:p>47758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844" calcext:value-type="float">
            <text:p>47844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882" calcext:value-type="float">
            <text:p>47882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7972" calcext:value-type="float">
            <text:p>47972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8026" calcext:value-type="float">
            <text:p>48026</text:p>
          </table:table-cell>
          <table:table-cell office:value-type="float" office:value="52030" calcext:value-type="float">
            <text:p>52030</text:p>
          </table:table-cell>
        </table:table-row>
        <table:table-row table:style-name="ro1">
          <table:table-cell office:value-type="float" office:value="48131" calcext:value-type="float">
            <text:p>48131</text:p>
          </table:table-cell>
          <table:table-cell office:value-type="float" office:value="52043" calcext:value-type="float">
            <text:p>52043</text:p>
          </table:table-cell>
        </table:table-row>
        <table:table-row table:style-name="ro1">
          <table:table-cell office:value-type="float" office:value="48161" calcext:value-type="float">
            <text:p>48161</text:p>
          </table:table-cell>
          <table:table-cell office:value-type="float" office:value="52073" calcext:value-type="float">
            <text:p>52073</text:p>
          </table:table-cell>
        </table:table-row>
        <table:table-row table:style-name="ro1">
          <table:table-cell office:value-type="float" office:value="48169" calcext:value-type="float">
            <text:p>48169</text:p>
          </table:table-cell>
          <table:table-cell office:value-type="float" office:value="52077" calcext:value-type="float">
            <text:p>52077</text:p>
          </table:table-cell>
        </table:table-row>
        <table:table-row table:style-name="ro1">
          <table:table-cell office:value-type="float" office:value="48515" calcext:value-type="float">
            <text:p>48515</text:p>
          </table:table-cell>
          <table:table-cell office:value-type="float" office:value="52326" calcext:value-type="float">
            <text:p>52326</text:p>
          </table:table-cell>
        </table:table-row>
        <table:table-row table:style-name="ro1">
          <table:table-cell office:value-type="float" office:value="48754" calcext:value-type="float">
            <text:p>48754</text:p>
          </table:table-cell>
          <table:table-cell office:value-type="float" office:value="52493" calcext:value-type="float">
            <text:p>52493</text:p>
          </table:table-cell>
        </table:table-row>
        <table:table-row table:style-name="ro1">
          <table:table-cell office:value-type="float" office:value="48757" calcext:value-type="float">
            <text:p>48757</text:p>
          </table:table-cell>
          <table:table-cell office:value-type="float" office:value="52681" calcext:value-type="float">
            <text:p>52681</text:p>
          </table:table-cell>
        </table:table-row>
        <table:table-row table:style-name="ro1">
          <table:table-cell office:value-type="float" office:value="48782" calcext:value-type="float">
            <text:p>48782</text:p>
          </table:table-cell>
          <table:table-cell office:value-type="float" office:value="52869" calcext:value-type="float">
            <text:p>52869</text:p>
          </table:table-cell>
        </table:table-row>
        <table:table-row table:style-name="ro1">
          <table:table-cell office:value-type="float" office:value="48862" calcext:value-type="float">
            <text:p>48862</text:p>
          </table:table-cell>
          <table:table-cell office:value-type="float" office:value="52994" calcext:value-type="float">
            <text:p>52994</text:p>
          </table:table-cell>
        </table:table-row>
        <table:table-row table:style-name="ro1">
          <table:table-cell office:value-type="float" office:value="48942" calcext:value-type="float">
            <text:p>48942</text:p>
          </table:table-cell>
          <table:table-cell office:value-type="float" office:value="52999" calcext:value-type="float">
            <text:p>52999</text:p>
          </table:table-cell>
        </table:table-row>
        <table:table-row table:style-name="ro1">
          <table:table-cell office:value-type="float" office:value="49079" calcext:value-type="float">
            <text:p>49079</text:p>
          </table:table-cell>
          <table:table-cell office:value-type="float" office:value="53048" calcext:value-type="float">
            <text:p>53048</text:p>
          </table:table-cell>
        </table:table-row>
        <table:table-row table:style-name="ro1">
          <table:table-cell office:value-type="float" office:value="49241" calcext:value-type="float">
            <text:p>49241</text:p>
          </table:table-cell>
          <table:table-cell office:value-type="float" office:value="53071" calcext:value-type="float">
            <text:p>53071</text:p>
          </table:table-cell>
        </table:table-row>
        <table:table-row table:style-name="ro1">
          <table:table-cell office:value-type="float" office:value="49321" calcext:value-type="float">
            <text:p>49321</text:p>
          </table:table-cell>
          <table:table-cell office:value-type="float" office:value="53102" calcext:value-type="float">
            <text:p>53102</text:p>
          </table:table-cell>
        </table:table-row>
        <table:table-row table:style-name="ro1">
          <table:table-cell office:value-type="float" office:value="49386" calcext:value-type="float">
            <text:p>49386</text:p>
          </table:table-cell>
          <table:table-cell office:value-type="float" office:value="53382" calcext:value-type="float">
            <text:p>53382</text:p>
          </table:table-cell>
        </table:table-row>
        <table:table-row table:style-name="ro1">
          <table:table-cell office:value-type="float" office:value="49611" calcext:value-type="float">
            <text:p>49611</text:p>
          </table:table-cell>
          <table:table-cell office:value-type="float" office:value="53479" calcext:value-type="float">
            <text:p>53479</text:p>
          </table:table-cell>
        </table:table-row>
        <table:table-row table:style-name="ro1">
          <table:table-cell office:value-type="float" office:value="49625" calcext:value-type="float">
            <text:p>49625</text:p>
          </table:table-cell>
          <table:table-cell office:value-type="float" office:value="53502" calcext:value-type="float">
            <text:p>53502</text:p>
          </table:table-cell>
        </table:table-row>
        <table:table-row table:style-name="ro1">
          <table:table-cell office:value-type="float" office:value="49640" calcext:value-type="float">
            <text:p>49640</text:p>
          </table:table-cell>
          <table:table-cell office:value-type="float" office:value="53732" calcext:value-type="float">
            <text:p>53732</text:p>
          </table:table-cell>
        </table:table-row>
        <table:table-row table:style-name="ro1">
          <table:table-cell office:value-type="float" office:value="49668" calcext:value-type="float">
            <text:p>49668</text:p>
          </table:table-cell>
          <table:table-cell office:value-type="float" office:value="53744" calcext:value-type="float">
            <text:p>53744</text:p>
          </table:table-cell>
        </table:table-row>
        <table:table-row table:style-name="ro1">
          <table:table-cell office:value-type="float" office:value="50122" calcext:value-type="float">
            <text:p>50122</text:p>
          </table:table-cell>
          <table:table-cell office:value-type="float" office:value="53882" calcext:value-type="float">
            <text:p>53882</text:p>
          </table:table-cell>
        </table:table-row>
        <table:table-row table:style-name="ro1">
          <table:table-cell office:value-type="float" office:value="50126" calcext:value-type="float">
            <text:p>50126</text:p>
          </table:table-cell>
          <table:table-cell office:value-type="float" office:value="53896" calcext:value-type="float">
            <text:p>53896</text:p>
          </table:table-cell>
        </table:table-row>
        <table:table-row table:style-name="ro1">
          <table:table-cell office:value-type="float" office:value="50311" calcext:value-type="float">
            <text:p>50311</text:p>
          </table:table-cell>
          <table:table-cell office:value-type="float" office:value="54094" calcext:value-type="float">
            <text:p>54094</text:p>
          </table:table-cell>
        </table:table-row>
        <table:table-row table:style-name="ro1">
          <table:table-cell office:value-type="float" office:value="50437" calcext:value-type="float">
            <text:p>50437</text:p>
          </table:table-cell>
          <table:table-cell office:value-type="float" office:value="54202" calcext:value-type="float">
            <text:p>54202</text:p>
          </table:table-cell>
        </table:table-row>
        <table:table-row table:style-name="ro1">
          <table:table-cell office:value-type="float" office:value="50574" calcext:value-type="float">
            <text:p>50574</text:p>
          </table:table-cell>
          <table:table-cell office:value-type="float" office:value="54698" calcext:value-type="float">
            <text:p>54698</text:p>
          </table:table-cell>
        </table:table-row>
        <table:table-row table:style-name="ro1">
          <table:table-cell office:value-type="float" office:value="50589" calcext:value-type="float">
            <text:p>50589</text:p>
          </table:table-cell>
          <table:table-cell office:value-type="float" office:value="54781" calcext:value-type="float">
            <text:p>54781</text:p>
          </table:table-cell>
        </table:table-row>
        <table:table-row table:style-name="ro1">
          <table:table-cell office:value-type="float" office:value="50595" calcext:value-type="float">
            <text:p>50595</text:p>
          </table:table-cell>
          <table:table-cell office:value-type="float" office:value="55229" calcext:value-type="float">
            <text:p>55229</text:p>
          </table:table-cell>
        </table:table-row>
        <table:table-row table:style-name="ro1">
          <table:table-cell office:value-type="float" office:value="50682" calcext:value-type="float">
            <text:p>50682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50872" calcext:value-type="float">
            <text:p>50872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51003" calcext:value-type="float">
            <text:p>51003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51068" calcext:value-type="float">
            <text:p>51068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51086" calcext:value-type="float">
            <text:p>51086</text:p>
          </table:table-cell>
          <table:table-cell office:value-type="float" office:value="55284" calcext:value-type="float">
            <text:p>55284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55285" calcext:value-type="float">
            <text:p>55285</text:p>
          </table:table-cell>
        </table:table-row>
        <table:table-row table:style-name="ro1">
          <table:table-cell office:value-type="float" office:value="51274" calcext:value-type="float">
            <text:p>51274</text:p>
          </table:table-cell>
          <table:table-cell office:value-type="float" office:value="55421" calcext:value-type="float">
            <text:p>55421</text:p>
          </table:table-cell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float" office:value="55585" calcext:value-type="float">
            <text:p>55585</text:p>
          </table:table-cell>
        </table:table-row>
        <table:table-row table:style-name="ro1">
          <table:table-cell office:value-type="float" office:value="51457" calcext:value-type="float">
            <text:p>51457</text:p>
          </table:table-cell>
          <table:table-cell office:value-type="float" office:value="55921" calcext:value-type="float">
            <text:p>55921</text:p>
          </table:table-cell>
        </table:table-row>
        <table:table-row table:style-name="ro1">
          <table:table-cell office:value-type="float" office:value="51560" calcext:value-type="float">
            <text:p>51560</text:p>
          </table:table-cell>
          <table:table-cell office:value-type="float" office:value="56098" calcext:value-type="float">
            <text:p>56098</text:p>
          </table:table-cell>
        </table:table-row>
        <table:table-row table:style-name="ro1">
          <table:table-cell office:value-type="float" office:value="51618" calcext:value-type="float">
            <text:p>51618</text:p>
          </table:table-cell>
          <table:table-cell office:value-type="float" office:value="56434" calcext:value-type="float">
            <text:p>56434</text:p>
          </table:table-cell>
        </table:table-row>
        <table:table-row table:style-name="ro1">
          <table:table-cell office:value-type="float" office:value="51773" calcext:value-type="float">
            <text:p>51773</text:p>
          </table:table-cell>
          <table:table-cell office:value-type="float" office:value="56474" calcext:value-type="float">
            <text:p>56474</text:p>
          </table:table-cell>
        </table:table-row>
        <table:table-row table:style-name="ro1">
          <table:table-cell office:value-type="float" office:value="51889" calcext:value-type="float">
            <text:p>51889</text:p>
          </table:table-cell>
          <table:table-cell office:value-type="float" office:value="56588" calcext:value-type="float">
            <text:p>56588</text:p>
          </table:table-cell>
        </table:table-row>
        <table:table-row table:style-name="ro1">
          <table:table-cell office:value-type="float" office:value="52030" calcext:value-type="float">
            <text:p>52030</text:p>
          </table:table-cell>
          <table:table-cell office:value-type="float" office:value="56745" calcext:value-type="float">
            <text:p>56745</text:p>
          </table:table-cell>
        </table:table-row>
        <table:table-row table:style-name="ro1">
          <table:table-cell office:value-type="float" office:value="52094" calcext:value-type="float">
            <text:p>52094</text:p>
          </table:table-cell>
          <table:table-cell office:value-type="float" office:value="56746" calcext:value-type="float">
            <text:p>56746</text:p>
          </table:table-cell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float" office:value="56792" calcext:value-type="float">
            <text:p>56792</text:p>
          </table:table-cell>
        </table:table-row>
        <table:table-row table:style-name="ro1">
          <table:table-cell office:value-type="float" office:value="52305" calcext:value-type="float">
            <text:p>52305</text:p>
          </table:table-cell>
          <table:table-cell office:value-type="float" office:value="56810" calcext:value-type="float">
            <text:p>56810</text:p>
          </table:table-cell>
        </table:table-row>
        <table:table-row table:style-name="ro1">
          <table:table-cell office:value-type="float" office:value="52367" calcext:value-type="float">
            <text:p>52367</text:p>
          </table:table-cell>
          <table:table-cell office:value-type="float" office:value="56819" calcext:value-type="float">
            <text:p>56819</text:p>
          </table:table-cell>
        </table:table-row>
        <table:table-row table:style-name="ro1">
          <table:table-cell office:value-type="float" office:value="52371" calcext:value-type="float">
            <text:p>52371</text:p>
          </table:table-cell>
          <table:table-cell office:value-type="float" office:value="57206" calcext:value-type="float">
            <text:p>57206</text:p>
          </table:table-cell>
        </table:table-row>
        <table:table-row table:style-name="ro1">
          <table:table-cell office:value-type="float" office:value="52389" calcext:value-type="float">
            <text:p>52389</text:p>
          </table:table-cell>
          <table:table-cell office:value-type="float" office:value="57274" calcext:value-type="float">
            <text:p>57274</text:p>
          </table:table-cell>
        </table:table-row>
        <table:table-row table:style-name="ro1">
          <table:table-cell office:value-type="float" office:value="52439" calcext:value-type="float">
            <text:p>52439</text:p>
          </table:table-cell>
          <table:table-cell office:value-type="float" office:value="57413" calcext:value-type="float">
            <text:p>57413</text:p>
          </table:table-cell>
        </table:table-row>
        <table:table-row table:style-name="ro1">
          <table:table-cell office:value-type="float" office:value="52597" calcext:value-type="float">
            <text:p>52597</text:p>
          </table:table-cell>
          <table:table-cell office:value-type="float" office:value="57547" calcext:value-type="float">
            <text:p>57547</text:p>
          </table:table-cell>
        </table:table-row>
        <table:table-row table:style-name="ro1">
          <table:table-cell office:value-type="float" office:value="52733" calcext:value-type="float">
            <text:p>52733</text:p>
          </table:table-cell>
          <table:table-cell office:value-type="float" office:value="57808" calcext:value-type="float">
            <text:p>57808</text:p>
          </table:table-cell>
        </table:table-row>
        <table:table-row table:style-name="ro1">
          <table:table-cell office:value-type="float" office:value="52966" calcext:value-type="float">
            <text:p>52966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2973" calcext:value-type="float">
            <text:p>52973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2983" calcext:value-type="float">
            <text:p>52983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209" calcext:value-type="float">
            <text:p>53209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507" calcext:value-type="float">
            <text:p>53507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684" calcext:value-type="float">
            <text:p>53684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851" calcext:value-type="float">
            <text:p>53851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3961" calcext:value-type="float">
            <text:p>53961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4065" calcext:value-type="float">
            <text:p>54065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4106" calcext:value-type="float">
            <text:p>54106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float" office:value="54127" calcext:value-type="float">
            <text:p>54127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float" office:value="54141" calcext:value-type="float">
            <text:p>54141</text:p>
          </table:table-cell>
          <table:table-cell office:value-type="float" office:value="57882" calcext:value-type="float">
            <text:p>57882</text:p>
          </table:table-cell>
        </table:table-row>
        <table:table-row table:style-name="ro1">
          <table:table-cell office:value-type="float" office:value="54207" calcext:value-type="float">
            <text:p>54207</text:p>
          </table:table-cell>
          <table:table-cell office:value-type="float" office:value="58178" calcext:value-type="float">
            <text:p>58178</text:p>
          </table:table-cell>
        </table:table-row>
        <table:table-row table:style-name="ro1">
          <table:table-cell office:value-type="float" office:value="54268" calcext:value-type="float">
            <text:p>54268</text:p>
          </table:table-cell>
          <table:table-cell office:value-type="float" office:value="58191" calcext:value-type="float">
            <text:p>58191</text:p>
          </table:table-cell>
        </table:table-row>
        <table:table-row table:style-name="ro1">
          <table:table-cell office:value-type="float" office:value="54349" calcext:value-type="float">
            <text:p>54349</text:p>
          </table:table-cell>
          <table:table-cell office:value-type="float" office:value="58443" calcext:value-type="float">
            <text:p>58443</text:p>
          </table:table-cell>
        </table:table-row>
        <table:table-row table:style-name="ro1">
          <table:table-cell office:value-type="float" office:value="54386" calcext:value-type="float">
            <text:p>54386</text:p>
          </table:table-cell>
          <table:table-cell office:value-type="float" office:value="58492" calcext:value-type="float">
            <text:p>58492</text:p>
          </table:table-cell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float" office:value="58521" calcext:value-type="float">
            <text:p>58521</text:p>
          </table:table-cell>
        </table:table-row>
        <table:table-row table:style-name="ro1">
          <table:table-cell office:value-type="float" office:value="54603" calcext:value-type="float">
            <text:p>54603</text:p>
          </table:table-cell>
          <table:table-cell office:value-type="float" office:value="58521" calcext:value-type="float">
            <text:p>58521</text:p>
          </table:table-cell>
        </table:table-row>
        <table:table-row table:style-name="ro1">
          <table:table-cell office:value-type="float" office:value="54660" calcext:value-type="float">
            <text:p>54660</text:p>
          </table:table-cell>
          <table:table-cell office:value-type="float" office:value="58551" calcext:value-type="float">
            <text:p>58551</text:p>
          </table:table-cell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float" office:value="58761" calcext:value-type="float">
            <text:p>58761</text:p>
          </table:table-cell>
        </table:table-row>
        <table:table-row table:style-name="ro1">
          <table:table-cell office:value-type="float" office:value="54697" calcext:value-type="float">
            <text:p>54697</text:p>
          </table:table-cell>
          <table:table-cell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54723" calcext:value-type="float">
            <text:p>54723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4905" calcext:value-type="float">
            <text:p>54905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4947" calcext:value-type="float">
            <text:p>54947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074" calcext:value-type="float">
            <text:p>55074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206" calcext:value-type="float">
            <text:p>55206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253" calcext:value-type="float">
            <text:p>55253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260" calcext:value-type="float">
            <text:p>55260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282" calcext:value-type="float">
            <text:p>55282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493" calcext:value-type="float">
            <text:p>55493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532" calcext:value-type="float">
            <text:p>55532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673" calcext:value-type="float">
            <text:p>55673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691" calcext:value-type="float">
            <text:p>55691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5974" calcext:value-type="float">
            <text:p>55974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6075" calcext:value-type="float">
            <text:p>56075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6201" calcext:value-type="float">
            <text:p>56201</text:p>
          </table:table-cell>
          <table:table-cell office:value-type="float" office:value="59298" calcext:value-type="float">
            <text:p>59298</text:p>
          </table:table-cell>
        </table:table-row>
        <table:table-row table:style-name="ro1">
          <table:table-cell office:value-type="float" office:value="56553" calcext:value-type="float">
            <text:p>56553</text:p>
          </table:table-cell>
          <table:table-cell office:value-type="float" office:value="59574" calcext:value-type="float">
            <text:p>59574</text:p>
          </table:table-cell>
        </table:table-row>
        <table:table-row table:style-name="ro1">
          <table:table-cell office:value-type="float" office:value="56565" calcext:value-type="float">
            <text:p>56565</text:p>
          </table:table-cell>
          <table:table-cell office:value-type="float" office:value="59761" calcext:value-type="float">
            <text:p>59761</text:p>
          </table:table-cell>
        </table:table-row>
        <table:table-row table:style-name="ro1">
          <table:table-cell office:value-type="float" office:value="56582" calcext:value-type="float">
            <text:p>56582</text:p>
          </table:table-cell>
          <table:table-cell office:value-type="float" office:value="59925" calcext:value-type="float">
            <text:p>59925</text:p>
          </table:table-cell>
        </table:table-row>
        <table:table-row table:style-name="ro1">
          <table:table-cell office:value-type="float" office:value="56706" calcext:value-type="float">
            <text:p>56706</text:p>
          </table:table-cell>
          <table:table-cell office:value-type="float" office:value="59973" calcext:value-type="float">
            <text:p>59973</text:p>
          </table:table-cell>
        </table:table-row>
        <table:table-row table:style-name="ro1">
          <table:table-cell office:value-type="float" office:value="56714" calcext:value-type="float">
            <text:p>56714</text:p>
          </table:table-cell>
          <table:table-cell office:value-type="float" office:value="60086" calcext:value-type="float">
            <text:p>60086</text:p>
          </table:table-cell>
        </table:table-row>
        <table:table-row table:style-name="ro1">
          <table:table-cell office:value-type="float" office:value="56742" calcext:value-type="float">
            <text:p>56742</text:p>
          </table:table-cell>
          <table:table-cell office:value-type="float" office:value="60422" calcext:value-type="float">
            <text:p>60422</text:p>
          </table:table-cell>
        </table:table-row>
        <table:table-row table:style-name="ro1">
          <table:table-cell office:value-type="float" office:value="56749" calcext:value-type="float">
            <text:p>56749</text:p>
          </table:table-cell>
          <table:table-cell office:value-type="float" office:value="60451" calcext:value-type="float">
            <text:p>60451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float" office:value="57013" calcext:value-type="float">
            <text:p>57013</text:p>
          </table:table-cell>
          <table:table-cell office:value-type="float" office:value="60822" calcext:value-type="float">
            <text:p>60822</text:p>
          </table:table-cell>
        </table:table-row>
        <table:table-row table:style-name="ro1">
          <table:table-cell office:value-type="float" office:value="57039" calcext:value-type="float">
            <text:p>57039</text:p>
          </table:table-cell>
          <table:table-cell office:value-type="float" office:value="60990" calcext:value-type="float">
            <text:p>60990</text:p>
          </table:table-cell>
        </table:table-row>
        <table:table-row table:style-name="ro1">
          <table:table-cell office:value-type="float" office:value="57119" calcext:value-type="float">
            <text:p>57119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179" calcext:value-type="float">
            <text:p>57179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282" calcext:value-type="float">
            <text:p>57282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368" calcext:value-type="float">
            <text:p>57368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606" calcext:value-type="float">
            <text:p>57606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612" calcext:value-type="float">
            <text:p>57612</text:p>
          </table:table-cell>
          <table:table-cell office:value-type="float" office:value="61043" calcext:value-type="float">
            <text:p>61043</text:p>
          </table:table-cell>
        </table:table-row>
        <table:table-row table:style-name="ro1">
          <table:table-cell office:value-type="float" office:value="57820" calcext:value-type="float">
            <text:p>57820</text:p>
          </table:table-cell>
          <table:table-cell office:value-type="float" office:value="61128" calcext:value-type="float">
            <text:p>61128</text:p>
          </table:table-cell>
        </table:table-row>
        <table:table-row table:style-name="ro1">
          <table:table-cell office:value-type="float" office:value="57909" calcext:value-type="float">
            <text:p>57909</text:p>
          </table:table-cell>
          <table:table-cell office:value-type="float" office:value="61131" calcext:value-type="float">
            <text:p>61131</text:p>
          </table:table-cell>
        </table:table-row>
        <table:table-row table:style-name="ro1">
          <table:table-cell office:value-type="float" office:value="57968" calcext:value-type="float">
            <text:p>57968</text:p>
          </table:table-cell>
          <table:table-cell office:value-type="float" office:value="61173" calcext:value-type="float">
            <text:p>61173</text:p>
          </table:table-cell>
        </table:table-row>
        <table:table-row table:style-name="ro1">
          <table:table-cell office:value-type="float" office:value="58189" calcext:value-type="float">
            <text:p>58189</text:p>
          </table:table-cell>
          <table:table-cell office:value-type="float" office:value="61208" calcext:value-type="float">
            <text:p>61208</text:p>
          </table:table-cell>
        </table:table-row>
        <table:table-row table:style-name="ro1">
          <table:table-cell office:value-type="float" office:value="58204" calcext:value-type="float">
            <text:p>58204</text:p>
          </table:table-cell>
          <table:table-cell office:value-type="float" office:value="61326" calcext:value-type="float">
            <text:p>61326</text:p>
          </table:table-cell>
        </table:table-row>
        <table:table-row table:style-name="ro1">
          <table:table-cell office:value-type="float" office:value="58433" calcext:value-type="float">
            <text:p>58433</text:p>
          </table:table-cell>
          <table:table-cell office:value-type="float" office:value="61333" calcext:value-type="float">
            <text:p>61333</text:p>
          </table:table-cell>
        </table:table-row>
        <table:table-row table:style-name="ro1">
          <table:table-cell office:value-type="float" office:value="58472" calcext:value-type="float">
            <text:p>58472</text:p>
          </table:table-cell>
          <table:table-cell office:value-type="float" office:value="61587" calcext:value-type="float">
            <text:p>61587</text:p>
          </table:table-cell>
        </table:table-row>
        <table:table-row table:style-name="ro1">
          <table:table-cell office:value-type="float" office:value="58521" calcext:value-type="float">
            <text:p>58521</text:p>
          </table:table-cell>
          <table:table-cell office:value-type="float" office:value="61846" calcext:value-type="float">
            <text:p>61846</text:p>
          </table:table-cell>
        </table:table-row>
        <table:table-row table:style-name="ro1">
          <table:table-cell office:value-type="float" office:value="58577" calcext:value-type="float">
            <text:p>58577</text:p>
          </table:table-cell>
          <table:table-cell office:value-type="float" office:value="61907" calcext:value-type="float">
            <text:p>61907</text:p>
          </table:table-cell>
        </table:table-row>
        <table:table-row table:style-name="ro1">
          <table:table-cell office:value-type="float" office:value="58662" calcext:value-type="float">
            <text:p>58662</text:p>
          </table:table-cell>
          <table:table-cell office:value-type="float" office:value="62154" calcext:value-type="float">
            <text:p>62154</text:p>
          </table:table-cell>
        </table:table-row>
        <table:table-row table:style-name="ro1">
          <table:table-cell office:value-type="float" office:value="58670" calcext:value-type="float">
            <text:p>58670</text:p>
          </table:table-cell>
          <table:table-cell office:value-type="float" office:value="62191" calcext:value-type="float">
            <text:p>62191</text:p>
          </table:table-cell>
        </table:table-row>
        <table:table-row table:style-name="ro1">
          <table:table-cell office:value-type="float" office:value="59170" calcext:value-type="float">
            <text:p>59170</text:p>
          </table:table-cell>
          <table:table-cell office:value-type="float" office:value="62377" calcext:value-type="float">
            <text:p>62377</text:p>
          </table:table-cell>
        </table:table-row>
        <table:table-row table:style-name="ro1">
          <table:table-cell office:value-type="float" office:value="59206" calcext:value-type="float">
            <text:p>59206</text:p>
          </table:table-cell>
          <table:table-cell office:value-type="float" office:value="62532" calcext:value-type="float">
            <text:p>62532</text:p>
          </table:table-cell>
        </table:table-row>
        <table:table-row table:style-name="ro1">
          <table:table-cell office:value-type="float" office:value="59237" calcext:value-type="float">
            <text:p>59237</text:p>
          </table:table-cell>
          <table:table-cell office:value-type="float" office:value="62681" calcext:value-type="float">
            <text:p>62681</text:p>
          </table:table-cell>
        </table:table-row>
        <table:table-row table:style-name="ro1">
          <table:table-cell office:value-type="float" office:value="59272" calcext:value-type="float">
            <text:p>59272</text:p>
          </table:table-cell>
          <table:table-cell office:value-type="float" office:value="62944" calcext:value-type="float">
            <text:p>62944</text:p>
          </table:table-cell>
        </table:table-row>
        <table:table-row table:style-name="ro1">
          <table:table-cell office:value-type="float" office:value="59298" calcext:value-type="float">
            <text:p>59298</text:p>
          </table:table-cell>
          <table:table-cell office:value-type="float" office:value="63003" calcext:value-type="float">
            <text:p>63003</text:p>
          </table:table-cell>
        </table:table-row>
        <table:table-row table:style-name="ro1">
          <table:table-cell office:value-type="float" office:value="59305" calcext:value-type="float">
            <text:p>59305</text:p>
          </table:table-cell>
          <table:table-cell office:value-type="float" office:value="63021" calcext:value-type="float">
            <text:p>63021</text:p>
          </table:table-cell>
        </table:table-row>
        <table:table-row table:style-name="ro1">
          <table:table-cell office:value-type="float" office:value="59333" calcext:value-type="float">
            <text:p>59333</text:p>
          </table:table-cell>
          <table:table-cell office:value-type="float" office:value="63061" calcext:value-type="float">
            <text:p>63061</text:p>
          </table:table-cell>
        </table:table-row>
        <table:table-row table:style-name="ro1">
          <table:table-cell office:value-type="float" office:value="59372" calcext:value-type="float">
            <text:p>59372</text:p>
          </table:table-cell>
          <table:table-cell office:value-type="float" office:value="63291" calcext:value-type="float">
            <text:p>63291</text:p>
          </table:table-cell>
        </table:table-row>
        <table:table-row table:style-name="ro1">
          <table:table-cell office:value-type="float" office:value="59455" calcext:value-type="float">
            <text:p>59455</text:p>
          </table:table-cell>
          <table:table-cell office:value-type="float" office:value="63361" calcext:value-type="float">
            <text:p>63361</text:p>
          </table:table-cell>
        </table:table-row>
        <table:table-row table:style-name="ro1">
          <table:table-cell office:value-type="float" office:value="59487" calcext:value-type="float">
            <text:p>59487</text:p>
          </table:table-cell>
          <table:table-cell office:value-type="float" office:value="63375" calcext:value-type="float">
            <text:p>63375</text:p>
          </table:table-cell>
        </table:table-row>
        <table:table-row table:style-name="ro1">
          <table:table-cell office:value-type="float" office:value="59575" calcext:value-type="float">
            <text:p>59575</text:p>
          </table:table-cell>
          <table:table-cell office:value-type="float" office:value="63627" calcext:value-type="float">
            <text:p>63627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59784" calcext:value-type="float">
            <text:p>59784</text:p>
          </table:table-cell>
          <table:table-cell office:value-type="float" office:value="64051" calcext:value-type="float">
            <text:p>64051</text:p>
          </table:table-cell>
        </table:table-row>
        <table:table-row table:style-name="ro1">
          <table:table-cell office:value-type="float" office:value="59890" calcext:value-type="float">
            <text:p>59890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59952" calcext:value-type="float">
            <text:p>59952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070" calcext:value-type="float">
            <text:p>60070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367" calcext:value-type="float">
            <text:p>60367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772" calcext:value-type="float">
            <text:p>60772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776" calcext:value-type="float">
            <text:p>60776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817" calcext:value-type="float">
            <text:p>60817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922" calcext:value-type="float">
            <text:p>60922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0951" calcext:value-type="float">
            <text:p>60951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1061" calcext:value-type="float">
            <text:p>61061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1072" calcext:value-type="float">
            <text:p>61072</text:p>
          </table:table-cell>
          <table:table-cell office:value-type="float" office:value="64184" calcext:value-type="float">
            <text:p>64184</text:p>
          </table:table-cell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float" office:value="64187" calcext:value-type="float">
            <text:p>64187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float" office:value="61349" calcext:value-type="float">
            <text:p>61349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float" office:value="61491" calcext:value-type="float">
            <text:p>61491</text:p>
          </table:table-cell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float" office:value="61505" calcext:value-type="float">
            <text:p>61505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61608" calcext:value-type="float">
            <text:p>61608</text:p>
          </table:table-cell>
          <table:table-cell office:value-type="float" office:value="64814" calcext:value-type="float">
            <text:p>64814</text:p>
          </table:table-cell>
        </table:table-row>
        <table:table-row table:style-name="ro1">
          <table:table-cell office:value-type="float" office:value="61677" calcext:value-type="float">
            <text:p>61677</text:p>
          </table:table-cell>
          <table:table-cell office:value-type="float" office:value="64831" calcext:value-type="float">
            <text:p>64831</text:p>
          </table:table-cell>
        </table:table-row>
        <table:table-row table:style-name="ro1">
          <table:table-cell office:value-type="float" office:value="61831" calcext:value-type="float">
            <text:p>61831</text:p>
          </table:table-cell>
          <table:table-cell office:value-type="float" office:value="64926" calcext:value-type="float">
            <text:p>64926</text:p>
          </table:table-cell>
        </table:table-row>
        <table:table-row table:style-name="ro1">
          <table:table-cell office:value-type="float" office:value="61844" calcext:value-type="float">
            <text:p>61844</text:p>
          </table:table-cell>
          <table:table-cell office:value-type="float" office:value="64963" calcext:value-type="float">
            <text:p>64963</text:p>
          </table:table-cell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float" office:value="65107" calcext:value-type="float">
            <text:p>65107</text:p>
          </table:table-cell>
        </table:table-row>
        <table:table-row table:style-name="ro1">
          <table:table-cell office:value-type="float" office:value="62084" calcext:value-type="float">
            <text:p>62084</text:p>
          </table:table-cell>
          <table:table-cell office:value-type="float" office:value="65277" calcext:value-type="float">
            <text:p>65277</text:p>
          </table:table-cell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float" office:value="65381" calcext:value-type="float">
            <text:p>65381</text:p>
          </table:table-cell>
        </table:table-row>
        <table:table-row table:style-name="ro1">
          <table:table-cell office:value-type="float" office:value="62173" calcext:value-type="float">
            <text:p>62173</text:p>
          </table:table-cell>
          <table:table-cell office:value-type="float" office:value="65736" calcext:value-type="float">
            <text:p>65736</text:p>
          </table:table-cell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float" office:value="65782" calcext:value-type="float">
            <text:p>65782</text:p>
          </table:table-cell>
        </table:table-row>
        <table:table-row table:style-name="ro1">
          <table:table-cell office:value-type="float" office:value="62484" calcext:value-type="float">
            <text:p>62484</text:p>
          </table:table-cell>
          <table:table-cell office:value-type="float" office:value="65868" calcext:value-type="float">
            <text:p>65868</text:p>
          </table:table-cell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float" office:value="65868" calcext:value-type="float">
            <text:p>65868</text:p>
          </table:table-cell>
        </table:table-row>
        <table:table-row table:style-name="ro1">
          <table:table-cell office:value-type="float" office:value="62696" calcext:value-type="float">
            <text:p>62696</text:p>
          </table:table-cell>
          <table:table-cell office:value-type="float" office:value="65904" calcext:value-type="float">
            <text:p>65904</text:p>
          </table:table-cell>
        </table:table-row>
        <table:table-row table:style-name="ro1">
          <table:table-cell office:value-type="float" office:value="62748" calcext:value-type="float">
            <text:p>62748</text:p>
          </table:table-cell>
          <table:table-cell office:value-type="float" office:value="66788" calcext:value-type="float">
            <text:p>66788</text:p>
          </table:table-cell>
        </table:table-row>
        <table:table-row table:style-name="ro1">
          <table:table-cell office:value-type="float" office:value="62849" calcext:value-type="float">
            <text:p>62849</text:p>
          </table:table-cell>
          <table:table-cell office:value-type="float" office:value="66788" calcext:value-type="float">
            <text:p>66788</text:p>
          </table:table-cell>
        </table:table-row>
        <table:table-row table:style-name="ro1">
          <table:table-cell office:value-type="float" office:value="62859" calcext:value-type="float">
            <text:p>62859</text:p>
          </table:table-cell>
          <table:table-cell office:value-type="float" office:value="66788" calcext:value-type="float">
            <text:p>66788</text:p>
          </table:table-cell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float" office:value="66912" calcext:value-type="float">
            <text:p>66912</text:p>
          </table:table-cell>
        </table:table-row>
        <table:table-row table:style-name="ro1">
          <table:table-cell office:value-type="float" office:value="63148" calcext:value-type="float">
            <text:p>63148</text:p>
          </table:table-cell>
          <table:table-cell office:value-type="float" office:value="66914" calcext:value-type="float">
            <text:p>66914</text:p>
          </table:table-cell>
        </table:table-row>
        <table:table-row table:style-name="ro1">
          <table:table-cell office:value-type="float" office:value="63187" calcext:value-type="float">
            <text:p>63187</text:p>
          </table:table-cell>
          <table:table-cell office:value-type="float" office:value="66960" calcext:value-type="float">
            <text:p>66960</text:p>
          </table:table-cell>
        </table:table-row>
        <table:table-row table:style-name="ro1">
          <table:table-cell office:value-type="float" office:value="63265" calcext:value-type="float">
            <text:p>63265</text:p>
          </table:table-cell>
          <table:table-cell office:value-type="float" office:value="67161" calcext:value-type="float">
            <text:p>67161</text:p>
          </table:table-cell>
        </table:table-row>
        <table:table-row table:style-name="ro1">
          <table:table-cell office:value-type="float" office:value="63288" calcext:value-type="float">
            <text:p>63288</text:p>
          </table:table-cell>
          <table:table-cell office:value-type="float" office:value="67440" calcext:value-type="float">
            <text:p>67440</text:p>
          </table:table-cell>
        </table:table-row>
        <table:table-row table:style-name="ro1">
          <table:table-cell office:value-type="float" office:value="63324" calcext:value-type="float">
            <text:p>63324</text:p>
          </table:table-cell>
          <table:table-cell office:value-type="float" office:value="67662" calcext:value-type="float">
            <text:p>67662</text:p>
          </table:table-cell>
        </table:table-row>
        <table:table-row table:style-name="ro1">
          <table:table-cell office:value-type="float" office:value="63501" calcext:value-type="float">
            <text:p>63501</text:p>
          </table:table-cell>
          <table:table-cell office:value-type="float" office:value="67832" calcext:value-type="float">
            <text:p>67832</text:p>
          </table:table-cell>
        </table:table-row>
        <table:table-row table:style-name="ro1">
          <table:table-cell office:value-type="float" office:value="63595" calcext:value-type="float">
            <text:p>63595</text:p>
          </table:table-cell>
          <table:table-cell office:value-type="float" office:value="68390" calcext:value-type="float">
            <text:p>68390</text:p>
          </table:table-cell>
        </table:table-row>
        <table:table-row table:style-name="ro1">
          <table:table-cell office:value-type="float" office:value="63813" calcext:value-type="float">
            <text:p>63813</text:p>
          </table:table-cell>
          <table:table-cell office:value-type="float" office:value="68420" calcext:value-type="float">
            <text:p>68420</text:p>
          </table:table-cell>
        </table:table-row>
        <table:table-row table:style-name="ro1">
          <table:table-cell office:value-type="float" office:value="63905" calcext:value-type="float">
            <text:p>63905</text:p>
          </table:table-cell>
          <table:table-cell office:value-type="float" office:value="68457" calcext:value-type="float">
            <text:p>68457</text:p>
          </table:table-cell>
        </table:table-row>
        <table:table-row table:style-name="ro1">
          <table:table-cell office:value-type="float" office:value="63922" calcext:value-type="float">
            <text:p>63922</text:p>
          </table:table-cell>
          <table:table-cell office:value-type="float" office:value="68533" calcext:value-type="float">
            <text:p>68533</text:p>
          </table:table-cell>
        </table:table-row>
        <table:table-row table:style-name="ro1">
          <table:table-cell office:value-type="float" office:value="64079" calcext:value-type="float">
            <text:p>64079</text:p>
          </table:table-cell>
          <table:table-cell office:value-type="float" office:value="69159" calcext:value-type="float">
            <text:p>69159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69167" calcext:value-type="float">
            <text:p>69167</text:p>
          </table:table-cell>
        </table:table-row>
        <table:table-row table:style-name="ro1">
          <table:table-cell office:value-type="float" office:value="64173" calcext:value-type="float">
            <text:p>64173</text:p>
          </table:table-cell>
          <table:table-cell office:value-type="float" office:value="69320" calcext:value-type="float">
            <text:p>69320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69383" calcext:value-type="float">
            <text:p>69383</text:p>
          </table:table-cell>
        </table:table-row>
        <table:table-row table:style-name="ro1">
          <table:table-cell office:value-type="float" office:value="64272" calcext:value-type="float">
            <text:p>64272</text:p>
          </table:table-cell>
          <table:table-cell office:value-type="float" office:value="69606" calcext:value-type="float">
            <text:p>69606</text:p>
          </table:table-cell>
        </table:table-row>
        <table:table-row table:style-name="ro1">
          <table:table-cell office:value-type="float" office:value="64290" calcext:value-type="float">
            <text:p>64290</text:p>
          </table:table-cell>
          <table:table-cell office:value-type="float" office:value="70087" calcext:value-type="float">
            <text:p>70087</text:p>
          </table:table-cell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float" office:value="70095" calcext:value-type="float">
            <text:p>70095</text:p>
          </table:table-cell>
        </table:table-row>
        <table:table-row table:style-name="ro1">
          <table:table-cell office:value-type="float" office:value="64537" calcext:value-type="float">
            <text:p>64537</text:p>
          </table:table-cell>
          <table:table-cell office:value-type="float" office:value="70188" calcext:value-type="float">
            <text:p>70188</text:p>
          </table:table-cell>
        </table:table-row>
        <table:table-row table:style-name="ro1">
          <table:table-cell office:value-type="float" office:value="64635" calcext:value-type="float">
            <text:p>64635</text:p>
          </table:table-cell>
          <table:table-cell office:value-type="float" office:value="70375" calcext:value-type="float">
            <text:p>70375</text:p>
          </table:table-cell>
        </table:table-row>
        <table:table-row table:style-name="ro1">
          <table:table-cell office:value-type="float" office:value="64668" calcext:value-type="float">
            <text:p>64668</text:p>
          </table:table-cell>
          <table:table-cell office:value-type="float" office:value="70379" calcext:value-type="float">
            <text:p>70379</text:p>
          </table:table-cell>
        </table:table-row>
        <table:table-row table:style-name="ro1">
          <table:table-cell office:value-type="float" office:value="64754" calcext:value-type="float">
            <text:p>64754</text:p>
          </table:table-cell>
          <table:table-cell office:value-type="float" office:value="70429" calcext:value-type="float">
            <text:p>70429</text:p>
          </table:table-cell>
        </table:table-row>
        <table:table-row table:style-name="ro1">
          <table:table-cell office:value-type="float" office:value="64976" calcext:value-type="float">
            <text:p>64976</text:p>
          </table:table-cell>
          <table:table-cell office:value-type="float" office:value="70534" calcext:value-type="float">
            <text:p>70534</text:p>
          </table:table-cell>
        </table:table-row>
        <table:table-row table:style-name="ro1">
          <table:table-cell office:value-type="float" office:value="65192" calcext:value-type="float">
            <text:p>65192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223" calcext:value-type="float">
            <text:p>65223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561" calcext:value-type="float">
            <text:p>65561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711" calcext:value-type="float">
            <text:p>65711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758" calcext:value-type="float">
            <text:p>65758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852" calcext:value-type="float">
            <text:p>65852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868" calcext:value-type="float">
            <text:p>65868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879" calcext:value-type="float">
            <text:p>65879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957" calcext:value-type="float">
            <text:p>65957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65976" calcext:value-type="float">
            <text:p>65976</text:p>
          </table:table-cell>
          <table:table-cell office:value-type="float" office:value="70669" calcext:value-type="float">
            <text:p>70669</text:p>
          </table:table-cell>
        </table:table-row>
        <table:table-row table:style-name="ro1">
          <table:table-cell office:value-type="float" office:value="66025" calcext:value-type="float">
            <text:p>66025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053" calcext:value-type="float">
            <text:p>66053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167" calcext:value-type="float">
            <text:p>66167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182" calcext:value-type="float">
            <text:p>66182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482" calcext:value-type="float">
            <text:p>66482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66483" calcext:value-type="float">
            <text:p>66483</text:p>
          </table:table-cell>
          <table:table-cell office:value-type="float" office:value="70747" calcext:value-type="float">
            <text:p>70747</text:p>
          </table:table-cell>
        </table:table-row>
        <table:table-row table:style-name="ro1">
          <table:table-cell office:value-type="float" office:value="66589" calcext:value-type="float">
            <text:p>66589</text:p>
          </table:table-cell>
          <table:table-cell office:value-type="float" office:value="70810" calcext:value-type="float">
            <text:p>70810</text:p>
          </table:table-cell>
        </table:table-row>
        <table:table-row table:style-name="ro1">
          <table:table-cell office:value-type="float" office:value="66675" calcext:value-type="float">
            <text:p>66675</text:p>
          </table:table-cell>
          <table:table-cell office:value-type="float" office:value="71011" calcext:value-type="float">
            <text:p>71011</text:p>
          </table:table-cell>
        </table:table-row>
        <table:table-row table:style-name="ro1">
          <table:table-cell office:value-type="float" office:value="66695" calcext:value-type="float">
            <text:p>66695</text:p>
          </table:table-cell>
          <table:table-cell office:value-type="float" office:value="71176" calcext:value-type="float">
            <text:p>71176</text:p>
          </table:table-cell>
        </table:table-row>
        <table:table-row table:style-name="ro1">
          <table:table-cell office:value-type="float" office:value="66701" calcext:value-type="float">
            <text:p>66701</text:p>
          </table:table-cell>
          <table:table-cell office:value-type="float" office:value="71220" calcext:value-type="float">
            <text:p>71220</text:p>
          </table:table-cell>
        </table:table-row>
        <table:table-row table:style-name="ro1">
          <table:table-cell office:value-type="float" office:value="66788" calcext:value-type="float">
            <text:p>66788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float" office:value="66862" calcext:value-type="float">
            <text:p>66862</text:p>
          </table:table-cell>
          <table:table-cell office:value-type="float" office:value="71388" calcext:value-type="float">
            <text:p>71388</text:p>
          </table:table-cell>
        </table:table-row>
        <table:table-row table:style-name="ro1">
          <table:table-cell office:value-type="float" office:value="66948" calcext:value-type="float">
            <text:p>66948</text:p>
          </table:table-cell>
          <table:table-cell office:value-type="float" office:value="71443" calcext:value-type="float">
            <text:p>71443</text:p>
          </table:table-cell>
        </table:table-row>
        <table:table-row table:style-name="ro1">
          <table:table-cell office:value-type="float" office:value="67044" calcext:value-type="float">
            <text:p>67044</text:p>
          </table:table-cell>
          <table:table-cell office:value-type="float" office:value="71502" calcext:value-type="float">
            <text:p>71502</text:p>
          </table:table-cell>
        </table:table-row>
        <table:table-row table:style-name="ro1">
          <table:table-cell office:value-type="float" office:value="67164" calcext:value-type="float">
            <text:p>67164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216" calcext:value-type="float">
            <text:p>67216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296" calcext:value-type="float">
            <text:p>67296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415" calcext:value-type="float">
            <text:p>67415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779" calcext:value-type="float">
            <text:p>67779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882" calcext:value-type="float">
            <text:p>67882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7892" calcext:value-type="float">
            <text:p>67892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133" calcext:value-type="float">
            <text:p>68133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324" calcext:value-type="float">
            <text:p>68324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413" calcext:value-type="float">
            <text:p>68413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508" calcext:value-type="float">
            <text:p>68508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714" calcext:value-type="float">
            <text:p>68714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936" calcext:value-type="float">
            <text:p>68936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937" calcext:value-type="float">
            <text:p>68937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8943" calcext:value-type="float">
            <text:p>68943</text:p>
          </table:table-cell>
          <table:table-cell office:value-type="float" office:value="71570" calcext:value-type="float">
            <text:p>71570</text:p>
          </table:table-cell>
        </table:table-row>
        <table:table-row table:style-name="ro1">
          <table:table-cell office:value-type="float" office:value="69097" calcext:value-type="float">
            <text:p>69097</text:p>
          </table:table-cell>
          <table:table-cell office:value-type="float" office:value="71877" calcext:value-type="float">
            <text:p>71877</text:p>
          </table:table-cell>
        </table:table-row>
        <table:table-row table:style-name="ro1">
          <table:table-cell office:value-type="float" office:value="69312" calcext:value-type="float">
            <text:p>69312</text:p>
          </table:table-cell>
          <table:table-cell office:value-type="float" office:value="71889" calcext:value-type="float">
            <text:p>71889</text:p>
          </table:table-cell>
        </table:table-row>
        <table:table-row table:style-name="ro1">
          <table:table-cell office:value-type="float" office:value="69386" calcext:value-type="float">
            <text:p>69386</text:p>
          </table:table-cell>
          <table:table-cell office:value-type="float" office:value="71974" calcext:value-type="float">
            <text:p>71974</text:p>
          </table:table-cell>
        </table:table-row>
        <table:table-row table:style-name="ro1">
          <table:table-cell office:value-type="float" office:value="69758" calcext:value-type="float">
            <text:p>69758</text:p>
          </table:table-cell>
          <table:table-cell office:value-type="float" office:value="71981" calcext:value-type="float">
            <text:p>71981</text:p>
          </table:table-cell>
        </table:table-row>
        <table:table-row table:style-name="ro1">
          <table:table-cell office:value-type="float" office:value="69772" calcext:value-type="float">
            <text:p>69772</text:p>
          </table:table-cell>
          <table:table-cell office:value-type="float" office:value="71981" calcext:value-type="float">
            <text:p>71981</text:p>
          </table:table-cell>
        </table:table-row>
        <table:table-row table:style-name="ro1">
          <table:table-cell office:value-type="float" office:value="69792" calcext:value-type="float">
            <text:p>69792</text:p>
          </table:table-cell>
          <table:table-cell office:value-type="float" office:value="71981" calcext:value-type="float">
            <text:p>71981</text:p>
          </table:table-cell>
        </table:table-row>
        <table:table-row table:style-name="ro1">
          <table:table-cell office:value-type="float" office:value="69856" calcext:value-type="float">
            <text:p>69856</text:p>
          </table:table-cell>
          <table:table-cell office:value-type="float" office:value="72113" calcext:value-type="float">
            <text:p>72113</text:p>
          </table:table-cell>
        </table:table-row>
        <table:table-row table:style-name="ro1">
          <table:table-cell office:value-type="float" office:value="69981" calcext:value-type="float">
            <text:p>69981</text:p>
          </table:table-cell>
          <table:table-cell office:value-type="float" office:value="72113" calcext:value-type="float">
            <text:p>72113</text:p>
          </table:table-cell>
        </table:table-row>
        <table:table-row table:style-name="ro1">
          <table:table-cell office:value-type="float" office:value="70105" calcext:value-type="float">
            <text:p>70105</text:p>
          </table:table-cell>
          <table:table-cell office:value-type="float" office:value="72113" calcext:value-type="float">
            <text:p>72113</text:p>
          </table:table-cell>
        </table:table-row>
        <table:table-row table:style-name="ro1">
          <table:table-cell office:value-type="float" office:value="70458" calcext:value-type="float">
            <text:p>70458</text:p>
          </table:table-cell>
          <table:table-cell office:value-type="float" office:value="72113" calcext:value-type="float">
            <text:p>72113</text:p>
          </table:table-cell>
        </table:table-row>
        <table:table-row table:style-name="ro1">
          <table:table-cell office:value-type="float" office:value="70611" calcext:value-type="float">
            <text:p>70611</text:p>
          </table:table-cell>
          <table:table-cell office:value-type="float" office:value="72282" calcext:value-type="float">
            <text:p>72282</text:p>
          </table:table-cell>
        </table:table-row>
        <table:table-row table:style-name="ro1">
          <table:table-cell office:value-type="float" office:value="70673" calcext:value-type="float">
            <text:p>70673</text:p>
          </table:table-cell>
          <table:table-cell office:value-type="float" office:value="72392" calcext:value-type="float">
            <text:p>72392</text:p>
          </table:table-cell>
        </table:table-row>
        <table:table-row table:style-name="ro1">
          <table:table-cell office:value-type="float" office:value="71343" calcext:value-type="float">
            <text:p>71343</text:p>
          </table:table-cell>
          <table:table-cell office:value-type="float" office:value="72496" calcext:value-type="float">
            <text:p>72496</text:p>
          </table:table-cell>
        </table:table-row>
        <table:table-row table:style-name="ro1">
          <table:table-cell office:value-type="float" office:value="71345" calcext:value-type="float">
            <text:p>71345</text:p>
          </table:table-cell>
          <table:table-cell office:value-type="float" office:value="72574" calcext:value-type="float">
            <text:p>72574</text:p>
          </table:table-cell>
        </table:table-row>
        <table:table-row table:style-name="ro1">
          <table:table-cell office:value-type="float" office:value="71377" calcext:value-type="float">
            <text:p>71377</text:p>
          </table:table-cell>
          <table:table-cell office:value-type="float" office:value="72576" calcext:value-type="float">
            <text:p>72576</text:p>
          </table:table-cell>
        </table:table-row>
        <table:table-row table:style-name="ro1">
          <table:table-cell office:value-type="float" office:value="71406" calcext:value-type="float">
            <text:p>71406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436" calcext:value-type="float">
            <text:p>71436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570" calcext:value-type="float">
            <text:p>71570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690" calcext:value-type="float">
            <text:p>71690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747" calcext:value-type="float">
            <text:p>71747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810" calcext:value-type="float">
            <text:p>71810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1981" calcext:value-type="float">
            <text:p>71981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046" calcext:value-type="float">
            <text:p>72046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099" calcext:value-type="float">
            <text:p>72099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113" calcext:value-type="float">
            <text:p>72113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161" calcext:value-type="float">
            <text:p>72161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408" calcext:value-type="float">
            <text:p>72408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515" calcext:value-type="float">
            <text:p>72515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633" calcext:value-type="float">
            <text:p>72633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table:number-columns-repeated="2"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768" calcext:value-type="float">
            <text:p>72768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812" calcext:value-type="float">
            <text:p>72812</text:p>
          </table:table-cell>
          <table:table-cell office:value-type="float" office:value="72653" calcext:value-type="float">
            <text:p>72653</text:p>
          </table:table-cell>
        </table:table-row>
        <table:table-row table:style-name="ro1">
          <table:table-cell office:value-type="float" office:value="72856" calcext:value-type="float">
            <text:p>72856</text:p>
          </table:table-cell>
          <table:table-cell office:value-type="float" office:value="72697" calcext:value-type="float">
            <text:p>72697</text:p>
          </table:table-cell>
        </table:table-row>
        <table:table-row table:style-name="ro1">
          <table:table-cell office:value-type="float" office:value="72939" calcext:value-type="float">
            <text:p>72939</text:p>
          </table:table-cell>
          <table:table-cell office:value-type="float" office:value="73009" calcext:value-type="float">
            <text:p>73009</text:p>
          </table:table-cell>
        </table:table-row>
        <table:table-row table:style-name="ro1">
          <table:table-cell office:value-type="float" office:value="72942" calcext:value-type="float">
            <text:p>72942</text:p>
          </table:table-cell>
          <table:table-cell office:value-type="float" office:value="73451" calcext:value-type="float">
            <text:p>73451</text:p>
          </table:table-cell>
        </table:table-row>
        <table:table-row table:style-name="ro1">
          <table:table-cell office:value-type="float" office:value="72959" calcext:value-type="float">
            <text:p>72959</text:p>
          </table:table-cell>
          <table:table-cell office:value-type="float" office:value="73960" calcext:value-type="float">
            <text:p>73960</text:p>
          </table:table-cell>
        </table:table-row>
        <table:table-row table:style-name="ro1">
          <table:table-cell office:value-type="float" office:value="73077" calcext:value-type="float">
            <text:p>73077</text:p>
          </table:table-cell>
          <table:table-cell office:value-type="float" office:value="73994" calcext:value-type="float">
            <text:p>73994</text:p>
          </table:table-cell>
        </table:table-row>
        <table:table-row table:style-name="ro1">
          <table:table-cell office:value-type="float" office:value="73249" calcext:value-type="float">
            <text:p>73249</text:p>
          </table:table-cell>
          <table:table-cell office:value-type="float" office:value="74015" calcext:value-type="float">
            <text:p>74015</text:p>
          </table:table-cell>
        </table:table-row>
        <table:table-row table:style-name="ro1">
          <table:table-cell office:value-type="float" office:value="73520" calcext:value-type="float">
            <text:p>73520</text:p>
          </table:table-cell>
          <table:table-cell office:value-type="float" office:value="74021" calcext:value-type="float">
            <text:p>74021</text:p>
          </table:table-cell>
        </table:table-row>
        <table:table-row table:style-name="ro1">
          <table:table-cell office:value-type="float" office:value="73603" calcext:value-type="float">
            <text:p>73603</text:p>
          </table:table-cell>
          <table:table-cell office:value-type="float" office:value="74112" calcext:value-type="float">
            <text:p>74112</text:p>
          </table:table-cell>
        </table:table-row>
        <table:table-row table:style-name="ro1">
          <table:table-cell office:value-type="float" office:value="73634" calcext:value-type="float">
            <text:p>73634</text:p>
          </table:table-cell>
          <table:table-cell office:value-type="float" office:value="74245" calcext:value-type="float">
            <text:p>74245</text:p>
          </table:table-cell>
        </table:table-row>
        <table:table-row table:style-name="ro1">
          <table:table-cell office:value-type="float" office:value="73774" calcext:value-type="float">
            <text:p>73774</text:p>
          </table:table-cell>
          <table:table-cell office:value-type="float" office:value="74254" calcext:value-type="float">
            <text:p>74254</text:p>
          </table:table-cell>
        </table:table-row>
        <table:table-row table:style-name="ro1">
          <table:table-cell office:value-type="float" office:value="73775" calcext:value-type="float">
            <text:p>73775</text:p>
          </table:table-cell>
          <table:table-cell office:value-type="float" office:value="74281" calcext:value-type="float">
            <text:p>74281</text:p>
          </table:table-cell>
        </table:table-row>
        <table:table-row table:style-name="ro1">
          <table:table-cell office:value-type="float" office:value="73929" calcext:value-type="float">
            <text:p>73929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3942" calcext:value-type="float">
            <text:p>73942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3957" calcext:value-type="float">
            <text:p>73957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3974" calcext:value-type="float">
            <text:p>73974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4221" calcext:value-type="float">
            <text:p>74221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table:number-columns-repeated="2"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4349" calcext:value-type="float">
            <text:p>74349</text:p>
          </table:table-cell>
          <table:table-cell office:value-type="float" office:value="74339" calcext:value-type="float">
            <text:p>74339</text:p>
          </table:table-cell>
        </table:table-row>
        <table:table-row table:style-name="ro1">
          <table:table-cell office:value-type="float" office:value="74396" calcext:value-type="float">
            <text:p>74396</text:p>
          </table:table-cell>
          <table:table-cell office:value-type="float" office:value="74453" calcext:value-type="float">
            <text:p>74453</text:p>
          </table:table-cell>
        </table:table-row>
        <table:table-row table:style-name="ro1">
          <table:table-cell office:value-type="float" office:value="74406" calcext:value-type="float">
            <text:p>74406</text:p>
          </table:table-cell>
          <table:table-cell office:value-type="float" office:value="74493" calcext:value-type="float">
            <text:p>74493</text:p>
          </table:table-cell>
        </table:table-row>
        <table:table-row table:style-name="ro1">
          <table:table-cell office:value-type="float" office:value="74496" calcext:value-type="float">
            <text:p>74496</text:p>
          </table:table-cell>
          <table:table-cell office:value-type="float" office:value="74498" calcext:value-type="float">
            <text:p>74498</text:p>
          </table:table-cell>
        </table:table-row>
        <table:table-row table:style-name="ro1">
          <table:table-cell table:number-columns-repeated="2" office:value-type="float" office:value="74528" calcext:value-type="float">
            <text:p>74528</text:p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74561" calcext:value-type="float">
            <text:p>74561</text:p>
          </table:table-cell>
        </table:table-row>
        <table:table-row table:style-name="ro1">
          <table:table-cell office:value-type="float" office:value="74560" calcext:value-type="float">
            <text:p>74560</text:p>
          </table:table-cell>
          <table:table-cell office:value-type="float" office:value="74716" calcext:value-type="float">
            <text:p>74716</text:p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office:value-type="float" office:value="74777" calcext:value-type="float">
            <text:p>74777</text:p>
          </table:table-cell>
        </table:table-row>
        <table:table-row table:style-name="ro1">
          <table:table-cell office:value-type="float" office:value="74646" calcext:value-type="float">
            <text:p>74646</text:p>
          </table:table-cell>
          <table:table-cell office:value-type="float" office:value="74797" calcext:value-type="float">
            <text:p>74797</text:p>
          </table:table-cell>
        </table:table-row>
        <table:table-row table:style-name="ro1">
          <table:table-cell table:number-columns-repeated="2" office:value-type="float" office:value="74797" calcext:value-type="float">
            <text:p>74797</text:p>
          </table:table-cell>
        </table:table-row>
        <table:table-row table:style-name="ro1">
          <table:table-cell office:value-type="float" office:value="74867" calcext:value-type="float">
            <text:p>74867</text:p>
          </table:table-cell>
          <table:table-cell office:value-type="float" office:value="74797" calcext:value-type="float">
            <text:p>74797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float" office:value="74797" calcext:value-type="float">
            <text:p>74797</text:p>
          </table:table-cell>
        </table:table-row>
        <table:table-row table:style-name="ro1">
          <table:table-cell office:value-type="float" office:value="75194" calcext:value-type="float">
            <text:p>75194</text:p>
          </table:table-cell>
          <table:table-cell office:value-type="float" office:value="74797" calcext:value-type="float">
            <text:p>74797</text:p>
          </table:table-cell>
        </table:table-row>
        <table:table-row table:style-name="ro1">
          <table:table-cell office:value-type="float" office:value="75308" calcext:value-type="float">
            <text:p>75308</text:p>
          </table:table-cell>
          <table:table-cell office:value-type="float" office:value="74874" calcext:value-type="float">
            <text:p>74874</text:p>
          </table:table-cell>
        </table:table-row>
        <table:table-row table:style-name="ro1">
          <table:table-cell office:value-type="float" office:value="75441" calcext:value-type="float">
            <text:p>75441</text:p>
          </table:table-cell>
          <table:table-cell office:value-type="float" office:value="74917" calcext:value-type="float">
            <text:p>74917</text:p>
          </table:table-cell>
        </table:table-row>
        <table:table-row table:style-name="ro1">
          <table:table-cell office:value-type="float" office:value="75456" calcext:value-type="float">
            <text:p>75456</text:p>
          </table:table-cell>
          <table:table-cell office:value-type="float" office:value="74951" calcext:value-type="float">
            <text:p>74951</text:p>
          </table:table-cell>
        </table:table-row>
        <table:table-row table:style-name="ro1">
          <table:table-cell office:value-type="float" office:value="75481" calcext:value-type="float">
            <text:p>75481</text:p>
          </table:table-cell>
          <table:table-cell office:value-type="float" office:value="75054" calcext:value-type="float">
            <text:p>75054</text:p>
          </table:table-cell>
        </table:table-row>
        <table:table-row table:style-name="ro1">
          <table:table-cell office:value-type="float" office:value="75639" calcext:value-type="float">
            <text:p>75639</text:p>
          </table:table-cell>
          <table:table-cell office:value-type="float" office:value="75210" calcext:value-type="float">
            <text:p>75210</text:p>
          </table:table-cell>
        </table:table-row>
        <table:table-row table:style-name="ro1">
          <table:table-cell office:value-type="float" office:value="75654" calcext:value-type="float">
            <text:p>75654</text:p>
          </table:table-cell>
          <table:table-cell office:value-type="float" office:value="75304" calcext:value-type="float">
            <text:p>75304</text:p>
          </table:table-cell>
        </table:table-row>
        <table:table-row table:style-name="ro1">
          <table:table-cell office:value-type="float" office:value="75660" calcext:value-type="float">
            <text:p>75660</text:p>
          </table:table-cell>
          <table:table-cell office:value-type="float" office:value="75643" calcext:value-type="float">
            <text:p>75643</text:p>
          </table:table-cell>
        </table:table-row>
        <table:table-row table:style-name="ro1">
          <table:table-cell office:value-type="float" office:value="75697" calcext:value-type="float">
            <text:p>75697</text:p>
          </table:table-cell>
          <table:table-cell office:value-type="float" office:value="75838" calcext:value-type="float">
            <text:p>75838</text:p>
          </table:table-cell>
        </table:table-row>
        <table:table-row table:style-name="ro1">
          <table:table-cell office:value-type="float" office:value="75726" calcext:value-type="float">
            <text:p>75726</text:p>
          </table:table-cell>
          <table:table-cell office:value-type="float" office:value="75853" calcext:value-type="float">
            <text:p>75853</text:p>
          </table:table-cell>
        </table:table-row>
        <table:table-row table:style-name="ro1">
          <table:table-cell office:value-type="float" office:value="75818" calcext:value-type="float">
            <text:p>75818</text:p>
          </table:table-cell>
          <table:table-cell office:value-type="float" office:value="75952" calcext:value-type="float">
            <text:p>75952</text:p>
          </table:table-cell>
        </table:table-row>
        <table:table-row table:style-name="ro1">
          <table:table-cell office:value-type="float" office:value="75846" calcext:value-type="float">
            <text:p>75846</text:p>
          </table:table-cell>
          <table:table-cell office:value-type="float" office:value="76047" calcext:value-type="float">
            <text:p>76047</text:p>
          </table:table-cell>
        </table:table-row>
        <table:table-row table:style-name="ro1">
          <table:table-cell office:value-type="float" office:value="76144" calcext:value-type="float">
            <text:p>76144</text:p>
          </table:table-cell>
          <table:table-cell office:value-type="float" office:value="76152" calcext:value-type="float">
            <text:p>76152</text:p>
          </table:table-cell>
        </table:table-row>
        <table:table-row table:style-name="ro1">
          <table:table-cell office:value-type="float" office:value="76299" calcext:value-type="float">
            <text:p>76299</text:p>
          </table:table-cell>
          <table:table-cell office:value-type="float" office:value="76355" calcext:value-type="float">
            <text:p>76355</text:p>
          </table:table-cell>
        </table:table-row>
        <table:table-row table:style-name="ro1">
          <table:table-cell office:value-type="float" office:value="76436" calcext:value-type="float">
            <text:p>76436</text:p>
          </table:table-cell>
          <table:table-cell office:value-type="float" office:value="76437" calcext:value-type="float">
            <text:p>76437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float" office:value="76714" calcext:value-type="float">
            <text:p>76714</text:p>
          </table:table-cell>
        </table:table-row>
        <table:table-row table:style-name="ro1">
          <table:table-cell office:value-type="float" office:value="76587" calcext:value-type="float">
            <text:p>76587</text:p>
          </table:table-cell>
          <table:table-cell office:value-type="float" office:value="76889" calcext:value-type="float">
            <text:p>76889</text:p>
          </table:table-cell>
        </table:table-row>
        <table:table-row table:style-name="ro1">
          <table:table-cell office:value-type="float" office:value="76692" calcext:value-type="float">
            <text:p>76692</text:p>
          </table:table-cell>
          <table:table-cell office:value-type="float" office:value="77141" calcext:value-type="float">
            <text:p>77141</text:p>
          </table:table-cell>
        </table:table-row>
        <table:table-row table:style-name="ro1">
          <table:table-cell office:value-type="float" office:value="76709" calcext:value-type="float">
            <text:p>76709</text:p>
          </table:table-cell>
          <table:table-cell office:value-type="float" office:value="77169" calcext:value-type="float">
            <text:p>77169</text:p>
          </table:table-cell>
        </table:table-row>
        <table:table-row table:style-name="ro1">
          <table:table-cell office:value-type="float" office:value="77145" calcext:value-type="float">
            <text:p>77145</text:p>
          </table:table-cell>
          <table:table-cell office:value-type="float" office:value="77362" calcext:value-type="float">
            <text:p>77362</text:p>
          </table:table-cell>
        </table:table-row>
        <table:table-row table:style-name="ro1">
          <table:table-cell office:value-type="float" office:value="77162" calcext:value-type="float">
            <text:p>77162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float" office:value="77297" calcext:value-type="float">
            <text:p>77297</text:p>
          </table:table-cell>
          <table:table-cell office:value-type="float" office:value="77588" calcext:value-type="float">
            <text:p>77588</text:p>
          </table:table-cell>
        </table:table-row>
        <table:table-row table:style-name="ro1">
          <table:table-cell office:value-type="float" office:value="77306" calcext:value-type="float">
            <text:p>77306</text:p>
          </table:table-cell>
          <table:table-cell office:value-type="float" office:value="77649" calcext:value-type="float">
            <text:p>77649</text:p>
          </table:table-cell>
        </table:table-row>
        <table:table-row table:style-name="ro1">
          <table:table-cell office:value-type="float" office:value="77559" calcext:value-type="float">
            <text:p>77559</text:p>
          </table:table-cell>
          <table:table-cell office:value-type="float" office:value="77657" calcext:value-type="float">
            <text:p>77657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float" office:value="77788" calcext:value-type="float">
            <text:p>77788</text:p>
          </table:table-cell>
        </table:table-row>
        <table:table-row table:style-name="ro1">
          <table:table-cell office:value-type="float" office:value="77729" calcext:value-type="float">
            <text:p>77729</text:p>
          </table:table-cell>
          <table:table-cell office:value-type="float" office:value="77849" calcext:value-type="float">
            <text:p>77849</text:p>
          </table:table-cell>
        </table:table-row>
        <table:table-row table:style-name="ro1">
          <table:table-cell office:value-type="float" office:value="77818" calcext:value-type="float">
            <text:p>77818</text:p>
          </table:table-cell>
          <table:table-cell office:value-type="float" office:value="78075" calcext:value-type="float">
            <text:p>78075</text:p>
          </table:table-cell>
        </table:table-row>
        <table:table-row table:style-name="ro1">
          <table:table-cell office:value-type="float" office:value="77903" calcext:value-type="float">
            <text:p>77903</text:p>
          </table:table-cell>
          <table:table-cell office:value-type="float" office:value="78365" calcext:value-type="float">
            <text:p>78365</text:p>
          </table:table-cell>
        </table:table-row>
        <table:table-row table:style-name="ro1">
          <table:table-cell office:value-type="float" office:value="78497" calcext:value-type="float">
            <text:p>78497</text:p>
          </table:table-cell>
          <table:table-cell office:value-type="float" office:value="78370" calcext:value-type="float">
            <text:p>78370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float" office:value="78564" calcext:value-type="float">
            <text:p>78564</text:p>
          </table:table-cell>
        </table:table-row>
        <table:table-row table:style-name="ro1">
          <table:table-cell office:value-type="float" office:value="78593" calcext:value-type="float">
            <text:p>78593</text:p>
          </table:table-cell>
          <table:table-cell office:value-type="float" office:value="78586" calcext:value-type="float">
            <text:p>78586</text:p>
          </table:table-cell>
        </table:table-row>
        <table:table-row table:style-name="ro1">
          <table:table-cell office:value-type="float" office:value="78804" calcext:value-type="float">
            <text:p>78804</text:p>
          </table:table-cell>
          <table:table-cell office:value-type="float" office:value="78629" calcext:value-type="float">
            <text:p>78629</text:p>
          </table:table-cell>
        </table:table-row>
        <table:table-row table:style-name="ro1">
          <table:table-cell office:value-type="float" office:value="78854" calcext:value-type="float">
            <text:p>78854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8892" calcext:value-type="float">
            <text:p>78892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8999" calcext:value-type="float">
            <text:p>78999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006" calcext:value-type="float">
            <text:p>79006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022" calcext:value-type="float">
            <text:p>79022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067" calcext:value-type="float">
            <text:p>79067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069" calcext:value-type="float">
            <text:p>79069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354" calcext:value-type="float">
            <text:p>79354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410" calcext:value-type="float">
            <text:p>79410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691" calcext:value-type="float">
            <text:p>79691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772" calcext:value-type="float">
            <text:p>79772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79954" calcext:value-type="float">
            <text:p>79954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80150" calcext:value-type="float">
            <text:p>80150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80166" calcext:value-type="float">
            <text:p>80166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80188" calcext:value-type="float">
            <text:p>80188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80233" calcext:value-type="float">
            <text:p>80233</text:p>
          </table:table-cell>
          <table:table-cell office:value-type="float" office:value="78804" calcext:value-type="float">
            <text:p>78804</text:p>
          </table:table-cell>
        </table:table-row>
        <table:table-row table:style-name="ro1">
          <table:table-cell office:value-type="float" office:value="80279" calcext:value-type="float">
            <text:p>80279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373" calcext:value-type="float">
            <text:p>80373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427" calcext:value-type="float">
            <text:p>80427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585" calcext:value-type="float">
            <text:p>80585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696" calcext:value-type="float">
            <text:p>80696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732" calcext:value-type="float">
            <text:p>80732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793" calcext:value-type="float">
            <text:p>80793</text:p>
          </table:table-cell>
          <table:table-cell office:value-type="float" office:value="79006" calcext:value-type="float">
            <text:p>79006</text:p>
          </table:table-cell>
        </table:table-row>
        <table:table-row table:style-name="ro1">
          <table:table-cell office:value-type="float" office:value="80894" calcext:value-type="float">
            <text:p>80894</text:p>
          </table:table-cell>
          <table:table-cell office:value-type="float" office:value="79009" calcext:value-type="float">
            <text:p>79009</text:p>
          </table:table-cell>
        </table:table-row>
        <table:table-row table:style-name="ro1">
          <table:table-cell office:value-type="float" office:value="81036" calcext:value-type="float">
            <text:p>81036</text:p>
          </table:table-cell>
          <table:table-cell office:value-type="float" office:value="79218" calcext:value-type="float">
            <text:p>79218</text:p>
          </table:table-cell>
        </table:table-row>
        <table:table-row table:style-name="ro1">
          <table:table-cell office:value-type="float" office:value="81043" calcext:value-type="float">
            <text:p>81043</text:p>
          </table:table-cell>
          <table:table-cell office:value-type="float" office:value="79504" calcext:value-type="float">
            <text:p>79504</text:p>
          </table:table-cell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float" office:value="79598" calcext:value-type="float">
            <text:p>79598</text:p>
          </table:table-cell>
        </table:table-row>
        <table:table-row table:style-name="ro1">
          <table:table-cell office:value-type="float" office:value="81148" calcext:value-type="float">
            <text:p>81148</text:p>
          </table:table-cell>
          <table:table-cell office:value-type="float" office:value="79679" calcext:value-type="float">
            <text:p>79679</text:p>
          </table:table-cell>
        </table:table-row>
        <table:table-row table:style-name="ro1">
          <table:table-cell office:value-type="float" office:value="81207" calcext:value-type="float">
            <text:p>81207</text:p>
          </table:table-cell>
          <table:table-cell office:value-type="float" office:value="79824" calcext:value-type="float">
            <text:p>79824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float" office:value="79859" calcext:value-type="float">
            <text:p>79859</text:p>
          </table:table-cell>
        </table:table-row>
        <table:table-row table:style-name="ro1">
          <table:table-cell office:value-type="float" office:value="81347" calcext:value-type="float">
            <text:p>81347</text:p>
          </table:table-cell>
          <table:table-cell office:value-type="float" office:value="80062" calcext:value-type="float">
            <text:p>80062</text:p>
          </table:table-cell>
        </table:table-row>
        <table:table-row table:style-name="ro1">
          <table:table-cell office:value-type="float" office:value="81386" calcext:value-type="float">
            <text:p>81386</text:p>
          </table:table-cell>
          <table:table-cell office:value-type="float" office:value="80142" calcext:value-type="float">
            <text:p>80142</text:p>
          </table:table-cell>
        </table:table-row>
        <table:table-row table:style-name="ro1">
          <table:table-cell office:value-type="float" office:value="81509" calcext:value-type="float">
            <text:p>81509</text:p>
          </table:table-cell>
          <table:table-cell office:value-type="float" office:value="80251" calcext:value-type="float">
            <text:p>80251</text:p>
          </table:table-cell>
        </table:table-row>
        <table:table-row table:style-name="ro1">
          <table:table-cell office:value-type="float" office:value="81551" calcext:value-type="float">
            <text:p>81551</text:p>
          </table:table-cell>
          <table:table-cell office:value-type="float" office:value="80283" calcext:value-type="float">
            <text:p>80283</text:p>
          </table:table-cell>
        </table:table-row>
        <table:table-row table:style-name="ro1">
          <table:table-cell office:value-type="float" office:value="81565" calcext:value-type="float">
            <text:p>81565</text:p>
          </table:table-cell>
          <table:table-cell office:value-type="float" office:value="80328" calcext:value-type="float">
            <text:p>80328</text:p>
          </table:table-cell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float" office:value="80475" calcext:value-type="float">
            <text:p>80475</text:p>
          </table:table-cell>
        </table:table-row>
        <table:table-row table:style-name="ro1">
          <table:table-cell office:value-type="float" office:value="81841" calcext:value-type="float">
            <text:p>81841</text:p>
          </table:table-cell>
          <table:table-cell office:value-type="float" office:value="80539" calcext:value-type="float">
            <text:p>80539</text:p>
          </table:table-cell>
        </table:table-row>
        <table:table-row table:style-name="ro1">
          <table:table-cell office:value-type="float" office:value="81847" calcext:value-type="float">
            <text:p>81847</text:p>
          </table:table-cell>
          <table:table-cell office:value-type="float" office:value="80560" calcext:value-type="float">
            <text:p>80560</text:p>
          </table:table-cell>
        </table:table-row>
        <table:table-row table:style-name="ro1">
          <table:table-cell office:value-type="float" office:value="82030" calcext:value-type="float">
            <text:p>82030</text:p>
          </table:table-cell>
          <table:table-cell office:value-type="float" office:value="80805" calcext:value-type="float">
            <text:p>80805</text:p>
          </table:table-cell>
        </table:table-row>
        <table:table-row table:style-name="ro1">
          <table:table-cell office:value-type="float" office:value="82107" calcext:value-type="float">
            <text:p>82107</text:p>
          </table:table-cell>
          <table:table-cell office:value-type="float" office:value="80859" calcext:value-type="float">
            <text:p>80859</text:p>
          </table:table-cell>
        </table:table-row>
        <table:table-row table:style-name="ro1">
          <table:table-cell office:value-type="float" office:value="82208" calcext:value-type="float">
            <text:p>82208</text:p>
          </table:table-cell>
          <table:table-cell office:value-type="float" office:value="80910" calcext:value-type="float">
            <text:p>80910</text:p>
          </table:table-cell>
        </table:table-row>
        <table:table-row table:style-name="ro1">
          <table:table-cell office:value-type="float" office:value="82291" calcext:value-type="float">
            <text:p>82291</text:p>
          </table:table-cell>
          <table:table-cell office:value-type="float" office:value="81367" calcext:value-type="float">
            <text:p>81367</text:p>
          </table:table-cell>
        </table:table-row>
        <table:table-row table:style-name="ro1">
          <table:table-cell office:value-type="float" office:value="82397" calcext:value-type="float">
            <text:p>82397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2476" calcext:value-type="float">
            <text:p>82476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2619" calcext:value-type="float">
            <text:p>82619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2991" calcext:value-type="float">
            <text:p>82991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3036" calcext:value-type="float">
            <text:p>83036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3050" calcext:value-type="float">
            <text:p>83050</text:p>
          </table:table-cell>
          <table:table-cell office:value-type="float" office:value="81565" calcext:value-type="float">
            <text:p>81565</text:p>
          </table:table-cell>
        </table:table-row>
        <table:table-row table:style-name="ro1">
          <table:table-cell office:value-type="float" office:value="83358" calcext:value-type="float">
            <text:p>83358</text:p>
          </table:table-cell>
          <table:table-cell office:value-type="float" office:value="81617" calcext:value-type="float">
            <text:p>81617</text:p>
          </table:table-cell>
        </table:table-row>
        <table:table-row table:style-name="ro1">
          <table:table-cell office:value-type="float" office:value="83369" calcext:value-type="float">
            <text:p>83369</text:p>
          </table:table-cell>
          <table:table-cell office:value-type="float" office:value="81919" calcext:value-type="float">
            <text:p>81919</text:p>
          </table:table-cell>
        </table:table-row>
        <table:table-row table:style-name="ro1">
          <table:table-cell office:value-type="float" office:value="83462" calcext:value-type="float">
            <text:p>83462</text:p>
          </table:table-cell>
          <table:table-cell office:value-type="float" office:value="81964" calcext:value-type="float">
            <text:p>81964</text:p>
          </table:table-cell>
        </table:table-row>
        <table:table-row table:style-name="ro1">
          <table:table-cell office:value-type="float" office:value="83677" calcext:value-type="float">
            <text:p>83677</text:p>
          </table:table-cell>
          <table:table-cell office:value-type="float" office:value="82121" calcext:value-type="float">
            <text:p>82121</text:p>
          </table:table-cell>
        </table:table-row>
        <table:table-row table:style-name="ro1">
          <table:table-cell office:value-type="float" office:value="83788" calcext:value-type="float">
            <text:p>83788</text:p>
          </table:table-cell>
          <table:table-cell office:value-type="float" office:value="82227" calcext:value-type="float">
            <text:p>82227</text:p>
          </table:table-cell>
        </table:table-row>
        <table:table-row table:style-name="ro1">
          <table:table-cell office:value-type="float" office:value="83859" calcext:value-type="float">
            <text:p>83859</text:p>
          </table:table-cell>
          <table:table-cell office:value-type="float" office:value="82669" calcext:value-type="float">
            <text:p>82669</text:p>
          </table:table-cell>
        </table:table-row>
        <table:table-row table:style-name="ro1">
          <table:table-cell office:value-type="float" office:value="83897" calcext:value-type="float">
            <text:p>83897</text:p>
          </table:table-cell>
          <table:table-cell office:value-type="float" office:value="82788" calcext:value-type="float">
            <text:p>82788</text:p>
          </table:table-cell>
        </table:table-row>
        <table:table-row table:style-name="ro1">
          <table:table-cell office:value-type="float" office:value="83934" calcext:value-type="float">
            <text:p>83934</text:p>
          </table:table-cell>
          <table:table-cell office:value-type="float" office:value="82983" calcext:value-type="float">
            <text:p>82983</text:p>
          </table:table-cell>
        </table:table-row>
        <table:table-row table:style-name="ro1">
          <table:table-cell office:value-type="float" office:value="84096" calcext:value-type="float">
            <text:p>84096</text:p>
          </table:table-cell>
          <table:table-cell office:value-type="float" office:value="83042" calcext:value-type="float">
            <text:p>83042</text:p>
          </table:table-cell>
        </table:table-row>
        <table:table-row table:style-name="ro1">
          <table:table-cell office:value-type="float" office:value="84234" calcext:value-type="float">
            <text:p>84234</text:p>
          </table:table-cell>
          <table:table-cell office:value-type="float" office:value="83091" calcext:value-type="float">
            <text:p>83091</text:p>
          </table:table-cell>
        </table:table-row>
        <table:table-row table:style-name="ro1">
          <table:table-cell office:value-type="float" office:value="84655" calcext:value-type="float">
            <text:p>84655</text:p>
          </table:table-cell>
          <table:table-cell office:value-type="float" office:value="83127" calcext:value-type="float">
            <text:p>83127</text:p>
          </table:table-cell>
        </table:table-row>
        <table:table-row table:style-name="ro1">
          <table:table-cell office:value-type="float" office:value="84695" calcext:value-type="float">
            <text:p>84695</text:p>
          </table:table-cell>
          <table:table-cell office:value-type="float" office:value="83230" calcext:value-type="float">
            <text:p>83230</text:p>
          </table:table-cell>
        </table:table-row>
        <table:table-row table:style-name="ro1">
          <table:table-cell office:value-type="float" office:value="84703" calcext:value-type="float">
            <text:p>84703</text:p>
          </table:table-cell>
          <table:table-cell office:value-type="float" office:value="83333" calcext:value-type="float">
            <text:p>83333</text:p>
          </table:table-cell>
        </table:table-row>
        <table:table-row table:style-name="ro1">
          <table:table-cell office:value-type="float" office:value="84985" calcext:value-type="float">
            <text:p>84985</text:p>
          </table:table-cell>
          <table:table-cell office:value-type="float" office:value="83372" calcext:value-type="float">
            <text:p>83372</text:p>
          </table:table-cell>
        </table:table-row>
        <table:table-row table:style-name="ro1">
          <table:table-cell office:value-type="float" office:value="85054" calcext:value-type="float">
            <text:p>85054</text:p>
          </table:table-cell>
          <table:table-cell office:value-type="float" office:value="83419" calcext:value-type="float">
            <text:p>83419</text:p>
          </table:table-cell>
        </table:table-row>
        <table:table-row table:style-name="ro1">
          <table:table-cell office:value-type="float" office:value="85075" calcext:value-type="float">
            <text:p>85075</text:p>
          </table:table-cell>
          <table:table-cell office:value-type="float" office:value="83704" calcext:value-type="float">
            <text:p>83704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83868" calcext:value-type="float">
            <text:p>83868</text:p>
          </table:table-cell>
        </table:table-row>
        <table:table-row table:style-name="ro1">
          <table:table-cell office:value-type="float" office:value="85217" calcext:value-type="float">
            <text:p>85217</text:p>
          </table:table-cell>
          <table:table-cell office:value-type="float" office:value="83875" calcext:value-type="float">
            <text:p>83875</text:p>
          </table:table-cell>
        </table:table-row>
        <table:table-row table:style-name="ro1">
          <table:table-cell office:value-type="float" office:value="85328" calcext:value-type="float">
            <text:p>85328</text:p>
          </table:table-cell>
          <table:table-cell office:value-type="float" office:value="84307" calcext:value-type="float">
            <text:p>84307</text:p>
          </table:table-cell>
        </table:table-row>
        <table:table-row table:style-name="ro1">
          <table:table-cell office:value-type="float" office:value="85336" calcext:value-type="float">
            <text:p>85336</text:p>
          </table:table-cell>
          <table:table-cell office:value-type="float" office:value="84330" calcext:value-type="float">
            <text:p>84330</text:p>
          </table:table-cell>
        </table:table-row>
        <table:table-row table:style-name="ro1">
          <table:table-cell office:value-type="float" office:value="85446" calcext:value-type="float">
            <text:p>85446</text:p>
          </table:table-cell>
          <table:table-cell office:value-type="float" office:value="84847" calcext:value-type="float">
            <text:p>84847</text:p>
          </table:table-cell>
        </table:table-row>
        <table:table-row table:style-name="ro1">
          <table:table-cell office:value-type="float" office:value="85458" calcext:value-type="float">
            <text:p>85458</text:p>
          </table:table-cell>
          <table:table-cell office:value-type="float" office:value="84925" calcext:value-type="float">
            <text:p>84925</text:p>
          </table:table-cell>
        </table:table-row>
        <table:table-row table:style-name="ro1">
          <table:table-cell office:value-type="float" office:value="85501" calcext:value-type="float">
            <text:p>85501</text:p>
          </table:table-cell>
          <table:table-cell office:value-type="float" office:value="85104" calcext:value-type="float">
            <text:p>85104</text:p>
          </table:table-cell>
        </table:table-row>
        <table:table-row table:style-name="ro1">
          <table:table-cell office:value-type="float" office:value="85513" calcext:value-type="float">
            <text:p>85513</text:p>
          </table:table-cell>
          <table:table-cell office:value-type="float" office:value="85233" calcext:value-type="float">
            <text:p>85233</text:p>
          </table:table-cell>
        </table:table-row>
        <table:table-row table:style-name="ro1">
          <table:table-cell office:value-type="float" office:value="85569" calcext:value-type="float">
            <text:p>85569</text:p>
          </table:table-cell>
          <table:table-cell office:value-type="float" office:value="85342" calcext:value-type="float">
            <text:p>85342</text:p>
          </table:table-cell>
        </table:table-row>
        <table:table-row table:style-name="ro1">
          <table:table-cell office:value-type="float" office:value="85617" calcext:value-type="float">
            <text:p>85617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630" calcext:value-type="float">
            <text:p>85630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655" calcext:value-type="float">
            <text:p>85655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668" calcext:value-type="float">
            <text:p>85668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741" calcext:value-type="float">
            <text:p>85741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809" calcext:value-type="float">
            <text:p>85809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893" calcext:value-type="float">
            <text:p>85893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5932" calcext:value-type="float">
            <text:p>85932</text:p>
          </table:table-cell>
          <table:table-cell office:value-type="float" office:value="85446" calcext:value-type="float">
            <text:p>85446</text:p>
          </table:table-cell>
        </table:table-row>
        <table:table-row table:style-name="ro1">
          <table:table-cell office:value-type="float" office:value="86146" calcext:value-type="float">
            <text:p>86146</text:p>
          </table:table-cell>
          <table:table-cell office:value-type="float" office:value="85460" calcext:value-type="float">
            <text:p>85460</text:p>
          </table:table-cell>
        </table:table-row>
        <table:table-row table:style-name="ro1">
          <table:table-cell office:value-type="float" office:value="86391" calcext:value-type="float">
            <text:p>86391</text:p>
          </table:table-cell>
          <table:table-cell office:value-type="float" office:value="85551" calcext:value-type="float">
            <text:p>85551</text:p>
          </table:table-cell>
        </table:table-row>
        <table:table-row table:style-name="ro1">
          <table:table-cell office:value-type="float" office:value="86533" calcext:value-type="float">
            <text:p>86533</text:p>
          </table:table-cell>
          <table:table-cell office:value-type="float" office:value="85777" calcext:value-type="float">
            <text:p>85777</text:p>
          </table:table-cell>
        </table:table-row>
        <table:table-row table:style-name="ro1">
          <table:table-cell office:value-type="float" office:value="86591" calcext:value-type="float">
            <text:p>86591</text:p>
          </table:table-cell>
          <table:table-cell office:value-type="float" office:value="86048" calcext:value-type="float">
            <text:p>86048</text:p>
          </table:table-cell>
        </table:table-row>
        <table:table-row table:style-name="ro1">
          <table:table-cell office:value-type="float" office:value="86668" calcext:value-type="float">
            <text:p>86668</text:p>
          </table:table-cell>
          <table:table-cell office:value-type="float" office:value="86070" calcext:value-type="float">
            <text:p>86070</text:p>
          </table:table-cell>
        </table:table-row>
        <table:table-row table:style-name="ro1">
          <table:table-cell office:value-type="float" office:value="86677" calcext:value-type="float">
            <text:p>86677</text:p>
          </table:table-cell>
          <table:table-cell office:value-type="float" office:value="86075" calcext:value-type="float">
            <text:p>86075</text:p>
          </table:table-cell>
        </table:table-row>
        <table:table-row table:style-name="ro1">
          <table:table-cell office:value-type="float" office:value="86682" calcext:value-type="float">
            <text:p>86682</text:p>
          </table:table-cell>
          <table:table-cell office:value-type="float" office:value="86165" calcext:value-type="float">
            <text:p>86165</text:p>
          </table:table-cell>
        </table:table-row>
        <table:table-row table:style-name="ro1">
          <table:table-cell office:value-type="float" office:value="86705" calcext:value-type="float">
            <text:p>86705</text:p>
          </table:table-cell>
          <table:table-cell office:value-type="float" office:value="86530" calcext:value-type="float">
            <text:p>86530</text:p>
          </table:table-cell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float" office:value="86751" calcext:value-type="float">
            <text:p>86751</text:p>
          </table:table-cell>
        </table:table-row>
        <table:table-row table:style-name="ro1">
          <table:table-cell office:value-type="float" office:value="86726" calcext:value-type="float">
            <text:p>86726</text:p>
          </table:table-cell>
          <table:table-cell office:value-type="float" office:value="87189" calcext:value-type="float">
            <text:p>87189</text:p>
          </table:table-cell>
        </table:table-row>
        <table:table-row table:style-name="ro1">
          <table:table-cell office:value-type="float" office:value="86911" calcext:value-type="float">
            <text:p>86911</text:p>
          </table:table-cell>
          <table:table-cell office:value-type="float" office:value="87328" calcext:value-type="float">
            <text:p>87328</text:p>
          </table:table-cell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7358" calcext:value-type="float">
            <text:p>87358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7426" calcext:value-type="float">
            <text:p>87426</text:p>
          </table:table-cell>
        </table:table-row>
        <table:table-row table:style-name="ro1">
          <table:table-cell office:value-type="float" office:value="87158" calcext:value-type="float">
            <text:p>87158</text:p>
          </table:table-cell>
          <table:table-cell office:value-type="float" office:value="87480" calcext:value-type="float">
            <text:p>87480</text:p>
          </table:table-cell>
        </table:table-row>
        <table:table-row table:style-name="ro1">
          <table:table-cell office:value-type="float" office:value="87221" calcext:value-type="float">
            <text:p>87221</text:p>
          </table:table-cell>
          <table:table-cell office:value-type="float" office:value="87694" calcext:value-type="float">
            <text:p>87694</text:p>
          </table:table-cell>
        </table:table-row>
        <table:table-row table:style-name="ro1">
          <table:table-cell office:value-type="float" office:value="87339" calcext:value-type="float">
            <text:p>87339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491" calcext:value-type="float">
            <text:p>87491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580" calcext:value-type="float">
            <text:p>87580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581" calcext:value-type="float">
            <text:p>87581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629" calcext:value-type="float">
            <text:p>87629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729" calcext:value-type="float">
            <text:p>87729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751" calcext:value-type="float">
            <text:p>87751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759" calcext:value-type="float">
            <text:p>87759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777" calcext:value-type="float">
            <text:p>87777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833" calcext:value-type="float">
            <text:p>87833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852" calcext:value-type="float">
            <text:p>87852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7983" calcext:value-type="float">
            <text:p>87983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8023" calcext:value-type="float">
            <text:p>88023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8057" calcext:value-type="float">
            <text:p>88057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8109" calcext:value-type="float">
            <text:p>88109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8205" calcext:value-type="float">
            <text:p>88205</text:p>
          </table:table-cell>
          <table:table-cell office:value-type="float" office:value="88283" calcext:value-type="float">
            <text:p>88283</text:p>
          </table:table-cell>
        </table:table-row>
        <table:table-row table:style-name="ro1">
          <table:table-cell office:value-type="float" office:value="88283" calcext:value-type="float">
            <text:p>88283</text:p>
          </table:table-cell>
          <table:table-cell office:value-type="float" office:value="88377" calcext:value-type="float">
            <text:p>88377</text:p>
          </table:table-cell>
        </table:table-row>
        <table:table-row table:style-name="ro1">
          <table:table-cell office:value-type="float" office:value="88284" calcext:value-type="float">
            <text:p>88284</text:p>
          </table:table-cell>
          <table:table-cell office:value-type="float" office:value="88413" calcext:value-type="float">
            <text:p>88413</text:p>
          </table:table-cell>
        </table:table-row>
        <table:table-row table:style-name="ro1">
          <table:table-cell office:value-type="float" office:value="88470" calcext:value-type="float">
            <text:p>88470</text:p>
          </table:table-cell>
          <table:table-cell office:value-type="float" office:value="88492" calcext:value-type="float">
            <text:p>88492</text:p>
          </table:table-cell>
        </table:table-row>
        <table:table-row table:style-name="ro1">
          <table:table-cell office:value-type="float" office:value="88617" calcext:value-type="float">
            <text:p>88617</text:p>
          </table:table-cell>
          <table:table-cell office:value-type="float" office:value="88574" calcext:value-type="float">
            <text:p>88574</text:p>
          </table:table-cell>
        </table:table-row>
        <table:table-row table:style-name="ro1">
          <table:table-cell office:value-type="float" office:value="88657" calcext:value-type="float">
            <text:p>88657</text:p>
          </table:table-cell>
          <table:table-cell office:value-type="float" office:value="88625" calcext:value-type="float">
            <text:p>88625</text:p>
          </table:table-cell>
        </table:table-row>
        <table:table-row table:style-name="ro1">
          <table:table-cell office:value-type="float" office:value="88690" calcext:value-type="float">
            <text:p>88690</text:p>
          </table:table-cell>
          <table:table-cell office:value-type="float" office:value="88659" calcext:value-type="float">
            <text:p>88659</text:p>
          </table:table-cell>
        </table:table-row>
        <table:table-row table:style-name="ro1">
          <table:table-cell office:value-type="float" office:value="88789" calcext:value-type="float">
            <text:p>88789</text:p>
          </table:table-cell>
          <table:table-cell office:value-type="float" office:value="88731" calcext:value-type="float">
            <text:p>88731</text:p>
          </table:table-cell>
        </table:table-row>
        <table:table-row table:style-name="ro1">
          <table:table-cell office:value-type="float" office:value="88802" calcext:value-type="float">
            <text:p>88802</text:p>
          </table:table-cell>
          <table:table-cell office:value-type="float" office:value="89108" calcext:value-type="float">
            <text:p>89108</text:p>
          </table:table-cell>
        </table:table-row>
        <table:table-row table:style-name="ro1">
          <table:table-cell office:value-type="float" office:value="88821" calcext:value-type="float">
            <text:p>88821</text:p>
          </table:table-cell>
          <table:table-cell office:value-type="float" office:value="89149" calcext:value-type="float">
            <text:p>89149</text:p>
          </table:table-cell>
        </table:table-row>
        <table:table-row table:style-name="ro1">
          <table:table-cell office:value-type="float" office:value="88852" calcext:value-type="float">
            <text:p>88852</text:p>
          </table:table-cell>
          <table:table-cell office:value-type="float" office:value="89260" calcext:value-type="float">
            <text:p>89260</text:p>
          </table:table-cell>
        </table:table-row>
        <table:table-row table:style-name="ro1">
          <table:table-cell office:value-type="float" office:value="88853" calcext:value-type="float">
            <text:p>88853</text:p>
          </table:table-cell>
          <table:table-cell office:value-type="float" office:value="89893" calcext:value-type="float">
            <text:p>89893</text:p>
          </table:table-cell>
        </table:table-row>
        <table:table-row table:style-name="ro1">
          <table:table-cell office:value-type="float" office:value="88896" calcext:value-type="float">
            <text:p>88896</text:p>
          </table:table-cell>
          <table:table-cell office:value-type="float" office:value="90494" calcext:value-type="float">
            <text:p>90494</text:p>
          </table:table-cell>
        </table:table-row>
        <table:table-row table:style-name="ro1">
          <table:table-cell office:value-type="float" office:value="88903" calcext:value-type="float">
            <text:p>88903</text:p>
          </table:table-cell>
          <table:table-cell office:value-type="float" office:value="90526" calcext:value-type="float">
            <text:p>90526</text:p>
          </table:table-cell>
        </table:table-row>
        <table:table-row table:style-name="ro1">
          <table:table-cell office:value-type="float" office:value="89144" calcext:value-type="float">
            <text:p>89144</text:p>
          </table:table-cell>
          <table:table-cell office:value-type="float" office:value="90541" calcext:value-type="float">
            <text:p>90541</text:p>
          </table:table-cell>
        </table:table-row>
        <table:table-row table:style-name="ro1">
          <table:table-cell office:value-type="float" office:value="89417" calcext:value-type="float">
            <text:p>89417</text:p>
          </table:table-cell>
          <table:table-cell office:value-type="float" office:value="91210" calcext:value-type="float">
            <text:p>91210</text:p>
          </table:table-cell>
        </table:table-row>
        <table:table-row table:style-name="ro1">
          <table:table-cell office:value-type="float" office:value="89442" calcext:value-type="float">
            <text:p>89442</text:p>
          </table:table-cell>
          <table:table-cell office:value-type="float" office:value="91265" calcext:value-type="float">
            <text:p>91265</text:p>
          </table:table-cell>
        </table:table-row>
        <table:table-row table:style-name="ro1">
          <table:table-cell office:value-type="float" office:value="90029" calcext:value-type="float">
            <text:p>90029</text:p>
          </table:table-cell>
          <table:table-cell office:value-type="float" office:value="91297" calcext:value-type="float">
            <text:p>91297</text:p>
          </table:table-cell>
        </table:table-row>
        <table:table-row table:style-name="ro1">
          <table:table-cell office:value-type="float" office:value="90076" calcext:value-type="float">
            <text:p>90076</text:p>
          </table:table-cell>
          <table:table-cell office:value-type="float" office:value="91398" calcext:value-type="float">
            <text:p>91398</text:p>
          </table:table-cell>
        </table:table-row>
        <table:table-row table:style-name="ro1">
          <table:table-cell office:value-type="float" office:value="90140" calcext:value-type="float">
            <text:p>90140</text:p>
          </table:table-cell>
          <table:table-cell office:value-type="float" office:value="91481" calcext:value-type="float">
            <text:p>91481</text:p>
          </table:table-cell>
        </table:table-row>
        <table:table-row table:style-name="ro1">
          <table:table-cell office:value-type="float" office:value="90290" calcext:value-type="float">
            <text:p>90290</text:p>
          </table:table-cell>
          <table:table-cell office:value-type="float" office:value="91641" calcext:value-type="float">
            <text:p>91641</text:p>
          </table:table-cell>
        </table:table-row>
        <table:table-row table:style-name="ro1">
          <table:table-cell office:value-type="float" office:value="90320" calcext:value-type="float">
            <text:p>90320</text:p>
          </table:table-cell>
          <table:table-cell office:value-type="float" office:value="91697" calcext:value-type="float">
            <text:p>91697</text:p>
          </table:table-cell>
        </table:table-row>
        <table:table-row table:style-name="ro1">
          <table:table-cell office:value-type="float" office:value="90539" calcext:value-type="float">
            <text:p>90539</text:p>
          </table:table-cell>
          <table:table-cell office:value-type="float" office:value="91752" calcext:value-type="float">
            <text:p>91752</text:p>
          </table:table-cell>
        </table:table-row>
        <table:table-row table:style-name="ro1">
          <table:table-cell office:value-type="float" office:value="90582" calcext:value-type="float">
            <text:p>90582</text:p>
          </table:table-cell>
          <table:table-cell office:value-type="float" office:value="91822" calcext:value-type="float">
            <text:p>91822</text:p>
          </table:table-cell>
        </table:table-row>
        <table:table-row table:style-name="ro1">
          <table:table-cell office:value-type="float" office:value="90631" calcext:value-type="float">
            <text:p>90631</text:p>
          </table:table-cell>
          <table:table-cell office:value-type="float" office:value="91990" calcext:value-type="float">
            <text:p>91990</text:p>
          </table:table-cell>
        </table:table-row>
        <table:table-row table:style-name="ro1">
          <table:table-cell office:value-type="float" office:value="90639" calcext:value-type="float">
            <text:p>90639</text:p>
          </table:table-cell>
          <table:table-cell office:value-type="float" office:value="92043" calcext:value-type="float">
            <text:p>92043</text:p>
          </table:table-cell>
        </table:table-row>
        <table:table-row table:style-name="ro1">
          <table:table-cell office:value-type="float" office:value="90640" calcext:value-type="float">
            <text:p>90640</text:p>
          </table:table-cell>
          <table:table-cell office:value-type="float" office:value="92369" calcext:value-type="float">
            <text:p>92369</text:p>
          </table:table-cell>
        </table:table-row>
        <table:table-row table:style-name="ro1">
          <table:table-cell office:value-type="float" office:value="90658" calcext:value-type="float">
            <text:p>90658</text:p>
          </table:table-cell>
          <table:table-cell office:value-type="float" office:value="92404" calcext:value-type="float">
            <text:p>92404</text:p>
          </table:table-cell>
        </table:table-row>
        <table:table-row table:style-name="ro1">
          <table:table-cell office:value-type="float" office:value="90756" calcext:value-type="float">
            <text:p>90756</text:p>
          </table:table-cell>
          <table:table-cell office:value-type="float" office:value="92439" calcext:value-type="float">
            <text:p>92439</text:p>
          </table:table-cell>
        </table:table-row>
        <table:table-row table:style-name="ro1">
          <table:table-cell office:value-type="float" office:value="90762" calcext:value-type="float">
            <text:p>90762</text:p>
          </table:table-cell>
          <table:table-cell office:value-type="float" office:value="93083" calcext:value-type="float">
            <text:p>93083</text:p>
          </table:table-cell>
        </table:table-row>
        <table:table-row table:style-name="ro1">
          <table:table-cell office:value-type="float" office:value="90937" calcext:value-type="float">
            <text:p>90937</text:p>
          </table:table-cell>
          <table:table-cell office:value-type="float" office:value="93107" calcext:value-type="float">
            <text:p>93107</text:p>
          </table:table-cell>
        </table:table-row>
        <table:table-row table:style-name="ro1">
          <table:table-cell office:value-type="float" office:value="91036" calcext:value-type="float">
            <text:p>91036</text:p>
          </table:table-cell>
          <table:table-cell office:value-type="float" office:value="93579" calcext:value-type="float">
            <text:p>93579</text:p>
          </table:table-cell>
        </table:table-row>
        <table:table-row table:style-name="ro1">
          <table:table-cell office:value-type="float" office:value="91056" calcext:value-type="float">
            <text:p>91056</text:p>
          </table:table-cell>
          <table:table-cell office:value-type="float" office:value="93673" calcext:value-type="float">
            <text:p>93673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93673" calcext:value-type="float">
            <text:p>93673</text:p>
          </table:table-cell>
        </table:table-row>
        <table:table-row table:style-name="ro1">
          <table:table-cell office:value-type="float" office:value="91166" calcext:value-type="float">
            <text:p>91166</text:p>
          </table:table-cell>
          <table:table-cell office:value-type="float" office:value="93673" calcext:value-type="float">
            <text:p>93673</text:p>
          </table:table-cell>
        </table:table-row>
        <table:table-row table:style-name="ro1">
          <table:table-cell office:value-type="float" office:value="91389" calcext:value-type="float">
            <text:p>91389</text:p>
          </table:table-cell>
          <table:table-cell office:value-type="float" office:value="93695" calcext:value-type="float">
            <text:p>93695</text:p>
          </table:table-cell>
        </table:table-row>
        <table:table-row table:style-name="ro1">
          <table:table-cell office:value-type="float" office:value="91443" calcext:value-type="float">
            <text:p>91443</text:p>
          </table:table-cell>
          <table:table-cell office:value-type="float" office:value="93743" calcext:value-type="float">
            <text:p>93743</text:p>
          </table:table-cell>
        </table:table-row>
        <table:table-row table:style-name="ro1">
          <table:table-cell office:value-type="float" office:value="91548" calcext:value-type="float">
            <text:p>91548</text:p>
          </table:table-cell>
          <table:table-cell office:value-type="float" office:value="93825" calcext:value-type="float">
            <text:p>93825</text:p>
          </table:table-cell>
        </table:table-row>
        <table:table-row table:style-name="ro1">
          <table:table-cell office:value-type="float" office:value="91562" calcext:value-type="float">
            <text:p>91562</text:p>
          </table:table-cell>
          <table:table-cell office:value-type="float" office:value="93952" calcext:value-type="float">
            <text:p>93952</text:p>
          </table:table-cell>
        </table:table-row>
        <table:table-row table:style-name="ro1">
          <table:table-cell office:value-type="float" office:value="91672" calcext:value-type="float">
            <text:p>91672</text:p>
          </table:table-cell>
          <table:table-cell office:value-type="float" office:value="94033" calcext:value-type="float">
            <text:p>94033</text:p>
          </table:table-cell>
        </table:table-row>
        <table:table-row table:style-name="ro1">
          <table:table-cell office:value-type="float" office:value="91985" calcext:value-type="float">
            <text:p>91985</text:p>
          </table:table-cell>
          <table:table-cell office:value-type="float" office:value="94188" calcext:value-type="float">
            <text:p>94188</text:p>
          </table:table-cell>
        </table:table-row>
        <table:table-row table:style-name="ro1">
          <table:table-cell office:value-type="float" office:value="92037" calcext:value-type="float">
            <text:p>92037</text:p>
          </table:table-cell>
          <table:table-cell office:value-type="float" office:value="94293" calcext:value-type="float">
            <text:p>94293</text:p>
          </table:table-cell>
        </table:table-row>
        <table:table-row table:style-name="ro1">
          <table:table-cell office:value-type="float" office:value="92256" calcext:value-type="float">
            <text:p>92256</text:p>
          </table:table-cell>
          <table:table-cell office:value-type="float" office:value="94350" calcext:value-type="float">
            <text:p>94350</text:p>
          </table:table-cell>
        </table:table-row>
        <table:table-row table:style-name="ro1">
          <table:table-cell office:value-type="float" office:value="92288" calcext:value-type="float">
            <text:p>92288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315" calcext:value-type="float">
            <text:p>92315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344" calcext:value-type="float">
            <text:p>92344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407" calcext:value-type="float">
            <text:p>92407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409" calcext:value-type="float">
            <text:p>92409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458" calcext:value-type="float">
            <text:p>92458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494" calcext:value-type="float">
            <text:p>92494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726" calcext:value-type="float">
            <text:p>92726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811" calcext:value-type="float">
            <text:p>92811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837" calcext:value-type="float">
            <text:p>92837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854" calcext:value-type="float">
            <text:p>92854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94388" calcext:value-type="float">
            <text:p>94388</text:p>
          </table:table-cell>
        </table:table-row>
        <table:table-row table:style-name="ro1">
          <table:table-cell office:value-type="float" office:value="93045" calcext:value-type="float">
            <text:p>93045</text:p>
          </table:table-cell>
          <table:table-cell office:value-type="float" office:value="94480" calcext:value-type="float">
            <text:p>94480</text:p>
          </table:table-cell>
        </table:table-row>
        <table:table-row table:style-name="ro1">
          <table:table-cell office:value-type="float" office:value="93210" calcext:value-type="float">
            <text:p>93210</text:p>
          </table:table-cell>
          <table:table-cell office:value-type="float" office:value="94678" calcext:value-type="float">
            <text:p>94678</text:p>
          </table:table-cell>
        </table:table-row>
        <table:table-row table:style-name="ro1">
          <table:table-cell office:value-type="float" office:value="93301" calcext:value-type="float">
            <text:p>93301</text:p>
          </table:table-cell>
          <table:table-cell office:value-type="float" office:value="94718" calcext:value-type="float">
            <text:p>94718</text:p>
          </table:table-cell>
        </table:table-row>
        <table:table-row table:style-name="ro1">
          <table:table-cell office:value-type="float" office:value="93404" calcext:value-type="float">
            <text:p>93404</text:p>
          </table:table-cell>
          <table:table-cell office:value-type="float" office:value="94812" calcext:value-type="float">
            <text:p>94812</text:p>
          </table:table-cell>
        </table:table-row>
        <table:table-row table:style-name="ro1">
          <table:table-cell office:value-type="float" office:value="93457" calcext:value-type="float">
            <text:p>93457</text:p>
          </table:table-cell>
          <table:table-cell office:value-type="float" office:value="94819" calcext:value-type="float">
            <text:p>94819</text:p>
          </table:table-cell>
        </table:table-row>
        <table:table-row table:style-name="ro1">
          <table:table-cell office:value-type="float" office:value="93475" calcext:value-type="float">
            <text:p>93475</text:p>
          </table:table-cell>
          <table:table-cell office:value-type="float" office:value="94929" calcext:value-type="float">
            <text:p>94929</text:p>
          </table:table-cell>
        </table:table-row>
        <table:table-row table:style-name="ro1">
          <table:table-cell office:value-type="float" office:value="93516" calcext:value-type="float">
            <text:p>93516</text:p>
          </table:table-cell>
          <table:table-cell office:value-type="float" office:value="95157" calcext:value-type="float">
            <text:p>95157</text:p>
          </table:table-cell>
        </table:table-row>
        <table:table-row table:style-name="ro1">
          <table:table-cell office:value-type="float" office:value="93547" calcext:value-type="float">
            <text:p>93547</text:p>
          </table:table-cell>
          <table:table-cell office:value-type="float" office:value="95255" calcext:value-type="float">
            <text:p>95255</text:p>
          </table:table-cell>
        </table:table-row>
        <table:table-row table:style-name="ro1">
          <table:table-cell office:value-type="float" office:value="93673" calcext:value-type="float">
            <text:p>93673</text:p>
          </table:table-cell>
          <table:table-cell office:value-type="float" office:value="95642" calcext:value-type="float">
            <text:p>95642</text:p>
          </table:table-cell>
        </table:table-row>
        <table:table-row table:style-name="ro1">
          <table:table-cell office:value-type="float" office:value="93915" calcext:value-type="float">
            <text:p>93915</text:p>
          </table:table-cell>
          <table:table-cell office:value-type="float" office:value="95770" calcext:value-type="float">
            <text:p>95770</text:p>
          </table:table-cell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3990" calcext:value-type="float">
            <text:p>93990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085" calcext:value-type="float">
            <text:p>94085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195" calcext:value-type="float">
            <text:p>94195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388" calcext:value-type="float">
            <text:p>94388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493" calcext:value-type="float">
            <text:p>94493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631" calcext:value-type="float">
            <text:p>94631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632" calcext:value-type="float">
            <text:p>94632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675" calcext:value-type="float">
            <text:p>94675</text:p>
          </table:table-cell>
          <table:table-cell office:value-type="float" office:value="95788" calcext:value-type="float">
            <text:p>95788</text:p>
          </table:table-cell>
        </table:table-row>
        <table:table-row table:style-name="ro1">
          <table:table-cell office:value-type="float" office:value="94692" calcext:value-type="float">
            <text:p>94692</text:p>
          </table:table-cell>
          <table:table-cell office:value-type="float" office:value="96191" calcext:value-type="float">
            <text:p>96191</text:p>
          </table:table-cell>
        </table:table-row>
        <table:table-row table:style-name="ro1">
          <table:table-cell office:value-type="float" office:value="94731" calcext:value-type="float">
            <text:p>94731</text:p>
          </table:table-cell>
          <table:table-cell office:value-type="float" office:value="96253" calcext:value-type="float">
            <text:p>96253</text:p>
          </table:table-cell>
        </table:table-row>
        <table:table-row table:style-name="ro1">
          <table:table-cell office:value-type="float" office:value="94802" calcext:value-type="float">
            <text:p>94802</text:p>
          </table:table-cell>
          <table:table-cell office:value-type="float" office:value="96494" calcext:value-type="float">
            <text:p>96494</text:p>
          </table:table-cell>
        </table:table-row>
        <table:table-row table:style-name="ro1">
          <table:table-cell office:value-type="float" office:value="94815" calcext:value-type="float">
            <text:p>94815</text:p>
          </table:table-cell>
          <table:table-cell office:value-type="float" office:value="96565" calcext:value-type="float">
            <text:p>96565</text:p>
          </table:table-cell>
        </table:table-row>
        <table:table-row table:style-name="ro1">
          <table:table-cell office:value-type="float" office:value="94849" calcext:value-type="float">
            <text:p>94849</text:p>
          </table:table-cell>
          <table:table-cell office:value-type="float" office:value="96572" calcext:value-type="float">
            <text:p>96572</text:p>
          </table:table-cell>
        </table:table-row>
        <table:table-row table:style-name="ro1">
          <table:table-cell office:value-type="float" office:value="94919" calcext:value-type="float">
            <text:p>94919</text:p>
          </table:table-cell>
          <table:table-cell office:value-type="float" office:value="96656" calcext:value-type="float">
            <text:p>96656</text:p>
          </table:table-cell>
        </table:table-row>
        <table:table-row table:style-name="ro1">
          <table:table-cell office:value-type="float" office:value="95008" calcext:value-type="float">
            <text:p>95008</text:p>
          </table:table-cell>
          <table:table-cell office:value-type="float" office:value="96659" calcext:value-type="float">
            <text:p>96659</text:p>
          </table:table-cell>
        </table:table-row>
        <table:table-row table:style-name="ro1">
          <table:table-cell office:value-type="float" office:value="95067" calcext:value-type="float">
            <text:p>95067</text:p>
          </table:table-cell>
          <table:table-cell office:value-type="float" office:value="96701" calcext:value-type="float">
            <text:p>96701</text:p>
          </table:table-cell>
        </table:table-row>
        <table:table-row table:style-name="ro1">
          <table:table-cell office:value-type="float" office:value="95292" calcext:value-type="float">
            <text:p>95292</text:p>
          </table:table-cell>
          <table:table-cell office:value-type="float" office:value="96707" calcext:value-type="float">
            <text:p>96707</text:p>
          </table:table-cell>
        </table:table-row>
        <table:table-row table:style-name="ro1">
          <table:table-cell office:value-type="float" office:value="95411" calcext:value-type="float">
            <text:p>95411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539" calcext:value-type="float">
            <text:p>95539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549" calcext:value-type="float">
            <text:p>95549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614" calcext:value-type="float">
            <text:p>95614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716" calcext:value-type="float">
            <text:p>95716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743" calcext:value-type="float">
            <text:p>95743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788" calcext:value-type="float">
            <text:p>95788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883" calcext:value-type="float">
            <text:p>95883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888" calcext:value-type="float">
            <text:p>95888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5988" calcext:value-type="float">
            <text:p>95988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325" calcext:value-type="float">
            <text:p>96325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433" calcext:value-type="float">
            <text:p>96433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478" calcext:value-type="float">
            <text:p>96478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552" calcext:value-type="float">
            <text:p>96552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620" calcext:value-type="float">
            <text:p>96620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749" calcext:value-type="float">
            <text:p>96749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756" calcext:value-type="float">
            <text:p>96756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795" calcext:value-type="float">
            <text:p>96795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table:number-columns-repeated="2"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849" calcext:value-type="float">
            <text:p>96849</text:p>
          </table:table-cell>
          <table:table-cell office:value-type="float" office:value="96811" calcext:value-type="float">
            <text:p>96811</text:p>
          </table:table-cell>
        </table:table-row>
        <table:table-row table:style-name="ro1">
          <table:table-cell office:value-type="float" office:value="96851" calcext:value-type="float">
            <text:p>96851</text:p>
          </table:table-cell>
          <table:table-cell office:value-type="float" office:value="97079" calcext:value-type="float">
            <text:p>97079</text:p>
          </table:table-cell>
        </table:table-row>
        <table:table-row table:style-name="ro1">
          <table:table-cell office:value-type="float" office:value="97001" calcext:value-type="float">
            <text:p>97001</text:p>
          </table:table-cell>
          <table:table-cell office:value-type="float" office:value="97121" calcext:value-type="float">
            <text:p>97121</text:p>
          </table:table-cell>
        </table:table-row>
        <table:table-row table:style-name="ro1">
          <table:table-cell office:value-type="float" office:value="97080" calcext:value-type="float">
            <text:p>97080</text:p>
          </table:table-cell>
          <table:table-cell office:value-type="float" office:value="97244" calcext:value-type="float">
            <text:p>97244</text:p>
          </table:table-cell>
        </table:table-row>
        <table:table-row table:style-name="ro1">
          <table:table-cell office:value-type="float" office:value="97132" calcext:value-type="float">
            <text:p>97132</text:p>
          </table:table-cell>
          <table:table-cell office:value-type="float" office:value="97320" calcext:value-type="float">
            <text:p>97320</text:p>
          </table:table-cell>
        </table:table-row>
        <table:table-row table:style-name="ro1">
          <table:table-cell office:value-type="float" office:value="97139" calcext:value-type="float">
            <text:p>97139</text:p>
          </table:table-cell>
          <table:table-cell office:value-type="float" office:value="98125" calcext:value-type="float">
            <text:p>98125</text:p>
          </table:table-cell>
        </table:table-row>
        <table:table-row table:style-name="ro1">
          <table:table-cell office:value-type="float" office:value="97315" calcext:value-type="float">
            <text:p>97315</text:p>
          </table:table-cell>
          <table:table-cell office:value-type="float" office:value="98315" calcext:value-type="float">
            <text:p>98315</text:p>
          </table:table-cell>
        </table:table-row>
        <table:table-row table:style-name="ro1">
          <table:table-cell office:value-type="float" office:value="97341" calcext:value-type="float">
            <text:p>97341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554" calcext:value-type="float">
            <text:p>97554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778" calcext:value-type="float">
            <text:p>97778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886" calcext:value-type="float">
            <text:p>97886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955" calcext:value-type="float">
            <text:p>97955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974" calcext:value-type="float">
            <text:p>97974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979" calcext:value-type="float">
            <text:p>97979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984" calcext:value-type="float">
            <text:p>97984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7994" calcext:value-type="float">
            <text:p>97994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113" calcext:value-type="float">
            <text:p>98113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152" calcext:value-type="float">
            <text:p>98152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181" calcext:value-type="float">
            <text:p>98181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207" calcext:value-type="float">
            <text:p>98207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289" calcext:value-type="float">
            <text:p>98289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381" calcext:value-type="float">
            <text:p>98381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416" calcext:value-type="float">
            <text:p>98416</text:p>
          </table:table-cell>
          <table:table-cell office:value-type="float" office:value="98429" calcext:value-type="float">
            <text:p>98429</text:p>
          </table:table-cell>
        </table:table-row>
        <table:table-row table:style-name="ro1">
          <table:table-cell table:number-columns-repeated="2" office:value-type="float" office:value="98429" calcext:value-type="float">
            <text:p>98429</text:p>
          </table:table-cell>
        </table:table-row>
        <table:table-row table:style-name="ro1">
          <table:table-cell office:value-type="float" office:value="98482" calcext:value-type="float">
            <text:p>98482</text:p>
          </table:table-cell>
          <table:table-cell office:value-type="float" office:value="98495" calcext:value-type="float">
            <text:p>98495</text:p>
          </table:table-cell>
        </table:table-row>
        <table:table-row table:style-name="ro1">
          <table:table-cell office:value-type="float" office:value="98539" calcext:value-type="float">
            <text:p>98539</text:p>
          </table:table-cell>
          <table:table-cell office:value-type="float" office:value="98564" calcext:value-type="float">
            <text:p>98564</text:p>
          </table:table-cell>
        </table:table-row>
        <table:table-row table:style-name="ro1">
          <table:table-cell office:value-type="float" office:value="98551" calcext:value-type="float">
            <text:p>98551</text:p>
          </table:table-cell>
          <table:table-cell office:value-type="float" office:value="98705" calcext:value-type="float">
            <text:p>98705</text:p>
          </table:table-cell>
        </table:table-row>
        <table:table-row table:style-name="ro1">
          <table:table-cell office:value-type="float" office:value="98567" calcext:value-type="float">
            <text:p>98567</text:p>
          </table:table-cell>
          <table:table-cell office:value-type="float" office:value="98987" calcext:value-type="float">
            <text:p>98987</text:p>
          </table:table-cell>
        </table:table-row>
        <table:table-row table:style-name="ro1">
          <table:table-cell office:value-type="float" office:value="98622" calcext:value-type="float">
            <text:p>98622</text:p>
          </table:table-cell>
          <table:table-cell office:value-type="float" office:value="99363" calcext:value-type="float">
            <text:p>99363</text:p>
          </table:table-cell>
        </table:table-row>
        <table:table-row table:style-name="ro1">
          <table:table-cell office:value-type="float" office:value="98733" calcext:value-type="float">
            <text:p>98733</text:p>
          </table:table-cell>
          <table:table-cell office:value-type="float" office:value="99539" calcext:value-type="float">
            <text:p>99539</text:p>
          </table:table-cell>
        </table:table-row>
        <table:table-row table:style-name="ro1">
          <table:table-cell office:value-type="float" office:value="98776" calcext:value-type="float">
            <text:p>98776</text:p>
          </table:table-cell>
          <table:table-cell office:value-type="float" office:value="99694" calcext:value-type="float">
            <text:p>99694</text:p>
          </table:table-cell>
        </table:table-row>
        <table:table-row table:style-name="ro1">
          <table:table-cell office:value-type="float" office:value="98838" calcext:value-type="float">
            <text:p>98838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99313" calcext:value-type="float">
            <text:p>99313</text:p>
          </table:table-cell>
          <table:table-cell office:value-type="float" office:value="99762" calcext:value-type="float">
            <text:p>99762</text:p>
          </table:table-cell>
        </table:table-row>
        <table:table-row table:style-name="ro1">
          <table:table-cell office:value-type="float" office:value="99423" calcext:value-type="float">
            <text:p>99423</text:p>
          </table:table-cell>
          <table:table-cell office:value-type="float" office:value="99823" calcext:value-type="float">
            <text:p>99823</text:p>
          </table:table-cell>
        </table:table-row>
        <table:table-row table:style-name="ro1">
          <table:table-cell office:value-type="float" office:value="99493" calcext:value-type="float">
            <text:p>99493</text:p>
          </table:table-cell>
          <table:table-cell office:value-type="float" office:value="99834" calcext:value-type="float">
            <text:p>99834</text:p>
          </table:table-cell>
        </table:table-row>
        <table:table-row table:style-name="ro1">
          <table:table-cell office:value-type="float" office:value="99518" calcext:value-type="float">
            <text:p>99518</text:p>
          </table:table-cell>
          <table:table-cell office:value-type="float" office:value="99852" calcext:value-type="float">
            <text:p>99852</text:p>
          </table:table-cell>
        </table:table-row>
        <table:table-row table:style-name="ro1">
          <table:table-cell office:value-type="float" office:value="99654" calcext:value-type="float">
            <text:p>99654</text:p>
          </table:table-cell>
          <table:table-cell office:value-type="float" office:value="99867" calcext:value-type="float">
            <text:p>99867</text:p>
          </table:table-cell>
        </table:table-row>
        <table:table-row table:style-name="ro1">
          <table:table-cell office:value-type="float" office:value="99835" calcext:value-type="float">
            <text:p>99835</text:p>
          </table:table-cell>
          <table:table-cell office:value-type="float" office:value="99871" calcext:value-type="float">
            <text:p>99871</text:p>
          </table:table-cell>
        </table:table-row>
      </table:table>
      <table:table table:name="part1" table:style-name="ta1">
        <table:table-column table:style-name="co1" table:number-columns-repeated="2" table:default-cell-style-name="Default"/>
        <table:table-row table:style-name="ro1">
          <table:table-cell table:formula="of:=ABS([$Input.A1]-[$Input.B1])" office:value-type="float" office:value="8" calcext:value-type="float">
            <text:p>8</text:p>
          </table:table-cell>
          <table:table-cell table:style-name="ce1" table:formula="of:=SUM([.A1:.A1000])" office:value-type="float" office:value="2970687" calcext:value-type="float">
            <text:p>2970687</text:p>
          </table:table-cell>
        </table:table-row>
        <table:table-row table:style-name="ro1">
          <table:table-cell table:formula="of:=ABS([$Input.A2]-[$Input.B2])" office:value-type="float" office:value="523" calcext:value-type="float">
            <text:p>523</text:p>
          </table:table-cell>
          <table:table-cell/>
        </table:table-row>
        <table:table-row table:style-name="ro1">
          <table:table-cell table:formula="of:=ABS([$Input.A3]-[$Input.B3])" office:value-type="float" office:value="638" calcext:value-type="float">
            <text:p>638</text:p>
          </table:table-cell>
          <table:table-cell/>
        </table:table-row>
        <table:table-row table:style-name="ro1">
          <table:table-cell table:formula="of:=ABS([$Input.A4]-[$Input.B4])" office:value-type="float" office:value="645" calcext:value-type="float">
            <text:p>645</text:p>
          </table:table-cell>
          <table:table-cell/>
        </table:table-row>
        <table:table-row table:style-name="ro1">
          <table:table-cell table:formula="of:=ABS([$Input.A5]-[$Input.B5])" office:value-type="float" office:value="643" calcext:value-type="float">
            <text:p>643</text:p>
          </table:table-cell>
          <table:table-cell/>
        </table:table-row>
        <table:table-row table:style-name="ro1">
          <table:table-cell table:formula="of:=ABS([$Input.A6]-[$Input.B6])" office:value-type="float" office:value="771" calcext:value-type="float">
            <text:p>771</text:p>
          </table:table-cell>
          <table:table-cell/>
        </table:table-row>
        <table:table-row table:style-name="ro1">
          <table:table-cell table:formula="of:=ABS([$Input.A7]-[$Input.B7])" office:value-type="float" office:value="846" calcext:value-type="float">
            <text:p>846</text:p>
          </table:table-cell>
          <table:table-cell/>
        </table:table-row>
        <table:table-row table:style-name="ro1">
          <table:table-cell table:formula="of:=ABS([$Input.A8]-[$Input.B8])" office:value-type="float" office:value="922" calcext:value-type="float">
            <text:p>922</text:p>
          </table:table-cell>
          <table:table-cell/>
        </table:table-row>
        <table:table-row table:style-name="ro1">
          <table:table-cell table:formula="of:=ABS([$Input.A9]-[$Input.B9])" office:value-type="float" office:value="901" calcext:value-type="float">
            <text:p>901</text:p>
          </table:table-cell>
          <table:table-cell/>
        </table:table-row>
        <table:table-row table:style-name="ro1">
          <table:table-cell table:formula="of:=ABS([$Input.A10]-[$Input.B10])" office:value-type="float" office:value="909" calcext:value-type="float">
            <text:p>909</text:p>
          </table:table-cell>
          <table:table-cell/>
        </table:table-row>
        <table:table-row table:style-name="ro1">
          <table:table-cell table:formula="of:=ABS([$Input.A11]-[$Input.B11])" office:value-type="float" office:value="961" calcext:value-type="float">
            <text:p>961</text:p>
          </table:table-cell>
          <table:table-cell/>
        </table:table-row>
        <table:table-row table:style-name="ro1">
          <table:table-cell table:formula="of:=ABS([$Input.A12]-[$Input.B12])" office:value-type="float" office:value="1206" calcext:value-type="float">
            <text:p>1206</text:p>
          </table:table-cell>
          <table:table-cell/>
        </table:table-row>
        <table:table-row table:style-name="ro1">
          <table:table-cell table:formula="of:=ABS([$Input.A13]-[$Input.B13])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formula="of:=ABS([$Input.A14]-[$Input.B14])" office:value-type="float" office:value="1167" calcext:value-type="float">
            <text:p>1167</text:p>
          </table:table-cell>
          <table:table-cell/>
        </table:table-row>
        <table:table-row table:style-name="ro1">
          <table:table-cell table:formula="of:=ABS([$Input.A15]-[$Input.B15])" office:value-type="float" office:value="1836" calcext:value-type="float">
            <text:p>1836</text:p>
          </table:table-cell>
          <table:table-cell/>
        </table:table-row>
        <table:table-row table:style-name="ro1">
          <table:table-cell table:formula="of:=ABS([$Input.A16]-[$Input.B16])" office:value-type="float" office:value="1823" calcext:value-type="float">
            <text:p>1823</text:p>
          </table:table-cell>
          <table:table-cell/>
        </table:table-row>
        <table:table-row table:style-name="ro1">
          <table:table-cell table:formula="of:=ABS([$Input.A17]-[$Input.B17])" office:value-type="float" office:value="2258" calcext:value-type="float">
            <text:p>2258</text:p>
          </table:table-cell>
          <table:table-cell/>
        </table:table-row>
        <table:table-row table:style-name="ro1">
          <table:table-cell table:formula="of:=ABS([$Input.A18]-[$Input.B18])" office:value-type="float" office:value="2280" calcext:value-type="float">
            <text:p>2280</text:p>
          </table:table-cell>
          <table:table-cell/>
        </table:table-row>
        <table:table-row table:style-name="ro1">
          <table:table-cell table:formula="of:=ABS([$Input.A19]-[$Input.B19])" office:value-type="float" office:value="2325" calcext:value-type="float">
            <text:p>2325</text:p>
          </table:table-cell>
          <table:table-cell/>
        </table:table-row>
        <table:table-row table:style-name="ro1">
          <table:table-cell table:formula="of:=ABS([$Input.A20]-[$Input.B20])" office:value-type="float" office:value="2747" calcext:value-type="float">
            <text:p>2747</text:p>
          </table:table-cell>
          <table:table-cell/>
        </table:table-row>
        <table:table-row table:style-name="ro1">
          <table:table-cell table:formula="of:=ABS([$Input.A21]-[$Input.B21])" office:value-type="float" office:value="2800" calcext:value-type="float">
            <text:p>2800</text:p>
          </table:table-cell>
          <table:table-cell/>
        </table:table-row>
        <table:table-row table:style-name="ro1">
          <table:table-cell table:formula="of:=ABS([$Input.A22]-[$Input.B22])" office:value-type="float" office:value="3002" calcext:value-type="float">
            <text:p>3002</text:p>
          </table:table-cell>
          <table:table-cell/>
        </table:table-row>
        <table:table-row table:style-name="ro1">
          <table:table-cell table:formula="of:=ABS([$Input.A23]-[$Input.B23])" office:value-type="float" office:value="2975" calcext:value-type="float">
            <text:p>2975</text:p>
          </table:table-cell>
          <table:table-cell/>
        </table:table-row>
        <table:table-row table:style-name="ro1">
          <table:table-cell table:formula="of:=ABS([$Input.A24]-[$Input.B24])" office:value-type="float" office:value="3075" calcext:value-type="float">
            <text:p>3075</text:p>
          </table:table-cell>
          <table:table-cell/>
        </table:table-row>
        <table:table-row table:style-name="ro1">
          <table:table-cell table:formula="of:=ABS([$Input.A25]-[$Input.B25])" office:value-type="float" office:value="3022" calcext:value-type="float">
            <text:p>3022</text:p>
          </table:table-cell>
          <table:table-cell/>
        </table:table-row>
        <table:table-row table:style-name="ro1">
          <table:table-cell table:formula="of:=ABS([$Input.A26]-[$Input.B26])" office:value-type="float" office:value="3103" calcext:value-type="float">
            <text:p>3103</text:p>
          </table:table-cell>
          <table:table-cell/>
        </table:table-row>
        <table:table-row table:style-name="ro1">
          <table:table-cell table:formula="of:=ABS([$Input.A27]-[$Input.B27])" office:value-type="float" office:value="3189" calcext:value-type="float">
            <text:p>3189</text:p>
          </table:table-cell>
          <table:table-cell/>
        </table:table-row>
        <table:table-row table:style-name="ro1">
          <table:table-cell table:formula="of:=ABS([$Input.A28]-[$Input.B28])" office:value-type="float" office:value="3302" calcext:value-type="float">
            <text:p>3302</text:p>
          </table:table-cell>
          <table:table-cell/>
        </table:table-row>
        <table:table-row table:style-name="ro1">
          <table:table-cell table:formula="of:=ABS([$Input.A29]-[$Input.B29])" office:value-type="float" office:value="3271" calcext:value-type="float">
            <text:p>3271</text:p>
          </table:table-cell>
          <table:table-cell/>
        </table:table-row>
        <table:table-row table:style-name="ro1">
          <table:table-cell table:formula="of:=ABS([$Input.A30]-[$Input.B30])" office:value-type="float" office:value="3109" calcext:value-type="float">
            <text:p>3109</text:p>
          </table:table-cell>
          <table:table-cell/>
        </table:table-row>
        <table:table-row table:style-name="ro1">
          <table:table-cell table:formula="of:=ABS([$Input.A31]-[$Input.B31])" office:value-type="float" office:value="3134" calcext:value-type="float">
            <text:p>3134</text:p>
          </table:table-cell>
          <table:table-cell/>
        </table:table-row>
        <table:table-row table:style-name="ro1">
          <table:table-cell table:formula="of:=ABS([$Input.A32]-[$Input.B32])" office:value-type="float" office:value="3182" calcext:value-type="float">
            <text:p>3182</text:p>
          </table:table-cell>
          <table:table-cell/>
        </table:table-row>
        <table:table-row table:style-name="ro1">
          <table:table-cell table:formula="of:=ABS([$Input.A33]-[$Input.B33])" office:value-type="float" office:value="3238" calcext:value-type="float">
            <text:p>3238</text:p>
          </table:table-cell>
          <table:table-cell/>
        </table:table-row>
        <table:table-row table:style-name="ro1">
          <table:table-cell table:formula="of:=ABS([$Input.A34]-[$Input.B34])" office:value-type="float" office:value="3253" calcext:value-type="float">
            <text:p>3253</text:p>
          </table:table-cell>
          <table:table-cell/>
        </table:table-row>
        <table:table-row table:style-name="ro1">
          <table:table-cell table:formula="of:=ABS([$Input.A35]-[$Input.B35])" office:value-type="float" office:value="3309" calcext:value-type="float">
            <text:p>3309</text:p>
          </table:table-cell>
          <table:table-cell/>
        </table:table-row>
        <table:table-row table:style-name="ro1">
          <table:table-cell table:formula="of:=ABS([$Input.A36]-[$Input.B36])" office:value-type="float" office:value="3412" calcext:value-type="float">
            <text:p>3412</text:p>
          </table:table-cell>
          <table:table-cell/>
        </table:table-row>
        <table:table-row table:style-name="ro1">
          <table:table-cell table:formula="of:=ABS([$Input.A37]-[$Input.B37])" office:value-type="float" office:value="3555" calcext:value-type="float">
            <text:p>3555</text:p>
          </table:table-cell>
          <table:table-cell/>
        </table:table-row>
        <table:table-row table:style-name="ro1">
          <table:table-cell table:formula="of:=ABS([$Input.A38]-[$Input.B38])" office:value-type="float" office:value="3720" calcext:value-type="float">
            <text:p>3720</text:p>
          </table:table-cell>
          <table:table-cell/>
        </table:table-row>
        <table:table-row table:style-name="ro1">
          <table:table-cell table:formula="of:=ABS([$Input.A39]-[$Input.B39])" office:value-type="float" office:value="3980" calcext:value-type="float">
            <text:p>3980</text:p>
          </table:table-cell>
          <table:table-cell/>
        </table:table-row>
        <table:table-row table:style-name="ro1">
          <table:table-cell table:formula="of:=ABS([$Input.A40]-[$Input.B40])" office:value-type="float" office:value="4012" calcext:value-type="float">
            <text:p>4012</text:p>
          </table:table-cell>
          <table:table-cell/>
        </table:table-row>
        <table:table-row table:style-name="ro1">
          <table:table-cell table:formula="of:=ABS([$Input.A41]-[$Input.B41])" office:value-type="float" office:value="4411" calcext:value-type="float">
            <text:p>4411</text:p>
          </table:table-cell>
          <table:table-cell/>
        </table:table-row>
        <table:table-row table:style-name="ro1">
          <table:table-cell table:formula="of:=ABS([$Input.A42]-[$Input.B42])" office:value-type="float" office:value="4380" calcext:value-type="float">
            <text:p>4380</text:p>
          </table:table-cell>
          <table:table-cell/>
        </table:table-row>
        <table:table-row table:style-name="ro1">
          <table:table-cell table:formula="of:=ABS([$Input.A43]-[$Input.B43])" office:value-type="float" office:value="4289" calcext:value-type="float">
            <text:p>4289</text:p>
          </table:table-cell>
          <table:table-cell/>
        </table:table-row>
        <table:table-row table:style-name="ro1">
          <table:table-cell table:formula="of:=ABS([$Input.A44]-[$Input.B44])" office:value-type="float" office:value="3996" calcext:value-type="float">
            <text:p>3996</text:p>
          </table:table-cell>
          <table:table-cell/>
        </table:table-row>
        <table:table-row table:style-name="ro1">
          <table:table-cell table:formula="of:=ABS([$Input.A45]-[$Input.B45])" office:value-type="float" office:value="4003" calcext:value-type="float">
            <text:p>4003</text:p>
          </table:table-cell>
          <table:table-cell/>
        </table:table-row>
        <table:table-row table:style-name="ro1">
          <table:table-cell table:formula="of:=ABS([$Input.A46]-[$Input.B46])" office:value-type="float" office:value="4132" calcext:value-type="float">
            <text:p>4132</text:p>
          </table:table-cell>
          <table:table-cell/>
        </table:table-row>
        <table:table-row table:style-name="ro1">
          <table:table-cell table:formula="of:=ABS([$Input.A47]-[$Input.B47])" office:value-type="float" office:value="4349" calcext:value-type="float">
            <text:p>4349</text:p>
          </table:table-cell>
          <table:table-cell/>
        </table:table-row>
        <table:table-row table:style-name="ro1">
          <table:table-cell table:formula="of:=ABS([$Input.A48]-[$Input.B48])" office:value-type="float" office:value="4418" calcext:value-type="float">
            <text:p>4418</text:p>
          </table:table-cell>
          <table:table-cell/>
        </table:table-row>
        <table:table-row table:style-name="ro1">
          <table:table-cell table:formula="of:=ABS([$Input.A49]-[$Input.B49])" office:value-type="float" office:value="4620" calcext:value-type="float">
            <text:p>4620</text:p>
          </table:table-cell>
          <table:table-cell/>
        </table:table-row>
        <table:table-row table:style-name="ro1">
          <table:table-cell table:formula="of:=ABS([$Input.A50]-[$Input.B50])" office:value-type="float" office:value="4544" calcext:value-type="float">
            <text:p>4544</text:p>
          </table:table-cell>
          <table:table-cell/>
        </table:table-row>
        <table:table-row table:style-name="ro1">
          <table:table-cell table:formula="of:=ABS([$Input.A51]-[$Input.B51])" office:value-type="float" office:value="4542" calcext:value-type="float">
            <text:p>4542</text:p>
          </table:table-cell>
          <table:table-cell/>
        </table:table-row>
        <table:table-row table:style-name="ro1">
          <table:table-cell table:formula="of:=ABS([$Input.A52]-[$Input.B52])" office:value-type="float" office:value="4519" calcext:value-type="float">
            <text:p>4519</text:p>
          </table:table-cell>
          <table:table-cell/>
        </table:table-row>
        <table:table-row table:style-name="ro1">
          <table:table-cell table:formula="of:=ABS([$Input.A53]-[$Input.B53])" office:value-type="float" office:value="4724" calcext:value-type="float">
            <text:p>4724</text:p>
          </table:table-cell>
          <table:table-cell/>
        </table:table-row>
        <table:table-row table:style-name="ro1">
          <table:table-cell table:formula="of:=ABS([$Input.A54]-[$Input.B54])" office:value-type="float" office:value="4849" calcext:value-type="float">
            <text:p>4849</text:p>
          </table:table-cell>
          <table:table-cell/>
        </table:table-row>
        <table:table-row table:style-name="ro1">
          <table:table-cell table:formula="of:=ABS([$Input.A55]-[$Input.B55])" office:value-type="float" office:value="4888" calcext:value-type="float">
            <text:p>4888</text:p>
          </table:table-cell>
          <table:table-cell/>
        </table:table-row>
        <table:table-row table:style-name="ro1">
          <table:table-cell table:formula="of:=ABS([$Input.A56]-[$Input.B56])" office:value-type="float" office:value="5057" calcext:value-type="float">
            <text:p>5057</text:p>
          </table:table-cell>
          <table:table-cell/>
        </table:table-row>
        <table:table-row table:style-name="ro1">
          <table:table-cell table:formula="of:=ABS([$Input.A57]-[$Input.B57])" office:value-type="float" office:value="4993" calcext:value-type="float">
            <text:p>4993</text:p>
          </table:table-cell>
          <table:table-cell/>
        </table:table-row>
        <table:table-row table:style-name="ro1">
          <table:table-cell table:formula="of:=ABS([$Input.A58]-[$Input.B58])" office:value-type="float" office:value="4970" calcext:value-type="float">
            <text:p>4970</text:p>
          </table:table-cell>
          <table:table-cell/>
        </table:table-row>
        <table:table-row table:style-name="ro1">
          <table:table-cell table:formula="of:=ABS([$Input.A59]-[$Input.B59])" office:value-type="float" office:value="4973" calcext:value-type="float">
            <text:p>4973</text:p>
          </table:table-cell>
          <table:table-cell/>
        </table:table-row>
        <table:table-row table:style-name="ro1">
          <table:table-cell table:formula="of:=ABS([$Input.A60]-[$Input.B60])" office:value-type="float" office:value="4977" calcext:value-type="float">
            <text:p>4977</text:p>
          </table:table-cell>
          <table:table-cell/>
        </table:table-row>
        <table:table-row table:style-name="ro1">
          <table:table-cell table:formula="of:=ABS([$Input.A61]-[$Input.B61])" office:value-type="float" office:value="5092" calcext:value-type="float">
            <text:p>5092</text:p>
          </table:table-cell>
          <table:table-cell/>
        </table:table-row>
        <table:table-row table:style-name="ro1">
          <table:table-cell table:formula="of:=ABS([$Input.A62]-[$Input.B62])" office:value-type="float" office:value="5046" calcext:value-type="float">
            <text:p>5046</text:p>
          </table:table-cell>
          <table:table-cell/>
        </table:table-row>
        <table:table-row table:style-name="ro1">
          <table:table-cell table:formula="of:=ABS([$Input.A63]-[$Input.B63])" office:value-type="float" office:value="4707" calcext:value-type="float">
            <text:p>4707</text:p>
          </table:table-cell>
          <table:table-cell/>
        </table:table-row>
        <table:table-row table:style-name="ro1">
          <table:table-cell table:formula="of:=ABS([$Input.A64]-[$Input.B64])" office:value-type="float" office:value="5180" calcext:value-type="float">
            <text:p>5180</text:p>
          </table:table-cell>
          <table:table-cell/>
        </table:table-row>
        <table:table-row table:style-name="ro1">
          <table:table-cell table:formula="of:=ABS([$Input.A65]-[$Input.B65])" office:value-type="float" office:value="5108" calcext:value-type="float">
            <text:p>5108</text:p>
          </table:table-cell>
          <table:table-cell/>
        </table:table-row>
        <table:table-row table:style-name="ro1">
          <table:table-cell table:formula="of:=ABS([$Input.A66]-[$Input.B66])" office:value-type="float" office:value="5014" calcext:value-type="float">
            <text:p>5014</text:p>
          </table:table-cell>
          <table:table-cell/>
        </table:table-row>
        <table:table-row table:style-name="ro1">
          <table:table-cell table:formula="of:=ABS([$Input.A67]-[$Input.B67])" office:value-type="float" office:value="4775" calcext:value-type="float">
            <text:p>4775</text:p>
          </table:table-cell>
          <table:table-cell/>
        </table:table-row>
        <table:table-row table:style-name="ro1">
          <table:table-cell table:formula="of:=ABS([$Input.A68]-[$Input.B68])" office:value-type="float" office:value="5211" calcext:value-type="float">
            <text:p>5211</text:p>
          </table:table-cell>
          <table:table-cell/>
        </table:table-row>
        <table:table-row table:style-name="ro1">
          <table:table-cell table:formula="of:=ABS([$Input.A69]-[$Input.B69])" office:value-type="float" office:value="5225" calcext:value-type="float">
            <text:p>5225</text:p>
          </table:table-cell>
          <table:table-cell/>
        </table:table-row>
        <table:table-row table:style-name="ro1">
          <table:table-cell table:formula="of:=ABS([$Input.A70]-[$Input.B70])" office:value-type="float" office:value="5197" calcext:value-type="float">
            <text:p>5197</text:p>
          </table:table-cell>
          <table:table-cell/>
        </table:table-row>
        <table:table-row table:style-name="ro1">
          <table:table-cell table:formula="of:=ABS([$Input.A71]-[$Input.B71])" office:value-type="float" office:value="5188" calcext:value-type="float">
            <text:p>5188</text:p>
          </table:table-cell>
          <table:table-cell/>
        </table:table-row>
        <table:table-row table:style-name="ro1">
          <table:table-cell table:formula="of:=ABS([$Input.A72]-[$Input.B72])" office:value-type="float" office:value="5047" calcext:value-type="float">
            <text:p>5047</text:p>
          </table:table-cell>
          <table:table-cell/>
        </table:table-row>
        <table:table-row table:style-name="ro1">
          <table:table-cell table:formula="of:=ABS([$Input.A73]-[$Input.B73])" office:value-type="float" office:value="4929" calcext:value-type="float">
            <text:p>4929</text:p>
          </table:table-cell>
          <table:table-cell/>
        </table:table-row>
        <table:table-row table:style-name="ro1">
          <table:table-cell table:formula="of:=ABS([$Input.A74]-[$Input.B74])" office:value-type="float" office:value="5037" calcext:value-type="float">
            <text:p>5037</text:p>
          </table:table-cell>
          <table:table-cell/>
        </table:table-row>
        <table:table-row table:style-name="ro1">
          <table:table-cell table:formula="of:=ABS([$Input.A75]-[$Input.B75])" office:value-type="float" office:value="5053" calcext:value-type="float">
            <text:p>5053</text:p>
          </table:table-cell>
          <table:table-cell/>
        </table:table-row>
        <table:table-row table:style-name="ro1">
          <table:table-cell table:formula="of:=ABS([$Input.A76]-[$Input.B76])" office:value-type="float" office:value="5086" calcext:value-type="float">
            <text:p>5086</text:p>
          </table:table-cell>
          <table:table-cell/>
        </table:table-row>
        <table:table-row table:style-name="ro1">
          <table:table-cell table:formula="of:=ABS([$Input.A77]-[$Input.B77])" office:value-type="float" office:value="4970" calcext:value-type="float">
            <text:p>4970</text:p>
          </table:table-cell>
          <table:table-cell/>
        </table:table-row>
        <table:table-row table:style-name="ro1">
          <table:table-cell table:formula="of:=ABS([$Input.A78]-[$Input.B78])" office:value-type="float" office:value="4991" calcext:value-type="float">
            <text:p>4991</text:p>
          </table:table-cell>
          <table:table-cell/>
        </table:table-row>
        <table:table-row table:style-name="ro1">
          <table:table-cell table:formula="of:=ABS([$Input.A79]-[$Input.B79])" office:value-type="float" office:value="4951" calcext:value-type="float">
            <text:p>4951</text:p>
          </table:table-cell>
          <table:table-cell/>
        </table:table-row>
        <table:table-row table:style-name="ro1">
          <table:table-cell table:formula="of:=ABS([$Input.A80]-[$Input.B80])" office:value-type="float" office:value="4968" calcext:value-type="float">
            <text:p>4968</text:p>
          </table:table-cell>
          <table:table-cell/>
        </table:table-row>
        <table:table-row table:style-name="ro1">
          <table:table-cell table:formula="of:=ABS([$Input.A81]-[$Input.B81])" office:value-type="float" office:value="5007" calcext:value-type="float">
            <text:p>5007</text:p>
          </table:table-cell>
          <table:table-cell/>
        </table:table-row>
        <table:table-row table:style-name="ro1">
          <table:table-cell table:formula="of:=ABS([$Input.A82]-[$Input.B82])" office:value-type="float" office:value="4892" calcext:value-type="float">
            <text:p>4892</text:p>
          </table:table-cell>
          <table:table-cell/>
        </table:table-row>
        <table:table-row table:style-name="ro1">
          <table:table-cell table:formula="of:=ABS([$Input.A83]-[$Input.B83])" office:value-type="float" office:value="5279" calcext:value-type="float">
            <text:p>5279</text:p>
          </table:table-cell>
          <table:table-cell/>
        </table:table-row>
        <table:table-row table:style-name="ro1">
          <table:table-cell table:formula="of:=ABS([$Input.A84]-[$Input.B84])" office:value-type="float" office:value="4944" calcext:value-type="float">
            <text:p>4944</text:p>
          </table:table-cell>
          <table:table-cell/>
        </table:table-row>
        <table:table-row table:style-name="ro1">
          <table:table-cell table:formula="of:=ABS([$Input.A85]-[$Input.B85])" office:value-type="float" office:value="5013" calcext:value-type="float">
            <text:p>5013</text:p>
          </table:table-cell>
          <table:table-cell/>
        </table:table-row>
        <table:table-row table:style-name="ro1">
          <table:table-cell table:formula="of:=ABS([$Input.A86]-[$Input.B86])" office:value-type="float" office:value="5106" calcext:value-type="float">
            <text:p>5106</text:p>
          </table:table-cell>
          <table:table-cell/>
        </table:table-row>
        <table:table-row table:style-name="ro1">
          <table:table-cell table:formula="of:=ABS([$Input.A87]-[$Input.B87])" office:value-type="float" office:value="5077" calcext:value-type="float">
            <text:p>5077</text:p>
          </table:table-cell>
          <table:table-cell/>
        </table:table-row>
        <table:table-row table:style-name="ro1">
          <table:table-cell table:formula="of:=ABS([$Input.A88]-[$Input.B88])" office:value-type="float" office:value="5166" calcext:value-type="float">
            <text:p>5166</text:p>
          </table:table-cell>
          <table:table-cell/>
        </table:table-row>
        <table:table-row table:style-name="ro1">
          <table:table-cell table:formula="of:=ABS([$Input.A89]-[$Input.B89])" office:value-type="float" office:value="5235" calcext:value-type="float">
            <text:p>5235</text:p>
          </table:table-cell>
          <table:table-cell/>
        </table:table-row>
        <table:table-row table:style-name="ro1">
          <table:table-cell table:formula="of:=ABS([$Input.A90]-[$Input.B90])" office:value-type="float" office:value="5328" calcext:value-type="float">
            <text:p>5328</text:p>
          </table:table-cell>
          <table:table-cell/>
        </table:table-row>
        <table:table-row table:style-name="ro1">
          <table:table-cell table:formula="of:=ABS([$Input.A91]-[$Input.B91])" office:value-type="float" office:value="5674" calcext:value-type="float">
            <text:p>5674</text:p>
          </table:table-cell>
          <table:table-cell/>
        </table:table-row>
        <table:table-row table:style-name="ro1">
          <table:table-cell table:formula="of:=ABS([$Input.A92]-[$Input.B92])" office:value-type="float" office:value="5973" calcext:value-type="float">
            <text:p>5973</text:p>
          </table:table-cell>
          <table:table-cell/>
        </table:table-row>
        <table:table-row table:style-name="ro1">
          <table:table-cell table:formula="of:=ABS([$Input.A93]-[$Input.B93])" office:value-type="float" office:value="5799" calcext:value-type="float">
            <text:p>5799</text:p>
          </table:table-cell>
          <table:table-cell/>
        </table:table-row>
        <table:table-row table:style-name="ro1">
          <table:table-cell table:formula="of:=ABS([$Input.A94]-[$Input.B94])" office:value-type="float" office:value="5826" calcext:value-type="float">
            <text:p>5826</text:p>
          </table:table-cell>
          <table:table-cell/>
        </table:table-row>
        <table:table-row table:style-name="ro1">
          <table:table-cell table:formula="of:=ABS([$Input.A95]-[$Input.B95])" office:value-type="float" office:value="5843" calcext:value-type="float">
            <text:p>5843</text:p>
          </table:table-cell>
          <table:table-cell/>
        </table:table-row>
        <table:table-row table:style-name="ro1">
          <table:table-cell table:formula="of:=ABS([$Input.A96]-[$Input.B96])" office:value-type="float" office:value="5849" calcext:value-type="float">
            <text:p>5849</text:p>
          </table:table-cell>
          <table:table-cell/>
        </table:table-row>
        <table:table-row table:style-name="ro1">
          <table:table-cell table:formula="of:=ABS([$Input.A97]-[$Input.B97])" office:value-type="float" office:value="5900" calcext:value-type="float">
            <text:p>5900</text:p>
          </table:table-cell>
          <table:table-cell/>
        </table:table-row>
        <table:table-row table:style-name="ro1">
          <table:table-cell table:formula="of:=ABS([$Input.A98]-[$Input.B98])" office:value-type="float" office:value="5928" calcext:value-type="float">
            <text:p>5928</text:p>
          </table:table-cell>
          <table:table-cell/>
        </table:table-row>
        <table:table-row table:style-name="ro1">
          <table:table-cell table:formula="of:=ABS([$Input.A99]-[$Input.B99])" office:value-type="float" office:value="5889" calcext:value-type="float">
            <text:p>5889</text:p>
          </table:table-cell>
          <table:table-cell/>
        </table:table-row>
        <table:table-row table:style-name="ro1">
          <table:table-cell table:formula="of:=ABS([$Input.A100]-[$Input.B100])" office:value-type="float" office:value="5741" calcext:value-type="float">
            <text:p>5741</text:p>
          </table:table-cell>
          <table:table-cell/>
        </table:table-row>
        <table:table-row table:style-name="ro1">
          <table:table-cell table:formula="of:=ABS([$Input.A101]-[$Input.B101])" office:value-type="float" office:value="5674" calcext:value-type="float">
            <text:p>5674</text:p>
          </table:table-cell>
          <table:table-cell/>
        </table:table-row>
        <table:table-row table:style-name="ro1">
          <table:table-cell table:formula="of:=ABS([$Input.A102]-[$Input.B102])" office:value-type="float" office:value="5923" calcext:value-type="float">
            <text:p>5923</text:p>
          </table:table-cell>
          <table:table-cell/>
        </table:table-row>
        <table:table-row table:style-name="ro1">
          <table:table-cell table:formula="of:=ABS([$Input.A103]-[$Input.B103])" office:value-type="float" office:value="5841" calcext:value-type="float">
            <text:p>5841</text:p>
          </table:table-cell>
          <table:table-cell/>
        </table:table-row>
        <table:table-row table:style-name="ro1">
          <table:table-cell table:formula="of:=ABS([$Input.A104]-[$Input.B104])" office:value-type="float" office:value="5864" calcext:value-type="float">
            <text:p>5864</text:p>
          </table:table-cell>
          <table:table-cell/>
        </table:table-row>
        <table:table-row table:style-name="ro1">
          <table:table-cell table:formula="of:=ABS([$Input.A105]-[$Input.B105])" office:value-type="float" office:value="5885" calcext:value-type="float">
            <text:p>5885</text:p>
          </table:table-cell>
          <table:table-cell/>
        </table:table-row>
        <table:table-row table:style-name="ro1">
          <table:table-cell table:formula="of:=ABS([$Input.A106]-[$Input.B106])" office:value-type="float" office:value="5752" calcext:value-type="float">
            <text:p>5752</text:p>
          </table:table-cell>
          <table:table-cell/>
        </table:table-row>
        <table:table-row table:style-name="ro1">
          <table:table-cell table:formula="of:=ABS([$Input.A107]-[$Input.B107])" office:value-type="float" office:value="5650" calcext:value-type="float">
            <text:p>5650</text:p>
          </table:table-cell>
          <table:table-cell/>
        </table:table-row>
        <table:table-row table:style-name="ro1">
          <table:table-cell table:formula="of:=ABS([$Input.A108]-[$Input.B108])" office:value-type="float" office:value="5752" calcext:value-type="float">
            <text:p>5752</text:p>
          </table:table-cell>
          <table:table-cell/>
        </table:table-row>
        <table:table-row table:style-name="ro1">
          <table:table-cell table:formula="of:=ABS([$Input.A109]-[$Input.B109])" office:value-type="float" office:value="5711" calcext:value-type="float">
            <text:p>5711</text:p>
          </table:table-cell>
          <table:table-cell/>
        </table:table-row>
        <table:table-row table:style-name="ro1">
          <table:table-cell table:formula="of:=ABS([$Input.A110]-[$Input.B110])" office:value-type="float" office:value="5636" calcext:value-type="float">
            <text:p>5636</text:p>
          </table:table-cell>
          <table:table-cell/>
        </table:table-row>
        <table:table-row table:style-name="ro1">
          <table:table-cell table:formula="of:=ABS([$Input.A111]-[$Input.B111])" office:value-type="float" office:value="5556" calcext:value-type="float">
            <text:p>5556</text:p>
          </table:table-cell>
          <table:table-cell/>
        </table:table-row>
        <table:table-row table:style-name="ro1">
          <table:table-cell table:formula="of:=ABS([$Input.A112]-[$Input.B112])" office:value-type="float" office:value="5538" calcext:value-type="float">
            <text:p>5538</text:p>
          </table:table-cell>
          <table:table-cell/>
        </table:table-row>
        <table:table-row table:style-name="ro1">
          <table:table-cell table:formula="of:=ABS([$Input.A113]-[$Input.B113])" office:value-type="float" office:value="5460" calcext:value-type="float">
            <text:p>5460</text:p>
          </table:table-cell>
          <table:table-cell/>
        </table:table-row>
        <table:table-row table:style-name="ro1">
          <table:table-cell table:formula="of:=ABS([$Input.A114]-[$Input.B114])" office:value-type="float" office:value="5380" calcext:value-type="float">
            <text:p>5380</text:p>
          </table:table-cell>
          <table:table-cell/>
        </table:table-row>
        <table:table-row table:style-name="ro1">
          <table:table-cell table:formula="of:=ABS([$Input.A115]-[$Input.B115])" office:value-type="float" office:value="5351" calcext:value-type="float">
            <text:p>5351</text:p>
          </table:table-cell>
          <table:table-cell/>
        </table:table-row>
        <table:table-row table:style-name="ro1">
          <table:table-cell table:formula="of:=ABS([$Input.A116]-[$Input.B116])" office:value-type="float" office:value="5308" calcext:value-type="float">
            <text:p>5308</text:p>
          </table:table-cell>
          <table:table-cell/>
        </table:table-row>
        <table:table-row table:style-name="ro1">
          <table:table-cell table:formula="of:=ABS([$Input.A117]-[$Input.B117])" office:value-type="float" office:value="5170" calcext:value-type="float">
            <text:p>5170</text:p>
          </table:table-cell>
          <table:table-cell/>
        </table:table-row>
        <table:table-row table:style-name="ro1">
          <table:table-cell table:formula="of:=ABS([$Input.A118]-[$Input.B118])" office:value-type="float" office:value="5019" calcext:value-type="float">
            <text:p>5019</text:p>
          </table:table-cell>
          <table:table-cell/>
        </table:table-row>
        <table:table-row table:style-name="ro1">
          <table:table-cell table:formula="of:=ABS([$Input.A119]-[$Input.B119])" office:value-type="float" office:value="4816" calcext:value-type="float">
            <text:p>4816</text:p>
          </table:table-cell>
          <table:table-cell/>
        </table:table-row>
        <table:table-row table:style-name="ro1">
          <table:table-cell table:formula="of:=ABS([$Input.A120]-[$Input.B120])" office:value-type="float" office:value="4779" calcext:value-type="float">
            <text:p>4779</text:p>
          </table:table-cell>
          <table:table-cell/>
        </table:table-row>
        <table:table-row table:style-name="ro1">
          <table:table-cell table:formula="of:=ABS([$Input.A121]-[$Input.B121])" office:value-type="float" office:value="4846" calcext:value-type="float">
            <text:p>4846</text:p>
          </table:table-cell>
          <table:table-cell/>
        </table:table-row>
        <table:table-row table:style-name="ro1">
          <table:table-cell table:formula="of:=ABS([$Input.A122]-[$Input.B122])" office:value-type="float" office:value="4733" calcext:value-type="float">
            <text:p>4733</text:p>
          </table:table-cell>
          <table:table-cell/>
        </table:table-row>
        <table:table-row table:style-name="ro1">
          <table:table-cell table:formula="of:=ABS([$Input.A123]-[$Input.B123])" office:value-type="float" office:value="4795" calcext:value-type="float">
            <text:p>4795</text:p>
          </table:table-cell>
          <table:table-cell/>
        </table:table-row>
        <table:table-row table:style-name="ro1">
          <table:table-cell table:formula="of:=ABS([$Input.A124]-[$Input.B124])" office:value-type="float" office:value="4972" calcext:value-type="float">
            <text:p>4972</text:p>
          </table:table-cell>
          <table:table-cell/>
        </table:table-row>
        <table:table-row table:style-name="ro1">
          <table:table-cell table:formula="of:=ABS([$Input.A125]-[$Input.B125])" office:value-type="float" office:value="4983" calcext:value-type="float">
            <text:p>4983</text:p>
          </table:table-cell>
          <table:table-cell/>
        </table:table-row>
        <table:table-row table:style-name="ro1">
          <table:table-cell table:formula="of:=ABS([$Input.A126]-[$Input.B126])" office:value-type="float" office:value="4990" calcext:value-type="float">
            <text:p>4990</text:p>
          </table:table-cell>
          <table:table-cell/>
        </table:table-row>
        <table:table-row table:style-name="ro1">
          <table:table-cell table:formula="of:=ABS([$Input.A127]-[$Input.B127])" office:value-type="float" office:value="4983" calcext:value-type="float">
            <text:p>4983</text:p>
          </table:table-cell>
          <table:table-cell/>
        </table:table-row>
        <table:table-row table:style-name="ro1">
          <table:table-cell table:formula="of:=ABS([$Input.A128]-[$Input.B128])" office:value-type="float" office:value="5094" calcext:value-type="float">
            <text:p>5094</text:p>
          </table:table-cell>
          <table:table-cell/>
        </table:table-row>
        <table:table-row table:style-name="ro1">
          <table:table-cell table:formula="of:=ABS([$Input.A129]-[$Input.B129])" office:value-type="float" office:value="5130" calcext:value-type="float">
            <text:p>5130</text:p>
          </table:table-cell>
          <table:table-cell/>
        </table:table-row>
        <table:table-row table:style-name="ro1">
          <table:table-cell table:formula="of:=ABS([$Input.A130]-[$Input.B130])" office:value-type="float" office:value="5268" calcext:value-type="float">
            <text:p>5268</text:p>
          </table:table-cell>
          <table:table-cell/>
        </table:table-row>
        <table:table-row table:style-name="ro1">
          <table:table-cell table:formula="of:=ABS([$Input.A131]-[$Input.B131])" office:value-type="float" office:value="5245" calcext:value-type="float">
            <text:p>5245</text:p>
          </table:table-cell>
          <table:table-cell/>
        </table:table-row>
        <table:table-row table:style-name="ro1">
          <table:table-cell table:formula="of:=ABS([$Input.A132]-[$Input.B132])" office:value-type="float" office:value="5241" calcext:value-type="float">
            <text:p>5241</text:p>
          </table:table-cell>
          <table:table-cell/>
        </table:table-row>
        <table:table-row table:style-name="ro1">
          <table:table-cell table:formula="of:=ABS([$Input.A133]-[$Input.B133])" office:value-type="float" office:value="5187" calcext:value-type="float">
            <text:p>5187</text:p>
          </table:table-cell>
          <table:table-cell/>
        </table:table-row>
        <table:table-row table:style-name="ro1">
          <table:table-cell table:formula="of:=ABS([$Input.A134]-[$Input.B134])" office:value-type="float" office:value="5229" calcext:value-type="float">
            <text:p>5229</text:p>
          </table:table-cell>
          <table:table-cell/>
        </table:table-row>
        <table:table-row table:style-name="ro1">
          <table:table-cell table:formula="of:=ABS([$Input.A135]-[$Input.B135])" office:value-type="float" office:value="5196" calcext:value-type="float">
            <text:p>5196</text:p>
          </table:table-cell>
          <table:table-cell/>
        </table:table-row>
        <table:table-row table:style-name="ro1">
          <table:table-cell table:formula="of:=ABS([$Input.A136]-[$Input.B136])" office:value-type="float" office:value="5129" calcext:value-type="float">
            <text:p>5129</text:p>
          </table:table-cell>
          <table:table-cell/>
        </table:table-row>
        <table:table-row table:style-name="ro1">
          <table:table-cell table:formula="of:=ABS([$Input.A137]-[$Input.B137])" office:value-type="float" office:value="4847" calcext:value-type="float">
            <text:p>4847</text:p>
          </table:table-cell>
          <table:table-cell/>
        </table:table-row>
        <table:table-row table:style-name="ro1">
          <table:table-cell table:formula="of:=ABS([$Input.A138]-[$Input.B138])" office:value-type="float" office:value="4830" calcext:value-type="float">
            <text:p>4830</text:p>
          </table:table-cell>
          <table:table-cell/>
        </table:table-row>
        <table:table-row table:style-name="ro1">
          <table:table-cell table:formula="of:=ABS([$Input.A139]-[$Input.B139])" office:value-type="float" office:value="4809" calcext:value-type="float">
            <text:p>4809</text:p>
          </table:table-cell>
          <table:table-cell/>
        </table:table-row>
        <table:table-row table:style-name="ro1">
          <table:table-cell table:formula="of:=ABS([$Input.A140]-[$Input.B140])" office:value-type="float" office:value="4561" calcext:value-type="float">
            <text:p>4561</text:p>
          </table:table-cell>
          <table:table-cell/>
        </table:table-row>
        <table:table-row table:style-name="ro1">
          <table:table-cell table:formula="of:=ABS([$Input.A141]-[$Input.B141])" office:value-type="float" office:value="4244" calcext:value-type="float">
            <text:p>4244</text:p>
          </table:table-cell>
          <table:table-cell/>
        </table:table-row>
        <table:table-row table:style-name="ro1">
          <table:table-cell table:formula="of:=ABS([$Input.A142]-[$Input.B142])" office:value-type="float" office:value="4179" calcext:value-type="float">
            <text:p>4179</text:p>
          </table:table-cell>
          <table:table-cell/>
        </table:table-row>
        <table:table-row table:style-name="ro1">
          <table:table-cell table:formula="of:=ABS([$Input.A143]-[$Input.B143])" office:value-type="float" office:value="4090" calcext:value-type="float">
            <text:p>4090</text:p>
          </table:table-cell>
          <table:table-cell/>
        </table:table-row>
        <table:table-row table:style-name="ro1">
          <table:table-cell table:formula="of:=ABS([$Input.A144]-[$Input.B144])" office:value-type="float" office:value="3888" calcext:value-type="float">
            <text:p>3888</text:p>
          </table:table-cell>
          <table:table-cell/>
        </table:table-row>
        <table:table-row table:style-name="ro1">
          <table:table-cell table:formula="of:=ABS([$Input.A145]-[$Input.B145])" office:value-type="float" office:value="3880" calcext:value-type="float">
            <text:p>3880</text:p>
          </table:table-cell>
          <table:table-cell/>
        </table:table-row>
        <table:table-row table:style-name="ro1">
          <table:table-cell table:formula="of:=ABS([$Input.A146]-[$Input.B146])" office:value-type="float" office:value="3649" calcext:value-type="float">
            <text:p>3649</text:p>
          </table:table-cell>
          <table:table-cell/>
        </table:table-row>
        <table:table-row table:style-name="ro1">
          <table:table-cell table:formula="of:=ABS([$Input.A147]-[$Input.B147])" office:value-type="float" office:value="3447" calcext:value-type="float">
            <text:p>3447</text:p>
          </table:table-cell>
          <table:table-cell/>
        </table:table-row>
        <table:table-row table:style-name="ro1">
          <table:table-cell table:formula="of:=ABS([$Input.A148]-[$Input.B148])" office:value-type="float" office:value="3571" calcext:value-type="float">
            <text:p>3571</text:p>
          </table:table-cell>
          <table:table-cell/>
        </table:table-row>
        <table:table-row table:style-name="ro1">
          <table:table-cell table:formula="of:=ABS([$Input.A149]-[$Input.B149])" office:value-type="float" office:value="3617" calcext:value-type="float">
            <text:p>3617</text:p>
          </table:table-cell>
          <table:table-cell/>
        </table:table-row>
        <table:table-row table:style-name="ro1">
          <table:table-cell table:formula="of:=ABS([$Input.A150]-[$Input.B150])" office:value-type="float" office:value="3410" calcext:value-type="float">
            <text:p>3410</text:p>
          </table:table-cell>
          <table:table-cell/>
        </table:table-row>
        <table:table-row table:style-name="ro1">
          <table:table-cell table:formula="of:=ABS([$Input.A151]-[$Input.B151])" office:value-type="float" office:value="3574" calcext:value-type="float">
            <text:p>3574</text:p>
          </table:table-cell>
          <table:table-cell/>
        </table:table-row>
        <table:table-row table:style-name="ro1">
          <table:table-cell table:formula="of:=ABS([$Input.A152]-[$Input.B152])" office:value-type="float" office:value="3641" calcext:value-type="float">
            <text:p>3641</text:p>
          </table:table-cell>
          <table:table-cell/>
        </table:table-row>
        <table:table-row table:style-name="ro1">
          <table:table-cell table:formula="of:=ABS([$Input.A153]-[$Input.B153])" office:value-type="float" office:value="3379" calcext:value-type="float">
            <text:p>3379</text:p>
          </table:table-cell>
          <table:table-cell/>
        </table:table-row>
        <table:table-row table:style-name="ro1">
          <table:table-cell table:formula="of:=ABS([$Input.A154]-[$Input.B154])" office:value-type="float" office:value="3366" calcext:value-type="float">
            <text:p>3366</text:p>
          </table:table-cell>
          <table:table-cell/>
        </table:table-row>
        <table:table-row table:style-name="ro1">
          <table:table-cell table:formula="of:=ABS([$Input.A155]-[$Input.B155])" office:value-type="float" office:value="3544" calcext:value-type="float">
            <text:p>3544</text:p>
          </table:table-cell>
          <table:table-cell/>
        </table:table-row>
        <table:table-row table:style-name="ro1">
          <table:table-cell table:formula="of:=ABS([$Input.A156]-[$Input.B156])" office:value-type="float" office:value="3694" calcext:value-type="float">
            <text:p>3694</text:p>
          </table:table-cell>
          <table:table-cell/>
        </table:table-row>
        <table:table-row table:style-name="ro1">
          <table:table-cell table:formula="of:=ABS([$Input.A157]-[$Input.B157])" office:value-type="float" office:value="3783" calcext:value-type="float">
            <text:p>3783</text:p>
          </table:table-cell>
          <table:table-cell/>
        </table:table-row>
        <table:table-row table:style-name="ro1">
          <table:table-cell table:formula="of:=ABS([$Input.A158]-[$Input.B158])" office:value-type="float" office:value="3881" calcext:value-type="float">
            <text:p>3881</text:p>
          </table:table-cell>
          <table:table-cell/>
        </table:table-row>
        <table:table-row table:style-name="ro1">
          <table:table-cell table:formula="of:=ABS([$Input.A159]-[$Input.B159])" office:value-type="float" office:value="3704" calcext:value-type="float">
            <text:p>3704</text:p>
          </table:table-cell>
          <table:table-cell/>
        </table:table-row>
        <table:table-row table:style-name="ro1">
          <table:table-cell table:formula="of:=ABS([$Input.A160]-[$Input.B160])" office:value-type="float" office:value="3663" calcext:value-type="float">
            <text:p>3663</text:p>
          </table:table-cell>
          <table:table-cell/>
        </table:table-row>
        <table:table-row table:style-name="ro1">
          <table:table-cell table:formula="of:=ABS([$Input.A161]-[$Input.B161])" office:value-type="float" office:value="3671" calcext:value-type="float">
            <text:p>3671</text:p>
          </table:table-cell>
          <table:table-cell/>
        </table:table-row>
        <table:table-row table:style-name="ro1">
          <table:table-cell table:formula="of:=ABS([$Input.A162]-[$Input.B162])" office:value-type="float" office:value="3688" calcext:value-type="float">
            <text:p>3688</text:p>
          </table:table-cell>
          <table:table-cell/>
        </table:table-row>
        <table:table-row table:style-name="ro1">
          <table:table-cell table:formula="of:=ABS([$Input.A163]-[$Input.B163])" office:value-type="float" office:value="3773" calcext:value-type="float">
            <text:p>3773</text:p>
          </table:table-cell>
          <table:table-cell/>
        </table:table-row>
        <table:table-row table:style-name="ro1">
          <table:table-cell table:formula="of:=ABS([$Input.A164]-[$Input.B164])" office:value-type="float" office:value="3727" calcext:value-type="float">
            <text:p>3727</text:p>
          </table:table-cell>
          <table:table-cell/>
        </table:table-row>
        <table:table-row table:style-name="ro1">
          <table:table-cell table:formula="of:=ABS([$Input.A165]-[$Input.B165])" office:value-type="float" office:value="3626" calcext:value-type="float">
            <text:p>3626</text:p>
          </table:table-cell>
          <table:table-cell/>
        </table:table-row>
        <table:table-row table:style-name="ro1">
          <table:table-cell table:formula="of:=ABS([$Input.A166]-[$Input.B166])" office:value-type="float" office:value="3497" calcext:value-type="float">
            <text:p>3497</text:p>
          </table:table-cell>
          <table:table-cell/>
        </table:table-row>
        <table:table-row table:style-name="ro1">
          <table:table-cell table:formula="of:=ABS([$Input.A167]-[$Input.B167])" office:value-type="float" office:value="3564" calcext:value-type="float">
            <text:p>3564</text:p>
          </table:table-cell>
          <table:table-cell/>
        </table:table-row>
        <table:table-row table:style-name="ro1">
          <table:table-cell table:formula="of:=ABS([$Input.A168]-[$Input.B168])" office:value-type="float" office:value="3618" calcext:value-type="float">
            <text:p>3618</text:p>
          </table:table-cell>
          <table:table-cell/>
        </table:table-row>
        <table:table-row table:style-name="ro1">
          <table:table-cell table:formula="of:=ABS([$Input.A169]-[$Input.B169])" office:value-type="float" office:value="3491" calcext:value-type="float">
            <text:p>3491</text:p>
          </table:table-cell>
          <table:table-cell/>
        </table:table-row>
        <table:table-row table:style-name="ro1">
          <table:table-cell table:formula="of:=ABS([$Input.A170]-[$Input.B170])" office:value-type="float" office:value="3530" calcext:value-type="float">
            <text:p>3530</text:p>
          </table:table-cell>
          <table:table-cell/>
        </table:table-row>
        <table:table-row table:style-name="ro1">
          <table:table-cell table:formula="of:=ABS([$Input.A171]-[$Input.B171])" office:value-type="float" office:value="3513" calcext:value-type="float">
            <text:p>3513</text:p>
          </table:table-cell>
          <table:table-cell/>
        </table:table-row>
        <table:table-row table:style-name="ro1">
          <table:table-cell table:formula="of:=ABS([$Input.A172]-[$Input.B172])" office:value-type="float" office:value="3767" calcext:value-type="float">
            <text:p>3767</text:p>
          </table:table-cell>
          <table:table-cell/>
        </table:table-row>
        <table:table-row table:style-name="ro1">
          <table:table-cell table:formula="of:=ABS([$Input.A173]-[$Input.B173])" office:value-type="float" office:value="3816" calcext:value-type="float">
            <text:p>3816</text:p>
          </table:table-cell>
          <table:table-cell/>
        </table:table-row>
        <table:table-row table:style-name="ro1">
          <table:table-cell table:formula="of:=ABS([$Input.A174]-[$Input.B174])" office:value-type="float" office:value="3988" calcext:value-type="float">
            <text:p>3988</text:p>
          </table:table-cell>
          <table:table-cell/>
        </table:table-row>
        <table:table-row table:style-name="ro1">
          <table:table-cell table:formula="of:=ABS([$Input.A175]-[$Input.B175])" office:value-type="float" office:value="3968" calcext:value-type="float">
            <text:p>3968</text:p>
          </table:table-cell>
          <table:table-cell/>
        </table:table-row>
        <table:table-row table:style-name="ro1">
          <table:table-cell table:formula="of:=ABS([$Input.A176]-[$Input.B176])" office:value-type="float" office:value="3991" calcext:value-type="float">
            <text:p>3991</text:p>
          </table:table-cell>
          <table:table-cell/>
        </table:table-row>
        <table:table-row table:style-name="ro1">
          <table:table-cell table:formula="of:=ABS([$Input.A177]-[$Input.B177])" office:value-type="float" office:value="3853" calcext:value-type="float">
            <text:p>3853</text:p>
          </table:table-cell>
          <table:table-cell/>
        </table:table-row>
        <table:table-row table:style-name="ro1">
          <table:table-cell table:formula="of:=ABS([$Input.A178]-[$Input.B178])" office:value-type="float" office:value="3521" calcext:value-type="float">
            <text:p>3521</text:p>
          </table:table-cell>
          <table:table-cell/>
        </table:table-row>
        <table:table-row table:style-name="ro1">
          <table:table-cell table:formula="of:=ABS([$Input.A179]-[$Input.B179])" office:value-type="float" office:value="3534" calcext:value-type="float">
            <text:p>3534</text:p>
          </table:table-cell>
          <table:table-cell/>
        </table:table-row>
        <table:table-row table:style-name="ro1">
          <table:table-cell table:formula="of:=ABS([$Input.A180]-[$Input.B180])" office:value-type="float" office:value="3617" calcext:value-type="float">
            <text:p>3617</text:p>
          </table:table-cell>
          <table:table-cell/>
        </table:table-row>
        <table:table-row table:style-name="ro1">
          <table:table-cell table:formula="of:=ABS([$Input.A181]-[$Input.B181])" office:value-type="float" office:value="3696" calcext:value-type="float">
            <text:p>3696</text:p>
          </table:table-cell>
          <table:table-cell/>
        </table:table-row>
        <table:table-row table:style-name="ro1">
          <table:table-cell table:formula="of:=ABS([$Input.A182]-[$Input.B182])" office:value-type="float" office:value="4048" calcext:value-type="float">
            <text:p>4048</text:p>
          </table:table-cell>
          <table:table-cell/>
        </table:table-row>
        <table:table-row table:style-name="ro1">
          <table:table-cell table:formula="of:=ABS([$Input.A183]-[$Input.B183])" office:value-type="float" office:value="4022" calcext:value-type="float">
            <text:p>4022</text:p>
          </table:table-cell>
          <table:table-cell/>
        </table:table-row>
        <table:table-row table:style-name="ro1">
          <table:table-cell table:formula="of:=ABS([$Input.A184]-[$Input.B184])" office:value-type="float" office:value="4035" calcext:value-type="float">
            <text:p>4035</text:p>
          </table:table-cell>
          <table:table-cell/>
        </table:table-row>
        <table:table-row table:style-name="ro1">
          <table:table-cell table:formula="of:=ABS([$Input.A185]-[$Input.B185])" office:value-type="float" office:value="3887" calcext:value-type="float">
            <text:p>3887</text:p>
          </table:table-cell>
          <table:table-cell/>
        </table:table-row>
        <table:table-row table:style-name="ro1">
          <table:table-cell table:formula="of:=ABS([$Input.A186]-[$Input.B186])" office:value-type="float" office:value="3776" calcext:value-type="float">
            <text:p>3776</text:p>
          </table:table-cell>
          <table:table-cell/>
        </table:table-row>
        <table:table-row table:style-name="ro1">
          <table:table-cell table:formula="of:=ABS([$Input.A187]-[$Input.B187])" office:value-type="float" office:value="4134" calcext:value-type="float">
            <text:p>4134</text:p>
          </table:table-cell>
          <table:table-cell/>
        </table:table-row>
        <table:table-row table:style-name="ro1">
          <table:table-cell table:formula="of:=ABS([$Input.A188]-[$Input.B188])" office:value-type="float" office:value="4254" calcext:value-type="float">
            <text:p>4254</text:p>
          </table:table-cell>
          <table:table-cell/>
        </table:table-row>
        <table:table-row table:style-name="ro1">
          <table:table-cell table:formula="of:=ABS([$Input.A189]-[$Input.B189])" office:value-type="float" office:value="4247" calcext:value-type="float">
            <text:p>4247</text:p>
          </table:table-cell>
          <table:table-cell/>
        </table:table-row>
        <table:table-row table:style-name="ro1">
          <table:table-cell table:formula="of:=ABS([$Input.A190]-[$Input.B190])" office:value-type="float" office:value="4468" calcext:value-type="float">
            <text:p>4468</text:p>
          </table:table-cell>
          <table:table-cell/>
        </table:table-row>
        <table:table-row table:style-name="ro1">
          <table:table-cell table:formula="of:=ABS([$Input.A191]-[$Input.B191])" office:value-type="float" office:value="4541" calcext:value-type="float">
            <text:p>4541</text:p>
          </table:table-cell>
          <table:table-cell/>
        </table:table-row>
        <table:table-row table:style-name="ro1">
          <table:table-cell table:formula="of:=ABS([$Input.A192]-[$Input.B192])" office:value-type="float" office:value="4437" calcext:value-type="float">
            <text:p>4437</text:p>
          </table:table-cell>
          <table:table-cell/>
        </table:table-row>
        <table:table-row table:style-name="ro1">
          <table:table-cell table:formula="of:=ABS([$Input.A193]-[$Input.B193])" office:value-type="float" office:value="4396" calcext:value-type="float">
            <text:p>4396</text:p>
          </table:table-cell>
          <table:table-cell/>
        </table:table-row>
        <table:table-row table:style-name="ro1">
          <table:table-cell table:formula="of:=ABS([$Input.A194]-[$Input.B194])" office:value-type="float" office:value="4386" calcext:value-type="float">
            <text:p>4386</text:p>
          </table:table-cell>
          <table:table-cell/>
        </table:table-row>
        <table:table-row table:style-name="ro1">
          <table:table-cell table:formula="of:=ABS([$Input.A195]-[$Input.B195])" office:value-type="float" office:value="4354" calcext:value-type="float">
            <text:p>4354</text:p>
          </table:table-cell>
          <table:table-cell/>
        </table:table-row>
        <table:table-row table:style-name="ro1">
          <table:table-cell table:formula="of:=ABS([$Input.A196]-[$Input.B196])" office:value-type="float" office:value="4373" calcext:value-type="float">
            <text:p>4373</text:p>
          </table:table-cell>
          <table:table-cell/>
        </table:table-row>
        <table:table-row table:style-name="ro1">
          <table:table-cell table:formula="of:=ABS([$Input.A197]-[$Input.B197])" office:value-type="float" office:value="4416" calcext:value-type="float">
            <text:p>4416</text:p>
          </table:table-cell>
          <table:table-cell/>
        </table:table-row>
        <table:table-row table:style-name="ro1">
          <table:table-cell table:formula="of:=ABS([$Input.A198]-[$Input.B198])" office:value-type="float" office:value="4442" calcext:value-type="float">
            <text:p>4442</text:p>
          </table:table-cell>
          <table:table-cell/>
        </table:table-row>
        <table:table-row table:style-name="ro1">
          <table:table-cell table:formula="of:=ABS([$Input.A199]-[$Input.B199])" office:value-type="float" office:value="4276" calcext:value-type="float">
            <text:p>4276</text:p>
          </table:table-cell>
          <table:table-cell/>
        </table:table-row>
        <table:table-row table:style-name="ro1">
          <table:table-cell table:formula="of:=ABS([$Input.A200]-[$Input.B200])" office:value-type="float" office:value="4288" calcext:value-type="float">
            <text:p>4288</text:p>
          </table:table-cell>
          <table:table-cell/>
        </table:table-row>
        <table:table-row table:style-name="ro1">
          <table:table-cell table:formula="of:=ABS([$Input.A201]-[$Input.B201])" office:value-type="float" office:value="4284" calcext:value-type="float">
            <text:p>4284</text:p>
          </table:table-cell>
          <table:table-cell/>
        </table:table-row>
        <table:table-row table:style-name="ro1">
          <table:table-cell table:formula="of:=ABS([$Input.A202]-[$Input.B202])" office:value-type="float" office:value="4080" calcext:value-type="float">
            <text:p>4080</text:p>
          </table:table-cell>
          <table:table-cell/>
        </table:table-row>
        <table:table-row table:style-name="ro1">
          <table:table-cell table:formula="of:=ABS([$Input.A203]-[$Input.B203])" office:value-type="float" office:value="3829" calcext:value-type="float">
            <text:p>3829</text:p>
          </table:table-cell>
          <table:table-cell/>
        </table:table-row>
        <table:table-row table:style-name="ro1">
          <table:table-cell table:formula="of:=ABS([$Input.A204]-[$Input.B204])" office:value-type="float" office:value="3652" calcext:value-type="float">
            <text:p>3652</text:p>
          </table:table-cell>
          <table:table-cell/>
        </table:table-row>
        <table:table-row table:style-name="ro1">
          <table:table-cell table:formula="of:=ABS([$Input.A205]-[$Input.B205])" office:value-type="float" office:value="3560" calcext:value-type="float">
            <text:p>3560</text:p>
          </table:table-cell>
          <table:table-cell/>
        </table:table-row>
        <table:table-row table:style-name="ro1">
          <table:table-cell table:formula="of:=ABS([$Input.A206]-[$Input.B206])" office:value-type="float" office:value="3503" calcext:value-type="float">
            <text:p>3503</text:p>
          </table:table-cell>
          <table:table-cell/>
        </table:table-row>
        <table:table-row table:style-name="ro1">
          <table:table-cell table:formula="of:=ABS([$Input.A207]-[$Input.B207])" office:value-type="float" office:value="3275" calcext:value-type="float">
            <text:p>3275</text:p>
          </table:table-cell>
          <table:table-cell/>
        </table:table-row>
        <table:table-row table:style-name="ro1">
          <table:table-cell table:formula="of:=ABS([$Input.A208]-[$Input.B208])" office:value-type="float" office:value="3119" calcext:value-type="float">
            <text:p>3119</text:p>
          </table:table-cell>
          <table:table-cell/>
        </table:table-row>
        <table:table-row table:style-name="ro1">
          <table:table-cell table:formula="of:=ABS([$Input.A209]-[$Input.B209])" office:value-type="float" office:value="3075" calcext:value-type="float">
            <text:p>3075</text:p>
          </table:table-cell>
          <table:table-cell/>
        </table:table-row>
        <table:table-row table:style-name="ro1">
          <table:table-cell table:formula="of:=ABS([$Input.A210]-[$Input.B210])" office:value-type="float" office:value="3062" calcext:value-type="float">
            <text:p>3062</text:p>
          </table:table-cell>
          <table:table-cell/>
        </table:table-row>
        <table:table-row table:style-name="ro1">
          <table:table-cell table:formula="of:=ABS([$Input.A211]-[$Input.B211])" office:value-type="float" office:value="2989" calcext:value-type="float">
            <text:p>2989</text:p>
          </table:table-cell>
          <table:table-cell/>
        </table:table-row>
        <table:table-row table:style-name="ro1">
          <table:table-cell table:formula="of:=ABS([$Input.A212]-[$Input.B212])" office:value-type="float" office:value="2948" calcext:value-type="float">
            <text:p>2948</text:p>
          </table:table-cell>
          <table:table-cell/>
        </table:table-row>
        <table:table-row table:style-name="ro1">
          <table:table-cell table:formula="of:=ABS([$Input.A213]-[$Input.B213])" office:value-type="float" office:value="2928" calcext:value-type="float">
            <text:p>2928</text:p>
          </table:table-cell>
          <table:table-cell/>
        </table:table-row>
        <table:table-row table:style-name="ro1">
          <table:table-cell table:formula="of:=ABS([$Input.A214]-[$Input.B214])" office:value-type="float" office:value="2568" calcext:value-type="float">
            <text:p>2568</text:p>
          </table:table-cell>
          <table:table-cell/>
        </table:table-row>
        <table:table-row table:style-name="ro1">
          <table:table-cell table:formula="of:=ABS([$Input.A215]-[$Input.B215])" office:value-type="float" office:value="2495" calcext:value-type="float">
            <text:p>2495</text:p>
          </table:table-cell>
          <table:table-cell/>
        </table:table-row>
        <table:table-row table:style-name="ro1">
          <table:table-cell table:formula="of:=ABS([$Input.A216]-[$Input.B216])" office:value-type="float" office:value="2408" calcext:value-type="float">
            <text:p>2408</text:p>
          </table:table-cell>
          <table:table-cell/>
        </table:table-row>
        <table:table-row table:style-name="ro1">
          <table:table-cell table:formula="of:=ABS([$Input.A217]-[$Input.B217])" office:value-type="float" office:value="2478" calcext:value-type="float">
            <text:p>2478</text:p>
          </table:table-cell>
          <table:table-cell/>
        </table:table-row>
        <table:table-row table:style-name="ro1">
          <table:table-cell table:formula="of:=ABS([$Input.A218]-[$Input.B218])" office:value-type="float" office:value="2627" calcext:value-type="float">
            <text:p>2627</text:p>
          </table:table-cell>
          <table:table-cell/>
        </table:table-row>
        <table:table-row table:style-name="ro1">
          <table:table-cell table:formula="of:=ABS([$Input.A219]-[$Input.B219])" office:value-type="float" office:value="2640" calcext:value-type="float">
            <text:p>2640</text:p>
          </table:table-cell>
          <table:table-cell/>
        </table:table-row>
        <table:table-row table:style-name="ro1">
          <table:table-cell table:formula="of:=ABS([$Input.A220]-[$Input.B220])" office:value-type="float" office:value="2621" calcext:value-type="float">
            <text:p>2621</text:p>
          </table:table-cell>
          <table:table-cell/>
        </table:table-row>
        <table:table-row table:style-name="ro1">
          <table:table-cell table:formula="of:=ABS([$Input.A221]-[$Input.B221])" office:value-type="float" office:value="2683" calcext:value-type="float">
            <text:p>2683</text:p>
          </table:table-cell>
          <table:table-cell/>
        </table:table-row>
        <table:table-row table:style-name="ro1">
          <table:table-cell table:formula="of:=ABS([$Input.A222]-[$Input.B222])" office:value-type="float" office:value="2632" calcext:value-type="float">
            <text:p>2632</text:p>
          </table:table-cell>
          <table:table-cell/>
        </table:table-row>
        <table:table-row table:style-name="ro1">
          <table:table-cell table:formula="of:=ABS([$Input.A223]-[$Input.B223])" office:value-type="float" office:value="2445" calcext:value-type="float">
            <text:p>2445</text:p>
          </table:table-cell>
          <table:table-cell/>
        </table:table-row>
        <table:table-row table:style-name="ro1">
          <table:table-cell table:formula="of:=ABS([$Input.A224]-[$Input.B224])" office:value-type="float" office:value="2191" calcext:value-type="float">
            <text:p>2191</text:p>
          </table:table-cell>
          <table:table-cell/>
        </table:table-row>
        <table:table-row table:style-name="ro1">
          <table:table-cell table:formula="of:=ABS([$Input.A225]-[$Input.B225])" office:value-type="float" office:value="2216" calcext:value-type="float">
            <text:p>2216</text:p>
          </table:table-cell>
          <table:table-cell/>
        </table:table-row>
        <table:table-row table:style-name="ro1">
          <table:table-cell table:formula="of:=ABS([$Input.A226]-[$Input.B226])" office:value-type="float" office:value="2108" calcext:value-type="float">
            <text:p>2108</text:p>
          </table:table-cell>
          <table:table-cell/>
        </table:table-row>
        <table:table-row table:style-name="ro1">
          <table:table-cell table:formula="of:=ABS([$Input.A227]-[$Input.B227])" office:value-type="float" office:value="2106" calcext:value-type="float">
            <text:p>2106</text:p>
          </table:table-cell>
          <table:table-cell/>
        </table:table-row>
        <table:table-row table:style-name="ro1">
          <table:table-cell table:formula="of:=ABS([$Input.A228]-[$Input.B228])" office:value-type="float" office:value="2089" calcext:value-type="float">
            <text:p>2089</text:p>
          </table:table-cell>
          <table:table-cell/>
        </table:table-row>
        <table:table-row table:style-name="ro1">
          <table:table-cell table:formula="of:=ABS([$Input.A229]-[$Input.B229])" office:value-type="float" office:value="1750" calcext:value-type="float">
            <text:p>1750</text:p>
          </table:table-cell>
          <table:table-cell/>
        </table:table-row>
        <table:table-row table:style-name="ro1">
          <table:table-cell table:formula="of:=ABS([$Input.A230]-[$Input.B230])" office:value-type="float" office:value="1752" calcext:value-type="float">
            <text:p>1752</text:p>
          </table:table-cell>
          <table:table-cell/>
        </table:table-row>
        <table:table-row table:style-name="ro1">
          <table:table-cell table:formula="of:=ABS([$Input.A231]-[$Input.B231])" office:value-type="float" office:value="1656" calcext:value-type="float">
            <text:p>1656</text:p>
          </table:table-cell>
          <table:table-cell/>
        </table:table-row>
        <table:table-row table:style-name="ro1">
          <table:table-cell table:formula="of:=ABS([$Input.A232]-[$Input.B232])" office:value-type="float" office:value="1936" calcext:value-type="float">
            <text:p>1936</text:p>
          </table:table-cell>
          <table:table-cell/>
        </table:table-row>
        <table:table-row table:style-name="ro1">
          <table:table-cell table:formula="of:=ABS([$Input.A233]-[$Input.B233])" office:value-type="float" office:value="2086" calcext:value-type="float">
            <text:p>2086</text:p>
          </table:table-cell>
          <table:table-cell/>
        </table:table-row>
        <table:table-row table:style-name="ro1">
          <table:table-cell table:formula="of:=ABS([$Input.A234]-[$Input.B234])" office:value-type="float" office:value="2056" calcext:value-type="float">
            <text:p>2056</text:p>
          </table:table-cell>
          <table:table-cell/>
        </table:table-row>
        <table:table-row table:style-name="ro1">
          <table:table-cell table:formula="of:=ABS([$Input.A235]-[$Input.B235])" office:value-type="float" office:value="2081" calcext:value-type="float">
            <text:p>2081</text:p>
          </table:table-cell>
          <table:table-cell/>
        </table:table-row>
        <table:table-row table:style-name="ro1">
          <table:table-cell table:formula="of:=ABS([$Input.A236]-[$Input.B236])" office:value-type="float" office:value="2062" calcext:value-type="float">
            <text:p>2062</text:p>
          </table:table-cell>
          <table:table-cell/>
        </table:table-row>
        <table:table-row table:style-name="ro1">
          <table:table-cell table:formula="of:=ABS([$Input.A237]-[$Input.B237])" office:value-type="float" office:value="2108" calcext:value-type="float">
            <text:p>2108</text:p>
          </table:table-cell>
          <table:table-cell/>
        </table:table-row>
        <table:table-row table:style-name="ro1">
          <table:table-cell table:formula="of:=ABS([$Input.A238]-[$Input.B238])" office:value-type="float" office:value="2071" calcext:value-type="float">
            <text:p>2071</text:p>
          </table:table-cell>
          <table:table-cell/>
        </table:table-row>
        <table:table-row table:style-name="ro1">
          <table:table-cell table:formula="of:=ABS([$Input.A239]-[$Input.B239])" office:value-type="float" office:value="2215" calcext:value-type="float">
            <text:p>2215</text:p>
          </table:table-cell>
          <table:table-cell/>
        </table:table-row>
        <table:table-row table:style-name="ro1">
          <table:table-cell table:formula="of:=ABS([$Input.A240]-[$Input.B240])" office:value-type="float" office:value="2227" calcext:value-type="float">
            <text:p>2227</text:p>
          </table:table-cell>
          <table:table-cell/>
        </table:table-row>
        <table:table-row table:style-name="ro1">
          <table:table-cell table:formula="of:=ABS([$Input.A241]-[$Input.B241])" office:value-type="float" office:value="2255" calcext:value-type="float">
            <text:p>2255</text:p>
          </table:table-cell>
          <table:table-cell/>
        </table:table-row>
        <table:table-row table:style-name="ro1">
          <table:table-cell table:formula="of:=ABS([$Input.A242]-[$Input.B242])" office:value-type="float" office:value="1727" calcext:value-type="float">
            <text:p>1727</text:p>
          </table:table-cell>
          <table:table-cell/>
        </table:table-row>
        <table:table-row table:style-name="ro1">
          <table:table-cell table:formula="of:=ABS([$Input.A243]-[$Input.B243])" office:value-type="float" office:value="1858" calcext:value-type="float">
            <text:p>1858</text:p>
          </table:table-cell>
          <table:table-cell/>
        </table:table-row>
        <table:table-row table:style-name="ro1">
          <table:table-cell table:formula="of:=ABS([$Input.A244]-[$Input.B244])" office:value-type="float" office:value="1875" calcext:value-type="float">
            <text:p>1875</text:p>
          </table:table-cell>
          <table:table-cell/>
        </table:table-row>
        <table:table-row table:style-name="ro1">
          <table:table-cell table:formula="of:=ABS([$Input.A245]-[$Input.B245])" office:value-type="float" office:value="1751" calcext:value-type="float">
            <text:p>1751</text:p>
          </table:table-cell>
          <table:table-cell/>
        </table:table-row>
        <table:table-row table:style-name="ro1">
          <table:table-cell table:formula="of:=ABS([$Input.A246]-[$Input.B246])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formula="of:=ABS([$Input.A247]-[$Input.B247])" office:value-type="float" office:value="1883" calcext:value-type="float">
            <text:p>1883</text:p>
          </table:table-cell>
          <table:table-cell/>
        </table:table-row>
        <table:table-row table:style-name="ro1">
          <table:table-cell table:formula="of:=ABS([$Input.A248]-[$Input.B248])" office:value-type="float" office:value="1902" calcext:value-type="float">
            <text:p>1902</text:p>
          </table:table-cell>
          <table:table-cell/>
        </table:table-row>
        <table:table-row table:style-name="ro1">
          <table:table-cell table:formula="of:=ABS([$Input.A249]-[$Input.B249])" office:value-type="float" office:value="2002" calcext:value-type="float">
            <text:p>2002</text:p>
          </table:table-cell>
          <table:table-cell/>
        </table:table-row>
        <table:table-row table:style-name="ro1">
          <table:table-cell table:formula="of:=ABS([$Input.A250]-[$Input.B250])" office:value-type="float" office:value="1998" calcext:value-type="float">
            <text:p>1998</text:p>
          </table:table-cell>
          <table:table-cell/>
        </table:table-row>
        <table:table-row table:style-name="ro1">
          <table:table-cell table:formula="of:=ABS([$Input.A251]-[$Input.B251])" office:value-type="float" office:value="1958" calcext:value-type="float">
            <text:p>1958</text:p>
          </table:table-cell>
          <table:table-cell/>
        </table:table-row>
        <table:table-row table:style-name="ro1">
          <table:table-cell table:formula="of:=ABS([$Input.A252]-[$Input.B252])" office:value-type="float" office:value="2052" calcext:value-type="float">
            <text:p>2052</text:p>
          </table:table-cell>
          <table:table-cell/>
        </table:table-row>
        <table:table-row table:style-name="ro1">
          <table:table-cell table:formula="of:=ABS([$Input.A253]-[$Input.B253])" office:value-type="float" office:value="2152" calcext:value-type="float">
            <text:p>2152</text:p>
          </table:table-cell>
          <table:table-cell/>
        </table:table-row>
        <table:table-row table:style-name="ro1">
          <table:table-cell table:formula="of:=ABS([$Input.A254]-[$Input.B254])" office:value-type="float" office:value="2175" calcext:value-type="float">
            <text:p>2175</text:p>
          </table:table-cell>
          <table:table-cell/>
        </table:table-row>
        <table:table-row table:style-name="ro1">
          <table:table-cell table:formula="of:=ABS([$Input.A255]-[$Input.B255])" office:value-type="float" office:value="2193" calcext:value-type="float">
            <text:p>2193</text:p>
          </table:table-cell>
          <table:table-cell/>
        </table:table-row>
        <table:table-row table:style-name="ro1">
          <table:table-cell table:formula="of:=ABS([$Input.A256]-[$Input.B256])" office:value-type="float" office:value="2153" calcext:value-type="float">
            <text:p>2153</text:p>
          </table:table-cell>
          <table:table-cell/>
        </table:table-row>
        <table:table-row table:style-name="ro1">
          <table:table-cell table:formula="of:=ABS([$Input.A257]-[$Input.B257])" office:value-type="float" office:value="2193" calcext:value-type="float">
            <text:p>2193</text:p>
          </table:table-cell>
          <table:table-cell/>
        </table:table-row>
        <table:table-row table:style-name="ro1">
          <table:table-cell table:formula="of:=ABS([$Input.A258]-[$Input.B258])" office:value-type="float" office:value="2213" calcext:value-type="float">
            <text:p>2213</text:p>
          </table:table-cell>
          <table:table-cell/>
        </table:table-row>
        <table:table-row table:style-name="ro1">
          <table:table-cell table:formula="of:=ABS([$Input.A259]-[$Input.B259])" office:value-type="float" office:value="2599" calcext:value-type="float">
            <text:p>2599</text:p>
          </table:table-cell>
          <table:table-cell/>
        </table:table-row>
        <table:table-row table:style-name="ro1">
          <table:table-cell table:formula="of:=ABS([$Input.A260]-[$Input.B260])" office:value-type="float" office:value="2657" calcext:value-type="float">
            <text:p>2657</text:p>
          </table:table-cell>
          <table:table-cell/>
        </table:table-row>
        <table:table-row table:style-name="ro1">
          <table:table-cell table:formula="of:=ABS([$Input.A261]-[$Input.B261])" office:value-type="float" office:value="2712" calcext:value-type="float">
            <text:p>2712</text:p>
          </table:table-cell>
          <table:table-cell/>
        </table:table-row>
        <table:table-row table:style-name="ro1">
          <table:table-cell table:formula="of:=ABS([$Input.A262]-[$Input.B262])" office:value-type="float" office:value="2936" calcext:value-type="float">
            <text:p>2936</text:p>
          </table:table-cell>
          <table:table-cell/>
        </table:table-row>
        <table:table-row table:style-name="ro1">
          <table:table-cell table:formula="of:=ABS([$Input.A263]-[$Input.B263])" office:value-type="float" office:value="3154" calcext:value-type="float">
            <text:p>3154</text:p>
          </table:table-cell>
          <table:table-cell/>
        </table:table-row>
        <table:table-row table:style-name="ro1">
          <table:table-cell table:formula="of:=ABS([$Input.A264]-[$Input.B264])" office:value-type="float" office:value="3042" calcext:value-type="float">
            <text:p>3042</text:p>
          </table:table-cell>
          <table:table-cell/>
        </table:table-row>
        <table:table-row table:style-name="ro1">
          <table:table-cell table:formula="of:=ABS([$Input.A265]-[$Input.B265])" office:value-type="float" office:value="3161" calcext:value-type="float">
            <text:p>3161</text:p>
          </table:table-cell>
          <table:table-cell/>
        </table:table-row>
        <table:table-row table:style-name="ro1">
          <table:table-cell table:formula="of:=ABS([$Input.A266]-[$Input.B266])" office:value-type="float" office:value="3212" calcext:value-type="float">
            <text:p>3212</text:p>
          </table:table-cell>
          <table:table-cell/>
        </table:table-row>
        <table:table-row table:style-name="ro1">
          <table:table-cell table:formula="of:=ABS([$Input.A267]-[$Input.B267])" office:value-type="float" office:value="3436" calcext:value-type="float">
            <text:p>3436</text:p>
          </table:table-cell>
          <table:table-cell/>
        </table:table-row>
        <table:table-row table:style-name="ro1">
          <table:table-cell table:formula="of:=ABS([$Input.A268]-[$Input.B268])" office:value-type="float" office:value="3417" calcext:value-type="float">
            <text:p>3417</text:p>
          </table:table-cell>
          <table:table-cell/>
        </table:table-row>
        <table:table-row table:style-name="ro1">
          <table:table-cell table:formula="of:=ABS([$Input.A269]-[$Input.B269])" office:value-type="float" office:value="3333" calcext:value-type="float">
            <text:p>3333</text:p>
          </table:table-cell>
          <table:table-cell/>
        </table:table-row>
        <table:table-row table:style-name="ro1">
          <table:table-cell table:formula="of:=ABS([$Input.A270]-[$Input.B270])" office:value-type="float" office:value="2784" calcext:value-type="float">
            <text:p>2784</text:p>
          </table:table-cell>
          <table:table-cell/>
        </table:table-row>
        <table:table-row table:style-name="ro1">
          <table:table-cell table:formula="of:=ABS([$Input.A271]-[$Input.B271])" office:value-type="float" office:value="2899" calcext:value-type="float">
            <text:p>2899</text:p>
          </table:table-cell>
          <table:table-cell/>
        </table:table-row>
        <table:table-row table:style-name="ro1">
          <table:table-cell table:formula="of:=ABS([$Input.A272]-[$Input.B272])" office:value-type="float" office:value="2821" calcext:value-type="float">
            <text:p>2821</text:p>
          </table:table-cell>
          <table:table-cell/>
        </table:table-row>
        <table:table-row table:style-name="ro1">
          <table:table-cell table:formula="of:=ABS([$Input.A273]-[$Input.B273])" office:value-type="float" office:value="2804" calcext:value-type="float">
            <text:p>2804</text:p>
          </table:table-cell>
          <table:table-cell/>
        </table:table-row>
        <table:table-row table:style-name="ro1">
          <table:table-cell table:formula="of:=ABS([$Input.A274]-[$Input.B274])" office:value-type="float" office:value="3074" calcext:value-type="float">
            <text:p>3074</text:p>
          </table:table-cell>
          <table:table-cell/>
        </table:table-row>
        <table:table-row table:style-name="ro1">
          <table:table-cell table:formula="of:=ABS([$Input.A275]-[$Input.B275])" office:value-type="float" office:value="3341" calcext:value-type="float">
            <text:p>3341</text:p>
          </table:table-cell>
          <table:table-cell/>
        </table:table-row>
        <table:table-row table:style-name="ro1">
          <table:table-cell table:formula="of:=ABS([$Input.A276]-[$Input.B276])" office:value-type="float" office:value="3496" calcext:value-type="float">
            <text:p>3496</text:p>
          </table:table-cell>
          <table:table-cell/>
        </table:table-row>
        <table:table-row table:style-name="ro1">
          <table:table-cell table:formula="of:=ABS([$Input.A277]-[$Input.B277])" office:value-type="float" office:value="3505" calcext:value-type="float">
            <text:p>3505</text:p>
          </table:table-cell>
          <table:table-cell/>
        </table:table-row>
        <table:table-row table:style-name="ro1">
          <table:table-cell table:formula="of:=ABS([$Input.A278]-[$Input.B278])" office:value-type="float" office:value="3785" calcext:value-type="float">
            <text:p>3785</text:p>
          </table:table-cell>
          <table:table-cell/>
        </table:table-row>
        <table:table-row table:style-name="ro1">
          <table:table-cell table:formula="of:=ABS([$Input.A279]-[$Input.B279])" office:value-type="float" office:value="3884" calcext:value-type="float">
            <text:p>3884</text:p>
          </table:table-cell>
          <table:table-cell/>
        </table:table-row>
        <table:table-row table:style-name="ro1">
          <table:table-cell table:formula="of:=ABS([$Input.A280]-[$Input.B280])" office:value-type="float" office:value="4046" calcext:value-type="float">
            <text:p>4046</text:p>
          </table:table-cell>
          <table:table-cell/>
        </table:table-row>
        <table:table-row table:style-name="ro1">
          <table:table-cell table:formula="of:=ABS([$Input.A281]-[$Input.B281])" office:value-type="float" office:value="4019" calcext:value-type="float">
            <text:p>4019</text:p>
          </table:table-cell>
          <table:table-cell/>
        </table:table-row>
        <table:table-row table:style-name="ro1">
          <table:table-cell table:formula="of:=ABS([$Input.A282]-[$Input.B282])" office:value-type="float" office:value="3989" calcext:value-type="float">
            <text:p>3989</text:p>
          </table:table-cell>
          <table:table-cell/>
        </table:table-row>
        <table:table-row table:style-name="ro1">
          <table:table-cell table:formula="of:=ABS([$Input.A283]-[$Input.B283])" office:value-type="float" office:value="3693" calcext:value-type="float">
            <text:p>3693</text:p>
          </table:table-cell>
          <table:table-cell/>
        </table:table-row>
        <table:table-row table:style-name="ro1">
          <table:table-cell table:formula="of:=ABS([$Input.A284]-[$Input.B284])" office:value-type="float" office:value="3697" calcext:value-type="float">
            <text:p>3697</text:p>
          </table:table-cell>
          <table:table-cell/>
        </table:table-row>
        <table:table-row table:style-name="ro1">
          <table:table-cell table:formula="of:=ABS([$Input.A285]-[$Input.B285])" office:value-type="float" office:value="3608" calcext:value-type="float">
            <text:p>3608</text:p>
          </table:table-cell>
          <table:table-cell/>
        </table:table-row>
        <table:table-row table:style-name="ro1">
          <table:table-cell table:formula="of:=ABS([$Input.A286]-[$Input.B286])" office:value-type="float" office:value="3559" calcext:value-type="float">
            <text:p>3559</text:p>
          </table:table-cell>
          <table:table-cell/>
        </table:table-row>
        <table:table-row table:style-name="ro1">
          <table:table-cell table:formula="of:=ABS([$Input.A287]-[$Input.B287])" office:value-type="float" office:value="3452" calcext:value-type="float">
            <text:p>3452</text:p>
          </table:table-cell>
          <table:table-cell/>
        </table:table-row>
        <table:table-row table:style-name="ro1">
          <table:table-cell table:formula="of:=ABS([$Input.A288]-[$Input.B288])" office:value-type="float" office:value="3577" calcext:value-type="float">
            <text:p>3577</text:p>
          </table:table-cell>
          <table:table-cell/>
        </table:table-row>
        <table:table-row table:style-name="ro1">
          <table:table-cell table:formula="of:=ABS([$Input.A289]-[$Input.B289])" office:value-type="float" office:value="3523" calcext:value-type="float">
            <text:p>3523</text:p>
          </table:table-cell>
          <table:table-cell/>
        </table:table-row>
        <table:table-row table:style-name="ro1">
          <table:table-cell table:formula="of:=ABS([$Input.A290]-[$Input.B290])" office:value-type="float" office:value="3530" calcext:value-type="float">
            <text:p>3530</text:p>
          </table:table-cell>
          <table:table-cell/>
        </table:table-row>
        <table:table-row table:style-name="ro1">
          <table:table-cell table:formula="of:=ABS([$Input.A291]-[$Input.B291])" office:value-type="float" office:value="3623" calcext:value-type="float">
            <text:p>3623</text:p>
          </table:table-cell>
          <table:table-cell/>
        </table:table-row>
        <table:table-row table:style-name="ro1">
          <table:table-cell table:formula="of:=ABS([$Input.A292]-[$Input.B292])" office:value-type="float" office:value="3968" calcext:value-type="float">
            <text:p>3968</text:p>
          </table:table-cell>
          <table:table-cell/>
        </table:table-row>
        <table:table-row table:style-name="ro1">
          <table:table-cell table:formula="of:=ABS([$Input.A293]-[$Input.B293])" office:value-type="float" office:value="4248" calcext:value-type="float">
            <text:p>4248</text:p>
          </table:table-cell>
          <table:table-cell/>
        </table:table-row>
        <table:table-row table:style-name="ro1">
          <table:table-cell table:formula="of:=ABS([$Input.A294]-[$Input.B294])" office:value-type="float" office:value="4286" calcext:value-type="float">
            <text:p>4286</text:p>
          </table:table-cell>
          <table:table-cell/>
        </table:table-row>
        <table:table-row table:style-name="ro1">
          <table:table-cell table:formula="of:=ABS([$Input.A295]-[$Input.B295])" office:value-type="float" office:value="4572" calcext:value-type="float">
            <text:p>4572</text:p>
          </table:table-cell>
          <table:table-cell/>
        </table:table-row>
        <table:table-row table:style-name="ro1">
          <table:table-cell table:formula="of:=ABS([$Input.A296]-[$Input.B296])" office:value-type="float" office:value="4354" calcext:value-type="float">
            <text:p>4354</text:p>
          </table:table-cell>
          <table:table-cell/>
        </table:table-row>
        <table:table-row table:style-name="ro1">
          <table:table-cell table:formula="of:=ABS([$Input.A297]-[$Input.B297])" office:value-type="float" office:value="4546" calcext:value-type="float">
            <text:p>4546</text:p>
          </table:table-cell>
          <table:table-cell/>
        </table:table-row>
        <table:table-row table:style-name="ro1">
          <table:table-cell table:formula="of:=ABS([$Input.A298]-[$Input.B298])" office:value-type="float" office:value="4605" calcext:value-type="float">
            <text:p>4605</text:p>
          </table:table-cell>
          <table:table-cell/>
        </table:table-row>
        <table:table-row table:style-name="ro1">
          <table:table-cell table:formula="of:=ABS([$Input.A299]-[$Input.B299])" office:value-type="float" office:value="4561" calcext:value-type="float">
            <text:p>4561</text:p>
          </table:table-cell>
          <table:table-cell/>
        </table:table-row>
        <table:table-row table:style-name="ro1">
          <table:table-cell table:formula="of:=ABS([$Input.A300]-[$Input.B300])" office:value-type="float" office:value="4465" calcext:value-type="float">
            <text:p>4465</text:p>
          </table:table-cell>
          <table:table-cell/>
        </table:table-row>
        <table:table-row table:style-name="ro1">
          <table:table-cell table:formula="of:=ABS([$Input.A301]-[$Input.B301])" office:value-type="float" office:value="4448" calcext:value-type="float">
            <text:p>4448</text:p>
          </table:table-cell>
          <table:table-cell/>
        </table:table-row>
        <table:table-row table:style-name="ro1">
          <table:table-cell table:formula="of:=ABS([$Input.A302]-[$Input.B302])" office:value-type="float" office:value="4387" calcext:value-type="float">
            <text:p>4387</text:p>
          </table:table-cell>
          <table:table-cell/>
        </table:table-row>
        <table:table-row table:style-name="ro1">
          <table:table-cell table:formula="of:=ABS([$Input.A303]-[$Input.B303])" office:value-type="float" office:value="4113" calcext:value-type="float">
            <text:p>4113</text:p>
          </table:table-cell>
          <table:table-cell/>
        </table:table-row>
        <table:table-row table:style-name="ro1">
          <table:table-cell table:formula="of:=ABS([$Input.A304]-[$Input.B304])" office:value-type="float" office:value="3959" calcext:value-type="float">
            <text:p>3959</text:p>
          </table:table-cell>
          <table:table-cell/>
        </table:table-row>
        <table:table-row table:style-name="ro1">
          <table:table-cell table:formula="of:=ABS([$Input.A305]-[$Input.B305])" office:value-type="float" office:value="3787" calcext:value-type="float">
            <text:p>3787</text:p>
          </table:table-cell>
          <table:table-cell/>
        </table:table-row>
        <table:table-row table:style-name="ro1">
          <table:table-cell table:formula="of:=ABS([$Input.A306]-[$Input.B306])" office:value-type="float" office:value="3692" calcext:value-type="float">
            <text:p>3692</text:p>
          </table:table-cell>
          <table:table-cell/>
        </table:table-row>
        <table:table-row table:style-name="ro1">
          <table:table-cell table:formula="of:=ABS([$Input.A307]-[$Input.B307])" office:value-type="float" office:value="3623" calcext:value-type="float">
            <text:p>3623</text:p>
          </table:table-cell>
          <table:table-cell/>
        </table:table-row>
        <table:table-row table:style-name="ro1">
          <table:table-cell table:formula="of:=ABS([$Input.A308]-[$Input.B308])" office:value-type="float" office:value="3413" calcext:value-type="float">
            <text:p>3413</text:p>
          </table:table-cell>
          <table:table-cell/>
        </table:table-row>
        <table:table-row table:style-name="ro1">
          <table:table-cell table:formula="of:=ABS([$Input.A309]-[$Input.B309])" office:value-type="float" office:value="3400" calcext:value-type="float">
            <text:p>3400</text:p>
          </table:table-cell>
          <table:table-cell/>
        </table:table-row>
        <table:table-row table:style-name="ro1">
          <table:table-cell table:formula="of:=ABS([$Input.A310]-[$Input.B310])" office:value-type="float" office:value="3284" calcext:value-type="float">
            <text:p>3284</text:p>
          </table:table-cell>
          <table:table-cell/>
        </table:table-row>
        <table:table-row table:style-name="ro1">
          <table:table-cell table:formula="of:=ABS([$Input.A311]-[$Input.B311])" office:value-type="float" office:value="3279" calcext:value-type="float">
            <text:p>3279</text:p>
          </table:table-cell>
          <table:table-cell/>
        </table:table-row>
        <table:table-row table:style-name="ro1">
          <table:table-cell table:formula="of:=ABS([$Input.A312]-[$Input.B312])" office:value-type="float" office:value="3163" calcext:value-type="float">
            <text:p>3163</text:p>
          </table:table-cell>
          <table:table-cell/>
        </table:table-row>
        <table:table-row table:style-name="ro1">
          <table:table-cell table:formula="of:=ABS([$Input.A313]-[$Input.B313])" office:value-type="float" office:value="3086" calcext:value-type="float">
            <text:p>3086</text:p>
          </table:table-cell>
          <table:table-cell/>
        </table:table-row>
        <table:table-row table:style-name="ro1">
          <table:table-cell table:formula="of:=ABS([$Input.A314]-[$Input.B314])" office:value-type="float" office:value="3005" calcext:value-type="float">
            <text:p>3005</text:p>
          </table:table-cell>
          <table:table-cell/>
        </table:table-row>
        <table:table-row table:style-name="ro1">
          <table:table-cell table:formula="of:=ABS([$Input.A315]-[$Input.B315])" office:value-type="float" office:value="2947" calcext:value-type="float">
            <text:p>2947</text:p>
          </table:table-cell>
          <table:table-cell/>
        </table:table-row>
        <table:table-row table:style-name="ro1">
          <table:table-cell table:formula="of:=ABS([$Input.A316]-[$Input.B316])" office:value-type="float" office:value="2894" calcext:value-type="float">
            <text:p>2894</text:p>
          </table:table-cell>
          <table:table-cell/>
        </table:table-row>
        <table:table-row table:style-name="ro1">
          <table:table-cell table:formula="of:=ABS([$Input.A317]-[$Input.B317])" office:value-type="float" office:value="2558" calcext:value-type="float">
            <text:p>2558</text:p>
          </table:table-cell>
          <table:table-cell/>
        </table:table-row>
        <table:table-row table:style-name="ro1">
          <table:table-cell table:formula="of:=ABS([$Input.A318]-[$Input.B318])" office:value-type="float" office:value="2494" calcext:value-type="float">
            <text:p>2494</text:p>
          </table:table-cell>
          <table:table-cell/>
        </table:table-row>
        <table:table-row table:style-name="ro1">
          <table:table-cell table:formula="of:=ABS([$Input.A319]-[$Input.B319])" office:value-type="float" office:value="2521" calcext:value-type="float">
            <text:p>2521</text:p>
          </table:table-cell>
          <table:table-cell/>
        </table:table-row>
        <table:table-row table:style-name="ro1">
          <table:table-cell table:formula="of:=ABS([$Input.A320]-[$Input.B320])" office:value-type="float" office:value="2466" calcext:value-type="float">
            <text:p>2466</text:p>
          </table:table-cell>
          <table:table-cell/>
        </table:table-row>
        <table:table-row table:style-name="ro1">
          <table:table-cell table:formula="of:=ABS([$Input.A321]-[$Input.B321])" office:value-type="float" office:value="2566" calcext:value-type="float">
            <text:p>2566</text:p>
          </table:table-cell>
          <table:table-cell/>
        </table:table-row>
        <table:table-row table:style-name="ro1">
          <table:table-cell table:formula="of:=ABS([$Input.A322]-[$Input.B322])" office:value-type="float" office:value="2547" calcext:value-type="float">
            <text:p>2547</text:p>
          </table:table-cell>
          <table:table-cell/>
        </table:table-row>
        <table:table-row table:style-name="ro1">
          <table:table-cell table:formula="of:=ABS([$Input.A323]-[$Input.B323])" office:value-type="float" office:value="2937" calcext:value-type="float">
            <text:p>2937</text:p>
          </table:table-cell>
          <table:table-cell/>
        </table:table-row>
        <table:table-row table:style-name="ro1">
          <table:table-cell table:formula="of:=ABS([$Input.A324]-[$Input.B324])" office:value-type="float" office:value="3348" calcext:value-type="float">
            <text:p>3348</text:p>
          </table:table-cell>
          <table:table-cell/>
        </table:table-row>
        <table:table-row table:style-name="ro1">
          <table:table-cell table:formula="of:=ABS([$Input.A325]-[$Input.B325])" office:value-type="float" office:value="3285" calcext:value-type="float">
            <text:p>3285</text:p>
          </table:table-cell>
          <table:table-cell/>
        </table:table-row>
        <table:table-row table:style-name="ro1">
          <table:table-cell table:formula="of:=ABS([$Input.A326]-[$Input.B326])" office:value-type="float" office:value="3543" calcext:value-type="float">
            <text:p>3543</text:p>
          </table:table-cell>
          <table:table-cell/>
        </table:table-row>
        <table:table-row table:style-name="ro1">
          <table:table-cell table:formula="of:=ABS([$Input.A327]-[$Input.B327])" office:value-type="float" office:value="3703" calcext:value-type="float">
            <text:p>3703</text:p>
          </table:table-cell>
          <table:table-cell/>
        </table:table-row>
        <table:table-row table:style-name="ro1">
          <table:table-cell table:formula="of:=ABS([$Input.A328]-[$Input.B328])" office:value-type="float" office:value="3967" calcext:value-type="float">
            <text:p>3967</text:p>
          </table:table-cell>
          <table:table-cell/>
        </table:table-row>
        <table:table-row table:style-name="ro1">
          <table:table-cell table:formula="of:=ABS([$Input.A329]-[$Input.B329])" office:value-type="float" office:value="4062" calcext:value-type="float">
            <text:p>4062</text:p>
          </table:table-cell>
          <table:table-cell/>
        </table:table-row>
        <table:table-row table:style-name="ro1">
          <table:table-cell table:formula="of:=ABS([$Input.A330]-[$Input.B330])" office:value-type="float" office:value="3999" calcext:value-type="float">
            <text:p>3999</text:p>
          </table:table-cell>
          <table:table-cell/>
        </table:table-row>
        <table:table-row table:style-name="ro1">
          <table:table-cell table:formula="of:=ABS([$Input.A331]-[$Input.B331])" office:value-type="float" office:value="4093" calcext:value-type="float">
            <text:p>4093</text:p>
          </table:table-cell>
          <table:table-cell/>
        </table:table-row>
        <table:table-row table:style-name="ro1">
          <table:table-cell table:formula="of:=ABS([$Input.A332]-[$Input.B332])" office:value-type="float" office:value="4087" calcext:value-type="float">
            <text:p>4087</text:p>
          </table:table-cell>
          <table:table-cell/>
        </table:table-row>
        <table:table-row table:style-name="ro1">
          <table:table-cell table:formula="of:=ABS([$Input.A333]-[$Input.B333])" office:value-type="float" office:value="4209" calcext:value-type="float">
            <text:p>4209</text:p>
          </table:table-cell>
          <table:table-cell/>
        </table:table-row>
        <table:table-row table:style-name="ro1">
          <table:table-cell table:formula="of:=ABS([$Input.A334]-[$Input.B334])" office:value-type="float" office:value="4258" calcext:value-type="float">
            <text:p>4258</text:p>
          </table:table-cell>
          <table:table-cell/>
        </table:table-row>
        <table:table-row table:style-name="ro1">
          <table:table-cell table:formula="of:=ABS([$Input.A335]-[$Input.B335])" office:value-type="float" office:value="4131" calcext:value-type="float">
            <text:p>4131</text:p>
          </table:table-cell>
          <table:table-cell/>
        </table:table-row>
        <table:table-row table:style-name="ro1">
          <table:table-cell table:formula="of:=ABS([$Input.A336]-[$Input.B336])" office:value-type="float" office:value="4082" calcext:value-type="float">
            <text:p>4082</text:p>
          </table:table-cell>
          <table:table-cell/>
        </table:table-row>
        <table:table-row table:style-name="ro1">
          <table:table-cell table:formula="of:=ABS([$Input.A337]-[$Input.B337])" office:value-type="float" office:value="4758" calcext:value-type="float">
            <text:p>4758</text:p>
          </table:table-cell>
          <table:table-cell/>
        </table:table-row>
        <table:table-row table:style-name="ro1">
          <table:table-cell table:formula="of:=ABS([$Input.A338]-[$Input.B338])" office:value-type="float" office:value="5013" calcext:value-type="float">
            <text:p>5013</text:p>
          </table:table-cell>
          <table:table-cell/>
        </table:table-row>
        <table:table-row table:style-name="ro1">
          <table:table-cell table:formula="of:=ABS([$Input.A339]-[$Input.B339])" office:value-type="float" office:value="5046" calcext:value-type="float">
            <text:p>5046</text:p>
          </table:table-cell>
          <table:table-cell/>
        </table:table-row>
        <table:table-row table:style-name="ro1">
          <table:table-cell table:formula="of:=ABS([$Input.A340]-[$Input.B340])" office:value-type="float" office:value="5129" calcext:value-type="float">
            <text:p>5129</text:p>
          </table:table-cell>
          <table:table-cell/>
        </table:table-row>
        <table:table-row table:style-name="ro1">
          <table:table-cell table:formula="of:=ABS([$Input.A341]-[$Input.B341])" office:value-type="float" office:value="5405" calcext:value-type="float">
            <text:p>5405</text:p>
          </table:table-cell>
          <table:table-cell/>
        </table:table-row>
        <table:table-row table:style-name="ro1">
          <table:table-cell table:formula="of:=ABS([$Input.A342]-[$Input.B342])" office:value-type="float" office:value="5717" calcext:value-type="float">
            <text:p>5717</text:p>
          </table:table-cell>
          <table:table-cell/>
        </table:table-row>
        <table:table-row table:style-name="ro1">
          <table:table-cell table:formula="of:=ABS([$Input.A343]-[$Input.B343])" office:value-type="float" office:value="5728" calcext:value-type="float">
            <text:p>5728</text:p>
          </table:table-cell>
          <table:table-cell/>
        </table:table-row>
        <table:table-row table:style-name="ro1">
          <table:table-cell table:formula="of:=ABS([$Input.A344]-[$Input.B344])" office:value-type="float" office:value="5671" calcext:value-type="float">
            <text:p>5671</text:p>
          </table:table-cell>
          <table:table-cell/>
        </table:table-row>
        <table:table-row table:style-name="ro1">
          <table:table-cell table:formula="of:=ABS([$Input.A345]-[$Input.B345])" office:value-type="float" office:value="5650" calcext:value-type="float">
            <text:p>5650</text:p>
          </table:table-cell>
          <table:table-cell/>
        </table:table-row>
        <table:table-row table:style-name="ro1">
          <table:table-cell table:formula="of:=ABS([$Input.A346]-[$Input.B346])" office:value-type="float" office:value="5664" calcext:value-type="float">
            <text:p>5664</text:p>
          </table:table-cell>
          <table:table-cell/>
        </table:table-row>
        <table:table-row table:style-name="ro1">
          <table:table-cell table:formula="of:=ABS([$Input.A347]-[$Input.B347])" office:value-type="float" office:value="5715" calcext:value-type="float">
            <text:p>5715</text:p>
          </table:table-cell>
          <table:table-cell/>
        </table:table-row>
        <table:table-row table:style-name="ro1">
          <table:table-cell table:formula="of:=ABS([$Input.A348]-[$Input.B348])" office:value-type="float" office:value="5606" calcext:value-type="float">
            <text:p>5606</text:p>
          </table:table-cell>
          <table:table-cell/>
        </table:table-row>
        <table:table-row table:style-name="ro1">
          <table:table-cell table:formula="of:=ABS([$Input.A349]-[$Input.B349])" office:value-type="float" office:value="5657" calcext:value-type="float">
            <text:p>5657</text:p>
          </table:table-cell>
          <table:table-cell/>
        </table:table-row>
        <table:table-row table:style-name="ro1">
          <table:table-cell table:formula="of:=ABS([$Input.A350]-[$Input.B350])" office:value-type="float" office:value="5952" calcext:value-type="float">
            <text:p>5952</text:p>
          </table:table-cell>
          <table:table-cell/>
        </table:table-row>
        <table:table-row table:style-name="ro1">
          <table:table-cell table:formula="of:=ABS([$Input.A351]-[$Input.B351])" office:value-type="float" office:value="5607" calcext:value-type="float">
            <text:p>5607</text:p>
          </table:table-cell>
          <table:table-cell/>
        </table:table-row>
        <table:table-row table:style-name="ro1">
          <table:table-cell table:formula="of:=ABS([$Input.A352]-[$Input.B352])" office:value-type="float" office:value="5598" calcext:value-type="float">
            <text:p>5598</text:p>
          </table:table-cell>
          <table:table-cell/>
        </table:table-row>
        <table:table-row table:style-name="ro1">
          <table:table-cell table:formula="of:=ABS([$Input.A353]-[$Input.B353])" office:value-type="float" office:value="5677" calcext:value-type="float">
            <text:p>5677</text:p>
          </table:table-cell>
          <table:table-cell/>
        </table:table-row>
        <table:table-row table:style-name="ro1">
          <table:table-cell table:formula="of:=ABS([$Input.A354]-[$Input.B354])" office:value-type="float" office:value="5618" calcext:value-type="float">
            <text:p>5618</text:p>
          </table:table-cell>
          <table:table-cell/>
        </table:table-row>
        <table:table-row table:style-name="ro1">
          <table:table-cell table:formula="of:=ABS([$Input.A355]-[$Input.B355])" office:value-type="float" office:value="5764" calcext:value-type="float">
            <text:p>5764</text:p>
          </table:table-cell>
          <table:table-cell/>
        </table:table-row>
        <table:table-row table:style-name="ro1">
          <table:table-cell table:formula="of:=ABS([$Input.A356]-[$Input.B356])" office:value-type="float" office:value="5640" calcext:value-type="float">
            <text:p>5640</text:p>
          </table:table-cell>
          <table:table-cell/>
        </table:table-row>
        <table:table-row table:style-name="ro1">
          <table:table-cell table:formula="of:=ABS([$Input.A357]-[$Input.B357])" office:value-type="float" office:value="5704" calcext:value-type="float">
            <text:p>5704</text:p>
          </table:table-cell>
          <table:table-cell/>
        </table:table-row>
        <table:table-row table:style-name="ro1">
          <table:table-cell table:formula="of:=ABS([$Input.A358]-[$Input.B358])" office:value-type="float" office:value="5949" calcext:value-type="float">
            <text:p>5949</text:p>
          </table:table-cell>
          <table:table-cell/>
        </table:table-row>
        <table:table-row table:style-name="ro1">
          <table:table-cell table:formula="of:=ABS([$Input.A359]-[$Input.B359])" office:value-type="float" office:value="6290" calcext:value-type="float">
            <text:p>6290</text:p>
          </table:table-cell>
          <table:table-cell/>
        </table:table-row>
        <table:table-row table:style-name="ro1">
          <table:table-cell table:formula="of:=ABS([$Input.A360]-[$Input.B360])" office:value-type="float" office:value="6380" calcext:value-type="float">
            <text:p>6380</text:p>
          </table:table-cell>
          <table:table-cell/>
        </table:table-row>
        <table:table-row table:style-name="ro1">
          <table:table-cell table:formula="of:=ABS([$Input.A361]-[$Input.B361])" office:value-type="float" office:value="6324" calcext:value-type="float">
            <text:p>6324</text:p>
          </table:table-cell>
          <table:table-cell/>
        </table:table-row>
        <table:table-row table:style-name="ro1">
          <table:table-cell table:formula="of:=ABS([$Input.A362]-[$Input.B362])" office:value-type="float" office:value="6567" calcext:value-type="float">
            <text:p>6567</text:p>
          </table:table-cell>
          <table:table-cell/>
        </table:table-row>
        <table:table-row table:style-name="ro1">
          <table:table-cell table:formula="of:=ABS([$Input.A363]-[$Input.B363])" office:value-type="float" office:value="6539" calcext:value-type="float">
            <text:p>6539</text:p>
          </table:table-cell>
          <table:table-cell/>
        </table:table-row>
        <table:table-row table:style-name="ro1">
          <table:table-cell table:formula="of:=ABS([$Input.A364]-[$Input.B364])" office:value-type="float" office:value="6523" calcext:value-type="float">
            <text:p>6523</text:p>
          </table:table-cell>
          <table:table-cell/>
        </table:table-row>
        <table:table-row table:style-name="ro1">
          <table:table-cell table:formula="of:=ABS([$Input.A365]-[$Input.B365])" office:value-type="float" office:value="6752" calcext:value-type="float">
            <text:p>6752</text:p>
          </table:table-cell>
          <table:table-cell/>
        </table:table-row>
        <table:table-row table:style-name="ro1">
          <table:table-cell table:formula="of:=ABS([$Input.A366]-[$Input.B366])" office:value-type="float" office:value="6770" calcext:value-type="float">
            <text:p>6770</text:p>
          </table:table-cell>
          <table:table-cell/>
        </table:table-row>
        <table:table-row table:style-name="ro1">
          <table:table-cell table:formula="of:=ABS([$Input.A367]-[$Input.B367])" office:value-type="float" office:value="6894" calcext:value-type="float">
            <text:p>6894</text:p>
          </table:table-cell>
          <table:table-cell/>
        </table:table-row>
        <table:table-row table:style-name="ro1">
          <table:table-cell table:formula="of:=ABS([$Input.A368]-[$Input.B368])" office:value-type="float" office:value="6963" calcext:value-type="float">
            <text:p>6963</text:p>
          </table:table-cell>
          <table:table-cell/>
        </table:table-row>
        <table:table-row table:style-name="ro1">
          <table:table-cell table:formula="of:=ABS([$Input.A369]-[$Input.B369])" office:value-type="float" office:value="7049" calcext:value-type="float">
            <text:p>7049</text:p>
          </table:table-cell>
          <table:table-cell/>
        </table:table-row>
        <table:table-row table:style-name="ro1">
          <table:table-cell table:formula="of:=ABS([$Input.A370]-[$Input.B370])" office:value-type="float" office:value="7215" calcext:value-type="float">
            <text:p>7215</text:p>
          </table:table-cell>
          <table:table-cell/>
        </table:table-row>
        <table:table-row table:style-name="ro1">
          <table:table-cell table:formula="of:=ABS([$Input.A371]-[$Input.B371])" office:value-type="float" office:value="6910" calcext:value-type="float">
            <text:p>6910</text:p>
          </table:table-cell>
          <table:table-cell/>
        </table:table-row>
        <table:table-row table:style-name="ro1">
          <table:table-cell table:formula="of:=ABS([$Input.A372]-[$Input.B372])" office:value-type="float" office:value="6814" calcext:value-type="float">
            <text:p>6814</text:p>
          </table:table-cell>
          <table:table-cell/>
        </table:table-row>
        <table:table-row table:style-name="ro1">
          <table:table-cell table:formula="of:=ABS([$Input.A373]-[$Input.B373])" office:value-type="float" office:value="6652" calcext:value-type="float">
            <text:p>6652</text:p>
          </table:table-cell>
          <table:table-cell/>
        </table:table-row>
        <table:table-row table:style-name="ro1">
          <table:table-cell table:formula="of:=ABS([$Input.A374]-[$Input.B374])" office:value-type="float" office:value="6423" calcext:value-type="float">
            <text:p>6423</text:p>
          </table:table-cell>
          <table:table-cell/>
        </table:table-row>
        <table:table-row table:style-name="ro1">
          <table:table-cell table:formula="of:=ABS([$Input.A375]-[$Input.B375])" office:value-type="float" office:value="6264" calcext:value-type="float">
            <text:p>6264</text:p>
          </table:table-cell>
          <table:table-cell/>
        </table:table-row>
        <table:table-row table:style-name="ro1">
          <table:table-cell table:formula="of:=ABS([$Input.A376]-[$Input.B376])" office:value-type="float" office:value="6208" calcext:value-type="float">
            <text:p>6208</text:p>
          </table:table-cell>
          <table:table-cell/>
        </table:table-row>
        <table:table-row table:style-name="ro1">
          <table:table-cell table:formula="of:=ABS([$Input.A377]-[$Input.B377])" office:value-type="float" office:value="6110" calcext:value-type="float">
            <text:p>6110</text:p>
          </table:table-cell>
          <table:table-cell/>
        </table:table-row>
        <table:table-row table:style-name="ro1">
          <table:table-cell table:formula="of:=ABS([$Input.A378]-[$Input.B378])" office:value-type="float" office:value="6088" calcext:value-type="float">
            <text:p>6088</text:p>
          </table:table-cell>
          <table:table-cell/>
        </table:table-row>
        <table:table-row table:style-name="ro1">
          <table:table-cell table:formula="of:=ABS([$Input.A379]-[$Input.B379])" office:value-type="float" office:value="6018" calcext:value-type="float">
            <text:p>6018</text:p>
          </table:table-cell>
          <table:table-cell/>
        </table:table-row>
        <table:table-row table:style-name="ro1">
          <table:table-cell table:formula="of:=ABS([$Input.A380]-[$Input.B380])" office:value-type="float" office:value="5981" calcext:value-type="float">
            <text:p>5981</text:p>
          </table:table-cell>
          <table:table-cell/>
        </table:table-row>
        <table:table-row table:style-name="ro1">
          <table:table-cell table:formula="of:=ABS([$Input.A381]-[$Input.B381])" office:value-type="float" office:value="5773" calcext:value-type="float">
            <text:p>5773</text:p>
          </table:table-cell>
          <table:table-cell/>
        </table:table-row>
        <table:table-row table:style-name="ro1">
          <table:table-cell table:formula="of:=ABS([$Input.A382]-[$Input.B382])" office:value-type="float" office:value="5767" calcext:value-type="float">
            <text:p>5767</text:p>
          </table:table-cell>
          <table:table-cell/>
        </table:table-row>
        <table:table-row table:style-name="ro1">
          <table:table-cell table:formula="of:=ABS([$Input.A383]-[$Input.B383])" office:value-type="float" office:value="5662" calcext:value-type="float">
            <text:p>5662</text:p>
          </table:table-cell>
          <table:table-cell/>
        </table:table-row>
        <table:table-row table:style-name="ro1">
          <table:table-cell table:formula="of:=ABS([$Input.A384]-[$Input.B384])" office:value-type="float" office:value="5638" calcext:value-type="float">
            <text:p>5638</text:p>
          </table:table-cell>
          <table:table-cell/>
        </table:table-row>
        <table:table-row table:style-name="ro1">
          <table:table-cell table:formula="of:=ABS([$Input.A385]-[$Input.B385])" office:value-type="float" office:value="5622" calcext:value-type="float">
            <text:p>5622</text:p>
          </table:table-cell>
          <table:table-cell/>
        </table:table-row>
        <table:table-row table:style-name="ro1">
          <table:table-cell table:formula="of:=ABS([$Input.A386]-[$Input.B386])" office:value-type="float" office:value="5610" calcext:value-type="float">
            <text:p>5610</text:p>
          </table:table-cell>
          <table:table-cell/>
        </table:table-row>
        <table:table-row table:style-name="ro1">
          <table:table-cell table:formula="of:=ABS([$Input.A387]-[$Input.B387])" office:value-type="float" office:value="5559" calcext:value-type="float">
            <text:p>5559</text:p>
          </table:table-cell>
          <table:table-cell/>
        </table:table-row>
        <table:table-row table:style-name="ro1">
          <table:table-cell table:formula="of:=ABS([$Input.A388]-[$Input.B388])" office:value-type="float" office:value="5784" calcext:value-type="float">
            <text:p>5784</text:p>
          </table:table-cell>
          <table:table-cell/>
        </table:table-row>
        <table:table-row table:style-name="ro1">
          <table:table-cell table:formula="of:=ABS([$Input.A389]-[$Input.B389])" office:value-type="float" office:value="5858" calcext:value-type="float">
            <text:p>5858</text:p>
          </table:table-cell>
          <table:table-cell/>
        </table:table-row>
        <table:table-row table:style-name="ro1">
          <table:table-cell table:formula="of:=ABS([$Input.A390]-[$Input.B390])" office:value-type="float" office:value="5781" calcext:value-type="float">
            <text:p>5781</text:p>
          </table:table-cell>
          <table:table-cell/>
        </table:table-row>
        <table:table-row table:style-name="ro1">
          <table:table-cell table:formula="of:=ABS([$Input.A391]-[$Input.B391])" office:value-type="float" office:value="5613" calcext:value-type="float">
            <text:p>5613</text:p>
          </table:table-cell>
          <table:table-cell/>
        </table:table-row>
        <table:table-row table:style-name="ro1">
          <table:table-cell table:formula="of:=ABS([$Input.A392]-[$Input.B392])" office:value-type="float" office:value="5444" calcext:value-type="float">
            <text:p>5444</text:p>
          </table:table-cell>
          <table:table-cell/>
        </table:table-row>
        <table:table-row table:style-name="ro1">
          <table:table-cell table:formula="of:=ABS([$Input.A393]-[$Input.B393])" office:value-type="float" office:value="5425" calcext:value-type="float">
            <text:p>5425</text:p>
          </table:table-cell>
          <table:table-cell/>
        </table:table-row>
        <table:table-row table:style-name="ro1">
          <table:table-cell table:formula="of:=ABS([$Input.A394]-[$Input.B394])" office:value-type="float" office:value="5387" calcext:value-type="float">
            <text:p>5387</text:p>
          </table:table-cell>
          <table:table-cell/>
        </table:table-row>
        <table:table-row table:style-name="ro1">
          <table:table-cell table:formula="of:=ABS([$Input.A395]-[$Input.B395])" office:value-type="float" office:value="5240" calcext:value-type="float">
            <text:p>5240</text:p>
          </table:table-cell>
          <table:table-cell/>
        </table:table-row>
        <table:table-row table:style-name="ro1">
          <table:table-cell table:formula="of:=ABS([$Input.A396]-[$Input.B396])" office:value-type="float" office:value="5015" calcext:value-type="float">
            <text:p>5015</text:p>
          </table:table-cell>
          <table:table-cell/>
        </table:table-row>
        <table:table-row table:style-name="ro1">
          <table:table-cell table:formula="of:=ABS([$Input.A397]-[$Input.B397])" office:value-type="float" office:value="4846" calcext:value-type="float">
            <text:p>4846</text:p>
          </table:table-cell>
          <table:table-cell/>
        </table:table-row>
        <table:table-row table:style-name="ro1">
          <table:table-cell table:formula="of:=ABS([$Input.A398]-[$Input.B398])" office:value-type="float" office:value="4775" calcext:value-type="float">
            <text:p>4775</text:p>
          </table:table-cell>
          <table:table-cell/>
        </table:table-row>
        <table:table-row table:style-name="ro1">
          <table:table-cell table:formula="of:=ABS([$Input.A399]-[$Input.B399])" office:value-type="float" office:value="4709" calcext:value-type="float">
            <text:p>4709</text:p>
          </table:table-cell>
          <table:table-cell/>
        </table:table-row>
        <table:table-row table:style-name="ro1">
          <table:table-cell table:formula="of:=ABS([$Input.A400]-[$Input.B400])" office:value-type="float" office:value="4577" calcext:value-type="float">
            <text:p>4577</text:p>
          </table:table-cell>
          <table:table-cell/>
        </table:table-row>
        <table:table-row table:style-name="ro1">
          <table:table-cell table:formula="of:=ABS([$Input.A401]-[$Input.B401])" office:value-type="float" office:value="4559" calcext:value-type="float">
            <text:p>4559</text:p>
          </table:table-cell>
          <table:table-cell/>
        </table:table-row>
        <table:table-row table:style-name="ro1">
          <table:table-cell table:formula="of:=ABS([$Input.A402]-[$Input.B402])" office:value-type="float" office:value="4616" calcext:value-type="float">
            <text:p>4616</text:p>
          </table:table-cell>
          <table:table-cell/>
        </table:table-row>
        <table:table-row table:style-name="ro1">
          <table:table-cell table:formula="of:=ABS([$Input.A403]-[$Input.B403])" office:value-type="float" office:value="4644" calcext:value-type="float">
            <text:p>4644</text:p>
          </table:table-cell>
          <table:table-cell/>
        </table:table-row>
        <table:table-row table:style-name="ro1">
          <table:table-cell table:formula="of:=ABS([$Input.A404]-[$Input.B404])" office:value-type="float" office:value="4795" calcext:value-type="float">
            <text:p>4795</text:p>
          </table:table-cell>
          <table:table-cell/>
        </table:table-row>
        <table:table-row table:style-name="ro1">
          <table:table-cell table:formula="of:=ABS([$Input.A405]-[$Input.B405])" office:value-type="float" office:value="5109" calcext:value-type="float">
            <text:p>5109</text:p>
          </table:table-cell>
          <table:table-cell/>
        </table:table-row>
        <table:table-row table:style-name="ro1">
          <table:table-cell table:formula="of:=ABS([$Input.A406]-[$Input.B406])" office:value-type="float" office:value="5160" calcext:value-type="float">
            <text:p>5160</text:p>
          </table:table-cell>
          <table:table-cell/>
        </table:table-row>
        <table:table-row table:style-name="ro1">
          <table:table-cell table:formula="of:=ABS([$Input.A407]-[$Input.B407])" office:value-type="float" office:value="5105" calcext:value-type="float">
            <text:p>5105</text:p>
          </table:table-cell>
          <table:table-cell/>
        </table:table-row>
        <table:table-row table:style-name="ro1">
          <table:table-cell table:formula="of:=ABS([$Input.A408]-[$Input.B408])" office:value-type="float" office:value="5088" calcext:value-type="float">
            <text:p>5088</text:p>
          </table:table-cell>
          <table:table-cell/>
        </table:table-row>
        <table:table-row table:style-name="ro1">
          <table:table-cell table:formula="of:=ABS([$Input.A409]-[$Input.B409])" office:value-type="float" office:value="4966" calcext:value-type="float">
            <text:p>4966</text:p>
          </table:table-cell>
          <table:table-cell/>
        </table:table-row>
        <table:table-row table:style-name="ro1">
          <table:table-cell table:formula="of:=ABS([$Input.A410]-[$Input.B410])" office:value-type="float" office:value="4919" calcext:value-type="float">
            <text:p>4919</text:p>
          </table:table-cell>
          <table:table-cell/>
        </table:table-row>
        <table:table-row table:style-name="ro1">
          <table:table-cell table:formula="of:=ABS([$Input.A411]-[$Input.B411])" office:value-type="float" office:value="4888" calcext:value-type="float">
            <text:p>4888</text:p>
          </table:table-cell>
          <table:table-cell/>
        </table:table-row>
        <table:table-row table:style-name="ro1">
          <table:table-cell table:formula="of:=ABS([$Input.A412]-[$Input.B412])" office:value-type="float" office:value="4887" calcext:value-type="float">
            <text:p>4887</text:p>
          </table:table-cell>
          <table:table-cell/>
        </table:table-row>
        <table:table-row table:style-name="ro1">
          <table:table-cell table:formula="of:=ABS([$Input.A413]-[$Input.B413])" office:value-type="float" office:value="4599" calcext:value-type="float">
            <text:p>4599</text:p>
          </table:table-cell>
          <table:table-cell/>
        </table:table-row>
        <table:table-row table:style-name="ro1">
          <table:table-cell table:formula="of:=ABS([$Input.A414]-[$Input.B414])" office:value-type="float" office:value="4594" calcext:value-type="float">
            <text:p>4594</text:p>
          </table:table-cell>
          <table:table-cell/>
        </table:table-row>
        <table:table-row table:style-name="ro1">
          <table:table-cell table:formula="of:=ABS([$Input.A415]-[$Input.B415])" office:value-type="float" office:value="4551" calcext:value-type="float">
            <text:p>4551</text:p>
          </table:table-cell>
          <table:table-cell/>
        </table:table-row>
        <table:table-row table:style-name="ro1">
          <table:table-cell table:formula="of:=ABS([$Input.A416]-[$Input.B416])" office:value-type="float" office:value="4531" calcext:value-type="float">
            <text:p>4531</text:p>
          </table:table-cell>
          <table:table-cell/>
        </table:table-row>
        <table:table-row table:style-name="ro1">
          <table:table-cell table:formula="of:=ABS([$Input.A417]-[$Input.B417])" office:value-type="float" office:value="4520" calcext:value-type="float">
            <text:p>4520</text:p>
          </table:table-cell>
          <table:table-cell/>
        </table:table-row>
        <table:table-row table:style-name="ro1">
          <table:table-cell table:formula="of:=ABS([$Input.A418]-[$Input.B418])" office:value-type="float" office:value="4470" calcext:value-type="float">
            <text:p>4470</text:p>
          </table:table-cell>
          <table:table-cell/>
        </table:table-row>
        <table:table-row table:style-name="ro1">
          <table:table-cell table:formula="of:=ABS([$Input.A419]-[$Input.B419])" office:value-type="float" office:value="4392" calcext:value-type="float">
            <text:p>4392</text:p>
          </table:table-cell>
          <table:table-cell/>
        </table:table-row>
        <table:table-row table:style-name="ro1">
          <table:table-cell table:formula="of:=ABS([$Input.A420]-[$Input.B420])" office:value-type="float" office:value="4272" calcext:value-type="float">
            <text:p>4272</text:p>
          </table:table-cell>
          <table:table-cell/>
        </table:table-row>
        <table:table-row table:style-name="ro1">
          <table:table-cell table:formula="of:=ABS([$Input.A421]-[$Input.B421])" office:value-type="float" office:value="4220" calcext:value-type="float">
            <text:p>4220</text:p>
          </table:table-cell>
          <table:table-cell/>
        </table:table-row>
        <table:table-row table:style-name="ro1">
          <table:table-cell table:formula="of:=ABS([$Input.A422]-[$Input.B422])" office:value-type="float" office:value="4186" calcext:value-type="float">
            <text:p>4186</text:p>
          </table:table-cell>
          <table:table-cell/>
        </table:table-row>
        <table:table-row table:style-name="ro1">
          <table:table-cell table:formula="of:=ABS([$Input.A423]-[$Input.B423])" office:value-type="float" office:value="4148" calcext:value-type="float">
            <text:p>4148</text:p>
          </table:table-cell>
          <table:table-cell/>
        </table:table-row>
        <table:table-row table:style-name="ro1">
          <table:table-cell table:formula="of:=ABS([$Input.A424]-[$Input.B424])" office:value-type="float" office:value="4058" calcext:value-type="float">
            <text:p>4058</text:p>
          </table:table-cell>
          <table:table-cell/>
        </table:table-row>
        <table:table-row table:style-name="ro1">
          <table:table-cell table:formula="of:=ABS([$Input.A425]-[$Input.B425])" office:value-type="float" office:value="4004" calcext:value-type="float">
            <text:p>4004</text:p>
          </table:table-cell>
          <table:table-cell/>
        </table:table-row>
        <table:table-row table:style-name="ro1">
          <table:table-cell table:formula="of:=ABS([$Input.A426]-[$Input.B426])" office:value-type="float" office:value="3912" calcext:value-type="float">
            <text:p>3912</text:p>
          </table:table-cell>
          <table:table-cell/>
        </table:table-row>
        <table:table-row table:style-name="ro1">
          <table:table-cell table:formula="of:=ABS([$Input.A427]-[$Input.B427])" office:value-type="float" office:value="3912" calcext:value-type="float">
            <text:p>3912</text:p>
          </table:table-cell>
          <table:table-cell/>
        </table:table-row>
        <table:table-row table:style-name="ro1">
          <table:table-cell table:formula="of:=ABS([$Input.A428]-[$Input.B428])" office:value-type="float" office:value="3908" calcext:value-type="float">
            <text:p>3908</text:p>
          </table:table-cell>
          <table:table-cell/>
        </table:table-row>
        <table:table-row table:style-name="ro1">
          <table:table-cell table:formula="of:=ABS([$Input.A429]-[$Input.B429])" office:value-type="float" office:value="3811" calcext:value-type="float">
            <text:p>3811</text:p>
          </table:table-cell>
          <table:table-cell/>
        </table:table-row>
        <table:table-row table:style-name="ro1">
          <table:table-cell table:formula="of:=ABS([$Input.A430]-[$Input.B430])" office:value-type="float" office:value="3739" calcext:value-type="float">
            <text:p>3739</text:p>
          </table:table-cell>
          <table:table-cell/>
        </table:table-row>
        <table:table-row table:style-name="ro1">
          <table:table-cell table:formula="of:=ABS([$Input.A431]-[$Input.B431])" office:value-type="float" office:value="3924" calcext:value-type="float">
            <text:p>3924</text:p>
          </table:table-cell>
          <table:table-cell/>
        </table:table-row>
        <table:table-row table:style-name="ro1">
          <table:table-cell table:formula="of:=ABS([$Input.A432]-[$Input.B432])" office:value-type="float" office:value="4087" calcext:value-type="float">
            <text:p>4087</text:p>
          </table:table-cell>
          <table:table-cell/>
        </table:table-row>
        <table:table-row table:style-name="ro1">
          <table:table-cell table:formula="of:=ABS([$Input.A433]-[$Input.B433])" office:value-type="float" office:value="4132" calcext:value-type="float">
            <text:p>4132</text:p>
          </table:table-cell>
          <table:table-cell/>
        </table:table-row>
        <table:table-row table:style-name="ro1">
          <table:table-cell table:formula="of:=ABS([$Input.A434]-[$Input.B434])" office:value-type="float" office:value="4057" calcext:value-type="float">
            <text:p>4057</text:p>
          </table:table-cell>
          <table:table-cell/>
        </table:table-row>
        <table:table-row table:style-name="ro1">
          <table:table-cell table:formula="of:=ABS([$Input.A435]-[$Input.B435])" office:value-type="float" office:value="3969" calcext:value-type="float">
            <text:p>3969</text:p>
          </table:table-cell>
          <table:table-cell/>
        </table:table-row>
        <table:table-row table:style-name="ro1">
          <table:table-cell table:formula="of:=ABS([$Input.A436]-[$Input.B436])" office:value-type="float" office:value="3830" calcext:value-type="float">
            <text:p>3830</text:p>
          </table:table-cell>
          <table:table-cell/>
        </table:table-row>
        <table:table-row table:style-name="ro1">
          <table:table-cell table:formula="of:=ABS([$Input.A437]-[$Input.B437])" office:value-type="float" office:value="3781" calcext:value-type="float">
            <text:p>3781</text:p>
          </table:table-cell>
          <table:table-cell/>
        </table:table-row>
        <table:table-row table:style-name="ro1">
          <table:table-cell table:formula="of:=ABS([$Input.A438]-[$Input.B438])" office:value-type="float" office:value="3996" calcext:value-type="float">
            <text:p>3996</text:p>
          </table:table-cell>
          <table:table-cell/>
        </table:table-row>
        <table:table-row table:style-name="ro1">
          <table:table-cell table:formula="of:=ABS([$Input.A439]-[$Input.B439])" office:value-type="float" office:value="3868" calcext:value-type="float">
            <text:p>3868</text:p>
          </table:table-cell>
          <table:table-cell/>
        </table:table-row>
        <table:table-row table:style-name="ro1">
          <table:table-cell table:formula="of:=ABS([$Input.A440]-[$Input.B440])" office:value-type="float" office:value="3877" calcext:value-type="float">
            <text:p>3877</text:p>
          </table:table-cell>
          <table:table-cell/>
        </table:table-row>
        <table:table-row table:style-name="ro1">
          <table:table-cell table:formula="of:=ABS([$Input.A441]-[$Input.B441])" office:value-type="float" office:value="4092" calcext:value-type="float">
            <text:p>4092</text:p>
          </table:table-cell>
          <table:table-cell/>
        </table:table-row>
        <table:table-row table:style-name="ro1">
          <table:table-cell table:formula="of:=ABS([$Input.A442]-[$Input.B442])" office:value-type="float" office:value="4076" calcext:value-type="float">
            <text:p>4076</text:p>
          </table:table-cell>
          <table:table-cell/>
        </table:table-row>
        <table:table-row table:style-name="ro1">
          <table:table-cell table:formula="of:=ABS([$Input.A443]-[$Input.B443])" office:value-type="float" office:value="3760" calcext:value-type="float">
            <text:p>3760</text:p>
          </table:table-cell>
          <table:table-cell/>
        </table:table-row>
        <table:table-row table:style-name="ro1">
          <table:table-cell table:formula="of:=ABS([$Input.A444]-[$Input.B444])" office:value-type="float" office:value="3770" calcext:value-type="float">
            <text:p>3770</text:p>
          </table:table-cell>
          <table:table-cell/>
        </table:table-row>
        <table:table-row table:style-name="ro1">
          <table:table-cell table:formula="of:=ABS([$Input.A445]-[$Input.B445])" office:value-type="float" office:value="3783" calcext:value-type="float">
            <text:p>3783</text:p>
          </table:table-cell>
          <table:table-cell/>
        </table:table-row>
        <table:table-row table:style-name="ro1">
          <table:table-cell table:formula="of:=ABS([$Input.A446]-[$Input.B446])" office:value-type="float" office:value="3765" calcext:value-type="float">
            <text:p>3765</text:p>
          </table:table-cell>
          <table:table-cell/>
        </table:table-row>
        <table:table-row table:style-name="ro1">
          <table:table-cell table:formula="of:=ABS([$Input.A447]-[$Input.B447])" office:value-type="float" office:value="4124" calcext:value-type="float">
            <text:p>4124</text:p>
          </table:table-cell>
          <table:table-cell/>
        </table:table-row>
        <table:table-row table:style-name="ro1">
          <table:table-cell table:formula="of:=ABS([$Input.A448]-[$Input.B448])" office:value-type="float" office:value="4192" calcext:value-type="float">
            <text:p>4192</text:p>
          </table:table-cell>
          <table:table-cell/>
        </table:table-row>
        <table:table-row table:style-name="ro1">
          <table:table-cell table:formula="of:=ABS([$Input.A449]-[$Input.B449])" office:value-type="float" office:value="4634" calcext:value-type="float">
            <text:p>4634</text:p>
          </table:table-cell>
          <table:table-cell/>
        </table:table-row>
        <table:table-row table:style-name="ro1">
          <table:table-cell table:formula="of:=ABS([$Input.A450]-[$Input.B450])" office:value-type="float" office:value="4571" calcext:value-type="float">
            <text:p>4571</text:p>
          </table:table-cell>
          <table:table-cell/>
        </table:table-row>
        <table:table-row table:style-name="ro1">
          <table:table-cell table:formula="of:=ABS([$Input.A451]-[$Input.B451])" office:value-type="float" office:value="4381" calcext:value-type="float">
            <text:p>4381</text:p>
          </table:table-cell>
          <table:table-cell/>
        </table:table-row>
        <table:table-row table:style-name="ro1">
          <table:table-cell table:formula="of:=ABS([$Input.A452]-[$Input.B452])" office:value-type="float" office:value="4253" calcext:value-type="float">
            <text:p>4253</text:p>
          </table:table-cell>
          <table:table-cell/>
        </table:table-row>
        <table:table-row table:style-name="ro1">
          <table:table-cell table:formula="of:=ABS([$Input.A453]-[$Input.B453])" office:value-type="float" office:value="4250" calcext:value-type="float">
            <text:p>4250</text:p>
          </table:table-cell>
          <table:table-cell/>
        </table:table-row>
        <table:table-row table:style-name="ro1">
          <table:table-cell table:formula="of:=ABS([$Input.A454]-[$Input.B454])" office:value-type="float" office:value="4185" calcext:value-type="float">
            <text:p>4185</text:p>
          </table:table-cell>
          <table:table-cell/>
        </table:table-row>
        <table:table-row table:style-name="ro1">
          <table:table-cell table:formula="of:=ABS([$Input.A455]-[$Input.B455])" office:value-type="float" office:value="4198" calcext:value-type="float">
            <text:p>4198</text:p>
          </table:table-cell>
          <table:table-cell/>
        </table:table-row>
        <table:table-row table:style-name="ro1">
          <table:table-cell table:formula="of:=ABS([$Input.A456]-[$Input.B456])" office:value-type="float" office:value="4185" calcext:value-type="float">
            <text:p>4185</text:p>
          </table:table-cell>
          <table:table-cell/>
        </table:table-row>
        <table:table-row table:style-name="ro1">
          <table:table-cell table:formula="of:=ABS([$Input.A457]-[$Input.B457])" office:value-type="float" office:value="4147" calcext:value-type="float">
            <text:p>4147</text:p>
          </table:table-cell>
          <table:table-cell/>
        </table:table-row>
        <table:table-row table:style-name="ro1">
          <table:table-cell table:formula="of:=ABS([$Input.A458]-[$Input.B458])" office:value-type="float" office:value="4253" calcext:value-type="float">
            <text:p>4253</text:p>
          </table:table-cell>
          <table:table-cell/>
        </table:table-row>
        <table:table-row table:style-name="ro1">
          <table:table-cell table:formula="of:=ABS([$Input.A459]-[$Input.B459])" office:value-type="float" office:value="4464" calcext:value-type="float">
            <text:p>4464</text:p>
          </table:table-cell>
          <table:table-cell/>
        </table:table-row>
        <table:table-row table:style-name="ro1">
          <table:table-cell table:formula="of:=ABS([$Input.A460]-[$Input.B460])" office:value-type="float" office:value="4538" calcext:value-type="float">
            <text:p>4538</text:p>
          </table:table-cell>
          <table:table-cell/>
        </table:table-row>
        <table:table-row table:style-name="ro1">
          <table:table-cell table:formula="of:=ABS([$Input.A461]-[$Input.B461])" office:value-type="float" office:value="4816" calcext:value-type="float">
            <text:p>4816</text:p>
          </table:table-cell>
          <table:table-cell/>
        </table:table-row>
        <table:table-row table:style-name="ro1">
          <table:table-cell table:formula="of:=ABS([$Input.A462]-[$Input.B462])" office:value-type="float" office:value="4701" calcext:value-type="float">
            <text:p>4701</text:p>
          </table:table-cell>
          <table:table-cell/>
        </table:table-row>
        <table:table-row table:style-name="ro1">
          <table:table-cell table:formula="of:=ABS([$Input.A463]-[$Input.B463])" office:value-type="float" office:value="4699" calcext:value-type="float">
            <text:p>4699</text:p>
          </table:table-cell>
          <table:table-cell/>
        </table:table-row>
        <table:table-row table:style-name="ro1">
          <table:table-cell table:formula="of:=ABS([$Input.A464]-[$Input.B464])" office:value-type="float" office:value="4715" calcext:value-type="float">
            <text:p>4715</text:p>
          </table:table-cell>
          <table:table-cell/>
        </table:table-row>
        <table:table-row table:style-name="ro1">
          <table:table-cell table:formula="of:=ABS([$Input.A465]-[$Input.B465])" office:value-type="float" office:value="4652" calcext:value-type="float">
            <text:p>4652</text:p>
          </table:table-cell>
          <table:table-cell/>
        </table:table-row>
        <table:table-row table:style-name="ro1">
          <table:table-cell table:formula="of:=ABS([$Input.A466]-[$Input.B466])" office:value-type="float" office:value="4631" calcext:value-type="float">
            <text:p>4631</text:p>
          </table:table-cell>
          <table:table-cell/>
        </table:table-row>
        <table:table-row table:style-name="ro1">
          <table:table-cell table:formula="of:=ABS([$Input.A467]-[$Input.B467])" office:value-type="float" office:value="4505" calcext:value-type="float">
            <text:p>4505</text:p>
          </table:table-cell>
          <table:table-cell/>
        </table:table-row>
        <table:table-row table:style-name="ro1">
          <table:table-cell table:formula="of:=ABS([$Input.A468]-[$Input.B468])" office:value-type="float" office:value="4452" calcext:value-type="float">
            <text:p>4452</text:p>
          </table:table-cell>
          <table:table-cell/>
        </table:table-row>
        <table:table-row table:style-name="ro1">
          <table:table-cell table:formula="of:=ABS([$Input.A469]-[$Input.B469])" office:value-type="float" office:value="4835" calcext:value-type="float">
            <text:p>4835</text:p>
          </table:table-cell>
          <table:table-cell/>
        </table:table-row>
        <table:table-row table:style-name="ro1">
          <table:table-cell table:formula="of:=ABS([$Input.A470]-[$Input.B470])" office:value-type="float" office:value="4885" calcext:value-type="float">
            <text:p>4885</text:p>
          </table:table-cell>
          <table:table-cell/>
        </table:table-row>
        <table:table-row table:style-name="ro1">
          <table:table-cell table:formula="of:=ABS([$Input.A471]-[$Input.B471])" office:value-type="float" office:value="4974" calcext:value-type="float">
            <text:p>4974</text:p>
          </table:table-cell>
          <table:table-cell/>
        </table:table-row>
        <table:table-row table:style-name="ro1">
          <table:table-cell table:formula="of:=ABS([$Input.A472]-[$Input.B472])" office:value-type="float" office:value="4950" calcext:value-type="float">
            <text:p>4950</text:p>
          </table:table-cell>
          <table:table-cell/>
        </table:table-row>
        <table:table-row table:style-name="ro1">
          <table:table-cell table:formula="of:=ABS([$Input.A473]-[$Input.B473])" office:value-type="float" office:value="5075" calcext:value-type="float">
            <text:p>5075</text:p>
          </table:table-cell>
          <table:table-cell/>
        </table:table-row>
        <table:table-row table:style-name="ro1">
          <table:table-cell table:formula="of:=ABS([$Input.A474]-[$Input.B474])" office:value-type="float" office:value="4854" calcext:value-type="float">
            <text:p>4854</text:p>
          </table:table-cell>
          <table:table-cell/>
        </table:table-row>
        <table:table-row table:style-name="ro1">
          <table:table-cell table:formula="of:=ABS([$Input.A475]-[$Input.B475])" office:value-type="float" office:value="4847" calcext:value-type="float">
            <text:p>4847</text:p>
          </table:table-cell>
          <table:table-cell/>
        </table:table-row>
        <table:table-row table:style-name="ro1">
          <table:table-cell table:formula="of:=ABS([$Input.A476]-[$Input.B476])" office:value-type="float" office:value="4837" calcext:value-type="float">
            <text:p>4837</text:p>
          </table:table-cell>
          <table:table-cell/>
        </table:table-row>
        <table:table-row table:style-name="ro1">
          <table:table-cell table:formula="of:=ABS([$Input.A477]-[$Input.B477])" office:value-type="float" office:value="4699" calcext:value-type="float">
            <text:p>4699</text:p>
          </table:table-cell>
          <table:table-cell/>
        </table:table-row>
        <table:table-row table:style-name="ro1">
          <table:table-cell table:formula="of:=ABS([$Input.A478]-[$Input.B478])" office:value-type="float" office:value="4611" calcext:value-type="float">
            <text:p>4611</text:p>
          </table:table-cell>
          <table:table-cell/>
        </table:table-row>
        <table:table-row table:style-name="ro1">
          <table:table-cell table:formula="of:=ABS([$Input.A479]-[$Input.B479])" office:value-type="float" office:value="4565" calcext:value-type="float">
            <text:p>4565</text:p>
          </table:table-cell>
          <table:table-cell/>
        </table:table-row>
        <table:table-row table:style-name="ro1">
          <table:table-cell table:formula="of:=ABS([$Input.A480]-[$Input.B480])" office:value-type="float" office:value="4352" calcext:value-type="float">
            <text:p>4352</text:p>
          </table:table-cell>
          <table:table-cell/>
        </table:table-row>
        <table:table-row table:style-name="ro1">
          <table:table-cell table:formula="of:=ABS([$Input.A481]-[$Input.B481])" office:value-type="float" office:value="4313" calcext:value-type="float">
            <text:p>4313</text:p>
          </table:table-cell>
          <table:table-cell/>
        </table:table-row>
        <table:table-row table:style-name="ro1">
          <table:table-cell table:formula="of:=ABS([$Input.A482]-[$Input.B482])" office:value-type="float" office:value="4136" calcext:value-type="float">
            <text:p>4136</text:p>
          </table:table-cell>
          <table:table-cell/>
        </table:table-row>
        <table:table-row table:style-name="ro1">
          <table:table-cell table:formula="of:=ABS([$Input.A483]-[$Input.B483])" office:value-type="float" office:value="3969" calcext:value-type="float">
            <text:p>3969</text:p>
          </table:table-cell>
          <table:table-cell/>
        </table:table-row>
        <table:table-row table:style-name="ro1">
          <table:table-cell table:formula="of:=ABS([$Input.A484]-[$Input.B484])" office:value-type="float" office:value="3859" calcext:value-type="float">
            <text:p>3859</text:p>
          </table:table-cell>
          <table:table-cell/>
        </table:table-row>
        <table:table-row table:style-name="ro1">
          <table:table-cell table:formula="of:=ABS([$Input.A485]-[$Input.B485])" office:value-type="float" office:value="3755" calcext:value-type="float">
            <text:p>3755</text:p>
          </table:table-cell>
          <table:table-cell/>
        </table:table-row>
        <table:table-row table:style-name="ro1">
          <table:table-cell table:formula="of:=ABS([$Input.A486]-[$Input.B486])" office:value-type="float" office:value="3714" calcext:value-type="float">
            <text:p>3714</text:p>
          </table:table-cell>
          <table:table-cell/>
        </table:table-row>
        <table:table-row table:style-name="ro1">
          <table:table-cell table:formula="of:=ABS([$Input.A487]-[$Input.B487])" office:value-type="float" office:value="3696" calcext:value-type="float">
            <text:p>3696</text:p>
          </table:table-cell>
          <table:table-cell/>
        </table:table-row>
        <table:table-row table:style-name="ro1">
          <table:table-cell table:formula="of:=ABS([$Input.A488]-[$Input.B488])" office:value-type="float" office:value="3741" calcext:value-type="float">
            <text:p>3741</text:p>
          </table:table-cell>
          <table:table-cell/>
        </table:table-row>
        <table:table-row table:style-name="ro1">
          <table:table-cell table:formula="of:=ABS([$Input.A489]-[$Input.B489])" office:value-type="float" office:value="3971" calcext:value-type="float">
            <text:p>3971</text:p>
          </table:table-cell>
          <table:table-cell/>
        </table:table-row>
        <table:table-row table:style-name="ro1">
          <table:table-cell table:formula="of:=ABS([$Input.A490]-[$Input.B490])" office:value-type="float" office:value="3923" calcext:value-type="float">
            <text:p>3923</text:p>
          </table:table-cell>
          <table:table-cell/>
        </table:table-row>
        <table:table-row table:style-name="ro1">
          <table:table-cell table:formula="of:=ABS([$Input.A491]-[$Input.B491])" office:value-type="float" office:value="4094" calcext:value-type="float">
            <text:p>4094</text:p>
          </table:table-cell>
          <table:table-cell/>
        </table:table-row>
        <table:table-row table:style-name="ro1">
          <table:table-cell table:formula="of:=ABS([$Input.A492]-[$Input.B492])" office:value-type="float" office:value="4106" calcext:value-type="float">
            <text:p>4106</text:p>
          </table:table-cell>
          <table:table-cell/>
        </table:table-row>
        <table:table-row table:style-name="ro1">
          <table:table-cell table:formula="of:=ABS([$Input.A493]-[$Input.B493])" office:value-type="float" office:value="4075" calcext:value-type="float">
            <text:p>4075</text:p>
          </table:table-cell>
          <table:table-cell/>
        </table:table-row>
        <table:table-row table:style-name="ro1">
          <table:table-cell table:formula="of:=ABS([$Input.A494]-[$Input.B494])" office:value-type="float" office:value="3918" calcext:value-type="float">
            <text:p>3918</text:p>
          </table:table-cell>
          <table:table-cell/>
        </table:table-row>
        <table:table-row table:style-name="ro1">
          <table:table-cell table:formula="of:=ABS([$Input.A495]-[$Input.B495])" office:value-type="float" office:value="3891" calcext:value-type="float">
            <text:p>3891</text:p>
          </table:table-cell>
          <table:table-cell/>
        </table:table-row>
        <table:table-row table:style-name="ro1">
          <table:table-cell table:formula="of:=ABS([$Input.A496]-[$Input.B496])" office:value-type="float" office:value="4096" calcext:value-type="float">
            <text:p>4096</text:p>
          </table:table-cell>
          <table:table-cell/>
        </table:table-row>
        <table:table-row table:style-name="ro1">
          <table:table-cell table:formula="of:=ABS([$Input.A497]-[$Input.B497])" office:value-type="float" office:value="4352" calcext:value-type="float">
            <text:p>4352</text:p>
          </table:table-cell>
          <table:table-cell/>
        </table:table-row>
        <table:table-row table:style-name="ro1">
          <table:table-cell table:formula="of:=ABS([$Input.A498]-[$Input.B498])" office:value-type="float" office:value="4575" calcext:value-type="float">
            <text:p>4575</text:p>
          </table:table-cell>
          <table:table-cell/>
        </table:table-row>
        <table:table-row table:style-name="ro1">
          <table:table-cell table:formula="of:=ABS([$Input.A499]-[$Input.B499])" office:value-type="float" office:value="4393" calcext:value-type="float">
            <text:p>4393</text:p>
          </table:table-cell>
          <table:table-cell/>
        </table:table-row>
        <table:table-row table:style-name="ro1">
          <table:table-cell table:formula="of:=ABS([$Input.A500]-[$Input.B500])" office:value-type="float" office:value="4351" calcext:value-type="float">
            <text:p>4351</text:p>
          </table:table-cell>
          <table:table-cell/>
        </table:table-row>
        <table:table-row table:style-name="ro1">
          <table:table-cell table:formula="of:=ABS([$Input.A501]-[$Input.B501])" office:value-type="float" office:value="4224" calcext:value-type="float">
            <text:p>4224</text:p>
          </table:table-cell>
          <table:table-cell/>
        </table:table-row>
        <table:table-row table:style-name="ro1">
          <table:table-cell table:formula="of:=ABS([$Input.A502]-[$Input.B502])" office:value-type="float" office:value="4092" calcext:value-type="float">
            <text:p>4092</text:p>
          </table:table-cell>
          <table:table-cell/>
        </table:table-row>
        <table:table-row table:style-name="ro1">
          <table:table-cell table:formula="of:=ABS([$Input.A503]-[$Input.B503])" office:value-type="float" office:value="4045" calcext:value-type="float">
            <text:p>4045</text:p>
          </table:table-cell>
          <table:table-cell/>
        </table:table-row>
        <table:table-row table:style-name="ro1">
          <table:table-cell table:formula="of:=ABS([$Input.A504]-[$Input.B504])" office:value-type="float" office:value="4038" calcext:value-type="float">
            <text:p>4038</text:p>
          </table:table-cell>
          <table:table-cell/>
        </table:table-row>
        <table:table-row table:style-name="ro1">
          <table:table-cell table:formula="of:=ABS([$Input.A505]-[$Input.B505])" office:value-type="float" office:value="4016" calcext:value-type="float">
            <text:p>4016</text:p>
          </table:table-cell>
          <table:table-cell/>
        </table:table-row>
        <table:table-row table:style-name="ro1">
          <table:table-cell table:formula="of:=ABS([$Input.A506]-[$Input.B506])" office:value-type="float" office:value="3858" calcext:value-type="float">
            <text:p>3858</text:p>
          </table:table-cell>
          <table:table-cell/>
        </table:table-row>
        <table:table-row table:style-name="ro1">
          <table:table-cell table:formula="of:=ABS([$Input.A507]-[$Input.B507])" office:value-type="float" office:value="3805" calcext:value-type="float">
            <text:p>3805</text:p>
          </table:table-cell>
          <table:table-cell/>
        </table:table-row>
        <table:table-row table:style-name="ro1">
          <table:table-cell table:formula="of:=ABS([$Input.A508]-[$Input.B508])" office:value-type="float" office:value="3766" calcext:value-type="float">
            <text:p>3766</text:p>
          </table:table-cell>
          <table:table-cell/>
        </table:table-row>
        <table:table-row table:style-name="ro1">
          <table:table-cell table:formula="of:=ABS([$Input.A509]-[$Input.B509])" office:value-type="float" office:value="3675" calcext:value-type="float">
            <text:p>3675</text:p>
          </table:table-cell>
          <table:table-cell/>
        </table:table-row>
        <table:table-row table:style-name="ro1">
          <table:table-cell table:formula="of:=ABS([$Input.A510]-[$Input.B510])" office:value-type="float" office:value="3625" calcext:value-type="float">
            <text:p>3625</text:p>
          </table:table-cell>
          <table:table-cell/>
        </table:table-row>
        <table:table-row table:style-name="ro1">
          <table:table-cell table:formula="of:=ABS([$Input.A511]-[$Input.B511])" office:value-type="float" office:value="3607" calcext:value-type="float">
            <text:p>3607</text:p>
          </table:table-cell>
          <table:table-cell/>
        </table:table-row>
        <table:table-row table:style-name="ro1">
          <table:table-cell table:formula="of:=ABS([$Input.A512]-[$Input.B512])" office:value-type="float" office:value="3324" calcext:value-type="float">
            <text:p>3324</text:p>
          </table:table-cell>
          <table:table-cell/>
        </table:table-row>
        <table:table-row table:style-name="ro1">
          <table:table-cell table:formula="of:=ABS([$Input.A513]-[$Input.B513])" office:value-type="float" office:value="3223" calcext:value-type="float">
            <text:p>3223</text:p>
          </table:table-cell>
          <table:table-cell/>
        </table:table-row>
        <table:table-row table:style-name="ro1">
          <table:table-cell table:formula="of:=ABS([$Input.A514]-[$Input.B514])" office:value-type="float" office:value="3097" calcext:value-type="float">
            <text:p>3097</text:p>
          </table:table-cell>
          <table:table-cell/>
        </table:table-row>
        <table:table-row table:style-name="ro1">
          <table:table-cell table:formula="of:=ABS([$Input.A515]-[$Input.B515])" office:value-type="float" office:value="3021" calcext:value-type="float">
            <text:p>3021</text:p>
          </table:table-cell>
          <table:table-cell/>
        </table:table-row>
        <table:table-row table:style-name="ro1">
          <table:table-cell table:formula="of:=ABS([$Input.A516]-[$Input.B516])" office:value-type="float" office:value="3196" calcext:value-type="float">
            <text:p>3196</text:p>
          </table:table-cell>
          <table:table-cell/>
        </table:table-row>
        <table:table-row table:style-name="ro1">
          <table:table-cell table:formula="of:=ABS([$Input.A517]-[$Input.B517])" office:value-type="float" office:value="3343" calcext:value-type="float">
            <text:p>3343</text:p>
          </table:table-cell>
          <table:table-cell/>
        </table:table-row>
        <table:table-row table:style-name="ro1">
          <table:table-cell table:formula="of:=ABS([$Input.A518]-[$Input.B518])" office:value-type="float" office:value="3267" calcext:value-type="float">
            <text:p>3267</text:p>
          </table:table-cell>
          <table:table-cell/>
        </table:table-row>
        <table:table-row table:style-name="ro1">
          <table:table-cell table:formula="of:=ABS([$Input.A519]-[$Input.B519])" office:value-type="float" office:value="3372" calcext:value-type="float">
            <text:p>3372</text:p>
          </table:table-cell>
          <table:table-cell/>
        </table:table-row>
        <table:table-row table:style-name="ro1">
          <table:table-cell table:formula="of:=ABS([$Input.A520]-[$Input.B520])" office:value-type="float" office:value="3680" calcext:value-type="float">
            <text:p>3680</text:p>
          </table:table-cell>
          <table:table-cell/>
        </table:table-row>
        <table:table-row table:style-name="ro1">
          <table:table-cell table:formula="of:=ABS([$Input.A521]-[$Input.B521])" office:value-type="float" office:value="3702" calcext:value-type="float">
            <text:p>3702</text:p>
          </table:table-cell>
          <table:table-cell/>
        </table:table-row>
        <table:table-row table:style-name="ro1">
          <table:table-cell table:formula="of:=ABS([$Input.A522]-[$Input.B522])" office:value-type="float" office:value="3635" calcext:value-type="float">
            <text:p>3635</text:p>
          </table:table-cell>
          <table:table-cell/>
        </table:table-row>
        <table:table-row table:style-name="ro1">
          <table:table-cell table:formula="of:=ABS([$Input.A523]-[$Input.B523])" office:value-type="float" office:value="3809" calcext:value-type="float">
            <text:p>3809</text:p>
          </table:table-cell>
          <table:table-cell/>
        </table:table-row>
        <table:table-row table:style-name="ro1">
          <table:table-cell table:formula="of:=ABS([$Input.A524]-[$Input.B524])" office:value-type="float" office:value="3951" calcext:value-type="float">
            <text:p>3951</text:p>
          </table:table-cell>
          <table:table-cell/>
        </table:table-row>
        <table:table-row table:style-name="ro1">
          <table:table-cell table:formula="of:=ABS([$Input.A525]-[$Input.B525])" office:value-type="float" office:value="3924" calcext:value-type="float">
            <text:p>3924</text:p>
          </table:table-cell>
          <table:table-cell/>
        </table:table-row>
        <table:table-row table:style-name="ro1">
          <table:table-cell table:formula="of:=ABS([$Input.A526]-[$Input.B526])" office:value-type="float" office:value="3864" calcext:value-type="float">
            <text:p>3864</text:p>
          </table:table-cell>
          <table:table-cell/>
        </table:table-row>
        <table:table-row table:style-name="ro1">
          <table:table-cell table:formula="of:=ABS([$Input.A527]-[$Input.B527])" office:value-type="float" office:value="3761" calcext:value-type="float">
            <text:p>3761</text:p>
          </table:table-cell>
          <table:table-cell/>
        </table:table-row>
        <table:table-row table:style-name="ro1">
          <table:table-cell table:formula="of:=ABS([$Input.A528]-[$Input.B528])" office:value-type="float" office:value="3675" calcext:value-type="float">
            <text:p>3675</text:p>
          </table:table-cell>
          <table:table-cell/>
        </table:table-row>
        <table:table-row table:style-name="ro1">
          <table:table-cell table:formula="of:=ABS([$Input.A529]-[$Input.B529])" office:value-type="float" office:value="3437" calcext:value-type="float">
            <text:p>3437</text:p>
          </table:table-cell>
          <table:table-cell/>
        </table:table-row>
        <table:table-row table:style-name="ro1">
          <table:table-cell table:formula="of:=ABS([$Input.A530]-[$Input.B530])" office:value-type="float" office:value="3431" calcext:value-type="float">
            <text:p>3431</text:p>
          </table:table-cell>
          <table:table-cell/>
        </table:table-row>
        <table:table-row table:style-name="ro1">
          <table:table-cell table:formula="of:=ABS([$Input.A531]-[$Input.B531])" office:value-type="float" office:value="3308" calcext:value-type="float">
            <text:p>3308</text:p>
          </table:table-cell>
          <table:table-cell/>
        </table:table-row>
        <table:table-row table:style-name="ro1">
          <table:table-cell table:formula="of:=ABS([$Input.A532]-[$Input.B532])" office:value-type="float" office:value="3222" calcext:value-type="float">
            <text:p>3222</text:p>
          </table:table-cell>
          <table:table-cell/>
        </table:table-row>
        <table:table-row table:style-name="ro1">
          <table:table-cell table:formula="of:=ABS([$Input.A533]-[$Input.B533])" office:value-type="float" office:value="3205" calcext:value-type="float">
            <text:p>3205</text:p>
          </table:table-cell>
          <table:table-cell/>
        </table:table-row>
        <table:table-row table:style-name="ro1">
          <table:table-cell table:formula="of:=ABS([$Input.A534]-[$Input.B534])" office:value-type="float" office:value="3019" calcext:value-type="float">
            <text:p>3019</text:p>
          </table:table-cell>
          <table:table-cell/>
        </table:table-row>
        <table:table-row table:style-name="ro1">
          <table:table-cell table:formula="of:=ABS([$Input.A535]-[$Input.B535])" office:value-type="float" office:value="3122" calcext:value-type="float">
            <text:p>3122</text:p>
          </table:table-cell>
          <table:table-cell/>
        </table:table-row>
        <table:table-row table:style-name="ro1">
          <table:table-cell table:formula="of:=ABS([$Input.A536]-[$Input.B536])" office:value-type="float" office:value="2900" calcext:value-type="float">
            <text:p>2900</text:p>
          </table:table-cell>
          <table:table-cell/>
        </table:table-row>
        <table:table-row table:style-name="ro1">
          <table:table-cell table:formula="of:=ABS([$Input.A537]-[$Input.B537])" office:value-type="float" office:value="3115" calcext:value-type="float">
            <text:p>3115</text:p>
          </table:table-cell>
          <table:table-cell/>
        </table:table-row>
        <table:table-row table:style-name="ro1">
          <table:table-cell table:formula="of:=ABS([$Input.A538]-[$Input.B538])" office:value-type="float" office:value="3325" calcext:value-type="float">
            <text:p>3325</text:p>
          </table:table-cell>
          <table:table-cell/>
        </table:table-row>
        <table:table-row table:style-name="ro1">
          <table:table-cell table:formula="of:=ABS([$Input.A539]-[$Input.B539])" office:value-type="float" office:value="3330" calcext:value-type="float">
            <text:p>3330</text:p>
          </table:table-cell>
          <table:table-cell/>
        </table:table-row>
        <table:table-row table:style-name="ro1">
          <table:table-cell table:formula="of:=ABS([$Input.A540]-[$Input.B540])" office:value-type="float" office:value="3492" calcext:value-type="float">
            <text:p>3492</text:p>
          </table:table-cell>
          <table:table-cell/>
        </table:table-row>
        <table:table-row table:style-name="ro1">
          <table:table-cell table:formula="of:=ABS([$Input.A541]-[$Input.B541])" office:value-type="float" office:value="3521" calcext:value-type="float">
            <text:p>3521</text:p>
          </table:table-cell>
          <table:table-cell/>
        </table:table-row>
        <table:table-row table:style-name="ro1">
          <table:table-cell table:formula="of:=ABS([$Input.A542]-[$Input.B542])" office:value-type="float" office:value="3207" calcext:value-type="float">
            <text:p>3207</text:p>
          </table:table-cell>
          <table:table-cell/>
        </table:table-row>
        <table:table-row table:style-name="ro1">
          <table:table-cell table:formula="of:=ABS([$Input.A543]-[$Input.B543])" office:value-type="float" office:value="3326" calcext:value-type="float">
            <text:p>3326</text:p>
          </table:table-cell>
          <table:table-cell/>
        </table:table-row>
        <table:table-row table:style-name="ro1">
          <table:table-cell table:formula="of:=ABS([$Input.A544]-[$Input.B544])" office:value-type="float" office:value="3444" calcext:value-type="float">
            <text:p>3444</text:p>
          </table:table-cell>
          <table:table-cell/>
        </table:table-row>
        <table:table-row table:style-name="ro1">
          <table:table-cell table:formula="of:=ABS([$Input.A545]-[$Input.B545])" office:value-type="float" office:value="3672" calcext:value-type="float">
            <text:p>3672</text:p>
          </table:table-cell>
          <table:table-cell/>
        </table:table-row>
        <table:table-row table:style-name="ro1">
          <table:table-cell table:formula="of:=ABS([$Input.A546]-[$Input.B546])" office:value-type="float" office:value="3705" calcext:value-type="float">
            <text:p>3705</text:p>
          </table:table-cell>
          <table:table-cell/>
        </table:table-row>
        <table:table-row table:style-name="ro1">
          <table:table-cell table:formula="of:=ABS([$Input.A547]-[$Input.B547])" office:value-type="float" office:value="3716" calcext:value-type="float">
            <text:p>3716</text:p>
          </table:table-cell>
          <table:table-cell/>
        </table:table-row>
        <table:table-row table:style-name="ro1">
          <table:table-cell table:formula="of:=ABS([$Input.A548]-[$Input.B548])" office:value-type="float" office:value="3728" calcext:value-type="float">
            <text:p>3728</text:p>
          </table:table-cell>
          <table:table-cell/>
        </table:table-row>
        <table:table-row table:style-name="ro1">
          <table:table-cell table:formula="of:=ABS([$Input.A549]-[$Input.B549])" office:value-type="float" office:value="3919" calcext:value-type="float">
            <text:p>3919</text:p>
          </table:table-cell>
          <table:table-cell/>
        </table:table-row>
        <table:table-row table:style-name="ro1">
          <table:table-cell table:formula="of:=ABS([$Input.A550]-[$Input.B550])" office:value-type="float" office:value="3906" calcext:value-type="float">
            <text:p>3906</text:p>
          </table:table-cell>
          <table:table-cell/>
        </table:table-row>
        <table:table-row table:style-name="ro1">
          <table:table-cell table:formula="of:=ABS([$Input.A551]-[$Input.B551])" office:value-type="float" office:value="3888" calcext:value-type="float">
            <text:p>3888</text:p>
          </table:table-cell>
          <table:table-cell/>
        </table:table-row>
        <table:table-row table:style-name="ro1">
          <table:table-cell table:formula="of:=ABS([$Input.A552]-[$Input.B552])" office:value-type="float" office:value="4052" calcext:value-type="float">
            <text:p>4052</text:p>
          </table:table-cell>
          <table:table-cell/>
        </table:table-row>
        <table:table-row table:style-name="ro1">
          <table:table-cell table:formula="of:=ABS([$Input.A553]-[$Input.B553])" office:value-type="float" office:value="4236" calcext:value-type="float">
            <text:p>4236</text:p>
          </table:table-cell>
          <table:table-cell/>
        </table:table-row>
        <table:table-row table:style-name="ro1">
          <table:table-cell table:formula="of:=ABS([$Input.A554]-[$Input.B554])" office:value-type="float" office:value="4267" calcext:value-type="float">
            <text:p>4267</text:p>
          </table:table-cell>
          <table:table-cell/>
        </table:table-row>
        <table:table-row table:style-name="ro1">
          <table:table-cell table:formula="of:=ABS([$Input.A555]-[$Input.B555])" office:value-type="float" office:value="4210" calcext:value-type="float">
            <text:p>4210</text:p>
          </table:table-cell>
          <table:table-cell/>
        </table:table-row>
        <table:table-row table:style-name="ro1">
          <table:table-cell table:formula="of:=ABS([$Input.A556]-[$Input.B556])" office:value-type="float" office:value="4148" calcext:value-type="float">
            <text:p>4148</text:p>
          </table:table-cell>
          <table:table-cell/>
        </table:table-row>
        <table:table-row table:style-name="ro1">
          <table:table-cell table:formula="of:=ABS([$Input.A557]-[$Input.B557])" office:value-type="float" office:value="4030" calcext:value-type="float">
            <text:p>4030</text:p>
          </table:table-cell>
          <table:table-cell/>
        </table:table-row>
        <table:table-row table:style-name="ro1">
          <table:table-cell table:formula="of:=ABS([$Input.A558]-[$Input.B558])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formula="of:=ABS([$Input.A559]-[$Input.B559])" office:value-type="float" office:value="3733" calcext:value-type="float">
            <text:p>3733</text:p>
          </table:table-cell>
          <table:table-cell/>
        </table:table-row>
        <table:table-row table:style-name="ro1">
          <table:table-cell table:formula="of:=ABS([$Input.A560]-[$Input.B560])" office:value-type="float" office:value="3483" calcext:value-type="float">
            <text:p>3483</text:p>
          </table:table-cell>
          <table:table-cell/>
        </table:table-row>
        <table:table-row table:style-name="ro1">
          <table:table-cell table:formula="of:=ABS([$Input.A561]-[$Input.B561])" office:value-type="float" office:value="3461" calcext:value-type="float">
            <text:p>3461</text:p>
          </table:table-cell>
          <table:table-cell/>
        </table:table-row>
        <table:table-row table:style-name="ro1">
          <table:table-cell table:formula="of:=ABS([$Input.A562]-[$Input.B562])" office:value-type="float" office:value="3328" calcext:value-type="float">
            <text:p>3328</text:p>
          </table:table-cell>
          <table:table-cell/>
        </table:table-row>
        <table:table-row table:style-name="ro1">
          <table:table-cell table:formula="of:=ABS([$Input.A563]-[$Input.B563])" office:value-type="float" office:value="3324" calcext:value-type="float">
            <text:p>3324</text:p>
          </table:table-cell>
          <table:table-cell/>
        </table:table-row>
        <table:table-row table:style-name="ro1">
          <table:table-cell table:formula="of:=ABS([$Input.A564]-[$Input.B564])" office:value-type="float" office:value="3283" calcext:value-type="float">
            <text:p>3283</text:p>
          </table:table-cell>
          <table:table-cell/>
        </table:table-row>
        <table:table-row table:style-name="ro1">
          <table:table-cell table:formula="of:=ABS([$Input.A565]-[$Input.B565])" office:value-type="float" office:value="3178" calcext:value-type="float">
            <text:p>3178</text:p>
          </table:table-cell>
          <table:table-cell/>
        </table:table-row>
        <table:table-row table:style-name="ro1">
          <table:table-cell table:formula="of:=ABS([$Input.A566]-[$Input.B566])" office:value-type="float" office:value="3149" calcext:value-type="float">
            <text:p>3149</text:p>
          </table:table-cell>
          <table:table-cell/>
        </table:table-row>
        <table:table-row table:style-name="ro1">
          <table:table-cell table:formula="of:=ABS([$Input.A567]-[$Input.B567])" office:value-type="float" office:value="3057" calcext:value-type="float">
            <text:p>3057</text:p>
          </table:table-cell>
          <table:table-cell/>
        </table:table-row>
        <table:table-row table:style-name="ro1">
          <table:table-cell table:formula="of:=ABS([$Input.A568]-[$Input.B568])" office:value-type="float" office:value="3039" calcext:value-type="float">
            <text:p>3039</text:p>
          </table:table-cell>
          <table:table-cell/>
        </table:table-row>
        <table:table-row table:style-name="ro1">
          <table:table-cell table:formula="of:=ABS([$Input.A569]-[$Input.B569])" office:value-type="float" office:value="3112" calcext:value-type="float">
            <text:p>3112</text:p>
          </table:table-cell>
          <table:table-cell/>
        </table:table-row>
        <table:table-row table:style-name="ro1">
          <table:table-cell table:formula="of:=ABS([$Input.A570]-[$Input.B570])" office:value-type="float" office:value="3021" calcext:value-type="float">
            <text:p>3021</text:p>
          </table:table-cell>
          <table:table-cell/>
        </table:table-row>
        <table:table-row table:style-name="ro1">
          <table:table-cell table:formula="of:=ABS([$Input.A571]-[$Input.B571])" office:value-type="float" office:value="2994" calcext:value-type="float">
            <text:p>2994</text:p>
          </table:table-cell>
          <table:table-cell/>
        </table:table-row>
        <table:table-row table:style-name="ro1">
          <table:table-cell table:formula="of:=ABS([$Input.A572]-[$Input.B572])" office:value-type="float" office:value="2912" calcext:value-type="float">
            <text:p>2912</text:p>
          </table:table-cell>
          <table:table-cell/>
        </table:table-row>
        <table:table-row table:style-name="ro1">
          <table:table-cell table:formula="of:=ABS([$Input.A573]-[$Input.B573])" office:value-type="float" office:value="2907" calcext:value-type="float">
            <text:p>2907</text:p>
          </table:table-cell>
          <table:table-cell/>
        </table:table-row>
        <table:table-row table:style-name="ro1">
          <table:table-cell table:formula="of:=ABS([$Input.A574]-[$Input.B574])" office:value-type="float" office:value="2765" calcext:value-type="float">
            <text:p>2765</text:p>
          </table:table-cell>
          <table:table-cell/>
        </table:table-row>
        <table:table-row table:style-name="ro1">
          <table:table-cell table:formula="of:=ABS([$Input.A575]-[$Input.B575])" office:value-type="float" office:value="2815" calcext:value-type="float">
            <text:p>2815</text:p>
          </table:table-cell>
          <table:table-cell/>
        </table:table-row>
        <table:table-row table:style-name="ro1">
          <table:table-cell table:formula="of:=ABS([$Input.A576]-[$Input.B576])" office:value-type="float" office:value="3206" calcext:value-type="float">
            <text:p>3206</text:p>
          </table:table-cell>
          <table:table-cell/>
        </table:table-row>
        <table:table-row table:style-name="ro1">
          <table:table-cell table:formula="of:=ABS([$Input.A577]-[$Input.B577])" office:value-type="float" office:value="3154" calcext:value-type="float">
            <text:p>3154</text:p>
          </table:table-cell>
          <table:table-cell/>
        </table:table-row>
        <table:table-row table:style-name="ro1">
          <table:table-cell table:formula="of:=ABS([$Input.A578]-[$Input.B578])" office:value-type="float" office:value="3095" calcext:value-type="float">
            <text:p>3095</text:p>
          </table:table-cell>
          <table:table-cell/>
        </table:table-row>
        <table:table-row table:style-name="ro1">
          <table:table-cell table:formula="of:=ABS([$Input.A579]-[$Input.B579])" office:value-type="float" office:value="3119" calcext:value-type="float">
            <text:p>3119</text:p>
          </table:table-cell>
          <table:table-cell/>
        </table:table-row>
        <table:table-row table:style-name="ro1">
          <table:table-cell table:formula="of:=ABS([$Input.A580]-[$Input.B580])" office:value-type="float" office:value="3096" calcext:value-type="float">
            <text:p>3096</text:p>
          </table:table-cell>
          <table:table-cell/>
        </table:table-row>
        <table:table-row table:style-name="ro1">
          <table:table-cell table:formula="of:=ABS([$Input.A581]-[$Input.B581])" office:value-type="float" office:value="3193" calcext:value-type="float">
            <text:p>3193</text:p>
          </table:table-cell>
          <table:table-cell/>
        </table:table-row>
        <table:table-row table:style-name="ro1">
          <table:table-cell table:formula="of:=ABS([$Input.A582]-[$Input.B582])" office:value-type="float" office:value="3248" calcext:value-type="float">
            <text:p>3248</text:p>
          </table:table-cell>
          <table:table-cell/>
        </table:table-row>
        <table:table-row table:style-name="ro1">
          <table:table-cell table:formula="of:=ABS([$Input.A583]-[$Input.B583])" office:value-type="float" office:value="3563" calcext:value-type="float">
            <text:p>3563</text:p>
          </table:table-cell>
          <table:table-cell/>
        </table:table-row>
        <table:table-row table:style-name="ro1">
          <table:table-cell table:formula="of:=ABS([$Input.A584]-[$Input.B584])" office:value-type="float" office:value="3440" calcext:value-type="float">
            <text:p>3440</text:p>
          </table:table-cell>
          <table:table-cell/>
        </table:table-row>
        <table:table-row table:style-name="ro1">
          <table:table-cell table:formula="of:=ABS([$Input.A585]-[$Input.B585])" office:value-type="float" office:value="3384" calcext:value-type="float">
            <text:p>3384</text:p>
          </table:table-cell>
          <table:table-cell/>
        </table:table-row>
        <table:table-row table:style-name="ro1">
          <table:table-cell table:formula="of:=ABS([$Input.A586]-[$Input.B586])" office:value-type="float" office:value="3303" calcext:value-type="float">
            <text:p>3303</text:p>
          </table:table-cell>
          <table:table-cell/>
        </table:table-row>
        <table:table-row table:style-name="ro1">
          <table:table-cell table:formula="of:=ABS([$Input.A587]-[$Input.B587])" office:value-type="float" office:value="3208" calcext:value-type="float">
            <text:p>3208</text:p>
          </table:table-cell>
          <table:table-cell/>
        </table:table-row>
        <table:table-row table:style-name="ro1">
          <table:table-cell table:formula="of:=ABS([$Input.A588]-[$Input.B588])" office:value-type="float" office:value="4040" calcext:value-type="float">
            <text:p>4040</text:p>
          </table:table-cell>
          <table:table-cell/>
        </table:table-row>
        <table:table-row table:style-name="ro1">
          <table:table-cell table:formula="of:=ABS([$Input.A589]-[$Input.B589])" office:value-type="float" office:value="3939" calcext:value-type="float">
            <text:p>3939</text:p>
          </table:table-cell>
          <table:table-cell/>
        </table:table-row>
        <table:table-row table:style-name="ro1">
          <table:table-cell table:formula="of:=ABS([$Input.A590]-[$Input.B590])" office:value-type="float" office:value="3929" calcext:value-type="float">
            <text:p>3929</text:p>
          </table:table-cell>
          <table:table-cell/>
        </table:table-row>
        <table:table-row table:style-name="ro1">
          <table:table-cell table:formula="of:=ABS([$Input.A591]-[$Input.B591])" office:value-type="float" office:value="3890" calcext:value-type="float">
            <text:p>3890</text:p>
          </table:table-cell>
          <table:table-cell/>
        </table:table-row>
        <table:table-row table:style-name="ro1">
          <table:table-cell table:formula="of:=ABS([$Input.A592]-[$Input.B592])" office:value-type="float" office:value="3766" calcext:value-type="float">
            <text:p>3766</text:p>
          </table:table-cell>
          <table:table-cell/>
        </table:table-row>
        <table:table-row table:style-name="ro1">
          <table:table-cell table:formula="of:=ABS([$Input.A593]-[$Input.B593])" office:value-type="float" office:value="3773" calcext:value-type="float">
            <text:p>3773</text:p>
          </table:table-cell>
          <table:table-cell/>
        </table:table-row>
        <table:table-row table:style-name="ro1">
          <table:table-cell table:formula="of:=ABS([$Input.A594]-[$Input.B594])" office:value-type="float" office:value="3896" calcext:value-type="float">
            <text:p>3896</text:p>
          </table:table-cell>
          <table:table-cell/>
        </table:table-row>
        <table:table-row table:style-name="ro1">
          <table:table-cell table:formula="of:=ABS([$Input.A595]-[$Input.B595])" office:value-type="float" office:value="4152" calcext:value-type="float">
            <text:p>4152</text:p>
          </table:table-cell>
          <table:table-cell/>
        </table:table-row>
        <table:table-row table:style-name="ro1">
          <table:table-cell table:formula="of:=ABS([$Input.A596]-[$Input.B596])" office:value-type="float" office:value="4338" calcext:value-type="float">
            <text:p>4338</text:p>
          </table:table-cell>
          <table:table-cell/>
        </table:table-row>
        <table:table-row table:style-name="ro1">
          <table:table-cell table:formula="of:=ABS([$Input.A597]-[$Input.B597])" office:value-type="float" office:value="4331" calcext:value-type="float">
            <text:p>4331</text:p>
          </table:table-cell>
          <table:table-cell/>
        </table:table-row>
        <table:table-row table:style-name="ro1">
          <table:table-cell table:formula="of:=ABS([$Input.A598]-[$Input.B598])" office:value-type="float" office:value="4795" calcext:value-type="float">
            <text:p>4795</text:p>
          </table:table-cell>
          <table:table-cell/>
        </table:table-row>
        <table:table-row table:style-name="ro1">
          <table:table-cell table:formula="of:=ABS([$Input.A599]-[$Input.B599])" office:value-type="float" office:value="4607" calcext:value-type="float">
            <text:p>4607</text:p>
          </table:table-cell>
          <table:table-cell/>
        </table:table-row>
        <table:table-row table:style-name="ro1">
          <table:table-cell table:formula="of:=ABS([$Input.A600]-[$Input.B600])" office:value-type="float" office:value="4552" calcext:value-type="float">
            <text:p>4552</text:p>
          </table:table-cell>
          <table:table-cell/>
        </table:table-row>
        <table:table-row table:style-name="ro1">
          <table:table-cell table:formula="of:=ABS([$Input.A601]-[$Input.B601])" office:value-type="float" office:value="4611" calcext:value-type="float">
            <text:p>4611</text:p>
          </table:table-cell>
          <table:table-cell/>
        </table:table-row>
        <table:table-row table:style-name="ro1">
          <table:table-cell table:formula="of:=ABS([$Input.A602]-[$Input.B602])" office:value-type="float" office:value="5080" calcext:value-type="float">
            <text:p>5080</text:p>
          </table:table-cell>
          <table:table-cell/>
        </table:table-row>
        <table:table-row table:style-name="ro1">
          <table:table-cell table:formula="of:=ABS([$Input.A603]-[$Input.B603])" office:value-type="float" office:value="5067" calcext:value-type="float">
            <text:p>5067</text:p>
          </table:table-cell>
          <table:table-cell/>
        </table:table-row>
        <table:table-row table:style-name="ro1">
          <table:table-cell table:formula="of:=ABS([$Input.A604]-[$Input.B604])" office:value-type="float" office:value="5147" calcext:value-type="float">
            <text:p>5147</text:p>
          </table:table-cell>
          <table:table-cell/>
        </table:table-row>
        <table:table-row table:style-name="ro1">
          <table:table-cell table:formula="of:=ABS([$Input.A605]-[$Input.B605])" office:value-type="float" office:value="5127" calcext:value-type="float">
            <text:p>5127</text:p>
          </table:table-cell>
          <table:table-cell/>
        </table:table-row>
        <table:table-row table:style-name="ro1">
          <table:table-cell table:formula="of:=ABS([$Input.A606]-[$Input.B606])" office:value-type="float" office:value="5334" calcext:value-type="float">
            <text:p>5334</text:p>
          </table:table-cell>
          <table:table-cell/>
        </table:table-row>
        <table:table-row table:style-name="ro1">
          <table:table-cell table:formula="of:=ABS([$Input.A607]-[$Input.B607])" office:value-type="float" office:value="5797" calcext:value-type="float">
            <text:p>5797</text:p>
          </table:table-cell>
          <table:table-cell/>
        </table:table-row>
        <table:table-row table:style-name="ro1">
          <table:table-cell table:formula="of:=ABS([$Input.A608]-[$Input.B608])" office:value-type="float" office:value="5629" calcext:value-type="float">
            <text:p>5629</text:p>
          </table:table-cell>
          <table:table-cell/>
        </table:table-row>
        <table:table-row table:style-name="ro1">
          <table:table-cell table:formula="of:=ABS([$Input.A609]-[$Input.B609])" office:value-type="float" office:value="5651" calcext:value-type="float">
            <text:p>5651</text:p>
          </table:table-cell>
          <table:table-cell/>
        </table:table-row>
        <table:table-row table:style-name="ro1">
          <table:table-cell table:formula="of:=ABS([$Input.A610]-[$Input.B610])" office:value-type="float" office:value="5740" calcext:value-type="float">
            <text:p>5740</text:p>
          </table:table-cell>
          <table:table-cell/>
        </table:table-row>
        <table:table-row table:style-name="ro1">
          <table:table-cell table:formula="of:=ABS([$Input.A611]-[$Input.B611])" office:value-type="float" office:value="5711" calcext:value-type="float">
            <text:p>5711</text:p>
          </table:table-cell>
          <table:table-cell/>
        </table:table-row>
        <table:table-row table:style-name="ro1">
          <table:table-cell table:formula="of:=ABS([$Input.A612]-[$Input.B612])" office:value-type="float" office:value="5675" calcext:value-type="float">
            <text:p>5675</text:p>
          </table:table-cell>
          <table:table-cell/>
        </table:table-row>
        <table:table-row table:style-name="ro1">
          <table:table-cell table:formula="of:=ABS([$Input.A613]-[$Input.B613])" office:value-type="float" office:value="5558" calcext:value-type="float">
            <text:p>5558</text:p>
          </table:table-cell>
          <table:table-cell/>
        </table:table-row>
        <table:table-row table:style-name="ro1">
          <table:table-cell table:formula="of:=ABS([$Input.A614]-[$Input.B614])" office:value-type="float" office:value="5419" calcext:value-type="float">
            <text:p>5419</text:p>
          </table:table-cell>
          <table:table-cell/>
        </table:table-row>
        <table:table-row table:style-name="ro1">
          <table:table-cell table:formula="of:=ABS([$Input.A615]-[$Input.B615])" office:value-type="float" office:value="5388" calcext:value-type="float">
            <text:p>5388</text:p>
          </table:table-cell>
          <table:table-cell/>
        </table:table-row>
        <table:table-row table:style-name="ro1">
          <table:table-cell table:formula="of:=ABS([$Input.A616]-[$Input.B616])" office:value-type="float" office:value="5295" calcext:value-type="float">
            <text:p>5295</text:p>
          </table:table-cell>
          <table:table-cell/>
        </table:table-row>
        <table:table-row table:style-name="ro1">
          <table:table-cell table:formula="of:=ABS([$Input.A617]-[$Input.B617])" office:value-type="float" office:value="5050" calcext:value-type="float">
            <text:p>5050</text:p>
          </table:table-cell>
          <table:table-cell/>
        </table:table-row>
        <table:table-row table:style-name="ro1">
          <table:table-cell table:formula="of:=ABS([$Input.A618]-[$Input.B618])" office:value-type="float" office:value="4900" calcext:value-type="float">
            <text:p>4900</text:p>
          </table:table-cell>
          <table:table-cell/>
        </table:table-row>
        <table:table-row table:style-name="ro1">
          <table:table-cell table:formula="of:=ABS([$Input.A619]-[$Input.B619])" office:value-type="float" office:value="4853" calcext:value-type="float">
            <text:p>4853</text:p>
          </table:table-cell>
          <table:table-cell/>
        </table:table-row>
        <table:table-row table:style-name="ro1">
          <table:table-cell table:formula="of:=ABS([$Input.A620]-[$Input.B620])" office:value-type="float" office:value="4759" calcext:value-type="float">
            <text:p>4759</text:p>
          </table:table-cell>
          <table:table-cell/>
        </table:table-row>
        <table:table-row table:style-name="ro1">
          <table:table-cell table:formula="of:=ABS([$Input.A621]-[$Input.B621])" office:value-type="float" office:value="4743" calcext:value-type="float">
            <text:p>4743</text:p>
          </table:table-cell>
          <table:table-cell/>
        </table:table-row>
        <table:table-row table:style-name="ro1">
          <table:table-cell table:formula="of:=ABS([$Input.A622]-[$Input.B622])" office:value-type="float" office:value="4732" calcext:value-type="float">
            <text:p>4732</text:p>
          </table:table-cell>
          <table:table-cell/>
        </table:table-row>
        <table:table-row table:style-name="ro1">
          <table:table-cell table:formula="of:=ABS([$Input.A623]-[$Input.B623])" office:value-type="float" office:value="4654" calcext:value-type="float">
            <text:p>4654</text:p>
          </table:table-cell>
          <table:table-cell/>
        </table:table-row>
        <table:table-row table:style-name="ro1">
          <table:table-cell table:formula="of:=ABS([$Input.A624]-[$Input.B624])" office:value-type="float" office:value="4693" calcext:value-type="float">
            <text:p>4693</text:p>
          </table:table-cell>
          <table:table-cell/>
        </table:table-row>
        <table:table-row table:style-name="ro1">
          <table:table-cell table:formula="of:=ABS([$Input.A625]-[$Input.B625])" office:value-type="float" office:value="4648" calcext:value-type="float">
            <text:p>4648</text:p>
          </table:table-cell>
          <table:table-cell/>
        </table:table-row>
        <table:table-row table:style-name="ro1">
          <table:table-cell table:formula="of:=ABS([$Input.A626]-[$Input.B626])" office:value-type="float" office:value="4620" calcext:value-type="float">
            <text:p>4620</text:p>
          </table:table-cell>
          <table:table-cell/>
        </table:table-row>
        <table:table-row table:style-name="ro1">
          <table:table-cell table:formula="of:=ABS([$Input.A627]-[$Input.B627])" office:value-type="float" office:value="4560" calcext:value-type="float">
            <text:p>4560</text:p>
          </table:table-cell>
          <table:table-cell/>
        </table:table-row>
        <table:table-row table:style-name="ro1">
          <table:table-cell table:formula="of:=ABS([$Input.A628]-[$Input.B628])" office:value-type="float" office:value="4506" calcext:value-type="float">
            <text:p>4506</text:p>
          </table:table-cell>
          <table:table-cell/>
        </table:table-row>
        <table:table-row table:style-name="ro1">
          <table:table-cell table:formula="of:=ABS([$Input.A629]-[$Input.B629])" office:value-type="float" office:value="4491" calcext:value-type="float">
            <text:p>4491</text:p>
          </table:table-cell>
          <table:table-cell/>
        </table:table-row>
        <table:table-row table:style-name="ro1">
          <table:table-cell table:formula="of:=ABS([$Input.A630]-[$Input.B630])" office:value-type="float" office:value="4191" calcext:value-type="float">
            <text:p>4191</text:p>
          </table:table-cell>
          <table:table-cell/>
        </table:table-row>
        <table:table-row table:style-name="ro1">
          <table:table-cell table:formula="of:=ABS([$Input.A631]-[$Input.B631])" office:value-type="float" office:value="4264" calcext:value-type="float">
            <text:p>4264</text:p>
          </table:table-cell>
          <table:table-cell/>
        </table:table-row>
        <table:table-row table:style-name="ro1">
          <table:table-cell table:formula="of:=ABS([$Input.A632]-[$Input.B632])" office:value-type="float" office:value="4221" calcext:value-type="float">
            <text:p>4221</text:p>
          </table:table-cell>
          <table:table-cell/>
        </table:table-row>
        <table:table-row table:style-name="ro1">
          <table:table-cell table:formula="of:=ABS([$Input.A633]-[$Input.B633])" office:value-type="float" office:value="4336" calcext:value-type="float">
            <text:p>4336</text:p>
          </table:table-cell>
          <table:table-cell/>
        </table:table-row>
        <table:table-row table:style-name="ro1">
          <table:table-cell table:formula="of:=ABS([$Input.A634]-[$Input.B634])" office:value-type="float" office:value="4481" calcext:value-type="float">
            <text:p>4481</text:p>
          </table:table-cell>
          <table:table-cell/>
        </table:table-row>
        <table:table-row table:style-name="ro1">
          <table:table-cell table:formula="of:=ABS([$Input.A635]-[$Input.B635])" office:value-type="float" office:value="4519" calcext:value-type="float">
            <text:p>4519</text:p>
          </table:table-cell>
          <table:table-cell/>
        </table:table-row>
        <table:table-row table:style-name="ro1">
          <table:table-cell table:formula="of:=ABS([$Input.A636]-[$Input.B636])" office:value-type="float" office:value="4462" calcext:value-type="float">
            <text:p>4462</text:p>
          </table:table-cell>
          <table:table-cell/>
        </table:table-row>
        <table:table-row table:style-name="ro1">
          <table:table-cell table:formula="of:=ABS([$Input.A637]-[$Input.B637])" office:value-type="float" office:value="4526" calcext:value-type="float">
            <text:p>4526</text:p>
          </table:table-cell>
          <table:table-cell/>
        </table:table-row>
        <table:table-row table:style-name="ro1">
          <table:table-cell table:formula="of:=ABS([$Input.A638]-[$Input.B638])" office:value-type="float" office:value="4495" calcext:value-type="float">
            <text:p>4495</text:p>
          </table:table-cell>
          <table:table-cell/>
        </table:table-row>
        <table:table-row table:style-name="ro1">
          <table:table-cell table:formula="of:=ABS([$Input.A639]-[$Input.B639])" office:value-type="float" office:value="4458" calcext:value-type="float">
            <text:p>4458</text:p>
          </table:table-cell>
          <table:table-cell/>
        </table:table-row>
        <table:table-row table:style-name="ro1">
          <table:table-cell table:formula="of:=ABS([$Input.A640]-[$Input.B640])" office:value-type="float" office:value="4406" calcext:value-type="float">
            <text:p>4406</text:p>
          </table:table-cell>
          <table:table-cell/>
        </table:table-row>
        <table:table-row table:style-name="ro1">
          <table:table-cell table:formula="of:=ABS([$Input.A641]-[$Input.B641])" office:value-type="float" office:value="4354" calcext:value-type="float">
            <text:p>4354</text:p>
          </table:table-cell>
          <table:table-cell/>
        </table:table-row>
        <table:table-row table:style-name="ro1">
          <table:table-cell table:formula="of:=ABS([$Input.A642]-[$Input.B642])" office:value-type="float" office:value="4274" calcext:value-type="float">
            <text:p>4274</text:p>
          </table:table-cell>
          <table:table-cell/>
        </table:table-row>
        <table:table-row table:style-name="ro1">
          <table:table-cell table:formula="of:=ABS([$Input.A643]-[$Input.B643])" office:value-type="float" office:value="4155" calcext:value-type="float">
            <text:p>4155</text:p>
          </table:table-cell>
          <table:table-cell/>
        </table:table-row>
        <table:table-row table:style-name="ro1">
          <table:table-cell table:formula="of:=ABS([$Input.A644]-[$Input.B644])" office:value-type="float" office:value="3791" calcext:value-type="float">
            <text:p>3791</text:p>
          </table:table-cell>
          <table:table-cell/>
        </table:table-row>
        <table:table-row table:style-name="ro1">
          <table:table-cell table:formula="of:=ABS([$Input.A645]-[$Input.B645])" office:value-type="float" office:value="3688" calcext:value-type="float">
            <text:p>3688</text:p>
          </table:table-cell>
          <table:table-cell/>
        </table:table-row>
        <table:table-row table:style-name="ro1">
          <table:table-cell table:formula="of:=ABS([$Input.A646]-[$Input.B646])" office:value-type="float" office:value="3678" calcext:value-type="float">
            <text:p>3678</text:p>
          </table:table-cell>
          <table:table-cell/>
        </table:table-row>
        <table:table-row table:style-name="ro1">
          <table:table-cell table:formula="of:=ABS([$Input.A647]-[$Input.B647])" office:value-type="float" office:value="3437" calcext:value-type="float">
            <text:p>3437</text:p>
          </table:table-cell>
          <table:table-cell/>
        </table:table-row>
        <table:table-row table:style-name="ro1">
          <table:table-cell table:formula="of:=ABS([$Input.A648]-[$Input.B648])" office:value-type="float" office:value="3246" calcext:value-type="float">
            <text:p>3246</text:p>
          </table:table-cell>
          <table:table-cell/>
        </table:table-row>
        <table:table-row table:style-name="ro1">
          <table:table-cell table:formula="of:=ABS([$Input.A649]-[$Input.B649])" office:value-type="float" office:value="3157" calcext:value-type="float">
            <text:p>3157</text:p>
          </table:table-cell>
          <table:table-cell/>
        </table:table-row>
        <table:table-row table:style-name="ro1">
          <table:table-cell table:formula="of:=ABS([$Input.A650]-[$Input.B650])" office:value-type="float" office:value="3062" calcext:value-type="float">
            <text:p>3062</text:p>
          </table:table-cell>
          <table:table-cell/>
        </table:table-row>
        <table:table-row table:style-name="ro1">
          <table:table-cell table:formula="of:=ABS([$Input.A651]-[$Input.B651])" office:value-type="float" office:value="2856" calcext:value-type="float">
            <text:p>2856</text:p>
          </table:table-cell>
          <table:table-cell/>
        </table:table-row>
        <table:table-row table:style-name="ro1">
          <table:table-cell table:formula="of:=ABS([$Input.A652]-[$Input.B652])" office:value-type="float" office:value="2634" calcext:value-type="float">
            <text:p>2634</text:p>
          </table:table-cell>
          <table:table-cell/>
        </table:table-row>
        <table:table-row table:style-name="ro1">
          <table:table-cell table:formula="of:=ABS([$Input.A653]-[$Input.B653])" office:value-type="float" office:value="2633" calcext:value-type="float">
            <text:p>2633</text:p>
          </table:table-cell>
          <table:table-cell/>
        </table:table-row>
        <table:table-row table:style-name="ro1">
          <table:table-cell table:formula="of:=ABS([$Input.A654]-[$Input.B654])" office:value-type="float" office:value="2627" calcext:value-type="float">
            <text:p>2627</text:p>
          </table:table-cell>
          <table:table-cell/>
        </table:table-row>
        <table:table-row table:style-name="ro1">
          <table:table-cell table:formula="of:=ABS([$Input.A655]-[$Input.B655])" office:value-type="float" office:value="2780" calcext:value-type="float">
            <text:p>2780</text:p>
          </table:table-cell>
          <table:table-cell/>
        </table:table-row>
        <table:table-row table:style-name="ro1">
          <table:table-cell table:formula="of:=ABS([$Input.A656]-[$Input.B656])" office:value-type="float" office:value="2577" calcext:value-type="float">
            <text:p>2577</text:p>
          </table:table-cell>
          <table:table-cell/>
        </table:table-row>
        <table:table-row table:style-name="ro1">
          <table:table-cell table:formula="of:=ABS([$Input.A657]-[$Input.B657])" office:value-type="float" office:value="2588" calcext:value-type="float">
            <text:p>2588</text:p>
          </table:table-cell>
          <table:table-cell/>
        </table:table-row>
        <table:table-row table:style-name="ro1">
          <table:table-cell table:formula="of:=ABS([$Input.A658]-[$Input.B658])" office:value-type="float" office:value="2223" calcext:value-type="float">
            <text:p>2223</text:p>
          </table:table-cell>
          <table:table-cell/>
        </table:table-row>
        <table:table-row table:style-name="ro1">
          <table:table-cell table:formula="of:=ABS([$Input.A659]-[$Input.B659])" office:value-type="float" office:value="2209" calcext:value-type="float">
            <text:p>2209</text:p>
          </table:table-cell>
          <table:table-cell/>
        </table:table-row>
        <table:table-row table:style-name="ro1">
          <table:table-cell table:formula="of:=ABS([$Input.A660]-[$Input.B660])" office:value-type="float" office:value="2189" calcext:value-type="float">
            <text:p>2189</text:p>
          </table:table-cell>
          <table:table-cell/>
        </table:table-row>
        <table:table-row table:style-name="ro1">
          <table:table-cell table:formula="of:=ABS([$Input.A661]-[$Input.B661])" office:value-type="float" office:value="2257" calcext:value-type="float">
            <text:p>2257</text:p>
          </table:table-cell>
          <table:table-cell/>
        </table:table-row>
        <table:table-row table:style-name="ro1">
          <table:table-cell table:formula="of:=ABS([$Input.A662]-[$Input.B662])" office:value-type="float" office:value="2132" calcext:value-type="float">
            <text:p>2132</text:p>
          </table:table-cell>
          <table:table-cell/>
        </table:table-row>
        <table:table-row table:style-name="ro1">
          <table:table-cell table:formula="of:=ABS([$Input.A663]-[$Input.B663])" office:value-type="float" office:value="2008" calcext:value-type="float">
            <text:p>2008</text:p>
          </table:table-cell>
          <table:table-cell/>
        </table:table-row>
        <table:table-row table:style-name="ro1">
          <table:table-cell table:formula="of:=ABS([$Input.A664]-[$Input.B664])" office:value-type="float" office:value="1655" calcext:value-type="float">
            <text:p>1655</text:p>
          </table:table-cell>
          <table:table-cell/>
        </table:table-row>
        <table:table-row table:style-name="ro1">
          <table:table-cell table:formula="of:=ABS([$Input.A665]-[$Input.B665])" office:value-type="float" office:value="1671" calcext:value-type="float">
            <text:p>1671</text:p>
          </table:table-cell>
          <table:table-cell/>
        </table:table-row>
        <table:table-row table:style-name="ro1">
          <table:table-cell table:formula="of:=ABS([$Input.A666]-[$Input.B666])" office:value-type="float" office:value="1719" calcext:value-type="float">
            <text:p>1719</text:p>
          </table:table-cell>
          <table:table-cell/>
        </table:table-row>
        <table:table-row table:style-name="ro1">
          <table:table-cell table:formula="of:=ABS([$Input.A667]-[$Input.B667])" office:value-type="float" office:value="1153" calcext:value-type="float">
            <text:p>1153</text:p>
          </table:table-cell>
          <table:table-cell/>
        </table:table-row>
        <table:table-row table:style-name="ro1">
          <table:table-cell table:formula="of:=ABS([$Input.A668]-[$Input.B668])" office:value-type="float" office:value="1229" calcext:value-type="float">
            <text:p>1229</text:p>
          </table:table-cell>
          <table:table-cell/>
        </table:table-row>
        <table:table-row table:style-name="ro1">
          <table:table-cell table:formula="of:=ABS([$Input.A669]-[$Input.B669])" office:value-type="float" office:value="1199" calcext:value-type="float">
            <text:p>1199</text:p>
          </table:table-cell>
          <table:table-cell/>
        </table:table-row>
        <table:table-row table:style-name="ro1">
          <table:table-cell table:formula="of:=ABS([$Input.A670]-[$Input.B670])" office:value-type="float" office:value="1247" calcext:value-type="float">
            <text:p>1247</text:p>
          </table:table-cell>
          <table:table-cell/>
        </table:table-row>
        <table:table-row table:style-name="ro1">
          <table:table-cell table:formula="of:=ABS([$Input.A671]-[$Input.B671])" office:value-type="float" office:value="1217" calcext:value-type="float">
            <text:p>1217</text:p>
          </table:table-cell>
          <table:table-cell/>
        </table:table-row>
        <table:table-row table:style-name="ro1">
          <table:table-cell table:formula="of:=ABS([$Input.A672]-[$Input.B672])" office:value-type="float" office:value="1083" calcext:value-type="float">
            <text:p>1083</text:p>
          </table:table-cell>
          <table:table-cell/>
        </table:table-row>
        <table:table-row table:style-name="ro1">
          <table:table-cell table:formula="of:=ABS([$Input.A673]-[$Input.B673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formula="of:=ABS([$Input.A674]-[$Input.B674])" office:value-type="float" office:value="906" calcext:value-type="float">
            <text:p>906</text:p>
          </table:table-cell>
          <table:table-cell/>
        </table:table-row>
        <table:table-row table:style-name="ro1">
          <table:table-cell table:formula="of:=ABS([$Input.A675]-[$Input.B675])" office:value-type="float" office:value="843" calcext:value-type="float">
            <text:p>843</text:p>
          </table:table-cell>
          <table:table-cell/>
        </table:table-row>
        <table:table-row table:style-name="ro1">
          <table:table-cell table:formula="of:=ABS([$Input.A676]-[$Input.B676])" office:value-type="float" office:value="672" calcext:value-type="float">
            <text:p>672</text:p>
          </table:table-cell>
          <table:table-cell/>
        </table:table-row>
        <table:table-row table:style-name="ro1">
          <table:table-cell table:formula="of:=ABS([$Input.A677]-[$Input.B677])" office:value-type="float" office:value="607" calcext:value-type="float">
            <text:p>607</text:p>
          </table:table-cell>
          <table:table-cell/>
        </table:table-row>
        <table:table-row table:style-name="ro1">
          <table:table-cell table:formula="of:=ABS([$Input.A678]-[$Input.B678])" office:value-type="float" office:value="554" calcext:value-type="float">
            <text:p>554</text:p>
          </table:table-cell>
          <table:table-cell/>
        </table:table-row>
        <table:table-row table:style-name="ro1">
          <table:table-cell table:formula="of:=ABS([$Input.A679]-[$Input.B679])" office:value-type="float" office:value="540" calcext:value-type="float">
            <text:p>540</text:p>
          </table:table-cell>
          <table:table-cell/>
        </table:table-row>
        <table:table-row table:style-name="ro1">
          <table:table-cell table:formula="of:=ABS([$Input.A680]-[$Input.B680])" office:value-type="float" office:value="492" calcext:value-type="float">
            <text:p>492</text:p>
          </table:table-cell>
          <table:table-cell/>
        </table:table-row>
        <table:table-row table:style-name="ro1">
          <table:table-cell table:formula="of:=ABS([$Input.A681]-[$Input.B681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formula="of:=ABS([$Input.A682]-[$Input.B682])"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ABS([$Input.A683]-[$Input.B683])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ABS([$Input.A684]-[$Input.B6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685]-[$Input.B685])" office:value-type="float" office:value="115" calcext:value-type="float">
            <text:p>115</text:p>
          </table:table-cell>
          <table:table-cell/>
        </table:table-row>
        <table:table-row table:style-name="ro1">
          <table:table-cell table:formula="of:=ABS([$Input.A686]-[$Input.B686])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ABS([$Input.A687]-[$Input.B687])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ABS([$Input.A688]-[$Input.B688])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ABS([$Input.A689]-[$Input.B689])" office:value-type="float" office:value="509" calcext:value-type="float">
            <text:p>509</text:p>
          </table:table-cell>
          <table:table-cell/>
        </table:table-row>
        <table:table-row table:style-name="ro1">
          <table:table-cell table:formula="of:=ABS([$Input.A690]-[$Input.B690])" office:value-type="float" office:value="1001" calcext:value-type="float">
            <text:p>1001</text:p>
          </table:table-cell>
          <table:table-cell/>
        </table:table-row>
        <table:table-row table:style-name="ro1">
          <table:table-cell table:formula="of:=ABS([$Input.A691]-[$Input.B691])" office:value-type="float" office:value="917" calcext:value-type="float">
            <text:p>917</text:p>
          </table:table-cell>
          <table:table-cell/>
        </table:table-row>
        <table:table-row table:style-name="ro1">
          <table:table-cell table:formula="of:=ABS([$Input.A692]-[$Input.B692])" office:value-type="float" office:value="766" calcext:value-type="float">
            <text:p>766</text:p>
          </table:table-cell>
          <table:table-cell/>
        </table:table-row>
        <table:table-row table:style-name="ro1">
          <table:table-cell table:formula="of:=ABS([$Input.A693]-[$Input.B693])" office:value-type="float" office:value="501" calcext:value-type="float">
            <text:p>501</text:p>
          </table:table-cell>
          <table:table-cell/>
        </table:table-row>
        <table:table-row table:style-name="ro1">
          <table:table-cell table:formula="of:=ABS([$Input.A694]-[$Input.B694])" office:value-type="float" office:value="509" calcext:value-type="float">
            <text:p>509</text:p>
          </table:table-cell>
          <table:table-cell/>
        </table:table-row>
        <table:table-row table:style-name="ro1">
          <table:table-cell table:formula="of:=ABS([$Input.A695]-[$Input.B695])" office:value-type="float" office:value="611" calcext:value-type="float">
            <text:p>611</text:p>
          </table:table-cell>
          <table:table-cell/>
        </table:table-row>
        <table:table-row table:style-name="ro1">
          <table:table-cell table:formula="of:=ABS([$Input.A696]-[$Input.B696])" office:value-type="float" office:value="480" calcext:value-type="float">
            <text:p>480</text:p>
          </table:table-cell>
          <table:table-cell/>
        </table:table-row>
        <table:table-row table:style-name="ro1">
          <table:table-cell table:formula="of:=ABS([$Input.A697]-[$Input.B697])" office:value-type="float" office:value="506" calcext:value-type="float">
            <text:p>506</text:p>
          </table:table-cell>
          <table:table-cell/>
        </table:table-row>
        <table:table-row table:style-name="ro1">
          <table:table-cell table:formula="of:=ABS([$Input.A698]-[$Input.B698])" office:value-type="float" office:value="410" calcext:value-type="float">
            <text:p>410</text:p>
          </table:table-cell>
          <table:table-cell/>
        </table:table-row>
        <table:table-row table:style-name="ro1">
          <table:table-cell table:formula="of:=ABS([$Input.A699]-[$Input.B699])" office:value-type="float" office:value="397" calcext:value-type="float">
            <text:p>397</text:p>
          </table:table-cell>
          <table:table-cell/>
        </table:table-row>
        <table:table-row table:style-name="ro1">
          <table:table-cell table:formula="of:=ABS([$Input.A700]-[$Input.B700])" office:value-type="float" office:value="382" calcext:value-type="float">
            <text:p>382</text:p>
          </table:table-cell>
          <table:table-cell/>
        </table:table-row>
        <table:table-row table:style-name="ro1">
          <table:table-cell table:formula="of:=ABS([$Input.A701]-[$Input.B701])" office:value-type="float" office:value="365" calcext:value-type="float">
            <text:p>365</text:p>
          </table:table-cell>
          <table:table-cell/>
        </table:table-row>
        <table:table-row table:style-name="ro1">
          <table:table-cell table:formula="of:=ABS([$Input.A702]-[$Input.B702])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ABS([$Input.A703]-[$Input.B7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704]-[$Input.B704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ABS([$Input.A705]-[$Input.B705])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ABS([$Input.A706]-[$Input.B706])"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ABS([$Input.A707]-[$Input.B707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ABS([$Input.A708]-[$Input.B7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709]-[$Input.B709])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ABS([$Input.A710]-[$Input.B710])"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ABS([$Input.A711]-[$Input.B711])" office:value-type="float" office:value="176" calcext:value-type="float">
            <text:p>176</text:p>
          </table:table-cell>
          <table:table-cell/>
        </table:table-row>
        <table:table-row table:style-name="ro1">
          <table:table-cell table:formula="of:=ABS([$Input.A712]-[$Input.B712])"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ABS([$Input.A713]-[$Input.B7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714]-[$Input.B714])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ABS([$Input.A715]-[$Input.B715])" office:value-type="float" office:value="282" calcext:value-type="float">
            <text:p>282</text:p>
          </table:table-cell>
          <table:table-cell/>
        </table:table-row>
        <table:table-row table:style-name="ro1">
          <table:table-cell table:formula="of:=ABS([$Input.A716]-[$Input.B716])" office:value-type="float" office:value="397" calcext:value-type="float">
            <text:p>397</text:p>
          </table:table-cell>
          <table:table-cell/>
        </table:table-row>
        <table:table-row table:style-name="ro1">
          <table:table-cell table:formula="of:=ABS([$Input.A717]-[$Input.B717])" office:value-type="float" office:value="434" calcext:value-type="float">
            <text:p>434</text:p>
          </table:table-cell>
          <table:table-cell/>
        </table:table-row>
        <table:table-row table:style-name="ro1">
          <table:table-cell table:formula="of:=ABS([$Input.A718]-[$Input.B718])" office:value-type="float" office:value="524" calcext:value-type="float">
            <text:p>524</text:p>
          </table:table-cell>
          <table:table-cell/>
        </table:table-row>
        <table:table-row table:style-name="ro1">
          <table:table-cell table:formula="of:=ABS([$Input.A719]-[$Input.B719])" office:value-type="float" office:value="505" calcext:value-type="float">
            <text:p>505</text:p>
          </table:table-cell>
          <table:table-cell/>
        </table:table-row>
        <table:table-row table:style-name="ro1">
          <table:table-cell table:formula="of:=ABS([$Input.A720]-[$Input.B720])" office:value-type="float" office:value="427" calcext:value-type="float">
            <text:p>427</text:p>
          </table:table-cell>
          <table:table-cell/>
        </table:table-row>
        <table:table-row table:style-name="ro1">
          <table:table-cell table:formula="of:=ABS([$Input.A721]-[$Input.B721])" office:value-type="float" office:value="429" calcext:value-type="float">
            <text:p>429</text:p>
          </table:table-cell>
          <table:table-cell/>
        </table:table-row>
        <table:table-row table:style-name="ro1">
          <table:table-cell table:formula="of:=ABS([$Input.A722]-[$Input.B722])" office:value-type="float" office:value="350" calcext:value-type="float">
            <text:p>350</text:p>
          </table:table-cell>
          <table:table-cell/>
        </table:table-row>
        <table:table-row table:style-name="ro1">
          <table:table-cell table:formula="of:=ABS([$Input.A723]-[$Input.B723])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ABS([$Input.A724]-[$Input.B724])" office:value-type="float" office:value="141" calcext:value-type="float">
            <text:p>141</text:p>
          </table:table-cell>
          <table:table-cell/>
        </table:table-row>
        <table:table-row table:style-name="ro1">
          <table:table-cell table:formula="of:=ABS([$Input.A725]-[$Input.B725])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ABS([$Input.A726]-[$Input.B726])" office:value-type="float" office:value="134" calcext:value-type="float">
            <text:p>134</text:p>
          </table:table-cell>
          <table:table-cell/>
        </table:table-row>
        <table:table-row table:style-name="ro1">
          <table:table-cell table:formula="of:=ABS([$Input.A727]-[$Input.B727])"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ABS([$Input.A728]-[$Input.B728])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ABS([$Input.A729]-[$Input.B729])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ABS([$Input.A730]-[$Input.B730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ABS([$Input.A731]-[$Input.B731])" office:value-type="float" office:value="173" calcext:value-type="float">
            <text:p>173</text:p>
          </table:table-cell>
          <table:table-cell/>
        </table:table-row>
        <table:table-row table:style-name="ro1">
          <table:table-cell table:formula="of:=ABS([$Input.A732]-[$Input.B732])" office:value-type="float" office:value="302" calcext:value-type="float">
            <text:p>302</text:p>
          </table:table-cell>
          <table:table-cell/>
        </table:table-row>
        <table:table-row table:style-name="ro1">
          <table:table-cell table:formula="of:=ABS([$Input.A733]-[$Input.B733])" office:value-type="float" office:value="449" calcext:value-type="float">
            <text:p>449</text:p>
          </table:table-cell>
          <table:table-cell/>
        </table:table-row>
        <table:table-row table:style-name="ro1">
          <table:table-cell table:formula="of:=ABS([$Input.A734]-[$Input.B734])" office:value-type="float" office:value="460" calcext:value-type="float">
            <text:p>460</text:p>
          </table:table-cell>
          <table:table-cell/>
        </table:table-row>
        <table:table-row table:style-name="ro1">
          <table:table-cell table:formula="of:=ABS([$Input.A735]-[$Input.B735])" office:value-type="float" office:value="217" calcext:value-type="float">
            <text:p>217</text:p>
          </table:table-cell>
          <table:table-cell/>
        </table:table-row>
        <table:table-row table:style-name="ro1">
          <table:table-cell table:formula="of:=ABS([$Input.A736]-[$Input.B736])" office:value-type="float" office:value="338" calcext:value-type="float">
            <text:p>338</text:p>
          </table:table-cell>
          <table:table-cell/>
        </table:table-row>
        <table:table-row table:style-name="ro1">
          <table:table-cell table:formula="of:=ABS([$Input.A737]-[$Input.B737])" office:value-type="float" office:value="291" calcext:value-type="float">
            <text:p>291</text:p>
          </table:table-cell>
          <table:table-cell/>
        </table:table-row>
        <table:table-row table:style-name="ro1">
          <table:table-cell table:formula="of:=ABS([$Input.A738]-[$Input.B738])" office:value-type="float" office:value="343" calcext:value-type="float">
            <text:p>343</text:p>
          </table:table-cell>
          <table:table-cell/>
        </table:table-row>
        <table:table-row table:style-name="ro1">
          <table:table-cell table:formula="of:=ABS([$Input.A739]-[$Input.B739])" office:value-type="float" office:value="98" calcext:value-type="float">
            <text:p>98</text:p>
          </table:table-cell>
          <table:table-cell/>
        </table:table-row>
        <table:table-row table:style-name="ro1">
          <table:table-cell table:formula="of:=ABS([$Input.A740]-[$Input.B740])"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ABS([$Input.A741]-[$Input.B741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ABS([$Input.A742]-[$Input.B742])" office:value-type="float" office:value="257" calcext:value-type="float">
            <text:p>257</text:p>
          </table:table-cell>
          <table:table-cell/>
        </table:table-row>
        <table:table-row table:style-name="ro1">
          <table:table-cell table:formula="of:=ABS([$Input.A743]-[$Input.B743])" office:value-type="float" office:value="462" calcext:value-type="float">
            <text:p>462</text:p>
          </table:table-cell>
          <table:table-cell/>
        </table:table-row>
        <table:table-row table:style-name="ro1">
          <table:table-cell table:formula="of:=ABS([$Input.A744]-[$Input.B744])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ABS([$Input.A745]-[$Input.B745])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ABS([$Input.A746]-[$Input.B746]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ABS([$Input.A747]-[$Input.B747])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ABS([$Input.A748]-[$Input.B748])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ABS([$Input.A749]-[$Input.B749])" office:value-type="float" office:value="88" calcext:value-type="float">
            <text:p>88</text:p>
          </table:table-cell>
          <table:table-cell/>
        </table:table-row>
        <table:table-row table:style-name="ro1">
          <table:table-cell table:formula="of:=ABS([$Input.A750]-[$Input.B750])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ABS([$Input.A751]-[$Input.B751])"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ABS([$Input.A752]-[$Input.B752])" office:value-type="float" office:value="218" calcext:value-type="float">
            <text:p>218</text:p>
          </table:table-cell>
          <table:table-cell/>
        </table:table-row>
        <table:table-row table:style-name="ro1">
          <table:table-cell table:formula="of:=ABS([$Input.A753]-[$Input.B753])" office:value-type="float" office:value="263" calcext:value-type="float">
            <text:p>263</text:p>
          </table:table-cell>
          <table:table-cell/>
        </table:table-row>
        <table:table-row table:style-name="ro1">
          <table:table-cell table:formula="of:=ABS([$Input.A754]-[$Input.B754])" office:value-type="float" office:value="265" calcext:value-type="float">
            <text:p>265</text:p>
          </table:table-cell>
          <table:table-cell/>
        </table:table-row>
        <table:table-row table:style-name="ro1">
          <table:table-cell table:formula="of:=ABS([$Input.A755]-[$Input.B755])" office:value-type="float" office:value="550" calcext:value-type="float">
            <text:p>550</text:p>
          </table:table-cell>
          <table:table-cell/>
        </table:table-row>
        <table:table-row table:style-name="ro1">
          <table:table-cell table:formula="of:=ABS([$Input.A756]-[$Input.B756])" office:value-type="float" office:value="606" calcext:value-type="float">
            <text:p>606</text:p>
          </table:table-cell>
          <table:table-cell/>
        </table:table-row>
        <table:table-row table:style-name="ro1">
          <table:table-cell table:formula="of:=ABS([$Input.A757]-[$Input.B757])" office:value-type="float" office:value="799" calcext:value-type="float">
            <text:p>799</text:p>
          </table:table-cell>
          <table:table-cell/>
        </table:table-row>
        <table:table-row table:style-name="ro1">
          <table:table-cell table:formula="of:=ABS([$Input.A758]-[$Input.B758])" office:value-type="float" office:value="887" calcext:value-type="float">
            <text:p>887</text:p>
          </table:table-cell>
          <table:table-cell/>
        </table:table-row>
        <table:table-row table:style-name="ro1">
          <table:table-cell table:formula="of:=ABS([$Input.A759]-[$Input.B759])" office:value-type="float" office:value="968" calcext:value-type="float">
            <text:p>968</text:p>
          </table:table-cell>
          <table:table-cell/>
        </table:table-row>
        <table:table-row table:style-name="ro1">
          <table:table-cell table:formula="of:=ABS([$Input.A760]-[$Input.B760])" office:value-type="float" office:value="1150" calcext:value-type="float">
            <text:p>1150</text:p>
          </table:table-cell>
          <table:table-cell/>
        </table:table-row>
        <table:table-row table:style-name="ro1">
          <table:table-cell table:formula="of:=ABS([$Input.A761]-[$Input.B761])" office:value-type="float" office:value="1346" calcext:value-type="float">
            <text:p>1346</text:p>
          </table:table-cell>
          <table:table-cell/>
        </table:table-row>
        <table:table-row table:style-name="ro1">
          <table:table-cell table:formula="of:=ABS([$Input.A762]-[$Input.B762])" office:value-type="float" office:value="1362" calcext:value-type="float">
            <text:p>1362</text:p>
          </table:table-cell>
          <table:table-cell/>
        </table:table-row>
        <table:table-row table:style-name="ro1">
          <table:table-cell table:formula="of:=ABS([$Input.A763]-[$Input.B763])" office:value-type="float" office:value="1384" calcext:value-type="float">
            <text:p>1384</text:p>
          </table:table-cell>
          <table:table-cell/>
        </table:table-row>
        <table:table-row table:style-name="ro1">
          <table:table-cell table:formula="of:=ABS([$Input.A764]-[$Input.B764])" office:value-type="float" office:value="1429" calcext:value-type="float">
            <text:p>1429</text:p>
          </table:table-cell>
          <table:table-cell/>
        </table:table-row>
        <table:table-row table:style-name="ro1">
          <table:table-cell table:formula="of:=ABS([$Input.A765]-[$Input.B765])" office:value-type="float" office:value="1273" calcext:value-type="float">
            <text:p>1273</text:p>
          </table:table-cell>
          <table:table-cell/>
        </table:table-row>
        <table:table-row table:style-name="ro1">
          <table:table-cell table:formula="of:=ABS([$Input.A766]-[$Input.B766])" office:value-type="float" office:value="1367" calcext:value-type="float">
            <text:p>1367</text:p>
          </table:table-cell>
          <table:table-cell/>
        </table:table-row>
        <table:table-row table:style-name="ro1">
          <table:table-cell table:formula="of:=ABS([$Input.A767]-[$Input.B767])" office:value-type="float" office:value="1421" calcext:value-type="float">
            <text:p>1421</text:p>
          </table:table-cell>
          <table:table-cell/>
        </table:table-row>
        <table:table-row table:style-name="ro1">
          <table:table-cell table:formula="of:=ABS([$Input.A768]-[$Input.B768])" office:value-type="float" office:value="1579" calcext:value-type="float">
            <text:p>1579</text:p>
          </table:table-cell>
          <table:table-cell/>
        </table:table-row>
        <table:table-row table:style-name="ro1">
          <table:table-cell table:formula="of:=ABS([$Input.A769]-[$Input.B769])" office:value-type="float" office:value="1690" calcext:value-type="float">
            <text:p>1690</text:p>
          </table:table-cell>
          <table:table-cell/>
        </table:table-row>
        <table:table-row table:style-name="ro1">
          <table:table-cell table:formula="of:=ABS([$Input.A770]-[$Input.B770])" office:value-type="float" office:value="1726" calcext:value-type="float">
            <text:p>1726</text:p>
          </table:table-cell>
          <table:table-cell/>
        </table:table-row>
        <table:table-row table:style-name="ro1">
          <table:table-cell table:formula="of:=ABS([$Input.A771]-[$Input.B771])" office:value-type="float" office:value="1787" calcext:value-type="float">
            <text:p>1787</text:p>
          </table:table-cell>
          <table:table-cell/>
        </table:table-row>
        <table:table-row table:style-name="ro1">
          <table:table-cell table:formula="of:=ABS([$Input.A772]-[$Input.B772])" office:value-type="float" office:value="1885" calcext:value-type="float">
            <text:p>1885</text:p>
          </table:table-cell>
          <table:table-cell/>
        </table:table-row>
        <table:table-row table:style-name="ro1">
          <table:table-cell table:formula="of:=ABS([$Input.A773]-[$Input.B773])" office:value-type="float" office:value="1818" calcext:value-type="float">
            <text:p>1818</text:p>
          </table:table-cell>
          <table:table-cell/>
        </table:table-row>
        <table:table-row table:style-name="ro1">
          <table:table-cell table:formula="of:=ABS([$Input.A774]-[$Input.B774])" office:value-type="float" office:value="1539" calcext:value-type="float">
            <text:p>1539</text:p>
          </table:table-cell>
          <table:table-cell/>
        </table:table-row>
        <table:table-row table:style-name="ro1">
          <table:table-cell table:formula="of:=ABS([$Input.A775]-[$Input.B775])" office:value-type="float" office:value="1487" calcext:value-type="float">
            <text:p>1487</text:p>
          </table:table-cell>
          <table:table-cell/>
        </table:table-row>
        <table:table-row table:style-name="ro1">
          <table:table-cell table:formula="of:=ABS([$Input.A776]-[$Input.B776])" office:value-type="float" office:value="1469" calcext:value-type="float">
            <text:p>1469</text:p>
          </table:table-cell>
          <table:table-cell/>
        </table:table-row>
        <table:table-row table:style-name="ro1">
          <table:table-cell table:formula="of:=ABS([$Input.A777]-[$Input.B777])" office:value-type="float" office:value="1383" calcext:value-type="float">
            <text:p>1383</text:p>
          </table:table-cell>
          <table:table-cell/>
        </table:table-row>
        <table:table-row table:style-name="ro1">
          <table:table-cell table:formula="of:=ABS([$Input.A778]-[$Input.B778])" office:value-type="float" office:value="1358" calcext:value-type="float">
            <text:p>1358</text:p>
          </table:table-cell>
          <table:table-cell/>
        </table:table-row>
        <table:table-row table:style-name="ro1">
          <table:table-cell table:formula="of:=ABS([$Input.A779]-[$Input.B7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formula="of:=ABS([$Input.A780]-[$Input.B780])" office:value-type="float" office:value="1244" calcext:value-type="float">
            <text:p>1244</text:p>
          </table:table-cell>
          <table:table-cell/>
        </table:table-row>
        <table:table-row table:style-name="ro1">
          <table:table-cell table:formula="of:=ABS([$Input.A781]-[$Input.B781])" office:value-type="float" office:value="1258" calcext:value-type="float">
            <text:p>1258</text:p>
          </table:table-cell>
          <table:table-cell/>
        </table:table-row>
        <table:table-row table:style-name="ro1">
          <table:table-cell table:formula="of:=ABS([$Input.A782]-[$Input.B782])" office:value-type="float" office:value="1268" calcext:value-type="float">
            <text:p>1268</text:p>
          </table:table-cell>
          <table:table-cell/>
        </table:table-row>
        <table:table-row table:style-name="ro1">
          <table:table-cell table:formula="of:=ABS([$Input.A783]-[$Input.B783])" office:value-type="float" office:value="1237" calcext:value-type="float">
            <text:p>1237</text:p>
          </table:table-cell>
          <table:table-cell/>
        </table:table-row>
        <table:table-row table:style-name="ro1">
          <table:table-cell table:formula="of:=ABS([$Input.A784]-[$Input.B784])" office:value-type="float" office:value="1117" calcext:value-type="float">
            <text:p>1117</text:p>
          </table:table-cell>
          <table:table-cell/>
        </table:table-row>
        <table:table-row table:style-name="ro1">
          <table:table-cell table:formula="of:=ABS([$Input.A785]-[$Input.B785])" office:value-type="float" office:value="1302" calcext:value-type="float">
            <text:p>1302</text:p>
          </table:table-cell>
          <table:table-cell/>
        </table:table-row>
        <table:table-row table:style-name="ro1">
          <table:table-cell table:formula="of:=ABS([$Input.A786]-[$Input.B786])" office:value-type="float" office:value="1287" calcext:value-type="float">
            <text:p>1287</text:p>
          </table:table-cell>
          <table:table-cell/>
        </table:table-row>
        <table:table-row table:style-name="ro1">
          <table:table-cell table:formula="of:=ABS([$Input.A787]-[$Input.B787])" office:value-type="float" office:value="1225" calcext:value-type="float">
            <text:p>1225</text:p>
          </table:table-cell>
          <table:table-cell/>
        </table:table-row>
        <table:table-row table:style-name="ro1">
          <table:table-cell table:formula="of:=ABS([$Input.A788]-[$Input.B788])" office:value-type="float" office:value="1248" calcext:value-type="float">
            <text:p>1248</text:p>
          </table:table-cell>
          <table:table-cell/>
        </table:table-row>
        <table:table-row table:style-name="ro1">
          <table:table-cell table:formula="of:=ABS([$Input.A789]-[$Input.B789])" office:value-type="float" office:value="1298" calcext:value-type="float">
            <text:p>1298</text:p>
          </table:table-cell>
          <table:table-cell/>
        </table:table-row>
        <table:table-row table:style-name="ro1">
          <table:table-cell table:formula="of:=ABS([$Input.A790]-[$Input.B790])" office:value-type="float" office:value="924" calcext:value-type="float">
            <text:p>924</text:p>
          </table:table-cell>
          <table:table-cell/>
        </table:table-row>
        <table:table-row table:style-name="ro1">
          <table:table-cell table:formula="of:=ABS([$Input.A791]-[$Input.B791])" office:value-type="float" office:value="832" calcext:value-type="float">
            <text:p>832</text:p>
          </table:table-cell>
          <table:table-cell/>
        </table:table-row>
        <table:table-row table:style-name="ro1">
          <table:table-cell table:formula="of:=ABS([$Input.A792]-[$Input.B792])" office:value-type="float" office:value="911" calcext:value-type="float">
            <text:p>911</text:p>
          </table:table-cell>
          <table:table-cell/>
        </table:table-row>
        <table:table-row table:style-name="ro1">
          <table:table-cell table:formula="of:=ABS([$Input.A793]-[$Input.B793])" office:value-type="float" office:value="1054" calcext:value-type="float">
            <text:p>1054</text:p>
          </table:table-cell>
          <table:table-cell/>
        </table:table-row>
        <table:table-row table:style-name="ro1">
          <table:table-cell table:formula="of:=ABS([$Input.A794]-[$Input.B794])" office:value-type="float" office:value="1426" calcext:value-type="float">
            <text:p>1426</text:p>
          </table:table-cell>
          <table:table-cell/>
        </table:table-row>
        <table:table-row table:style-name="ro1">
          <table:table-cell table:formula="of:=ABS([$Input.A795]-[$Input.B795])" office:value-type="float" office:value="1471" calcext:value-type="float">
            <text:p>1471</text:p>
          </table:table-cell>
          <table:table-cell/>
        </table:table-row>
        <table:table-row table:style-name="ro1">
          <table:table-cell table:formula="of:=ABS([$Input.A796]-[$Input.B796])" office:value-type="float" office:value="1485" calcext:value-type="float">
            <text:p>1485</text:p>
          </table:table-cell>
          <table:table-cell/>
        </table:table-row>
        <table:table-row table:style-name="ro1">
          <table:table-cell table:formula="of:=ABS([$Input.A797]-[$Input.B797])" office:value-type="float" office:value="1741" calcext:value-type="float">
            <text:p>1741</text:p>
          </table:table-cell>
          <table:table-cell/>
        </table:table-row>
        <table:table-row table:style-name="ro1">
          <table:table-cell table:formula="of:=ABS([$Input.A798]-[$Input.B798])" office:value-type="float" office:value="1450" calcext:value-type="float">
            <text:p>1450</text:p>
          </table:table-cell>
          <table:table-cell/>
        </table:table-row>
        <table:table-row table:style-name="ro1">
          <table:table-cell table:formula="of:=ABS([$Input.A799]-[$Input.B799])" office:value-type="float" office:value="1498" calcext:value-type="float">
            <text:p>1498</text:p>
          </table:table-cell>
          <table:table-cell/>
        </table:table-row>
        <table:table-row table:style-name="ro1">
          <table:table-cell table:formula="of:=ABS([$Input.A800]-[$Input.B800])" office:value-type="float" office:value="1556" calcext:value-type="float">
            <text:p>1556</text:p>
          </table:table-cell>
          <table:table-cell/>
        </table:table-row>
        <table:table-row table:style-name="ro1">
          <table:table-cell table:formula="of:=ABS([$Input.A801]-[$Input.B801])" office:value-type="float" office:value="1561" calcext:value-type="float">
            <text:p>1561</text:p>
          </table:table-cell>
          <table:table-cell/>
        </table:table-row>
        <table:table-row table:style-name="ro1">
          <table:table-cell table:formula="of:=ABS([$Input.A802]-[$Input.B802])" office:value-type="float" office:value="1190" calcext:value-type="float">
            <text:p>1190</text:p>
          </table:table-cell>
          <table:table-cell/>
        </table:table-row>
        <table:table-row table:style-name="ro1">
          <table:table-cell table:formula="of:=ABS([$Input.A803]-[$Input.B803])" office:value-type="float" office:value="1109" calcext:value-type="float">
            <text:p>1109</text:p>
          </table:table-cell>
          <table:table-cell/>
        </table:table-row>
        <table:table-row table:style-name="ro1">
          <table:table-cell table:formula="of:=ABS([$Input.A804]-[$Input.B804])" office:value-type="float" office:value="951" calcext:value-type="float">
            <text:p>951</text:p>
          </table:table-cell>
          <table:table-cell/>
        </table:table-row>
        <table:table-row table:style-name="ro1">
          <table:table-cell table:formula="of:=ABS([$Input.A805]-[$Input.B805])" office:value-type="float" office:value="1054" calcext:value-type="float">
            <text:p>1054</text:p>
          </table:table-cell>
          <table:table-cell/>
        </table:table-row>
        <table:table-row table:style-name="ro1">
          <table:table-cell table:formula="of:=ABS([$Input.A806]-[$Input.B806])" office:value-type="float" office:value="1143" calcext:value-type="float">
            <text:p>1143</text:p>
          </table:table-cell>
          <table:table-cell/>
        </table:table-row>
        <table:table-row table:style-name="ro1">
          <table:table-cell table:formula="of:=ABS([$Input.A807]-[$Input.B807])" office:value-type="float" office:value="1528" calcext:value-type="float">
            <text:p>1528</text:p>
          </table:table-cell>
          <table:table-cell/>
        </table:table-row>
        <table:table-row table:style-name="ro1">
          <table:table-cell table:formula="of:=ABS([$Input.A808]-[$Input.B808])" office:value-type="float" office:value="1465" calcext:value-type="float">
            <text:p>1465</text:p>
          </table:table-cell>
          <table:table-cell/>
        </table:table-row>
        <table:table-row table:style-name="ro1">
          <table:table-cell table:formula="of:=ABS([$Input.A809]-[$Input.B809])" office:value-type="float" office:value="1370" calcext:value-type="float">
            <text:p>1370</text:p>
          </table:table-cell>
          <table:table-cell/>
        </table:table-row>
        <table:table-row table:style-name="ro1">
          <table:table-cell table:formula="of:=ABS([$Input.A810]-[$Input.B810])" office:value-type="float" office:value="1613" calcext:value-type="float">
            <text:p>1613</text:p>
          </table:table-cell>
          <table:table-cell/>
        </table:table-row>
        <table:table-row table:style-name="ro1">
          <table:table-cell table:formula="of:=ABS([$Input.A811]-[$Input.B811])" office:value-type="float" office:value="1635" calcext:value-type="float">
            <text:p>1635</text:p>
          </table:table-cell>
          <table:table-cell/>
        </table:table-row>
        <table:table-row table:style-name="ro1">
          <table:table-cell table:formula="of:=ABS([$Input.A812]-[$Input.B812])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formula="of:=ABS([$Input.A813]-[$Input.B813])" office:value-type="float" office:value="1232" calcext:value-type="float">
            <text:p>1232</text:p>
          </table:table-cell>
          <table:table-cell/>
        </table:table-row>
        <table:table-row table:style-name="ro1">
          <table:table-cell table:formula="of:=ABS([$Input.A814]-[$Input.B814])" office:value-type="float" office:value="1342" calcext:value-type="float">
            <text:p>1342</text:p>
          </table:table-cell>
          <table:table-cell/>
        </table:table-row>
        <table:table-row table:style-name="ro1">
          <table:table-cell table:formula="of:=ABS([$Input.A815]-[$Input.B815])" office:value-type="float" office:value="1021" calcext:value-type="float">
            <text:p>1021</text:p>
          </table:table-cell>
          <table:table-cell/>
        </table:table-row>
        <table:table-row table:style-name="ro1">
          <table:table-cell table:formula="of:=ABS([$Input.A816]-[$Input.B816])" office:value-type="float" office:value="1006" calcext:value-type="float">
            <text:p>1006</text:p>
          </table:table-cell>
          <table:table-cell/>
        </table:table-row>
        <table:table-row table:style-name="ro1">
          <table:table-cell table:formula="of:=ABS([$Input.A817]-[$Input.B817])" office:value-type="float" office:value="599" calcext:value-type="float">
            <text:p>599</text:p>
          </table:table-cell>
          <table:table-cell/>
        </table:table-row>
        <table:table-row table:style-name="ro1">
          <table:table-cell table:formula="of:=ABS([$Input.A818]-[$Input.B818])" office:value-type="float" office:value="533" calcext:value-type="float">
            <text:p>533</text:p>
          </table:table-cell>
          <table:table-cell/>
        </table:table-row>
        <table:table-row table:style-name="ro1">
          <table:table-cell table:formula="of:=ABS([$Input.A819]-[$Input.B819])" office:value-type="float" office:value="397" calcext:value-type="float">
            <text:p>397</text:p>
          </table:table-cell>
          <table:table-cell/>
        </table:table-row>
        <table:table-row table:style-name="ro1">
          <table:table-cell table:formula="of:=ABS([$Input.A820]-[$Input.B820])" office:value-type="float" office:value="280" calcext:value-type="float">
            <text:p>280</text:p>
          </table:table-cell>
          <table:table-cell/>
        </table:table-row>
        <table:table-row table:style-name="ro1">
          <table:table-cell table:formula="of:=ABS([$Input.A821]-[$Input.B821])"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ABS([$Input.A822]-[$Input.B822])" office:value-type="float" office:value="171" calcext:value-type="float">
            <text:p>171</text:p>
          </table:table-cell>
          <table:table-cell/>
        </table:table-row>
        <table:table-row table:style-name="ro1">
          <table:table-cell table:formula="of:=ABS([$Input.A823]-[$Input.B823])" office:value-type="float" office:value="184" calcext:value-type="float">
            <text:p>184</text:p>
          </table:table-cell>
          <table:table-cell/>
        </table:table-row>
        <table:table-row table:style-name="ro1">
          <table:table-cell table:formula="of:=ABS([$Input.A824]-[$Input.B824])"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ABS([$Input.A825]-[$Input.B825])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ABS([$Input.A826]-[$Input.B826])" office:value-type="float" office:value="295" calcext:value-type="float">
            <text:p>295</text:p>
          </table:table-cell>
          <table:table-cell/>
        </table:table-row>
        <table:table-row table:style-name="ro1">
          <table:table-cell table:formula="of:=ABS([$Input.A827]-[$Input.B827])" office:value-type="float" office:value="363" calcext:value-type="float">
            <text:p>363</text:p>
          </table:table-cell>
          <table:table-cell/>
        </table:table-row>
        <table:table-row table:style-name="ro1">
          <table:table-cell table:formula="of:=ABS([$Input.A828]-[$Input.B828])" office:value-type="float" office:value="447" calcext:value-type="float">
            <text:p>447</text:p>
          </table:table-cell>
          <table:table-cell/>
        </table:table-row>
        <table:table-row table:style-name="ro1">
          <table:table-cell table:formula="of:=ABS([$Input.A829]-[$Input.B829])" office:value-type="float" office:value="486" calcext:value-type="float">
            <text:p>486</text:p>
          </table:table-cell>
          <table:table-cell/>
        </table:table-row>
        <table:table-row table:style-name="ro1">
          <table:table-cell table:formula="of:=ABS([$Input.A830]-[$Input.B830])" office:value-type="float" office:value="686" calcext:value-type="float">
            <text:p>686</text:p>
          </table:table-cell>
          <table:table-cell/>
        </table:table-row>
        <table:table-row table:style-name="ro1">
          <table:table-cell table:formula="of:=ABS([$Input.A831]-[$Input.B831])" office:value-type="float" office:value="840" calcext:value-type="float">
            <text:p>840</text:p>
          </table:table-cell>
          <table:table-cell/>
        </table:table-row>
        <table:table-row table:style-name="ro1">
          <table:table-cell table:formula="of:=ABS([$Input.A832]-[$Input.B832])" office:value-type="float" office:value="756" calcext:value-type="float">
            <text:p>756</text:p>
          </table:table-cell>
          <table:table-cell/>
        </table:table-row>
        <table:table-row table:style-name="ro1">
          <table:table-cell table:formula="of:=ABS([$Input.A833]-[$Input.B833])" office:value-type="float" office:value="543" calcext:value-type="float">
            <text:p>543</text:p>
          </table:table-cell>
          <table:table-cell/>
        </table:table-row>
        <table:table-row table:style-name="ro1">
          <table:table-cell table:formula="of:=ABS([$Input.A834]-[$Input.B834])" office:value-type="float" office:value="598" calcext:value-type="float">
            <text:p>598</text:p>
          </table:table-cell>
          <table:table-cell/>
        </table:table-row>
        <table:table-row table:style-name="ro1">
          <table:table-cell table:formula="of:=ABS([$Input.A835]-[$Input.B835])" office:value-type="float" office:value="602" calcext:value-type="float">
            <text:p>602</text:p>
          </table:table-cell>
          <table:table-cell/>
        </table:table-row>
        <table:table-row table:style-name="ro1">
          <table:table-cell table:formula="of:=ABS([$Input.A836]-[$Input.B836])" office:value-type="float" office:value="517" calcext:value-type="float">
            <text:p>517</text:p>
          </table:table-cell>
          <table:table-cell/>
        </table:table-row>
        <table:table-row table:style-name="ro1">
          <table:table-cell table:formula="of:=ABS([$Input.A837]-[$Input.B837])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ABS([$Input.A838]-[$Input.B838])"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ABS([$Input.A839]-[$Input.B839])" office:value-type="float" office:value="463" calcext:value-type="float">
            <text:p>463</text:p>
          </table:table-cell>
          <table:table-cell/>
        </table:table-row>
        <table:table-row table:style-name="ro1">
          <table:table-cell table:formula="of:=ABS([$Input.A840]-[$Input.B840])" office:value-type="float" office:value="417" calcext:value-type="float">
            <text:p>417</text:p>
          </table:table-cell>
          <table:table-cell/>
        </table:table-row>
        <table:table-row table:style-name="ro1">
          <table:table-cell table:formula="of:=ABS([$Input.A841]-[$Input.B841])" office:value-type="float" office:value="431" calcext:value-type="float">
            <text:p>431</text:p>
          </table:table-cell>
          <table:table-cell/>
        </table:table-row>
        <table:table-row table:style-name="ro1">
          <table:table-cell table:formula="of:=ABS([$Input.A842]-[$Input.B842])" office:value-type="float" office:value="473" calcext:value-type="float">
            <text:p>473</text:p>
          </table:table-cell>
          <table:table-cell/>
        </table:table-row>
        <table:table-row table:style-name="ro1">
          <table:table-cell table:formula="of:=ABS([$Input.A843]-[$Input.B843])" office:value-type="float" office:value="322" calcext:value-type="float">
            <text:p>322</text:p>
          </table:table-cell>
          <table:table-cell/>
        </table:table-row>
        <table:table-row table:style-name="ro1">
          <table:table-cell table:formula="of:=ABS([$Input.A844]-[$Input.B844])" office:value-type="float" office:value="473" calcext:value-type="float">
            <text:p>473</text:p>
          </table:table-cell>
          <table:table-cell/>
        </table:table-row>
        <table:table-row table:style-name="ro1">
          <table:table-cell table:formula="of:=ABS([$Input.A845]-[$Input.B845])" office:value-type="float" office:value="944" calcext:value-type="float">
            <text:p>944</text:p>
          </table:table-cell>
          <table:table-cell/>
        </table:table-row>
        <table:table-row table:style-name="ro1">
          <table:table-cell table:formula="of:=ABS([$Input.A846]-[$Input.B846])" office:value-type="float" office:value="792" calcext:value-type="float">
            <text:p>792</text:p>
          </table:table-cell>
          <table:table-cell/>
        </table:table-row>
        <table:table-row table:style-name="ro1">
          <table:table-cell table:formula="of:=ABS([$Input.A847]-[$Input.B847])" office:value-type="float" office:value="703" calcext:value-type="float">
            <text:p>703</text:p>
          </table:table-cell>
          <table:table-cell/>
        </table:table-row>
        <table:table-row table:style-name="ro1">
          <table:table-cell table:formula="of:=ABS([$Input.A848]-[$Input.B848])" office:value-type="float" office:value="702" calcext:value-type="float">
            <text:p>702</text:p>
          </table:table-cell>
          <table:table-cell/>
        </table:table-row>
        <table:table-row table:style-name="ro1">
          <table:table-cell table:formula="of:=ABS([$Input.A849]-[$Input.B849])" office:value-type="float" office:value="654" calcext:value-type="float">
            <text:p>654</text:p>
          </table:table-cell>
          <table:table-cell/>
        </table:table-row>
        <table:table-row table:style-name="ro1">
          <table:table-cell table:formula="of:=ABS([$Input.A850]-[$Input.B850])" office:value-type="float" office:value="554" calcext:value-type="float">
            <text:p>554</text:p>
          </table:table-cell>
          <table:table-cell/>
        </table:table-row>
        <table:table-row table:style-name="ro1">
          <table:table-cell table:formula="of:=ABS([$Input.A851]-[$Input.B851])" office:value-type="float" office:value="532" calcext:value-type="float">
            <text:p>532</text:p>
          </table:table-cell>
          <table:table-cell/>
        </table:table-row>
        <table:table-row table:style-name="ro1">
          <table:table-cell table:formula="of:=ABS([$Input.A852]-[$Input.B852])" office:value-type="float" office:value="524" calcext:value-type="float">
            <text:p>524</text:p>
          </table:table-cell>
          <table:table-cell/>
        </table:table-row>
        <table:table-row table:style-name="ro1">
          <table:table-cell table:formula="of:=ABS([$Input.A853]-[$Input.B853])" office:value-type="float" office:value="506" calcext:value-type="float">
            <text:p>506</text:p>
          </table:table-cell>
          <table:table-cell/>
        </table:table-row>
        <table:table-row table:style-name="ro1">
          <table:table-cell table:formula="of:=ABS([$Input.A854]-[$Input.B854])" office:value-type="float" office:value="450" calcext:value-type="float">
            <text:p>450</text:p>
          </table:table-cell>
          <table:table-cell/>
        </table:table-row>
        <table:table-row table:style-name="ro1">
          <table:table-cell table:formula="of:=ABS([$Input.A855]-[$Input.B855])" office:value-type="float" office:value="431" calcext:value-type="float">
            <text:p>431</text:p>
          </table:table-cell>
          <table:table-cell/>
        </table:table-row>
        <table:table-row table:style-name="ro1">
          <table:table-cell table:formula="of:=ABS([$Input.A856]-[$Input.B856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formula="of:=ABS([$Input.A857]-[$Input.B857])" office:value-type="float" office:value="260" calcext:value-type="float">
            <text:p>260</text:p>
          </table:table-cell>
          <table:table-cell/>
        </table:table-row>
        <table:table-row table:style-name="ro1">
          <table:table-cell table:formula="of:=ABS([$Input.A858]-[$Input.B858])" office:value-type="float" office:value="226" calcext:value-type="float">
            <text:p>226</text:p>
          </table:table-cell>
          <table:table-cell/>
        </table:table-row>
        <table:table-row table:style-name="ro1">
          <table:table-cell table:formula="of:=ABS([$Input.A859]-[$Input.B859])" office:value-type="float" office:value="174" calcext:value-type="float">
            <text:p>174</text:p>
          </table:table-cell>
          <table:table-cell/>
        </table:table-row>
        <table:table-row table:style-name="ro1">
          <table:table-cell table:formula="of:=ABS([$Input.A860]-[$Input.B860])"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ABS([$Input.A861]-[$Input.B861])" office:value-type="float" office:value="94" calcext:value-type="float">
            <text:p>94</text:p>
          </table:table-cell>
          <table:table-cell/>
        </table:table-row>
        <table:table-row table:style-name="ro1">
          <table:table-cell table:formula="of:=ABS([$Input.A862]-[$Input.B862])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ABS([$Input.A863]-[$Input.B863])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ABS([$Input.A864]-[$Input.B864])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ABS([$Input.A865]-[$Input.B865])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ABS([$Input.A866]-[$Input.B866])"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ABS([$Input.A867]-[$Input.B867])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ABS([$Input.A868]-[$Input.B868])"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ABS([$Input.A869]-[$Input.B869])" office:value-type="float" office:value="328" calcext:value-type="float">
            <text:p>328</text:p>
          </table:table-cell>
          <table:table-cell/>
        </table:table-row>
        <table:table-row table:style-name="ro1">
          <table:table-cell table:formula="of:=ABS([$Input.A870]-[$Input.B870])" office:value-type="float" office:value="408" calcext:value-type="float">
            <text:p>408</text:p>
          </table:table-cell>
          <table:table-cell/>
        </table:table-row>
        <table:table-row table:style-name="ro1">
          <table:table-cell table:formula="of:=ABS([$Input.A871]-[$Input.B871])" office:value-type="float" office:value="1040" calcext:value-type="float">
            <text:p>1040</text:p>
          </table:table-cell>
          <table:table-cell/>
        </table:table-row>
        <table:table-row table:style-name="ro1">
          <table:table-cell table:formula="of:=ABS([$Input.A872]-[$Input.B872])" office:value-type="float" office:value="1598" calcext:value-type="float">
            <text:p>1598</text:p>
          </table:table-cell>
          <table:table-cell/>
        </table:table-row>
        <table:table-row table:style-name="ro1">
          <table:table-cell table:formula="of:=ABS([$Input.A873]-[$Input.B873])" office:value-type="float" office:value="1623" calcext:value-type="float">
            <text:p>1623</text:p>
          </table:table-cell>
          <table:table-cell/>
        </table:table-row>
        <table:table-row table:style-name="ro1">
          <table:table-cell table:formula="of:=ABS([$Input.A874]-[$Input.B874])" office:value-type="float" office:value="1397" calcext:value-type="float">
            <text:p>1397</text:p>
          </table:table-cell>
          <table:table-cell/>
        </table:table-row>
        <table:table-row table:style-name="ro1">
          <table:table-cell table:formula="of:=ABS([$Input.A875]-[$Input.B875])" office:value-type="float" office:value="1793" calcext:value-type="float">
            <text:p>1793</text:p>
          </table:table-cell>
          <table:table-cell/>
        </table:table-row>
        <table:table-row table:style-name="ro1">
          <table:table-cell table:formula="of:=ABS([$Input.A876]-[$Input.B876])" office:value-type="float" office:value="1823" calcext:value-type="float">
            <text:p>1823</text:p>
          </table:table-cell>
          <table:table-cell/>
        </table:table-row>
        <table:table-row table:style-name="ro1">
          <table:table-cell table:formula="of:=ABS([$Input.A877]-[$Input.B877])" office:value-type="float" office:value="1268" calcext:value-type="float">
            <text:p>1268</text:p>
          </table:table-cell>
          <table:table-cell/>
        </table:table-row>
        <table:table-row table:style-name="ro1">
          <table:table-cell table:formula="of:=ABS([$Input.A878]-[$Input.B878])" office:value-type="float" office:value="1322" calcext:value-type="float">
            <text:p>1322</text:p>
          </table:table-cell>
          <table:table-cell/>
        </table:table-row>
        <table:table-row table:style-name="ro1">
          <table:table-cell table:formula="of:=ABS([$Input.A879]-[$Input.B879])" office:value-type="float" office:value="1341" calcext:value-type="float">
            <text:p>1341</text:p>
          </table:table-cell>
          <table:table-cell/>
        </table:table-row>
        <table:table-row table:style-name="ro1">
          <table:table-cell table:formula="of:=ABS([$Input.A880]-[$Input.B880])" office:value-type="float" office:value="1351" calcext:value-type="float">
            <text:p>1351</text:p>
          </table:table-cell>
          <table:table-cell/>
        </table:table-row>
        <table:table-row table:style-name="ro1">
          <table:table-cell table:formula="of:=ABS([$Input.A881]-[$Input.B881])" office:value-type="float" office:value="1377" calcext:value-type="float">
            <text:p>1377</text:p>
          </table:table-cell>
          <table:table-cell/>
        </table:table-row>
        <table:table-row table:style-name="ro1">
          <table:table-cell table:formula="of:=ABS([$Input.A882]-[$Input.B882])" office:value-type="float" office:value="1213" calcext:value-type="float">
            <text:p>1213</text:p>
          </table:table-cell>
          <table:table-cell/>
        </table:table-row>
        <table:table-row table:style-name="ro1">
          <table:table-cell table:formula="of:=ABS([$Input.A883]-[$Input.B883])" office:value-type="float" office:value="1240" calcext:value-type="float">
            <text:p>1240</text:p>
          </table:table-cell>
          <table:table-cell/>
        </table:table-row>
        <table:table-row table:style-name="ro1">
          <table:table-cell table:formula="of:=ABS([$Input.A884]-[$Input.B884])" office:value-type="float" office:value="1359" calcext:value-type="float">
            <text:p>1359</text:p>
          </table:table-cell>
          <table:table-cell/>
        </table:table-row>
        <table:table-row table:style-name="ro1">
          <table:table-cell table:formula="of:=ABS([$Input.A885]-[$Input.B885])" office:value-type="float" office:value="1404" calcext:value-type="float">
            <text:p>1404</text:p>
          </table:table-cell>
          <table:table-cell/>
        </table:table-row>
        <table:table-row table:style-name="ro1">
          <table:table-cell table:formula="of:=ABS([$Input.A886]-[$Input.B886])" office:value-type="float" office:value="1729" calcext:value-type="float">
            <text:p>1729</text:p>
          </table:table-cell>
          <table:table-cell/>
        </table:table-row>
        <table:table-row table:style-name="ro1">
          <table:table-cell table:formula="of:=ABS([$Input.A887]-[$Input.B887])" office:value-type="float" office:value="1746" calcext:value-type="float">
            <text:p>1746</text:p>
          </table:table-cell>
          <table:table-cell/>
        </table:table-row>
        <table:table-row table:style-name="ro1">
          <table:table-cell table:formula="of:=ABS([$Input.A888]-[$Input.B888])" office:value-type="float" office:value="1683" calcext:value-type="float">
            <text:p>1683</text:p>
          </table:table-cell>
          <table:table-cell/>
        </table:table-row>
        <table:table-row table:style-name="ro1">
          <table:table-cell table:formula="of:=ABS([$Input.A889]-[$Input.B889])" office:value-type="float" office:value="2321" calcext:value-type="float">
            <text:p>2321</text:p>
          </table:table-cell>
          <table:table-cell/>
        </table:table-row>
        <table:table-row table:style-name="ro1">
          <table:table-cell table:formula="of:=ABS([$Input.A890]-[$Input.B890])" office:value-type="float" office:value="2170" calcext:value-type="float">
            <text:p>2170</text:p>
          </table:table-cell>
          <table:table-cell/>
        </table:table-row>
        <table:table-row table:style-name="ro1">
          <table:table-cell table:formula="of:=ABS([$Input.A891]-[$Input.B891])" office:value-type="float" office:value="2543" calcext:value-type="float">
            <text:p>2543</text:p>
          </table:table-cell>
          <table:table-cell/>
        </table:table-row>
        <table:table-row table:style-name="ro1">
          <table:table-cell table:formula="of:=ABS([$Input.A892]-[$Input.B892])" office:value-type="float" office:value="2617" calcext:value-type="float">
            <text:p>2617</text:p>
          </table:table-cell>
          <table:table-cell/>
        </table:table-row>
        <table:table-row table:style-name="ro1">
          <table:table-cell table:formula="of:=ABS([$Input.A893]-[$Input.B893])" office:value-type="float" office:value="2537" calcext:value-type="float">
            <text:p>2537</text:p>
          </table:table-cell>
          <table:table-cell/>
        </table:table-row>
        <table:table-row table:style-name="ro1">
          <table:table-cell table:formula="of:=ABS([$Input.A894]-[$Input.B894])" office:value-type="float" office:value="2507" calcext:value-type="float">
            <text:p>2507</text:p>
          </table:table-cell>
          <table:table-cell/>
        </table:table-row>
        <table:table-row table:style-name="ro1">
          <table:table-cell table:formula="of:=ABS([$Input.A895]-[$Input.B895])" office:value-type="float" office:value="2306" calcext:value-type="float">
            <text:p>2306</text:p>
          </table:table-cell>
          <table:table-cell/>
        </table:table-row>
        <table:table-row table:style-name="ro1">
          <table:table-cell table:formula="of:=ABS([$Input.A896]-[$Input.B896])" office:value-type="float" office:value="2300" calcext:value-type="float">
            <text:p>2300</text:p>
          </table:table-cell>
          <table:table-cell/>
        </table:table-row>
        <table:table-row table:style-name="ro1">
          <table:table-cell table:formula="of:=ABS([$Input.A897]-[$Input.B897])" office:value-type="float" office:value="2277" calcext:value-type="float">
            <text:p>2277</text:p>
          </table:table-cell>
          <table:table-cell/>
        </table:table-row>
        <table:table-row table:style-name="ro1">
          <table:table-cell table:formula="of:=ABS([$Input.A898]-[$Input.B898])" office:value-type="float" office:value="2390" calcext:value-type="float">
            <text:p>2390</text:p>
          </table:table-cell>
          <table:table-cell/>
        </table:table-row>
        <table:table-row table:style-name="ro1">
          <table:table-cell table:formula="of:=ABS([$Input.A899]-[$Input.B899])" office:value-type="float" office:value="2361" calcext:value-type="float">
            <text:p>2361</text:p>
          </table:table-cell>
          <table:table-cell/>
        </table:table-row>
        <table:table-row table:style-name="ro1">
          <table:table-cell table:formula="of:=ABS([$Input.A900]-[$Input.B900])" office:value-type="float" office:value="2203" calcext:value-type="float">
            <text:p>2203</text:p>
          </table:table-cell>
          <table:table-cell/>
        </table:table-row>
        <table:table-row table:style-name="ro1">
          <table:table-cell table:formula="of:=ABS([$Input.A901]-[$Input.B901])" office:value-type="float" office:value="2256" calcext:value-type="float">
            <text:p>2256</text:p>
          </table:table-cell>
          <table:table-cell/>
        </table:table-row>
        <table:table-row table:style-name="ro1">
          <table:table-cell table:formula="of:=ABS([$Input.A902]-[$Input.B902])" office:value-type="float" office:value="2094" calcext:value-type="float">
            <text:p>2094</text:p>
          </table:table-cell>
          <table:table-cell/>
        </table:table-row>
        <table:table-row table:style-name="ro1">
          <table:table-cell table:formula="of:=ABS([$Input.A903]-[$Input.B903])" office:value-type="float" office:value="2100" calcext:value-type="float">
            <text:p>2100</text:p>
          </table:table-cell>
          <table:table-cell/>
        </table:table-row>
        <table:table-row table:style-name="ro1">
          <table:table-cell table:formula="of:=ABS([$Input.A904]-[$Input.B904])" office:value-type="float" office:value="2073" calcext:value-type="float">
            <text:p>2073</text:p>
          </table:table-cell>
          <table:table-cell/>
        </table:table-row>
        <table:table-row table:style-name="ro1">
          <table:table-cell table:formula="of:=ABS([$Input.A905]-[$Input.B905])" office:value-type="float" office:value="2044" calcext:value-type="float">
            <text:p>2044</text:p>
          </table:table-cell>
          <table:table-cell/>
        </table:table-row>
        <table:table-row table:style-name="ro1">
          <table:table-cell table:formula="of:=ABS([$Input.A906]-[$Input.B906])" office:value-type="float" office:value="1981" calcext:value-type="float">
            <text:p>1981</text:p>
          </table:table-cell>
          <table:table-cell/>
        </table:table-row>
        <table:table-row table:style-name="ro1">
          <table:table-cell table:formula="of:=ABS([$Input.A907]-[$Input.B907])" office:value-type="float" office:value="1979" calcext:value-type="float">
            <text:p>1979</text:p>
          </table:table-cell>
          <table:table-cell/>
        </table:table-row>
        <table:table-row table:style-name="ro1">
          <table:table-cell table:formula="of:=ABS([$Input.A908]-[$Input.B908])" office:value-type="float" office:value="1930" calcext:value-type="float">
            <text:p>1930</text:p>
          </table:table-cell>
          <table:table-cell/>
        </table:table-row>
        <table:table-row table:style-name="ro1">
          <table:table-cell table:formula="of:=ABS([$Input.A909]-[$Input.B909])" office:value-type="float" office:value="1894" calcext:value-type="float">
            <text:p>1894</text:p>
          </table:table-cell>
          <table:table-cell/>
        </table:table-row>
        <table:table-row table:style-name="ro1">
          <table:table-cell table:formula="of:=ABS([$Input.A910]-[$Input.B910])" office:value-type="float" office:value="1662" calcext:value-type="float">
            <text:p>1662</text:p>
          </table:table-cell>
          <table:table-cell/>
        </table:table-row>
        <table:table-row table:style-name="ro1">
          <table:table-cell table:formula="of:=ABS([$Input.A911]-[$Input.B911])" office:value-type="float" office:value="1577" calcext:value-type="float">
            <text:p>1577</text:p>
          </table:table-cell>
          <table:table-cell/>
        </table:table-row>
        <table:table-row table:style-name="ro1">
          <table:table-cell table:formula="of:=ABS([$Input.A912]-[$Input.B912])" office:value-type="float" office:value="1551" calcext:value-type="float">
            <text:p>1551</text:p>
          </table:table-cell>
          <table:table-cell/>
        </table:table-row>
        <table:table-row table:style-name="ro1">
          <table:table-cell table:formula="of:=ABS([$Input.A913]-[$Input.B913])" office:value-type="float" office:value="1534" calcext:value-type="float">
            <text:p>1534</text:p>
          </table:table-cell>
          <table:table-cell/>
        </table:table-row>
        <table:table-row table:style-name="ro1">
          <table:table-cell table:formula="of:=ABS([$Input.A914]-[$Input.B914])" office:value-type="float" office:value="1438" calcext:value-type="float">
            <text:p>1438</text:p>
          </table:table-cell>
          <table:table-cell/>
        </table:table-row>
        <table:table-row table:style-name="ro1">
          <table:table-cell table:formula="of:=ABS([$Input.A915]-[$Input.B915])" office:value-type="float" office:value="1435" calcext:value-type="float">
            <text:p>1435</text:p>
          </table:table-cell>
          <table:table-cell/>
        </table:table-row>
        <table:table-row table:style-name="ro1">
          <table:table-cell table:formula="of:=ABS([$Input.A916]-[$Input.B916])" office:value-type="float" office:value="1468" calcext:value-type="float">
            <text:p>1468</text:p>
          </table:table-cell>
          <table:table-cell/>
        </table:table-row>
        <table:table-row table:style-name="ro1">
          <table:table-cell table:formula="of:=ABS([$Input.A917]-[$Input.B917])" office:value-type="float" office:value="1417" calcext:value-type="float">
            <text:p>1417</text:p>
          </table:table-cell>
          <table:table-cell/>
        </table:table-row>
        <table:table-row table:style-name="ro1">
          <table:table-cell table:formula="of:=ABS([$Input.A918]-[$Input.B918])" office:value-type="float" office:value="1408" calcext:value-type="float">
            <text:p>1408</text:p>
          </table:table-cell>
          <table:table-cell/>
        </table:table-row>
        <table:table-row table:style-name="ro1">
          <table:table-cell table:formula="of:=ABS([$Input.A919]-[$Input.B919])" office:value-type="float" office:value="1362" calcext:value-type="float">
            <text:p>1362</text:p>
          </table:table-cell>
          <table:table-cell/>
        </table:table-row>
        <table:table-row table:style-name="ro1">
          <table:table-cell table:formula="of:=ABS([$Input.A920]-[$Input.B920])" office:value-type="float" office:value="1454" calcext:value-type="float">
            <text:p>1454</text:p>
          </table:table-cell>
          <table:table-cell/>
        </table:table-row>
        <table:table-row table:style-name="ro1">
          <table:table-cell table:formula="of:=ABS([$Input.A921]-[$Input.B921])" office:value-type="float" office:value="1641" calcext:value-type="float">
            <text:p>1641</text:p>
          </table:table-cell>
          <table:table-cell/>
        </table:table-row>
        <table:table-row table:style-name="ro1">
          <table:table-cell table:formula="of:=ABS([$Input.A922]-[$Input.B922])" office:value-type="float" office:value="1708" calcext:value-type="float">
            <text:p>1708</text:p>
          </table:table-cell>
          <table:table-cell/>
        </table:table-row>
        <table:table-row table:style-name="ro1">
          <table:table-cell table:formula="of:=ABS([$Input.A923]-[$Input.B923])" office:value-type="float" office:value="1969" calcext:value-type="float">
            <text:p>1969</text:p>
          </table:table-cell>
          <table:table-cell/>
        </table:table-row>
        <table:table-row table:style-name="ro1">
          <table:table-cell table:formula="of:=ABS([$Input.A924]-[$Input.B924])" office:value-type="float" office:value="1855" calcext:value-type="float">
            <text:p>1855</text:p>
          </table:table-cell>
          <table:table-cell/>
        </table:table-row>
        <table:table-row table:style-name="ro1">
          <table:table-cell table:formula="of:=ABS([$Input.A925]-[$Input.B925])" office:value-type="float" office:value="1840" calcext:value-type="float">
            <text:p>1840</text:p>
          </table:table-cell>
          <table:table-cell/>
        </table:table-row>
        <table:table-row table:style-name="ro1">
          <table:table-cell table:formula="of:=ABS([$Input.A926]-[$Input.B926])" office:value-type="float" office:value="1798" calcext:value-type="float">
            <text:p>1798</text:p>
          </table:table-cell>
          <table:table-cell/>
        </table:table-row>
        <table:table-row table:style-name="ro1">
          <table:table-cell table:formula="of:=ABS([$Input.A927]-[$Input.B927])" office:value-type="float" office:value="1703" calcext:value-type="float">
            <text:p>1703</text:p>
          </table:table-cell>
          <table:table-cell/>
        </table:table-row>
        <table:table-row table:style-name="ro1">
          <table:table-cell table:formula="of:=ABS([$Input.A928]-[$Input.B928])" office:value-type="float" office:value="1593" calcext:value-type="float">
            <text:p>1593</text:p>
          </table:table-cell>
          <table:table-cell/>
        </table:table-row>
        <table:table-row table:style-name="ro1">
          <table:table-cell table:formula="of:=ABS([$Input.A929]-[$Input.B929])" office:value-type="float" office:value="1400" calcext:value-type="float">
            <text:p>1400</text:p>
          </table:table-cell>
          <table:table-cell/>
        </table:table-row>
        <table:table-row table:style-name="ro1">
          <table:table-cell table:formula="of:=ABS([$Input.A930]-[$Input.B930])" office:value-type="float" office:value="1295" calcext:value-type="float">
            <text:p>1295</text:p>
          </table:table-cell>
          <table:table-cell/>
        </table:table-row>
        <table:table-row table:style-name="ro1">
          <table:table-cell table:formula="of:=ABS([$Input.A931]-[$Input.B931])" office:value-type="float" office:value="1157" calcext:value-type="float">
            <text:p>1157</text:p>
          </table:table-cell>
          <table:table-cell/>
        </table:table-row>
        <table:table-row table:style-name="ro1">
          <table:table-cell table:formula="of:=ABS([$Input.A932]-[$Input.B932])" office:value-type="float" office:value="1156" calcext:value-type="float">
            <text:p>1156</text:p>
          </table:table-cell>
          <table:table-cell/>
        </table:table-row>
        <table:table-row table:style-name="ro1">
          <table:table-cell table:formula="of:=ABS([$Input.A933]-[$Input.B933])" office:value-type="float" office:value="1113" calcext:value-type="float">
            <text:p>1113</text:p>
          </table:table-cell>
          <table:table-cell/>
        </table:table-row>
        <table:table-row table:style-name="ro1">
          <table:table-cell table:formula="of:=ABS([$Input.A934]-[$Input.B934])" office:value-type="float" office:value="1499" calcext:value-type="float">
            <text:p>1499</text:p>
          </table:table-cell>
          <table:table-cell/>
        </table:table-row>
        <table:table-row table:style-name="ro1">
          <table:table-cell table:formula="of:=ABS([$Input.A935]-[$Input.B935])" office:value-type="float" office:value="1522" calcext:value-type="float">
            <text:p>1522</text:p>
          </table:table-cell>
          <table:table-cell/>
        </table:table-row>
        <table:table-row table:style-name="ro1">
          <table:table-cell table:formula="of:=ABS([$Input.A936]-[$Input.B936])" office:value-type="float" office:value="1692" calcext:value-type="float">
            <text:p>1692</text:p>
          </table:table-cell>
          <table:table-cell/>
        </table:table-row>
        <table:table-row table:style-name="ro1">
          <table:table-cell table:formula="of:=ABS([$Input.A937]-[$Input.B937])" office:value-type="float" office:value="1750" calcext:value-type="float">
            <text:p>1750</text:p>
          </table:table-cell>
          <table:table-cell/>
        </table:table-row>
        <table:table-row table:style-name="ro1">
          <table:table-cell table:formula="of:=ABS([$Input.A938]-[$Input.B938])" office:value-type="float" office:value="1723" calcext:value-type="float">
            <text:p>1723</text:p>
          </table:table-cell>
          <table:table-cell/>
        </table:table-row>
        <table:table-row table:style-name="ro1">
          <table:table-cell table:formula="of:=ABS([$Input.A939]-[$Input.B939])" office:value-type="float" office:value="1737" calcext:value-type="float">
            <text:p>1737</text:p>
          </table:table-cell>
          <table:table-cell/>
        </table:table-row>
        <table:table-row table:style-name="ro1">
          <table:table-cell table:formula="of:=ABS([$Input.A940]-[$Input.B940])" office:value-type="float" office:value="1651" calcext:value-type="float">
            <text:p>1651</text:p>
          </table:table-cell>
          <table:table-cell/>
        </table:table-row>
        <table:table-row table:style-name="ro1">
          <table:table-cell table:formula="of:=ABS([$Input.A941]-[$Input.B941])" office:value-type="float" office:value="1634" calcext:value-type="float">
            <text:p>1634</text:p>
          </table:table-cell>
          <table:table-cell/>
        </table:table-row>
        <table:table-row table:style-name="ro1">
          <table:table-cell table:formula="of:=ABS([$Input.A942]-[$Input.B942])" office:value-type="float" office:value="1415" calcext:value-type="float">
            <text:p>1415</text:p>
          </table:table-cell>
          <table:table-cell/>
        </table:table-row>
        <table:table-row table:style-name="ro1">
          <table:table-cell table:formula="of:=ABS([$Input.A943]-[$Input.B943])" office:value-type="float" office:value="1400" calcext:value-type="float">
            <text:p>1400</text:p>
          </table:table-cell>
          <table:table-cell/>
        </table:table-row>
        <table:table-row table:style-name="ro1">
          <table:table-cell table:formula="of:=ABS([$Input.A944]-[$Input.B944])" office:value-type="float" office:value="1272" calcext:value-type="float">
            <text:p>1272</text:p>
          </table:table-cell>
          <table:table-cell/>
        </table:table-row>
        <table:table-row table:style-name="ro1">
          <table:table-cell table:formula="of:=ABS([$Input.A945]-[$Input.B945])" office:value-type="float" office:value="1262" calcext:value-type="float">
            <text:p>1262</text:p>
          </table:table-cell>
          <table:table-cell/>
        </table:table-row>
        <table:table-row table:style-name="ro1">
          <table:table-cell table:formula="of:=ABS([$Input.A946]-[$Input.B946])" office:value-type="float" office:value="1197" calcext:value-type="float">
            <text:p>1197</text:p>
          </table:table-cell>
          <table:table-cell/>
        </table:table-row>
        <table:table-row table:style-name="ro1">
          <table:table-cell table:formula="of:=ABS([$Input.A947]-[$Input.B947])" office:value-type="float" office:value="1095" calcext:value-type="float">
            <text:p>1095</text:p>
          </table:table-cell>
          <table:table-cell/>
        </table:table-row>
        <table:table-row table:style-name="ro1">
          <table:table-cell table:formula="of:=ABS([$Input.A948]-[$Input.B948])" office:value-type="float" office:value="1068" calcext:value-type="float">
            <text:p>1068</text:p>
          </table:table-cell>
          <table:table-cell/>
        </table:table-row>
        <table:table-row table:style-name="ro1">
          <table:table-cell table:formula="of:=ABS([$Input.A949]-[$Input.B949])" office:value-type="float" office:value="1023" calcext:value-type="float">
            <text:p>1023</text:p>
          </table:table-cell>
          <table:table-cell/>
        </table:table-row>
        <table:table-row table:style-name="ro1">
          <table:table-cell table:formula="of:=ABS([$Input.A950]-[$Input.B950])" office:value-type="float" office:value="928" calcext:value-type="float">
            <text:p>928</text:p>
          </table:table-cell>
          <table:table-cell/>
        </table:table-row>
        <table:table-row table:style-name="ro1">
          <table:table-cell table:formula="of:=ABS([$Input.A951]-[$Input.B951])" office:value-type="float" office:value="923" calcext:value-type="float">
            <text:p>923</text:p>
          </table:table-cell>
          <table:table-cell/>
        </table:table-row>
        <table:table-row table:style-name="ro1">
          <table:table-cell table:formula="of:=ABS([$Input.A952]-[$Input.B952])" office:value-type="float" office:value="823" calcext:value-type="float">
            <text:p>823</text:p>
          </table:table-cell>
          <table:table-cell/>
        </table:table-row>
        <table:table-row table:style-name="ro1">
          <table:table-cell table:formula="of:=ABS([$Input.A953]-[$Input.B953])" office:value-type="float" office:value="486" calcext:value-type="float">
            <text:p>486</text:p>
          </table:table-cell>
          <table:table-cell/>
        </table:table-row>
        <table:table-row table:style-name="ro1">
          <table:table-cell table:formula="of:=ABS([$Input.A954]-[$Input.B954])" office:value-type="float" office:value="378" calcext:value-type="float">
            <text:p>378</text:p>
          </table:table-cell>
          <table:table-cell/>
        </table:table-row>
        <table:table-row table:style-name="ro1">
          <table:table-cell table:formula="of:=ABS([$Input.A955]-[$Input.B955])" office:value-type="float" office:value="333" calcext:value-type="float">
            <text:p>333</text:p>
          </table:table-cell>
          <table:table-cell/>
        </table:table-row>
        <table:table-row table:style-name="ro1">
          <table:table-cell table:formula="of:=ABS([$Input.A956]-[$Input.B956])" office:value-type="float" office:value="259" calcext:value-type="float">
            <text:p>259</text:p>
          </table:table-cell>
          <table:table-cell/>
        </table:table-row>
        <table:table-row table:style-name="ro1">
          <table:table-cell table:formula="of:=ABS([$Input.A957]-[$Input.B957])"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ABS([$Input.A958]-[$Input.B958])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ABS([$Input.A959]-[$Input.B959])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ABS([$Input.A960]-[$Input.B960])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ABS([$Input.A961]-[$Input.B9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962]-[$Input.B962])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ABS([$Input.A963]-[$Input.B963])" office:value-type="float" office:value="228" calcext:value-type="float">
            <text:p>228</text:p>
          </table:table-cell>
          <table:table-cell/>
        </table:table-row>
        <table:table-row table:style-name="ro1">
          <table:table-cell table:formula="of:=ABS([$Input.A964]-[$Input.B964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formula="of:=ABS([$Input.A965]-[$Input.B965])" office:value-type="float" office:value="164" calcext:value-type="float">
            <text:p>164</text:p>
          </table:table-cell>
          <table:table-cell/>
        </table:table-row>
        <table:table-row table:style-name="ro1">
          <table:table-cell table:formula="of:=ABS([$Input.A966]-[$Input.B966])"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ABS([$Input.A967]-[$Input.B967])" office:value-type="float" office:value="986" calcext:value-type="float">
            <text:p>986</text:p>
          </table:table-cell>
          <table:table-cell/>
        </table:table-row>
        <table:table-row table:style-name="ro1">
          <table:table-cell table:formula="of:=ABS([$Input.A968]-[$Input.B968]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formula="of:=ABS([$Input.A969]-[$Input.B969])" office:value-type="float" office:value="1088" calcext:value-type="float">
            <text:p>1088</text:p>
          </table:table-cell>
          <table:table-cell/>
        </table:table-row>
        <table:table-row table:style-name="ro1">
          <table:table-cell table:formula="of:=ABS([$Input.A970]-[$Input.B970])" office:value-type="float" office:value="875" calcext:value-type="float">
            <text:p>875</text:p>
          </table:table-cell>
          <table:table-cell/>
        </table:table-row>
        <table:table-row table:style-name="ro1">
          <table:table-cell table:formula="of:=ABS([$Input.A971]-[$Input.B971])" office:value-type="float" office:value="829" calcext:value-type="float">
            <text:p>829</text:p>
          </table:table-cell>
          <table:table-cell/>
        </table:table-row>
        <table:table-row table:style-name="ro1">
          <table:table-cell table:formula="of:=ABS([$Input.A972]-[$Input.B972])" office:value-type="float" office:value="651" calcext:value-type="float">
            <text:p>651</text:p>
          </table:table-cell>
          <table:table-cell/>
        </table:table-row>
        <table:table-row table:style-name="ro1">
          <table:table-cell table:formula="of:=ABS([$Input.A973]-[$Input.B973])" office:value-type="float" office:value="543" calcext:value-type="float">
            <text:p>543</text:p>
          </table:table-cell>
          <table:table-cell/>
        </table:table-row>
        <table:table-row table:style-name="ro1">
          <table:table-cell table:formula="of:=ABS([$Input.A974]-[$Input.B974])" office:value-type="float" office:value="474" calcext:value-type="float">
            <text:p>474</text:p>
          </table:table-cell>
          <table:table-cell/>
        </table:table-row>
        <table:table-row table:style-name="ro1">
          <table:table-cell table:formula="of:=ABS([$Input.A975]-[$Input.B975])" office:value-type="float" office:value="455" calcext:value-type="float">
            <text:p>455</text:p>
          </table:table-cell>
          <table:table-cell/>
        </table:table-row>
        <table:table-row table:style-name="ro1">
          <table:table-cell table:formula="of:=ABS([$Input.A976]-[$Input.B976])" office:value-type="float" office:value="450" calcext:value-type="float">
            <text:p>450</text:p>
          </table:table-cell>
          <table:table-cell/>
        </table:table-row>
        <table:table-row table:style-name="ro1">
          <table:table-cell table:formula="of:=ABS([$Input.A977]-[$Input.B977])" office:value-type="float" office:value="445" calcext:value-type="float">
            <text:p>445</text:p>
          </table:table-cell>
          <table:table-cell/>
        </table:table-row>
        <table:table-row table:style-name="ro1">
          <table:table-cell table:formula="of:=ABS([$Input.A978]-[$Input.B978])" office:value-type="float" office:value="435" calcext:value-type="float">
            <text:p>435</text:p>
          </table:table-cell>
          <table:table-cell/>
        </table:table-row>
        <table:table-row table:style-name="ro1">
          <table:table-cell table:formula="of:=ABS([$Input.A979]-[$Input.B979])" office:value-type="float" office:value="316" calcext:value-type="float">
            <text:p>316</text:p>
          </table:table-cell>
          <table:table-cell/>
        </table:table-row>
        <table:table-row table:style-name="ro1">
          <table:table-cell table:formula="of:=ABS([$Input.A980]-[$Input.B980])" office:value-type="float" office:value="277" calcext:value-type="float">
            <text:p>277</text:p>
          </table:table-cell>
          <table:table-cell/>
        </table:table-row>
        <table:table-row table:style-name="ro1">
          <table:table-cell table:formula="of:=ABS([$Input.A981]-[$Input.B981])" office:value-type="float" office:value="248" calcext:value-type="float">
            <text:p>248</text:p>
          </table:table-cell>
          <table:table-cell/>
        </table:table-row>
        <table:table-row table:style-name="ro1">
          <table:table-cell table:formula="of:=ABS([$Input.A982]-[$Input.B982])" office:value-type="float" office:value="222" calcext:value-type="float">
            <text:p>222</text:p>
          </table:table-cell>
          <table:table-cell/>
        </table:table-row>
        <table:table-row table:style-name="ro1">
          <table:table-cell table:formula="of:=ABS([$Input.A983]-[$Input.B983])" office:value-type="float" office:value="140" calcext:value-type="float">
            <text:p>140</text:p>
          </table:table-cell>
          <table:table-cell/>
        </table:table-row>
        <table:table-row table:style-name="ro1">
          <table:table-cell table:formula="of:=ABS([$Input.A984]-[$Input.B984])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ABS([$Input.A985]-[$Input.B985]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ABS([$Input.A986]-[$Input.B9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987]-[$Input.B987]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ABS([$Input.A988]-[$Input.B988])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ABS([$Input.A989]-[$Input.B989])" office:value-type="float" office:value="154" calcext:value-type="float">
            <text:p>154</text:p>
          </table:table-cell>
          <table:table-cell/>
        </table:table-row>
        <table:table-row table:style-name="ro1">
          <table:table-cell table:formula="of:=ABS([$Input.A990]-[$Input.B990])" office:value-type="float" office:value="420" calcext:value-type="float">
            <text:p>420</text:p>
          </table:table-cell>
          <table:table-cell/>
        </table:table-row>
        <table:table-row table:style-name="ro1">
          <table:table-cell table:formula="of:=ABS([$Input.A991]-[$Input.B991])" office:value-type="float" office:value="741" calcext:value-type="float">
            <text:p>741</text:p>
          </table:table-cell>
          <table:table-cell/>
        </table:table-row>
        <table:table-row table:style-name="ro1">
          <table:table-cell table:formula="of:=ABS([$Input.A992]-[$Input.B992])" office:value-type="float" office:value="806" calcext:value-type="float">
            <text:p>806</text:p>
          </table:table-cell>
          <table:table-cell/>
        </table:table-row>
        <table:table-row table:style-name="ro1">
          <table:table-cell table:formula="of:=ABS([$Input.A993]-[$Input.B993])" office:value-type="float" office:value="918" calcext:value-type="float">
            <text:p>918</text:p>
          </table:table-cell>
          <table:table-cell/>
        </table:table-row>
        <table:table-row table:style-name="ro1">
          <table:table-cell table:formula="of:=ABS([$Input.A994]-[$Input.B994])" office:value-type="float" office:value="912" calcext:value-type="float">
            <text:p>912</text:p>
          </table:table-cell>
          <table:table-cell/>
        </table:table-row>
        <table:table-row table:style-name="ro1">
          <table:table-cell table:formula="of:=ABS([$Input.A995]-[$Input.B995])" office:value-type="float" office:value="449" calcext:value-type="float">
            <text:p>449</text:p>
          </table:table-cell>
          <table:table-cell/>
        </table:table-row>
        <table:table-row table:style-name="ro1">
          <table:table-cell table:formula="of:=ABS([$Input.A996]-[$Input.B996])" office:value-type="float" office:value="400" calcext:value-type="float">
            <text:p>400</text:p>
          </table:table-cell>
          <table:table-cell/>
        </table:table-row>
        <table:table-row table:style-name="ro1">
          <table:table-cell table:formula="of:=ABS([$Input.A997]-[$Input.B997])" office:value-type="float" office:value="341" calcext:value-type="float">
            <text:p>341</text:p>
          </table:table-cell>
          <table:table-cell/>
        </table:table-row>
        <table:table-row table:style-name="ro1">
          <table:table-cell table:formula="of:=ABS([$Input.A998]-[$Input.B998])" office:value-type="float" office:value="334" calcext:value-type="float">
            <text:p>334</text:p>
          </table:table-cell>
          <table:table-cell/>
        </table:table-row>
        <table:table-row table:style-name="ro1">
          <table:table-cell table:formula="of:=ABS([$Input.A999]-[$Input.B999])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ABS([$Input.A1000]-[$Input.B1000])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ABS([$Input.A1001]-[$Input.B10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2]-[$Input.B10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3]-[$Input.B10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4]-[$Input.B10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5]-[$Input.B10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6]-[$Input.B10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7]-[$Input.B10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8]-[$Input.B10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09]-[$Input.B10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0]-[$Input.B10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1]-[$Input.B10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2]-[$Input.B10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3]-[$Input.B10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4]-[$Input.B10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5]-[$Input.B10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6]-[$Input.B10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7]-[$Input.B10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8]-[$Input.B10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19]-[$Input.B10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0]-[$Input.B10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1]-[$Input.B10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2]-[$Input.B10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3]-[$Input.B10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4]-[$Input.B10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5]-[$Input.B10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6]-[$Input.B10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7]-[$Input.B10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8]-[$Input.B10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29]-[$Input.B10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0]-[$Input.B10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1]-[$Input.B10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2]-[$Input.B10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3]-[$Input.B10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4]-[$Input.B10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5]-[$Input.B10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6]-[$Input.B10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7]-[$Input.B10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8]-[$Input.B10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39]-[$Input.B10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0]-[$Input.B10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1]-[$Input.B10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2]-[$Input.B10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3]-[$Input.B10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4]-[$Input.B10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5]-[$Input.B10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6]-[$Input.B10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7]-[$Input.B10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8]-[$Input.B10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49]-[$Input.B10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0]-[$Input.B10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1]-[$Input.B10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2]-[$Input.B10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3]-[$Input.B10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4]-[$Input.B10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5]-[$Input.B10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6]-[$Input.B10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7]-[$Input.B10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8]-[$Input.B10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59]-[$Input.B10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0]-[$Input.B10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1]-[$Input.B10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2]-[$Input.B10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3]-[$Input.B10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4]-[$Input.B10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5]-[$Input.B10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6]-[$Input.B10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7]-[$Input.B10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8]-[$Input.B10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69]-[$Input.B10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0]-[$Input.B10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1]-[$Input.B10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2]-[$Input.B10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3]-[$Input.B10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4]-[$Input.B10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5]-[$Input.B10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6]-[$Input.B10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7]-[$Input.B10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8]-[$Input.B10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79]-[$Input.B10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0]-[$Input.B10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1]-[$Input.B10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2]-[$Input.B10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3]-[$Input.B10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4]-[$Input.B10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5]-[$Input.B10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6]-[$Input.B10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7]-[$Input.B10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8]-[$Input.B10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89]-[$Input.B10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0]-[$Input.B10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1]-[$Input.B10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2]-[$Input.B10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3]-[$Input.B10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4]-[$Input.B10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5]-[$Input.B10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6]-[$Input.B10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7]-[$Input.B10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8]-[$Input.B10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099]-[$Input.B10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0]-[$Input.B11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1]-[$Input.B11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2]-[$Input.B11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3]-[$Input.B11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4]-[$Input.B11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5]-[$Input.B11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6]-[$Input.B11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7]-[$Input.B11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8]-[$Input.B11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09]-[$Input.B11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0]-[$Input.B11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1]-[$Input.B11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2]-[$Input.B11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3]-[$Input.B11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4]-[$Input.B11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5]-[$Input.B11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6]-[$Input.B11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7]-[$Input.B11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8]-[$Input.B11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19]-[$Input.B11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0]-[$Input.B11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1]-[$Input.B11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2]-[$Input.B11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3]-[$Input.B11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4]-[$Input.B11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5]-[$Input.B11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6]-[$Input.B11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7]-[$Input.B11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8]-[$Input.B11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29]-[$Input.B11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0]-[$Input.B11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1]-[$Input.B11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2]-[$Input.B11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3]-[$Input.B11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4]-[$Input.B11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5]-[$Input.B11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6]-[$Input.B11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7]-[$Input.B11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8]-[$Input.B11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39]-[$Input.B11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0]-[$Input.B11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1]-[$Input.B11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2]-[$Input.B11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3]-[$Input.B11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4]-[$Input.B11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5]-[$Input.B11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6]-[$Input.B11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7]-[$Input.B11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8]-[$Input.B11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49]-[$Input.B11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0]-[$Input.B11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1]-[$Input.B11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2]-[$Input.B11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3]-[$Input.B11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4]-[$Input.B11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5]-[$Input.B11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6]-[$Input.B11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7]-[$Input.B11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8]-[$Input.B11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59]-[$Input.B11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0]-[$Input.B11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1]-[$Input.B11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2]-[$Input.B11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3]-[$Input.B11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4]-[$Input.B11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5]-[$Input.B11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6]-[$Input.B11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7]-[$Input.B11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8]-[$Input.B11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69]-[$Input.B11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0]-[$Input.B11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1]-[$Input.B11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2]-[$Input.B11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3]-[$Input.B11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4]-[$Input.B11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5]-[$Input.B11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6]-[$Input.B11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7]-[$Input.B11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8]-[$Input.B11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79]-[$Input.B11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0]-[$Input.B11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1]-[$Input.B11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2]-[$Input.B11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3]-[$Input.B11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4]-[$Input.B11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5]-[$Input.B11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6]-[$Input.B11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7]-[$Input.B11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8]-[$Input.B11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89]-[$Input.B11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0]-[$Input.B11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1]-[$Input.B11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2]-[$Input.B11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3]-[$Input.B11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4]-[$Input.B11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5]-[$Input.B11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6]-[$Input.B11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7]-[$Input.B11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8]-[$Input.B11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199]-[$Input.B11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0]-[$Input.B12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1]-[$Input.B12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2]-[$Input.B12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3]-[$Input.B12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4]-[$Input.B12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5]-[$Input.B12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6]-[$Input.B12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7]-[$Input.B12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8]-[$Input.B12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09]-[$Input.B12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0]-[$Input.B12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1]-[$Input.B12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2]-[$Input.B12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3]-[$Input.B12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4]-[$Input.B12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5]-[$Input.B12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6]-[$Input.B12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7]-[$Input.B12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8]-[$Input.B12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19]-[$Input.B12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0]-[$Input.B12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1]-[$Input.B12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2]-[$Input.B12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3]-[$Input.B12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4]-[$Input.B12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5]-[$Input.B12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6]-[$Input.B12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7]-[$Input.B12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8]-[$Input.B12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29]-[$Input.B12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0]-[$Input.B12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1]-[$Input.B12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2]-[$Input.B12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3]-[$Input.B12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4]-[$Input.B12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5]-[$Input.B12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6]-[$Input.B12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7]-[$Input.B12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8]-[$Input.B12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39]-[$Input.B12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0]-[$Input.B12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1]-[$Input.B12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2]-[$Input.B12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3]-[$Input.B12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4]-[$Input.B12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5]-[$Input.B12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6]-[$Input.B12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7]-[$Input.B12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8]-[$Input.B12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49]-[$Input.B12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0]-[$Input.B12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1]-[$Input.B12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2]-[$Input.B12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3]-[$Input.B12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4]-[$Input.B12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5]-[$Input.B12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6]-[$Input.B12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7]-[$Input.B12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8]-[$Input.B12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59]-[$Input.B12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0]-[$Input.B12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1]-[$Input.B12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2]-[$Input.B12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3]-[$Input.B12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4]-[$Input.B12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5]-[$Input.B12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6]-[$Input.B12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7]-[$Input.B12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8]-[$Input.B12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69]-[$Input.B12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0]-[$Input.B12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1]-[$Input.B12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2]-[$Input.B12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3]-[$Input.B12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4]-[$Input.B12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5]-[$Input.B12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6]-[$Input.B12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7]-[$Input.B12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8]-[$Input.B12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79]-[$Input.B12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0]-[$Input.B12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1]-[$Input.B12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2]-[$Input.B12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3]-[$Input.B12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4]-[$Input.B12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5]-[$Input.B12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6]-[$Input.B12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7]-[$Input.B12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8]-[$Input.B12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89]-[$Input.B12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0]-[$Input.B12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1]-[$Input.B12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2]-[$Input.B12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3]-[$Input.B12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4]-[$Input.B12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5]-[$Input.B12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6]-[$Input.B12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7]-[$Input.B12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8]-[$Input.B12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299]-[$Input.B12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0]-[$Input.B13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1]-[$Input.B13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2]-[$Input.B13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3]-[$Input.B13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4]-[$Input.B13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5]-[$Input.B13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6]-[$Input.B13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7]-[$Input.B13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8]-[$Input.B13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09]-[$Input.B13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0]-[$Input.B13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1]-[$Input.B13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2]-[$Input.B13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3]-[$Input.B13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4]-[$Input.B13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5]-[$Input.B13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6]-[$Input.B13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7]-[$Input.B13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8]-[$Input.B13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19]-[$Input.B13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0]-[$Input.B13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1]-[$Input.B13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2]-[$Input.B13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3]-[$Input.B13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4]-[$Input.B13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5]-[$Input.B13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6]-[$Input.B13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7]-[$Input.B13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8]-[$Input.B13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29]-[$Input.B13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0]-[$Input.B13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1]-[$Input.B13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2]-[$Input.B13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3]-[$Input.B13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4]-[$Input.B13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5]-[$Input.B13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6]-[$Input.B13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7]-[$Input.B13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8]-[$Input.B13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39]-[$Input.B13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0]-[$Input.B13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1]-[$Input.B13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2]-[$Input.B13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3]-[$Input.B13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4]-[$Input.B13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5]-[$Input.B13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6]-[$Input.B13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7]-[$Input.B13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8]-[$Input.B13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49]-[$Input.B13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0]-[$Input.B13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1]-[$Input.B13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2]-[$Input.B13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3]-[$Input.B13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4]-[$Input.B13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5]-[$Input.B13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6]-[$Input.B13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7]-[$Input.B13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8]-[$Input.B13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59]-[$Input.B13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0]-[$Input.B13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1]-[$Input.B13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2]-[$Input.B13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3]-[$Input.B13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4]-[$Input.B13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5]-[$Input.B13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6]-[$Input.B13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7]-[$Input.B13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8]-[$Input.B13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69]-[$Input.B13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0]-[$Input.B13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1]-[$Input.B13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2]-[$Input.B13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3]-[$Input.B13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4]-[$Input.B13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5]-[$Input.B13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6]-[$Input.B13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7]-[$Input.B13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8]-[$Input.B13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79]-[$Input.B13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0]-[$Input.B13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1]-[$Input.B13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2]-[$Input.B13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3]-[$Input.B13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4]-[$Input.B13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5]-[$Input.B13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6]-[$Input.B13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7]-[$Input.B13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8]-[$Input.B13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89]-[$Input.B13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0]-[$Input.B13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1]-[$Input.B13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2]-[$Input.B13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3]-[$Input.B13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4]-[$Input.B13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5]-[$Input.B13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6]-[$Input.B13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7]-[$Input.B13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8]-[$Input.B13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399]-[$Input.B13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0]-[$Input.B14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1]-[$Input.B14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2]-[$Input.B14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3]-[$Input.B14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4]-[$Input.B14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5]-[$Input.B14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6]-[$Input.B14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7]-[$Input.B14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8]-[$Input.B14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09]-[$Input.B14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0]-[$Input.B14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1]-[$Input.B14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2]-[$Input.B14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3]-[$Input.B14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4]-[$Input.B14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5]-[$Input.B14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6]-[$Input.B14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7]-[$Input.B14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8]-[$Input.B14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19]-[$Input.B14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0]-[$Input.B14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1]-[$Input.B14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2]-[$Input.B14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3]-[$Input.B14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4]-[$Input.B14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5]-[$Input.B14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6]-[$Input.B14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7]-[$Input.B14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8]-[$Input.B14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29]-[$Input.B14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0]-[$Input.B14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1]-[$Input.B14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2]-[$Input.B14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3]-[$Input.B14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4]-[$Input.B14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5]-[$Input.B14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6]-[$Input.B14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7]-[$Input.B14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8]-[$Input.B14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39]-[$Input.B14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0]-[$Input.B14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1]-[$Input.B14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2]-[$Input.B14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3]-[$Input.B14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4]-[$Input.B14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5]-[$Input.B14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6]-[$Input.B14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7]-[$Input.B14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8]-[$Input.B14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49]-[$Input.B14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0]-[$Input.B14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1]-[$Input.B14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2]-[$Input.B14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3]-[$Input.B14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4]-[$Input.B14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5]-[$Input.B14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6]-[$Input.B14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7]-[$Input.B14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8]-[$Input.B14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59]-[$Input.B14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0]-[$Input.B14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1]-[$Input.B14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2]-[$Input.B14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3]-[$Input.B14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4]-[$Input.B14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5]-[$Input.B14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6]-[$Input.B14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7]-[$Input.B14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8]-[$Input.B14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69]-[$Input.B14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0]-[$Input.B14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1]-[$Input.B14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2]-[$Input.B14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3]-[$Input.B14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4]-[$Input.B14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5]-[$Input.B14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6]-[$Input.B14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7]-[$Input.B14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8]-[$Input.B14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79]-[$Input.B14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0]-[$Input.B14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1]-[$Input.B14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2]-[$Input.B14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3]-[$Input.B14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4]-[$Input.B14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5]-[$Input.B14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6]-[$Input.B14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7]-[$Input.B14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8]-[$Input.B14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89]-[$Input.B14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0]-[$Input.B14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1]-[$Input.B14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2]-[$Input.B14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3]-[$Input.B14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4]-[$Input.B14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5]-[$Input.B14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6]-[$Input.B14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7]-[$Input.B14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8]-[$Input.B14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499]-[$Input.B14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0]-[$Input.B15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1]-[$Input.B15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2]-[$Input.B15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3]-[$Input.B15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4]-[$Input.B15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5]-[$Input.B15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6]-[$Input.B15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7]-[$Input.B15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8]-[$Input.B15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09]-[$Input.B15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0]-[$Input.B15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1]-[$Input.B15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2]-[$Input.B15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3]-[$Input.B15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4]-[$Input.B15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5]-[$Input.B15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6]-[$Input.B15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7]-[$Input.B15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8]-[$Input.B15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19]-[$Input.B15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0]-[$Input.B15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1]-[$Input.B15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2]-[$Input.B15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3]-[$Input.B15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4]-[$Input.B15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5]-[$Input.B15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6]-[$Input.B15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7]-[$Input.B15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8]-[$Input.B15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29]-[$Input.B15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0]-[$Input.B15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1]-[$Input.B15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2]-[$Input.B15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3]-[$Input.B15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4]-[$Input.B15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5]-[$Input.B15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6]-[$Input.B15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7]-[$Input.B15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8]-[$Input.B15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39]-[$Input.B15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0]-[$Input.B15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1]-[$Input.B15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2]-[$Input.B15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3]-[$Input.B15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4]-[$Input.B15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5]-[$Input.B15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6]-[$Input.B15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7]-[$Input.B15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8]-[$Input.B15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49]-[$Input.B15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0]-[$Input.B15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1]-[$Input.B15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2]-[$Input.B15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3]-[$Input.B15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4]-[$Input.B15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5]-[$Input.B15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6]-[$Input.B15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7]-[$Input.B15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8]-[$Input.B15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59]-[$Input.B15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0]-[$Input.B15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1]-[$Input.B15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2]-[$Input.B15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3]-[$Input.B15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4]-[$Input.B15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5]-[$Input.B15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6]-[$Input.B15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7]-[$Input.B15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8]-[$Input.B15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69]-[$Input.B15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0]-[$Input.B15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1]-[$Input.B15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2]-[$Input.B15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3]-[$Input.B15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4]-[$Input.B15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5]-[$Input.B15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6]-[$Input.B1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7]-[$Input.B15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8]-[$Input.B15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79]-[$Input.B15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0]-[$Input.B15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1]-[$Input.B15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2]-[$Input.B15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3]-[$Input.B15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4]-[$Input.B15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5]-[$Input.B15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6]-[$Input.B15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7]-[$Input.B15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8]-[$Input.B15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89]-[$Input.B15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0]-[$Input.B15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1]-[$Input.B15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2]-[$Input.B15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3]-[$Input.B15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4]-[$Input.B15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5]-[$Input.B15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6]-[$Input.B15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7]-[$Input.B15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8]-[$Input.B15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599]-[$Input.B15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0]-[$Input.B16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1]-[$Input.B16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2]-[$Input.B16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3]-[$Input.B16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4]-[$Input.B16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5]-[$Input.B16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6]-[$Input.B16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7]-[$Input.B16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8]-[$Input.B16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09]-[$Input.B16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0]-[$Input.B16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1]-[$Input.B16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2]-[$Input.B16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3]-[$Input.B16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4]-[$Input.B16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5]-[$Input.B16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6]-[$Input.B16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7]-[$Input.B16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8]-[$Input.B16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19]-[$Input.B16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0]-[$Input.B16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1]-[$Input.B16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2]-[$Input.B16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3]-[$Input.B16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4]-[$Input.B16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5]-[$Input.B16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6]-[$Input.B16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7]-[$Input.B16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8]-[$Input.B16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29]-[$Input.B16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0]-[$Input.B16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1]-[$Input.B16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2]-[$Input.B16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3]-[$Input.B16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4]-[$Input.B16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5]-[$Input.B16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6]-[$Input.B16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7]-[$Input.B16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8]-[$Input.B16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39]-[$Input.B16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0]-[$Input.B16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1]-[$Input.B16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2]-[$Input.B16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3]-[$Input.B16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4]-[$Input.B16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5]-[$Input.B16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6]-[$Input.B16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7]-[$Input.B16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8]-[$Input.B16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49]-[$Input.B16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0]-[$Input.B16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1]-[$Input.B16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2]-[$Input.B16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3]-[$Input.B16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4]-[$Input.B16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5]-[$Input.B16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6]-[$Input.B16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7]-[$Input.B16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8]-[$Input.B16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59]-[$Input.B16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0]-[$Input.B16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1]-[$Input.B16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2]-[$Input.B16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3]-[$Input.B16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4]-[$Input.B16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5]-[$Input.B16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6]-[$Input.B16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7]-[$Input.B16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8]-[$Input.B16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69]-[$Input.B16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0]-[$Input.B16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1]-[$Input.B16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2]-[$Input.B16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3]-[$Input.B16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4]-[$Input.B16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5]-[$Input.B16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6]-[$Input.B16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7]-[$Input.B16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8]-[$Input.B16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79]-[$Input.B16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0]-[$Input.B16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1]-[$Input.B16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2]-[$Input.B16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3]-[$Input.B16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4]-[$Input.B16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5]-[$Input.B16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6]-[$Input.B16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7]-[$Input.B16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8]-[$Input.B16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89]-[$Input.B16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0]-[$Input.B16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1]-[$Input.B16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2]-[$Input.B16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3]-[$Input.B16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4]-[$Input.B16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5]-[$Input.B16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6]-[$Input.B16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7]-[$Input.B16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8]-[$Input.B16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699]-[$Input.B16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0]-[$Input.B17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1]-[$Input.B17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2]-[$Input.B17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3]-[$Input.B17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4]-[$Input.B17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5]-[$Input.B17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6]-[$Input.B17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7]-[$Input.B17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8]-[$Input.B17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09]-[$Input.B17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0]-[$Input.B17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1]-[$Input.B17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2]-[$Input.B17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3]-[$Input.B17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4]-[$Input.B17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5]-[$Input.B17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6]-[$Input.B17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7]-[$Input.B17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8]-[$Input.B17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19]-[$Input.B17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0]-[$Input.B17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1]-[$Input.B17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2]-[$Input.B17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3]-[$Input.B17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4]-[$Input.B17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5]-[$Input.B17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6]-[$Input.B17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7]-[$Input.B17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8]-[$Input.B17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29]-[$Input.B17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0]-[$Input.B17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1]-[$Input.B17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2]-[$Input.B17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3]-[$Input.B17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4]-[$Input.B17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5]-[$Input.B17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6]-[$Input.B17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7]-[$Input.B17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8]-[$Input.B17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39]-[$Input.B17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0]-[$Input.B17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1]-[$Input.B17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2]-[$Input.B17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3]-[$Input.B17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4]-[$Input.B17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5]-[$Input.B17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6]-[$Input.B17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7]-[$Input.B17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8]-[$Input.B17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49]-[$Input.B17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0]-[$Input.B17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1]-[$Input.B17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2]-[$Input.B17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3]-[$Input.B17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4]-[$Input.B17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5]-[$Input.B17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6]-[$Input.B17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7]-[$Input.B17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8]-[$Input.B17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59]-[$Input.B17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0]-[$Input.B17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1]-[$Input.B17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2]-[$Input.B17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3]-[$Input.B17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4]-[$Input.B17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5]-[$Input.B17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6]-[$Input.B17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7]-[$Input.B17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8]-[$Input.B17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69]-[$Input.B17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0]-[$Input.B17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1]-[$Input.B17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2]-[$Input.B17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3]-[$Input.B17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4]-[$Input.B17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5]-[$Input.B17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6]-[$Input.B17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7]-[$Input.B17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8]-[$Input.B17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79]-[$Input.B17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0]-[$Input.B17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1]-[$Input.B17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2]-[$Input.B17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3]-[$Input.B17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4]-[$Input.B17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5]-[$Input.B17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6]-[$Input.B17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7]-[$Input.B17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8]-[$Input.B17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89]-[$Input.B17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0]-[$Input.B17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1]-[$Input.B17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2]-[$Input.B17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3]-[$Input.B17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4]-[$Input.B17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5]-[$Input.B17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6]-[$Input.B17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7]-[$Input.B17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8]-[$Input.B17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799]-[$Input.B17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0]-[$Input.B18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1]-[$Input.B18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2]-[$Input.B18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3]-[$Input.B18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4]-[$Input.B18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5]-[$Input.B18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6]-[$Input.B18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7]-[$Input.B18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8]-[$Input.B18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09]-[$Input.B18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0]-[$Input.B18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1]-[$Input.B18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2]-[$Input.B18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3]-[$Input.B18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4]-[$Input.B18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5]-[$Input.B18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6]-[$Input.B18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7]-[$Input.B18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8]-[$Input.B18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19]-[$Input.B18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0]-[$Input.B18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1]-[$Input.B18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2]-[$Input.B18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3]-[$Input.B18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4]-[$Input.B18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5]-[$Input.B18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6]-[$Input.B18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7]-[$Input.B18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8]-[$Input.B18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29]-[$Input.B18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0]-[$Input.B18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1]-[$Input.B18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2]-[$Input.B18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3]-[$Input.B18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4]-[$Input.B18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5]-[$Input.B18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6]-[$Input.B18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7]-[$Input.B18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8]-[$Input.B18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39]-[$Input.B18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0]-[$Input.B18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1]-[$Input.B18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2]-[$Input.B18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3]-[$Input.B18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4]-[$Input.B18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5]-[$Input.B18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6]-[$Input.B18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7]-[$Input.B18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8]-[$Input.B18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49]-[$Input.B18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0]-[$Input.B18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1]-[$Input.B18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2]-[$Input.B18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3]-[$Input.B18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4]-[$Input.B18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5]-[$Input.B18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6]-[$Input.B18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7]-[$Input.B18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8]-[$Input.B18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59]-[$Input.B18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0]-[$Input.B18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1]-[$Input.B18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2]-[$Input.B18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3]-[$Input.B18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4]-[$Input.B18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5]-[$Input.B18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6]-[$Input.B18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7]-[$Input.B18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8]-[$Input.B18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69]-[$Input.B18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0]-[$Input.B18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1]-[$Input.B18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2]-[$Input.B18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3]-[$Input.B18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4]-[$Input.B18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5]-[$Input.B18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6]-[$Input.B18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7]-[$Input.B18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8]-[$Input.B18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79]-[$Input.B18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0]-[$Input.B18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1]-[$Input.B18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2]-[$Input.B18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3]-[$Input.B18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4]-[$Input.B18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5]-[$Input.B18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6]-[$Input.B18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7]-[$Input.B18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8]-[$Input.B18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89]-[$Input.B18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0]-[$Input.B18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1]-[$Input.B18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2]-[$Input.B18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3]-[$Input.B18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4]-[$Input.B18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5]-[$Input.B18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6]-[$Input.B18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7]-[$Input.B18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8]-[$Input.B18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899]-[$Input.B18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0]-[$Input.B19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1]-[$Input.B19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2]-[$Input.B19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3]-[$Input.B19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4]-[$Input.B19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5]-[$Input.B19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6]-[$Input.B19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7]-[$Input.B19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8]-[$Input.B19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09]-[$Input.B19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0]-[$Input.B19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1]-[$Input.B19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2]-[$Input.B19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3]-[$Input.B19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4]-[$Input.B19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5]-[$Input.B19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6]-[$Input.B19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7]-[$Input.B19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8]-[$Input.B19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19]-[$Input.B19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0]-[$Input.B19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1]-[$Input.B19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2]-[$Input.B19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3]-[$Input.B19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4]-[$Input.B19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5]-[$Input.B19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6]-[$Input.B19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7]-[$Input.B19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8]-[$Input.B19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29]-[$Input.B19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0]-[$Input.B19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1]-[$Input.B19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2]-[$Input.B19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3]-[$Input.B19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4]-[$Input.B19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5]-[$Input.B19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6]-[$Input.B19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7]-[$Input.B19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8]-[$Input.B19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39]-[$Input.B19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0]-[$Input.B19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1]-[$Input.B19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2]-[$Input.B19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3]-[$Input.B19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4]-[$Input.B19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5]-[$Input.B19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6]-[$Input.B19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7]-[$Input.B19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8]-[$Input.B19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49]-[$Input.B19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0]-[$Input.B19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1]-[$Input.B19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2]-[$Input.B19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3]-[$Input.B19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4]-[$Input.B19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5]-[$Input.B19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6]-[$Input.B19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7]-[$Input.B19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8]-[$Input.B19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59]-[$Input.B19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0]-[$Input.B19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1]-[$Input.B19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2]-[$Input.B19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3]-[$Input.B19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4]-[$Input.B19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5]-[$Input.B19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6]-[$Input.B19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7]-[$Input.B19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8]-[$Input.B19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69]-[$Input.B19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0]-[$Input.B19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1]-[$Input.B19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2]-[$Input.B19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3]-[$Input.B19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4]-[$Input.B19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5]-[$Input.B19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6]-[$Input.B19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7]-[$Input.B19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8]-[$Input.B19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79]-[$Input.B19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0]-[$Input.B19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1]-[$Input.B19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2]-[$Input.B19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3]-[$Input.B19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4]-[$Input.B19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5]-[$Input.B19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6]-[$Input.B19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7]-[$Input.B19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8]-[$Input.B19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89]-[$Input.B19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0]-[$Input.B19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1]-[$Input.B19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2]-[$Input.B19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3]-[$Input.B19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4]-[$Input.B19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5]-[$Input.B19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6]-[$Input.B19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7]-[$Input.B19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8]-[$Input.B19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1999]-[$Input.B19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0]-[$Input.B20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1]-[$Input.B20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2]-[$Input.B20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3]-[$Input.B20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4]-[$Input.B20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5]-[$Input.B20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6]-[$Input.B20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7]-[$Input.B20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8]-[$Input.B20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09]-[$Input.B20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0]-[$Input.B20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1]-[$Input.B20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2]-[$Input.B20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3]-[$Input.B20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4]-[$Input.B20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5]-[$Input.B20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6]-[$Input.B20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7]-[$Input.B20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8]-[$Input.B20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19]-[$Input.B20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0]-[$Input.B20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1]-[$Input.B20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2]-[$Input.B20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3]-[$Input.B20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4]-[$Input.B20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5]-[$Input.B20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6]-[$Input.B20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7]-[$Input.B20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8]-[$Input.B20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29]-[$Input.B20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0]-[$Input.B20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1]-[$Input.B20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2]-[$Input.B20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3]-[$Input.B20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4]-[$Input.B20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5]-[$Input.B20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6]-[$Input.B20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7]-[$Input.B20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8]-[$Input.B20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39]-[$Input.B20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0]-[$Input.B20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1]-[$Input.B20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2]-[$Input.B20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3]-[$Input.B20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4]-[$Input.B20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5]-[$Input.B20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6]-[$Input.B20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7]-[$Input.B20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8]-[$Input.B20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49]-[$Input.B20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0]-[$Input.B20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1]-[$Input.B20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2]-[$Input.B20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3]-[$Input.B20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4]-[$Input.B20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5]-[$Input.B20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6]-[$Input.B20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7]-[$Input.B20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8]-[$Input.B20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59]-[$Input.B20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0]-[$Input.B20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1]-[$Input.B20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2]-[$Input.B20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3]-[$Input.B20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4]-[$Input.B20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5]-[$Input.B20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6]-[$Input.B20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7]-[$Input.B20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8]-[$Input.B20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69]-[$Input.B20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0]-[$Input.B20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1]-[$Input.B20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2]-[$Input.B20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3]-[$Input.B20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4]-[$Input.B20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5]-[$Input.B20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6]-[$Input.B20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7]-[$Input.B20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8]-[$Input.B20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79]-[$Input.B20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0]-[$Input.B20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1]-[$Input.B20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2]-[$Input.B20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3]-[$Input.B20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4]-[$Input.B20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5]-[$Input.B20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6]-[$Input.B20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7]-[$Input.B20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8]-[$Input.B20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89]-[$Input.B20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0]-[$Input.B20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1]-[$Input.B20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2]-[$Input.B20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3]-[$Input.B20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4]-[$Input.B20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5]-[$Input.B20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6]-[$Input.B20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7]-[$Input.B20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8]-[$Input.B20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099]-[$Input.B20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0]-[$Input.B21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1]-[$Input.B21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2]-[$Input.B21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3]-[$Input.B21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4]-[$Input.B21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5]-[$Input.B21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6]-[$Input.B21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7]-[$Input.B21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8]-[$Input.B21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09]-[$Input.B21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0]-[$Input.B21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1]-[$Input.B21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2]-[$Input.B21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3]-[$Input.B21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4]-[$Input.B21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5]-[$Input.B21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6]-[$Input.B21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7]-[$Input.B21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8]-[$Input.B21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19]-[$Input.B21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0]-[$Input.B21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1]-[$Input.B21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2]-[$Input.B21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3]-[$Input.B21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4]-[$Input.B21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5]-[$Input.B21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6]-[$Input.B21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7]-[$Input.B21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8]-[$Input.B21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29]-[$Input.B21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0]-[$Input.B21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1]-[$Input.B21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2]-[$Input.B21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3]-[$Input.B21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4]-[$Input.B21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5]-[$Input.B21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6]-[$Input.B21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7]-[$Input.B21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8]-[$Input.B21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39]-[$Input.B21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0]-[$Input.B21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1]-[$Input.B21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2]-[$Input.B21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3]-[$Input.B21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4]-[$Input.B21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5]-[$Input.B21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6]-[$Input.B21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7]-[$Input.B21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8]-[$Input.B21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49]-[$Input.B21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0]-[$Input.B21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1]-[$Input.B21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2]-[$Input.B21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3]-[$Input.B21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4]-[$Input.B21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5]-[$Input.B21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6]-[$Input.B21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7]-[$Input.B21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8]-[$Input.B21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59]-[$Input.B21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0]-[$Input.B21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1]-[$Input.B21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2]-[$Input.B21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3]-[$Input.B21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4]-[$Input.B21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5]-[$Input.B21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6]-[$Input.B21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7]-[$Input.B21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8]-[$Input.B21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69]-[$Input.B21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0]-[$Input.B21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1]-[$Input.B21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2]-[$Input.B21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3]-[$Input.B21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4]-[$Input.B21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5]-[$Input.B21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6]-[$Input.B21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7]-[$Input.B21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8]-[$Input.B21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79]-[$Input.B21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0]-[$Input.B21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1]-[$Input.B21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2]-[$Input.B21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3]-[$Input.B21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4]-[$Input.B21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5]-[$Input.B21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6]-[$Input.B21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7]-[$Input.B21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8]-[$Input.B21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89]-[$Input.B21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0]-[$Input.B21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1]-[$Input.B21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2]-[$Input.B21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3]-[$Input.B21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4]-[$Input.B21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5]-[$Input.B21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6]-[$Input.B21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7]-[$Input.B21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8]-[$Input.B21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199]-[$Input.B21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0]-[$Input.B22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1]-[$Input.B22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2]-[$Input.B22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3]-[$Input.B22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4]-[$Input.B22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5]-[$Input.B22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6]-[$Input.B22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7]-[$Input.B22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8]-[$Input.B22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09]-[$Input.B22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0]-[$Input.B22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1]-[$Input.B22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2]-[$Input.B22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3]-[$Input.B22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4]-[$Input.B22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5]-[$Input.B22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6]-[$Input.B22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7]-[$Input.B22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8]-[$Input.B22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19]-[$Input.B22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0]-[$Input.B22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1]-[$Input.B22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2]-[$Input.B22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3]-[$Input.B22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4]-[$Input.B22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5]-[$Input.B22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6]-[$Input.B22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7]-[$Input.B22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8]-[$Input.B22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29]-[$Input.B22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0]-[$Input.B22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1]-[$Input.B22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2]-[$Input.B22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3]-[$Input.B22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4]-[$Input.B22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5]-[$Input.B22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6]-[$Input.B22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7]-[$Input.B22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8]-[$Input.B22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39]-[$Input.B22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0]-[$Input.B22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1]-[$Input.B22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2]-[$Input.B22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3]-[$Input.B22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4]-[$Input.B22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5]-[$Input.B22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6]-[$Input.B22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7]-[$Input.B22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8]-[$Input.B22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49]-[$Input.B22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0]-[$Input.B22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1]-[$Input.B22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2]-[$Input.B22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3]-[$Input.B22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4]-[$Input.B22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5]-[$Input.B22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6]-[$Input.B22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7]-[$Input.B22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8]-[$Input.B22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59]-[$Input.B22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0]-[$Input.B22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1]-[$Input.B22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2]-[$Input.B22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3]-[$Input.B22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4]-[$Input.B22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5]-[$Input.B22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6]-[$Input.B22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7]-[$Input.B22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8]-[$Input.B22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69]-[$Input.B22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0]-[$Input.B22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1]-[$Input.B22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2]-[$Input.B22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3]-[$Input.B22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4]-[$Input.B22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5]-[$Input.B22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6]-[$Input.B22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7]-[$Input.B22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8]-[$Input.B22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79]-[$Input.B22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0]-[$Input.B22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1]-[$Input.B22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2]-[$Input.B22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3]-[$Input.B22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4]-[$Input.B22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5]-[$Input.B22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6]-[$Input.B22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7]-[$Input.B22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8]-[$Input.B22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89]-[$Input.B22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0]-[$Input.B22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1]-[$Input.B22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2]-[$Input.B22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3]-[$Input.B22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4]-[$Input.B22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5]-[$Input.B22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6]-[$Input.B22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7]-[$Input.B22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8]-[$Input.B22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299]-[$Input.B22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0]-[$Input.B23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1]-[$Input.B23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2]-[$Input.B23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3]-[$Input.B23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4]-[$Input.B23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5]-[$Input.B23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6]-[$Input.B23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7]-[$Input.B23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8]-[$Input.B23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09]-[$Input.B23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0]-[$Input.B23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1]-[$Input.B23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2]-[$Input.B23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3]-[$Input.B23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4]-[$Input.B23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5]-[$Input.B23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6]-[$Input.B23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7]-[$Input.B23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8]-[$Input.B23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19]-[$Input.B23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0]-[$Input.B23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1]-[$Input.B23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2]-[$Input.B23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3]-[$Input.B23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4]-[$Input.B23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5]-[$Input.B23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6]-[$Input.B23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7]-[$Input.B23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8]-[$Input.B23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29]-[$Input.B23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0]-[$Input.B23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1]-[$Input.B23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2]-[$Input.B23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3]-[$Input.B23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4]-[$Input.B23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5]-[$Input.B23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6]-[$Input.B23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7]-[$Input.B23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8]-[$Input.B23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39]-[$Input.B23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0]-[$Input.B23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1]-[$Input.B23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2]-[$Input.B23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3]-[$Input.B23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4]-[$Input.B23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5]-[$Input.B23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6]-[$Input.B23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7]-[$Input.B23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8]-[$Input.B23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49]-[$Input.B23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0]-[$Input.B23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1]-[$Input.B23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2]-[$Input.B23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3]-[$Input.B23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4]-[$Input.B23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5]-[$Input.B23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6]-[$Input.B23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7]-[$Input.B23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8]-[$Input.B23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59]-[$Input.B23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0]-[$Input.B23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1]-[$Input.B23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2]-[$Input.B23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3]-[$Input.B23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4]-[$Input.B23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5]-[$Input.B23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6]-[$Input.B23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7]-[$Input.B23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8]-[$Input.B23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69]-[$Input.B23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0]-[$Input.B23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1]-[$Input.B23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2]-[$Input.B23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3]-[$Input.B23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4]-[$Input.B23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5]-[$Input.B23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6]-[$Input.B23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7]-[$Input.B23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8]-[$Input.B23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79]-[$Input.B23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0]-[$Input.B23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1]-[$Input.B23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2]-[$Input.B23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3]-[$Input.B23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4]-[$Input.B23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5]-[$Input.B23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6]-[$Input.B23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7]-[$Input.B23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8]-[$Input.B23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89]-[$Input.B23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0]-[$Input.B23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1]-[$Input.B23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2]-[$Input.B23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3]-[$Input.B23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4]-[$Input.B23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5]-[$Input.B23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6]-[$Input.B23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7]-[$Input.B23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8]-[$Input.B23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399]-[$Input.B23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0]-[$Input.B24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1]-[$Input.B24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2]-[$Input.B24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3]-[$Input.B24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4]-[$Input.B24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5]-[$Input.B24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6]-[$Input.B24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7]-[$Input.B24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8]-[$Input.B24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09]-[$Input.B24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0]-[$Input.B24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1]-[$Input.B24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2]-[$Input.B24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3]-[$Input.B24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4]-[$Input.B24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5]-[$Input.B24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6]-[$Input.B24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7]-[$Input.B24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8]-[$Input.B24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19]-[$Input.B24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0]-[$Input.B24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1]-[$Input.B24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2]-[$Input.B24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3]-[$Input.B24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4]-[$Input.B24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5]-[$Input.B24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6]-[$Input.B24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7]-[$Input.B24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8]-[$Input.B24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29]-[$Input.B24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0]-[$Input.B24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1]-[$Input.B24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2]-[$Input.B24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3]-[$Input.B24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4]-[$Input.B24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5]-[$Input.B24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6]-[$Input.B24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7]-[$Input.B24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8]-[$Input.B24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39]-[$Input.B24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0]-[$Input.B24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1]-[$Input.B24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2]-[$Input.B24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3]-[$Input.B24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4]-[$Input.B24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5]-[$Input.B24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6]-[$Input.B24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7]-[$Input.B24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8]-[$Input.B24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49]-[$Input.B24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0]-[$Input.B24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1]-[$Input.B24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2]-[$Input.B24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3]-[$Input.B24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4]-[$Input.B24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5]-[$Input.B24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6]-[$Input.B24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7]-[$Input.B24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8]-[$Input.B24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59]-[$Input.B24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0]-[$Input.B24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1]-[$Input.B24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2]-[$Input.B24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3]-[$Input.B24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4]-[$Input.B24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5]-[$Input.B24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6]-[$Input.B24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7]-[$Input.B24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8]-[$Input.B24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69]-[$Input.B24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0]-[$Input.B24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1]-[$Input.B24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2]-[$Input.B24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3]-[$Input.B24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4]-[$Input.B24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5]-[$Input.B24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6]-[$Input.B24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7]-[$Input.B24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8]-[$Input.B24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79]-[$Input.B24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0]-[$Input.B24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1]-[$Input.B24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2]-[$Input.B24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3]-[$Input.B24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4]-[$Input.B24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5]-[$Input.B24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6]-[$Input.B24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7]-[$Input.B24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8]-[$Input.B24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89]-[$Input.B24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0]-[$Input.B24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1]-[$Input.B24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2]-[$Input.B24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3]-[$Input.B24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4]-[$Input.B24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5]-[$Input.B24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6]-[$Input.B24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7]-[$Input.B24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8]-[$Input.B24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499]-[$Input.B24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0]-[$Input.B25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1]-[$Input.B25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2]-[$Input.B25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3]-[$Input.B25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4]-[$Input.B25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5]-[$Input.B25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6]-[$Input.B25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7]-[$Input.B25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8]-[$Input.B25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09]-[$Input.B25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0]-[$Input.B25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1]-[$Input.B25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2]-[$Input.B25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3]-[$Input.B25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4]-[$Input.B25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5]-[$Input.B25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6]-[$Input.B25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7]-[$Input.B25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8]-[$Input.B25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19]-[$Input.B25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0]-[$Input.B25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1]-[$Input.B25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2]-[$Input.B25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3]-[$Input.B25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4]-[$Input.B25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5]-[$Input.B25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6]-[$Input.B25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7]-[$Input.B25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8]-[$Input.B25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29]-[$Input.B25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0]-[$Input.B25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1]-[$Input.B25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2]-[$Input.B25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3]-[$Input.B25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4]-[$Input.B25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5]-[$Input.B25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6]-[$Input.B25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7]-[$Input.B25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8]-[$Input.B25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39]-[$Input.B25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0]-[$Input.B25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1]-[$Input.B25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2]-[$Input.B25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3]-[$Input.B25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4]-[$Input.B25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5]-[$Input.B25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6]-[$Input.B25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7]-[$Input.B25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8]-[$Input.B25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49]-[$Input.B25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0]-[$Input.B25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1]-[$Input.B25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2]-[$Input.B25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3]-[$Input.B25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4]-[$Input.B25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5]-[$Input.B25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6]-[$Input.B25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7]-[$Input.B25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8]-[$Input.B25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59]-[$Input.B25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0]-[$Input.B25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1]-[$Input.B25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2]-[$Input.B25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3]-[$Input.B25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4]-[$Input.B25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5]-[$Input.B25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6]-[$Input.B25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7]-[$Input.B25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8]-[$Input.B25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69]-[$Input.B25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0]-[$Input.B25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1]-[$Input.B25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2]-[$Input.B25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3]-[$Input.B25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4]-[$Input.B25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5]-[$Input.B25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6]-[$Input.B2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7]-[$Input.B25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8]-[$Input.B25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79]-[$Input.B25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0]-[$Input.B25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1]-[$Input.B25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2]-[$Input.B25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3]-[$Input.B25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4]-[$Input.B25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5]-[$Input.B25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6]-[$Input.B25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7]-[$Input.B25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8]-[$Input.B25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89]-[$Input.B25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0]-[$Input.B25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1]-[$Input.B25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2]-[$Input.B25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3]-[$Input.B25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4]-[$Input.B25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5]-[$Input.B25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6]-[$Input.B25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7]-[$Input.B25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8]-[$Input.B25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599]-[$Input.B25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0]-[$Input.B26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1]-[$Input.B26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2]-[$Input.B26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3]-[$Input.B26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4]-[$Input.B26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5]-[$Input.B26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6]-[$Input.B26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7]-[$Input.B26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8]-[$Input.B26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09]-[$Input.B26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0]-[$Input.B26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1]-[$Input.B26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2]-[$Input.B26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3]-[$Input.B26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4]-[$Input.B26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5]-[$Input.B26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6]-[$Input.B26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7]-[$Input.B26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8]-[$Input.B26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19]-[$Input.B26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0]-[$Input.B26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1]-[$Input.B26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2]-[$Input.B26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3]-[$Input.B26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4]-[$Input.B26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5]-[$Input.B26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6]-[$Input.B26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7]-[$Input.B26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8]-[$Input.B26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29]-[$Input.B26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0]-[$Input.B26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1]-[$Input.B26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2]-[$Input.B26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3]-[$Input.B26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4]-[$Input.B26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5]-[$Input.B26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6]-[$Input.B26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7]-[$Input.B26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8]-[$Input.B26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39]-[$Input.B26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0]-[$Input.B26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1]-[$Input.B26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2]-[$Input.B26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3]-[$Input.B26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4]-[$Input.B26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5]-[$Input.B26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6]-[$Input.B26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7]-[$Input.B26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8]-[$Input.B26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49]-[$Input.B26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0]-[$Input.B26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1]-[$Input.B26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2]-[$Input.B26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3]-[$Input.B26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4]-[$Input.B26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5]-[$Input.B26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6]-[$Input.B26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7]-[$Input.B26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8]-[$Input.B26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59]-[$Input.B26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0]-[$Input.B26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1]-[$Input.B26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2]-[$Input.B26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3]-[$Input.B26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4]-[$Input.B26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5]-[$Input.B26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6]-[$Input.B26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7]-[$Input.B26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8]-[$Input.B26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69]-[$Input.B26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0]-[$Input.B26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1]-[$Input.B26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2]-[$Input.B26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3]-[$Input.B26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4]-[$Input.B26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5]-[$Input.B26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6]-[$Input.B26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7]-[$Input.B26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8]-[$Input.B26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79]-[$Input.B26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0]-[$Input.B26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1]-[$Input.B26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2]-[$Input.B26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3]-[$Input.B26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4]-[$Input.B26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5]-[$Input.B26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6]-[$Input.B26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7]-[$Input.B26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8]-[$Input.B26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89]-[$Input.B26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0]-[$Input.B26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1]-[$Input.B26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2]-[$Input.B26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3]-[$Input.B26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4]-[$Input.B26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5]-[$Input.B26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6]-[$Input.B26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7]-[$Input.B26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8]-[$Input.B26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699]-[$Input.B26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0]-[$Input.B27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1]-[$Input.B27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2]-[$Input.B27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3]-[$Input.B27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4]-[$Input.B27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5]-[$Input.B27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6]-[$Input.B27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7]-[$Input.B27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8]-[$Input.B27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09]-[$Input.B27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0]-[$Input.B27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1]-[$Input.B27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2]-[$Input.B27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3]-[$Input.B27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4]-[$Input.B27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5]-[$Input.B27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6]-[$Input.B27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7]-[$Input.B27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8]-[$Input.B27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19]-[$Input.B27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0]-[$Input.B27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1]-[$Input.B27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2]-[$Input.B27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3]-[$Input.B27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4]-[$Input.B27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5]-[$Input.B27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6]-[$Input.B27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7]-[$Input.B27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8]-[$Input.B27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29]-[$Input.B27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0]-[$Input.B27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1]-[$Input.B27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2]-[$Input.B27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3]-[$Input.B27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4]-[$Input.B27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5]-[$Input.B27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6]-[$Input.B27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7]-[$Input.B27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8]-[$Input.B27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39]-[$Input.B27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0]-[$Input.B27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1]-[$Input.B27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2]-[$Input.B27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3]-[$Input.B27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4]-[$Input.B27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5]-[$Input.B27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6]-[$Input.B27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7]-[$Input.B27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8]-[$Input.B27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49]-[$Input.B27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0]-[$Input.B27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1]-[$Input.B27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2]-[$Input.B27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3]-[$Input.B27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4]-[$Input.B27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5]-[$Input.B27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6]-[$Input.B27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7]-[$Input.B27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8]-[$Input.B27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59]-[$Input.B27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0]-[$Input.B27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1]-[$Input.B27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2]-[$Input.B27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3]-[$Input.B27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4]-[$Input.B27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5]-[$Input.B27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6]-[$Input.B27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7]-[$Input.B27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8]-[$Input.B27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69]-[$Input.B27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0]-[$Input.B27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1]-[$Input.B27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2]-[$Input.B27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3]-[$Input.B27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4]-[$Input.B27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5]-[$Input.B27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6]-[$Input.B27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7]-[$Input.B27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8]-[$Input.B27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79]-[$Input.B27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0]-[$Input.B27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1]-[$Input.B27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2]-[$Input.B27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3]-[$Input.B27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4]-[$Input.B27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5]-[$Input.B27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6]-[$Input.B27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7]-[$Input.B27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8]-[$Input.B27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89]-[$Input.B27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0]-[$Input.B27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1]-[$Input.B27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2]-[$Input.B27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3]-[$Input.B27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4]-[$Input.B27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5]-[$Input.B27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6]-[$Input.B27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7]-[$Input.B27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8]-[$Input.B27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799]-[$Input.B27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0]-[$Input.B28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1]-[$Input.B28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2]-[$Input.B28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3]-[$Input.B28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4]-[$Input.B28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5]-[$Input.B28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6]-[$Input.B28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7]-[$Input.B28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8]-[$Input.B28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09]-[$Input.B28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0]-[$Input.B28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1]-[$Input.B28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2]-[$Input.B28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3]-[$Input.B28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4]-[$Input.B28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5]-[$Input.B28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6]-[$Input.B28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7]-[$Input.B28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8]-[$Input.B28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19]-[$Input.B28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0]-[$Input.B28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1]-[$Input.B28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2]-[$Input.B28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3]-[$Input.B28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4]-[$Input.B28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5]-[$Input.B28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6]-[$Input.B28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7]-[$Input.B28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8]-[$Input.B28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29]-[$Input.B28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0]-[$Input.B28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1]-[$Input.B28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2]-[$Input.B28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3]-[$Input.B28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4]-[$Input.B28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5]-[$Input.B28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6]-[$Input.B28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7]-[$Input.B28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8]-[$Input.B28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39]-[$Input.B28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0]-[$Input.B28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1]-[$Input.B28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2]-[$Input.B28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3]-[$Input.B28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4]-[$Input.B28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5]-[$Input.B28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6]-[$Input.B28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7]-[$Input.B28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8]-[$Input.B28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49]-[$Input.B28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0]-[$Input.B28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1]-[$Input.B28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2]-[$Input.B28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3]-[$Input.B28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4]-[$Input.B28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5]-[$Input.B28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6]-[$Input.B28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7]-[$Input.B28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8]-[$Input.B28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59]-[$Input.B28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0]-[$Input.B28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1]-[$Input.B28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2]-[$Input.B28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3]-[$Input.B28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4]-[$Input.B28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5]-[$Input.B28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6]-[$Input.B28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7]-[$Input.B28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8]-[$Input.B28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69]-[$Input.B28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0]-[$Input.B28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1]-[$Input.B28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2]-[$Input.B28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3]-[$Input.B28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4]-[$Input.B28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5]-[$Input.B28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6]-[$Input.B28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7]-[$Input.B28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8]-[$Input.B28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79]-[$Input.B28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0]-[$Input.B28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1]-[$Input.B28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2]-[$Input.B28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3]-[$Input.B28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4]-[$Input.B28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5]-[$Input.B28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6]-[$Input.B28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7]-[$Input.B28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8]-[$Input.B28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89]-[$Input.B28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0]-[$Input.B28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1]-[$Input.B28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2]-[$Input.B28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3]-[$Input.B28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4]-[$Input.B28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5]-[$Input.B28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6]-[$Input.B28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7]-[$Input.B28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8]-[$Input.B28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899]-[$Input.B28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0]-[$Input.B29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1]-[$Input.B29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2]-[$Input.B29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3]-[$Input.B29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4]-[$Input.B29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5]-[$Input.B29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6]-[$Input.B29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7]-[$Input.B29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8]-[$Input.B29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09]-[$Input.B29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0]-[$Input.B29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1]-[$Input.B29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2]-[$Input.B29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3]-[$Input.B29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4]-[$Input.B29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5]-[$Input.B29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6]-[$Input.B29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7]-[$Input.B29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8]-[$Input.B29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19]-[$Input.B29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0]-[$Input.B29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1]-[$Input.B29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2]-[$Input.B29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3]-[$Input.B29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4]-[$Input.B29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5]-[$Input.B29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6]-[$Input.B29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7]-[$Input.B29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8]-[$Input.B29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29]-[$Input.B29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0]-[$Input.B29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1]-[$Input.B29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2]-[$Input.B29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3]-[$Input.B29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4]-[$Input.B29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5]-[$Input.B29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6]-[$Input.B29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7]-[$Input.B29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8]-[$Input.B29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39]-[$Input.B29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0]-[$Input.B29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1]-[$Input.B29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2]-[$Input.B29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3]-[$Input.B29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4]-[$Input.B29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5]-[$Input.B29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6]-[$Input.B29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7]-[$Input.B29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8]-[$Input.B29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49]-[$Input.B29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0]-[$Input.B29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1]-[$Input.B29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2]-[$Input.B29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3]-[$Input.B29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4]-[$Input.B29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5]-[$Input.B29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6]-[$Input.B29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7]-[$Input.B29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8]-[$Input.B29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59]-[$Input.B29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0]-[$Input.B29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1]-[$Input.B29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2]-[$Input.B29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3]-[$Input.B29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4]-[$Input.B29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5]-[$Input.B29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6]-[$Input.B29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7]-[$Input.B29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8]-[$Input.B29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69]-[$Input.B29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0]-[$Input.B29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1]-[$Input.B29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2]-[$Input.B29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3]-[$Input.B29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4]-[$Input.B29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5]-[$Input.B29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6]-[$Input.B29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7]-[$Input.B29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8]-[$Input.B29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79]-[$Input.B29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0]-[$Input.B29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1]-[$Input.B29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2]-[$Input.B29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3]-[$Input.B29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4]-[$Input.B29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5]-[$Input.B29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6]-[$Input.B29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7]-[$Input.B29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8]-[$Input.B29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89]-[$Input.B29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0]-[$Input.B29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1]-[$Input.B29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2]-[$Input.B29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3]-[$Input.B29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4]-[$Input.B29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5]-[$Input.B29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6]-[$Input.B29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7]-[$Input.B29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8]-[$Input.B29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2999]-[$Input.B29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0]-[$Input.B30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1]-[$Input.B30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2]-[$Input.B30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3]-[$Input.B30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4]-[$Input.B30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5]-[$Input.B30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6]-[$Input.B30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7]-[$Input.B30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8]-[$Input.B30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09]-[$Input.B30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0]-[$Input.B30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1]-[$Input.B30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2]-[$Input.B30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3]-[$Input.B30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4]-[$Input.B30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5]-[$Input.B30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6]-[$Input.B30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7]-[$Input.B30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8]-[$Input.B30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19]-[$Input.B30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0]-[$Input.B30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1]-[$Input.B30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2]-[$Input.B30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3]-[$Input.B30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4]-[$Input.B30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5]-[$Input.B30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6]-[$Input.B30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7]-[$Input.B30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8]-[$Input.B30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29]-[$Input.B30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0]-[$Input.B30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1]-[$Input.B30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2]-[$Input.B30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3]-[$Input.B30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4]-[$Input.B30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5]-[$Input.B30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6]-[$Input.B30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7]-[$Input.B30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8]-[$Input.B30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39]-[$Input.B30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0]-[$Input.B30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1]-[$Input.B30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2]-[$Input.B30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3]-[$Input.B30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4]-[$Input.B30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5]-[$Input.B30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6]-[$Input.B30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7]-[$Input.B30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8]-[$Input.B30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49]-[$Input.B30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0]-[$Input.B30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1]-[$Input.B30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2]-[$Input.B30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3]-[$Input.B30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4]-[$Input.B30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5]-[$Input.B30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6]-[$Input.B30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7]-[$Input.B30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8]-[$Input.B30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59]-[$Input.B30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0]-[$Input.B30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1]-[$Input.B30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2]-[$Input.B30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3]-[$Input.B30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4]-[$Input.B30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5]-[$Input.B30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6]-[$Input.B30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7]-[$Input.B30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8]-[$Input.B30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69]-[$Input.B30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0]-[$Input.B30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1]-[$Input.B30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2]-[$Input.B30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3]-[$Input.B30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4]-[$Input.B30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5]-[$Input.B30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6]-[$Input.B30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7]-[$Input.B30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8]-[$Input.B30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79]-[$Input.B30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0]-[$Input.B30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1]-[$Input.B30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2]-[$Input.B30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3]-[$Input.B30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4]-[$Input.B30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5]-[$Input.B30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6]-[$Input.B30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7]-[$Input.B30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8]-[$Input.B30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89]-[$Input.B30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0]-[$Input.B30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1]-[$Input.B30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2]-[$Input.B30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3]-[$Input.B30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4]-[$Input.B30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5]-[$Input.B30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6]-[$Input.B30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7]-[$Input.B30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8]-[$Input.B30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099]-[$Input.B30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0]-[$Input.B31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1]-[$Input.B31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2]-[$Input.B31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3]-[$Input.B31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4]-[$Input.B31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5]-[$Input.B31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6]-[$Input.B31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7]-[$Input.B31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8]-[$Input.B31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09]-[$Input.B31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0]-[$Input.B31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1]-[$Input.B31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2]-[$Input.B31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3]-[$Input.B31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4]-[$Input.B31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5]-[$Input.B31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6]-[$Input.B31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7]-[$Input.B31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8]-[$Input.B31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19]-[$Input.B31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0]-[$Input.B31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1]-[$Input.B31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2]-[$Input.B31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3]-[$Input.B31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4]-[$Input.B31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5]-[$Input.B31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6]-[$Input.B31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7]-[$Input.B31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8]-[$Input.B31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29]-[$Input.B31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0]-[$Input.B31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1]-[$Input.B31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2]-[$Input.B31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3]-[$Input.B31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4]-[$Input.B31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5]-[$Input.B31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6]-[$Input.B31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7]-[$Input.B31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8]-[$Input.B31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39]-[$Input.B31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0]-[$Input.B31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1]-[$Input.B31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2]-[$Input.B31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3]-[$Input.B31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4]-[$Input.B31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5]-[$Input.B31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6]-[$Input.B31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7]-[$Input.B31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8]-[$Input.B31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49]-[$Input.B31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0]-[$Input.B31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1]-[$Input.B31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2]-[$Input.B31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3]-[$Input.B31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4]-[$Input.B31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5]-[$Input.B31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6]-[$Input.B31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7]-[$Input.B31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8]-[$Input.B31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59]-[$Input.B31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0]-[$Input.B31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1]-[$Input.B31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2]-[$Input.B31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3]-[$Input.B31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4]-[$Input.B31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5]-[$Input.B31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6]-[$Input.B31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7]-[$Input.B31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8]-[$Input.B31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69]-[$Input.B31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0]-[$Input.B31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1]-[$Input.B31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2]-[$Input.B31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3]-[$Input.B31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4]-[$Input.B31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5]-[$Input.B31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6]-[$Input.B31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7]-[$Input.B31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8]-[$Input.B31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79]-[$Input.B31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0]-[$Input.B31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1]-[$Input.B31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2]-[$Input.B31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3]-[$Input.B31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4]-[$Input.B31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5]-[$Input.B31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6]-[$Input.B31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7]-[$Input.B31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8]-[$Input.B31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89]-[$Input.B31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0]-[$Input.B31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1]-[$Input.B31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2]-[$Input.B31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3]-[$Input.B31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4]-[$Input.B31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5]-[$Input.B31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6]-[$Input.B31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7]-[$Input.B31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8]-[$Input.B31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199]-[$Input.B31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0]-[$Input.B32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1]-[$Input.B32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2]-[$Input.B32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3]-[$Input.B32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4]-[$Input.B32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5]-[$Input.B32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6]-[$Input.B32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7]-[$Input.B32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8]-[$Input.B32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09]-[$Input.B32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0]-[$Input.B32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1]-[$Input.B32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2]-[$Input.B32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3]-[$Input.B32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4]-[$Input.B32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5]-[$Input.B32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6]-[$Input.B32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7]-[$Input.B32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8]-[$Input.B32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19]-[$Input.B32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0]-[$Input.B32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1]-[$Input.B32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2]-[$Input.B32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3]-[$Input.B32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4]-[$Input.B32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5]-[$Input.B32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6]-[$Input.B32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7]-[$Input.B32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8]-[$Input.B32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29]-[$Input.B32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0]-[$Input.B32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1]-[$Input.B32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2]-[$Input.B32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3]-[$Input.B32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4]-[$Input.B32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5]-[$Input.B32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6]-[$Input.B32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7]-[$Input.B32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8]-[$Input.B32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39]-[$Input.B32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0]-[$Input.B32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1]-[$Input.B32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2]-[$Input.B32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3]-[$Input.B32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4]-[$Input.B32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5]-[$Input.B32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6]-[$Input.B32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7]-[$Input.B32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8]-[$Input.B32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49]-[$Input.B32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0]-[$Input.B32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1]-[$Input.B32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2]-[$Input.B32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3]-[$Input.B32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4]-[$Input.B32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5]-[$Input.B32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6]-[$Input.B32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7]-[$Input.B32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8]-[$Input.B32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59]-[$Input.B32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0]-[$Input.B32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1]-[$Input.B32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2]-[$Input.B32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3]-[$Input.B32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4]-[$Input.B32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5]-[$Input.B32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6]-[$Input.B32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7]-[$Input.B32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8]-[$Input.B32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69]-[$Input.B32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0]-[$Input.B32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1]-[$Input.B32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2]-[$Input.B32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3]-[$Input.B32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4]-[$Input.B32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5]-[$Input.B32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6]-[$Input.B32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7]-[$Input.B32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8]-[$Input.B32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79]-[$Input.B32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0]-[$Input.B32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1]-[$Input.B32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2]-[$Input.B32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3]-[$Input.B32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4]-[$Input.B32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5]-[$Input.B32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6]-[$Input.B32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7]-[$Input.B32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8]-[$Input.B32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89]-[$Input.B32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0]-[$Input.B32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1]-[$Input.B32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2]-[$Input.B32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3]-[$Input.B32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4]-[$Input.B32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5]-[$Input.B32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6]-[$Input.B32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7]-[$Input.B32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8]-[$Input.B32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299]-[$Input.B32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0]-[$Input.B33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1]-[$Input.B33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2]-[$Input.B33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3]-[$Input.B33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4]-[$Input.B33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5]-[$Input.B33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6]-[$Input.B33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7]-[$Input.B33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8]-[$Input.B33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09]-[$Input.B33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0]-[$Input.B33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1]-[$Input.B33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2]-[$Input.B33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3]-[$Input.B33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4]-[$Input.B33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5]-[$Input.B33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6]-[$Input.B33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7]-[$Input.B33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8]-[$Input.B33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19]-[$Input.B33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0]-[$Input.B33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1]-[$Input.B33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2]-[$Input.B33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3]-[$Input.B33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4]-[$Input.B33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5]-[$Input.B33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6]-[$Input.B33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7]-[$Input.B33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8]-[$Input.B33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29]-[$Input.B33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0]-[$Input.B33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1]-[$Input.B33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2]-[$Input.B33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3]-[$Input.B33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4]-[$Input.B33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5]-[$Input.B33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6]-[$Input.B33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7]-[$Input.B33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8]-[$Input.B33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39]-[$Input.B33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0]-[$Input.B33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1]-[$Input.B33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2]-[$Input.B33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3]-[$Input.B33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4]-[$Input.B33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5]-[$Input.B33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6]-[$Input.B33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7]-[$Input.B33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8]-[$Input.B33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49]-[$Input.B33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0]-[$Input.B33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1]-[$Input.B33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2]-[$Input.B33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3]-[$Input.B33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4]-[$Input.B33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5]-[$Input.B33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6]-[$Input.B33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7]-[$Input.B33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8]-[$Input.B33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59]-[$Input.B33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0]-[$Input.B33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1]-[$Input.B33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2]-[$Input.B33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3]-[$Input.B33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4]-[$Input.B33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5]-[$Input.B33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6]-[$Input.B33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7]-[$Input.B33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8]-[$Input.B33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69]-[$Input.B33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0]-[$Input.B33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1]-[$Input.B33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2]-[$Input.B33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3]-[$Input.B33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4]-[$Input.B33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5]-[$Input.B33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6]-[$Input.B33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7]-[$Input.B33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8]-[$Input.B33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79]-[$Input.B33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0]-[$Input.B33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1]-[$Input.B33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2]-[$Input.B33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3]-[$Input.B33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4]-[$Input.B33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5]-[$Input.B33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6]-[$Input.B33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7]-[$Input.B33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8]-[$Input.B33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89]-[$Input.B33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0]-[$Input.B33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1]-[$Input.B33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2]-[$Input.B33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3]-[$Input.B33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4]-[$Input.B33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5]-[$Input.B33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6]-[$Input.B33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7]-[$Input.B33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8]-[$Input.B33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399]-[$Input.B33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0]-[$Input.B34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1]-[$Input.B34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2]-[$Input.B34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3]-[$Input.B34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4]-[$Input.B34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5]-[$Input.B34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6]-[$Input.B34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7]-[$Input.B34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8]-[$Input.B34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09]-[$Input.B34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0]-[$Input.B34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1]-[$Input.B34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2]-[$Input.B34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3]-[$Input.B34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4]-[$Input.B34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5]-[$Input.B34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6]-[$Input.B34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7]-[$Input.B34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8]-[$Input.B34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19]-[$Input.B34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0]-[$Input.B34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1]-[$Input.B34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2]-[$Input.B34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3]-[$Input.B34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4]-[$Input.B34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5]-[$Input.B34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6]-[$Input.B34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7]-[$Input.B34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8]-[$Input.B34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29]-[$Input.B34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0]-[$Input.B34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1]-[$Input.B34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2]-[$Input.B34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3]-[$Input.B34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4]-[$Input.B34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5]-[$Input.B34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6]-[$Input.B34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7]-[$Input.B34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8]-[$Input.B34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39]-[$Input.B34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0]-[$Input.B34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1]-[$Input.B34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2]-[$Input.B34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3]-[$Input.B34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4]-[$Input.B34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5]-[$Input.B34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6]-[$Input.B34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7]-[$Input.B34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8]-[$Input.B34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49]-[$Input.B34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0]-[$Input.B34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1]-[$Input.B34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2]-[$Input.B34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3]-[$Input.B34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4]-[$Input.B34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5]-[$Input.B34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6]-[$Input.B34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7]-[$Input.B34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8]-[$Input.B34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59]-[$Input.B34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0]-[$Input.B34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1]-[$Input.B34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2]-[$Input.B34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3]-[$Input.B34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4]-[$Input.B34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5]-[$Input.B34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6]-[$Input.B34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7]-[$Input.B34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8]-[$Input.B34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69]-[$Input.B34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0]-[$Input.B34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1]-[$Input.B34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2]-[$Input.B34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3]-[$Input.B34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4]-[$Input.B34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5]-[$Input.B34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6]-[$Input.B34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7]-[$Input.B34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8]-[$Input.B34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79]-[$Input.B34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0]-[$Input.B34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1]-[$Input.B34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2]-[$Input.B34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3]-[$Input.B34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4]-[$Input.B34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5]-[$Input.B34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6]-[$Input.B34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7]-[$Input.B34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8]-[$Input.B34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89]-[$Input.B34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0]-[$Input.B34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1]-[$Input.B34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2]-[$Input.B34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3]-[$Input.B34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4]-[$Input.B34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5]-[$Input.B34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6]-[$Input.B34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7]-[$Input.B34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8]-[$Input.B34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499]-[$Input.B34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0]-[$Input.B35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1]-[$Input.B35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2]-[$Input.B35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3]-[$Input.B35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4]-[$Input.B35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5]-[$Input.B35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6]-[$Input.B35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7]-[$Input.B35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8]-[$Input.B35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09]-[$Input.B35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0]-[$Input.B35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1]-[$Input.B35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2]-[$Input.B35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3]-[$Input.B35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4]-[$Input.B35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5]-[$Input.B35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6]-[$Input.B35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7]-[$Input.B35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8]-[$Input.B35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19]-[$Input.B35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0]-[$Input.B35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1]-[$Input.B35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2]-[$Input.B35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3]-[$Input.B35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4]-[$Input.B35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5]-[$Input.B35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6]-[$Input.B35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7]-[$Input.B35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8]-[$Input.B35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29]-[$Input.B35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0]-[$Input.B35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1]-[$Input.B35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2]-[$Input.B35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3]-[$Input.B35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4]-[$Input.B35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5]-[$Input.B35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6]-[$Input.B35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7]-[$Input.B35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8]-[$Input.B35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39]-[$Input.B35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0]-[$Input.B35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1]-[$Input.B35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2]-[$Input.B35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3]-[$Input.B35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4]-[$Input.B35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5]-[$Input.B35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6]-[$Input.B35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7]-[$Input.B35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8]-[$Input.B35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49]-[$Input.B35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0]-[$Input.B35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1]-[$Input.B35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2]-[$Input.B35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3]-[$Input.B35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4]-[$Input.B35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5]-[$Input.B35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6]-[$Input.B35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7]-[$Input.B35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8]-[$Input.B35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59]-[$Input.B35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0]-[$Input.B35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1]-[$Input.B35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2]-[$Input.B35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3]-[$Input.B35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4]-[$Input.B35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5]-[$Input.B35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6]-[$Input.B35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7]-[$Input.B35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8]-[$Input.B35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69]-[$Input.B35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0]-[$Input.B35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1]-[$Input.B35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2]-[$Input.B35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3]-[$Input.B35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4]-[$Input.B35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5]-[$Input.B35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6]-[$Input.B3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7]-[$Input.B35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8]-[$Input.B35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79]-[$Input.B35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0]-[$Input.B35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1]-[$Input.B35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2]-[$Input.B35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3]-[$Input.B35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4]-[$Input.B35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5]-[$Input.B35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6]-[$Input.B35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7]-[$Input.B35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8]-[$Input.B35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89]-[$Input.B35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0]-[$Input.B35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1]-[$Input.B35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2]-[$Input.B35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3]-[$Input.B35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4]-[$Input.B35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5]-[$Input.B35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6]-[$Input.B35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7]-[$Input.B35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8]-[$Input.B35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599]-[$Input.B35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0]-[$Input.B36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1]-[$Input.B36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2]-[$Input.B36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3]-[$Input.B36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4]-[$Input.B36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5]-[$Input.B36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6]-[$Input.B36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7]-[$Input.B36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8]-[$Input.B36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09]-[$Input.B36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0]-[$Input.B36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1]-[$Input.B36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2]-[$Input.B36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3]-[$Input.B36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4]-[$Input.B36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5]-[$Input.B36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6]-[$Input.B36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7]-[$Input.B36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8]-[$Input.B36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19]-[$Input.B36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0]-[$Input.B36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1]-[$Input.B36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2]-[$Input.B36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3]-[$Input.B36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4]-[$Input.B36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5]-[$Input.B36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6]-[$Input.B36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7]-[$Input.B36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8]-[$Input.B36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29]-[$Input.B36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0]-[$Input.B36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1]-[$Input.B36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2]-[$Input.B36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3]-[$Input.B36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4]-[$Input.B36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5]-[$Input.B36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6]-[$Input.B36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7]-[$Input.B36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8]-[$Input.B36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39]-[$Input.B36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0]-[$Input.B36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1]-[$Input.B36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2]-[$Input.B36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3]-[$Input.B36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4]-[$Input.B36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5]-[$Input.B36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6]-[$Input.B36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7]-[$Input.B36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8]-[$Input.B36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49]-[$Input.B36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0]-[$Input.B36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1]-[$Input.B36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2]-[$Input.B36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3]-[$Input.B36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4]-[$Input.B36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5]-[$Input.B36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6]-[$Input.B36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7]-[$Input.B36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8]-[$Input.B36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59]-[$Input.B36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0]-[$Input.B36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1]-[$Input.B36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2]-[$Input.B36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3]-[$Input.B36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4]-[$Input.B36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5]-[$Input.B36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6]-[$Input.B36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7]-[$Input.B36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8]-[$Input.B36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69]-[$Input.B36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0]-[$Input.B36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1]-[$Input.B36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2]-[$Input.B36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3]-[$Input.B36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4]-[$Input.B36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5]-[$Input.B36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6]-[$Input.B36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7]-[$Input.B36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8]-[$Input.B36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79]-[$Input.B36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0]-[$Input.B36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1]-[$Input.B36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2]-[$Input.B36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3]-[$Input.B36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4]-[$Input.B36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5]-[$Input.B36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6]-[$Input.B36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7]-[$Input.B36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8]-[$Input.B36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89]-[$Input.B36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0]-[$Input.B36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1]-[$Input.B36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2]-[$Input.B36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3]-[$Input.B36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4]-[$Input.B36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5]-[$Input.B36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6]-[$Input.B36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7]-[$Input.B36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8]-[$Input.B36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699]-[$Input.B36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0]-[$Input.B37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1]-[$Input.B37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2]-[$Input.B37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3]-[$Input.B37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4]-[$Input.B37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5]-[$Input.B37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6]-[$Input.B37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7]-[$Input.B37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8]-[$Input.B37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09]-[$Input.B37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0]-[$Input.B37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1]-[$Input.B37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2]-[$Input.B37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3]-[$Input.B37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4]-[$Input.B37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5]-[$Input.B37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6]-[$Input.B37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7]-[$Input.B37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8]-[$Input.B37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19]-[$Input.B37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0]-[$Input.B37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1]-[$Input.B37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2]-[$Input.B37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3]-[$Input.B37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4]-[$Input.B37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5]-[$Input.B37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6]-[$Input.B37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7]-[$Input.B37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8]-[$Input.B37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29]-[$Input.B37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0]-[$Input.B37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1]-[$Input.B37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2]-[$Input.B37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3]-[$Input.B37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4]-[$Input.B37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5]-[$Input.B37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6]-[$Input.B37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7]-[$Input.B37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8]-[$Input.B37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39]-[$Input.B37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0]-[$Input.B37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1]-[$Input.B37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2]-[$Input.B37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3]-[$Input.B37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4]-[$Input.B37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5]-[$Input.B37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6]-[$Input.B37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7]-[$Input.B37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8]-[$Input.B37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49]-[$Input.B37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0]-[$Input.B37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1]-[$Input.B37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2]-[$Input.B37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3]-[$Input.B37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4]-[$Input.B37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5]-[$Input.B37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6]-[$Input.B37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7]-[$Input.B37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8]-[$Input.B37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59]-[$Input.B37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0]-[$Input.B37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1]-[$Input.B37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2]-[$Input.B37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3]-[$Input.B37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4]-[$Input.B37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5]-[$Input.B37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6]-[$Input.B37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7]-[$Input.B37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8]-[$Input.B37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69]-[$Input.B37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0]-[$Input.B37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1]-[$Input.B37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2]-[$Input.B37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3]-[$Input.B37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4]-[$Input.B37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5]-[$Input.B37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6]-[$Input.B37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7]-[$Input.B37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8]-[$Input.B37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79]-[$Input.B37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0]-[$Input.B37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1]-[$Input.B37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2]-[$Input.B37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3]-[$Input.B37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4]-[$Input.B37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5]-[$Input.B37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6]-[$Input.B37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7]-[$Input.B37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8]-[$Input.B37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89]-[$Input.B37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0]-[$Input.B37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1]-[$Input.B37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2]-[$Input.B37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3]-[$Input.B37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4]-[$Input.B37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5]-[$Input.B37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6]-[$Input.B37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7]-[$Input.B37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8]-[$Input.B37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799]-[$Input.B37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0]-[$Input.B38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1]-[$Input.B38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2]-[$Input.B38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3]-[$Input.B38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4]-[$Input.B38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5]-[$Input.B38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6]-[$Input.B38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7]-[$Input.B38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8]-[$Input.B38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09]-[$Input.B38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0]-[$Input.B38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1]-[$Input.B38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2]-[$Input.B38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3]-[$Input.B38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4]-[$Input.B38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5]-[$Input.B38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6]-[$Input.B38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7]-[$Input.B38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8]-[$Input.B38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19]-[$Input.B38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0]-[$Input.B38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1]-[$Input.B38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2]-[$Input.B38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3]-[$Input.B38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4]-[$Input.B38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5]-[$Input.B38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6]-[$Input.B38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7]-[$Input.B38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8]-[$Input.B38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29]-[$Input.B38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0]-[$Input.B38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1]-[$Input.B38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2]-[$Input.B38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3]-[$Input.B38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4]-[$Input.B38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5]-[$Input.B38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6]-[$Input.B38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7]-[$Input.B38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8]-[$Input.B38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39]-[$Input.B38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0]-[$Input.B38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1]-[$Input.B38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2]-[$Input.B38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3]-[$Input.B38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4]-[$Input.B38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5]-[$Input.B38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6]-[$Input.B38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7]-[$Input.B38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8]-[$Input.B38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49]-[$Input.B38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0]-[$Input.B38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1]-[$Input.B38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2]-[$Input.B38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3]-[$Input.B38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4]-[$Input.B38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5]-[$Input.B38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6]-[$Input.B38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7]-[$Input.B38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8]-[$Input.B38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59]-[$Input.B38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0]-[$Input.B38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1]-[$Input.B38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2]-[$Input.B38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3]-[$Input.B38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4]-[$Input.B38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5]-[$Input.B38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6]-[$Input.B38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7]-[$Input.B38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8]-[$Input.B38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69]-[$Input.B38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0]-[$Input.B38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1]-[$Input.B38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2]-[$Input.B38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3]-[$Input.B38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4]-[$Input.B38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5]-[$Input.B38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6]-[$Input.B38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7]-[$Input.B38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8]-[$Input.B38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79]-[$Input.B38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0]-[$Input.B38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1]-[$Input.B38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2]-[$Input.B38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3]-[$Input.B38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4]-[$Input.B38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5]-[$Input.B38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6]-[$Input.B38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7]-[$Input.B38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8]-[$Input.B38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89]-[$Input.B38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0]-[$Input.B38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1]-[$Input.B38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2]-[$Input.B38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3]-[$Input.B38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4]-[$Input.B38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5]-[$Input.B38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6]-[$Input.B38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7]-[$Input.B38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8]-[$Input.B38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899]-[$Input.B38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0]-[$Input.B39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1]-[$Input.B39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2]-[$Input.B39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3]-[$Input.B39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4]-[$Input.B39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5]-[$Input.B39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6]-[$Input.B39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7]-[$Input.B39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8]-[$Input.B39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09]-[$Input.B39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0]-[$Input.B39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1]-[$Input.B39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2]-[$Input.B39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3]-[$Input.B39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4]-[$Input.B39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5]-[$Input.B39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6]-[$Input.B39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7]-[$Input.B39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8]-[$Input.B39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19]-[$Input.B39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0]-[$Input.B39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1]-[$Input.B39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2]-[$Input.B39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3]-[$Input.B39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4]-[$Input.B39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5]-[$Input.B39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6]-[$Input.B39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7]-[$Input.B39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8]-[$Input.B39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29]-[$Input.B39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0]-[$Input.B39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1]-[$Input.B39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2]-[$Input.B39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3]-[$Input.B39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4]-[$Input.B39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5]-[$Input.B39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6]-[$Input.B39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7]-[$Input.B39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8]-[$Input.B39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39]-[$Input.B39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0]-[$Input.B39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1]-[$Input.B39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2]-[$Input.B39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3]-[$Input.B39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4]-[$Input.B39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5]-[$Input.B39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6]-[$Input.B39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7]-[$Input.B39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8]-[$Input.B39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49]-[$Input.B39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0]-[$Input.B39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1]-[$Input.B39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2]-[$Input.B39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3]-[$Input.B39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4]-[$Input.B39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5]-[$Input.B39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6]-[$Input.B39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7]-[$Input.B39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8]-[$Input.B39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59]-[$Input.B39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0]-[$Input.B39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1]-[$Input.B39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2]-[$Input.B39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3]-[$Input.B39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4]-[$Input.B39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5]-[$Input.B39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6]-[$Input.B39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7]-[$Input.B39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8]-[$Input.B39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69]-[$Input.B39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0]-[$Input.B39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1]-[$Input.B39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2]-[$Input.B39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3]-[$Input.B39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4]-[$Input.B39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5]-[$Input.B39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6]-[$Input.B39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7]-[$Input.B39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8]-[$Input.B39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79]-[$Input.B39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0]-[$Input.B39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1]-[$Input.B39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2]-[$Input.B39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3]-[$Input.B39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4]-[$Input.B39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5]-[$Input.B39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6]-[$Input.B39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7]-[$Input.B39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8]-[$Input.B39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89]-[$Input.B39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0]-[$Input.B39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1]-[$Input.B39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2]-[$Input.B39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3]-[$Input.B39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4]-[$Input.B39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5]-[$Input.B39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6]-[$Input.B39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7]-[$Input.B39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8]-[$Input.B39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3999]-[$Input.B39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0]-[$Input.B40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1]-[$Input.B40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2]-[$Input.B40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3]-[$Input.B40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4]-[$Input.B40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5]-[$Input.B40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6]-[$Input.B40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7]-[$Input.B40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8]-[$Input.B40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09]-[$Input.B40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0]-[$Input.B40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1]-[$Input.B40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2]-[$Input.B40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3]-[$Input.B40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4]-[$Input.B40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5]-[$Input.B40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6]-[$Input.B40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7]-[$Input.B40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8]-[$Input.B40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19]-[$Input.B40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0]-[$Input.B40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1]-[$Input.B40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2]-[$Input.B40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3]-[$Input.B40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4]-[$Input.B40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5]-[$Input.B40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6]-[$Input.B40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7]-[$Input.B40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8]-[$Input.B40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29]-[$Input.B40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0]-[$Input.B40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1]-[$Input.B40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2]-[$Input.B40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3]-[$Input.B40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4]-[$Input.B40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5]-[$Input.B40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6]-[$Input.B40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7]-[$Input.B40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8]-[$Input.B40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39]-[$Input.B40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0]-[$Input.B40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1]-[$Input.B40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2]-[$Input.B40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3]-[$Input.B40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4]-[$Input.B40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5]-[$Input.B40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6]-[$Input.B40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7]-[$Input.B40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8]-[$Input.B40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49]-[$Input.B40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0]-[$Input.B40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1]-[$Input.B40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2]-[$Input.B40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3]-[$Input.B40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4]-[$Input.B40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5]-[$Input.B40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6]-[$Input.B40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7]-[$Input.B40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8]-[$Input.B40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59]-[$Input.B40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0]-[$Input.B40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1]-[$Input.B40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2]-[$Input.B40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3]-[$Input.B40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4]-[$Input.B40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5]-[$Input.B40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6]-[$Input.B40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7]-[$Input.B40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8]-[$Input.B40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69]-[$Input.B40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0]-[$Input.B40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1]-[$Input.B40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2]-[$Input.B40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3]-[$Input.B40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4]-[$Input.B40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5]-[$Input.B40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6]-[$Input.B40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7]-[$Input.B40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8]-[$Input.B40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79]-[$Input.B40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0]-[$Input.B40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1]-[$Input.B40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2]-[$Input.B40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3]-[$Input.B40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4]-[$Input.B40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5]-[$Input.B40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6]-[$Input.B40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7]-[$Input.B40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8]-[$Input.B40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89]-[$Input.B40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0]-[$Input.B40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1]-[$Input.B40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2]-[$Input.B40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3]-[$Input.B40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4]-[$Input.B40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5]-[$Input.B40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6]-[$Input.B40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7]-[$Input.B40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8]-[$Input.B40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099]-[$Input.B40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0]-[$Input.B41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1]-[$Input.B41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2]-[$Input.B41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3]-[$Input.B41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4]-[$Input.B41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5]-[$Input.B41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6]-[$Input.B41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7]-[$Input.B41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8]-[$Input.B41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09]-[$Input.B41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0]-[$Input.B41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1]-[$Input.B41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2]-[$Input.B41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3]-[$Input.B41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4]-[$Input.B41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5]-[$Input.B41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6]-[$Input.B41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7]-[$Input.B41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8]-[$Input.B41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19]-[$Input.B41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0]-[$Input.B41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1]-[$Input.B41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2]-[$Input.B41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3]-[$Input.B41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4]-[$Input.B41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5]-[$Input.B41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6]-[$Input.B41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7]-[$Input.B41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8]-[$Input.B41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29]-[$Input.B41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0]-[$Input.B41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1]-[$Input.B41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2]-[$Input.B41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3]-[$Input.B41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4]-[$Input.B41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5]-[$Input.B41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6]-[$Input.B41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7]-[$Input.B41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8]-[$Input.B41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39]-[$Input.B41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0]-[$Input.B41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1]-[$Input.B41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2]-[$Input.B41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3]-[$Input.B41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4]-[$Input.B41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5]-[$Input.B41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6]-[$Input.B41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7]-[$Input.B41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8]-[$Input.B41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49]-[$Input.B41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0]-[$Input.B41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1]-[$Input.B41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2]-[$Input.B41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3]-[$Input.B41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4]-[$Input.B41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5]-[$Input.B41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6]-[$Input.B41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7]-[$Input.B41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8]-[$Input.B41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59]-[$Input.B41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0]-[$Input.B41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1]-[$Input.B41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2]-[$Input.B41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3]-[$Input.B41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4]-[$Input.B41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5]-[$Input.B41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6]-[$Input.B41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7]-[$Input.B41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8]-[$Input.B41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69]-[$Input.B41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0]-[$Input.B41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1]-[$Input.B41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2]-[$Input.B41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3]-[$Input.B41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4]-[$Input.B41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5]-[$Input.B41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6]-[$Input.B41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7]-[$Input.B41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8]-[$Input.B41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79]-[$Input.B41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0]-[$Input.B41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1]-[$Input.B41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2]-[$Input.B41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3]-[$Input.B41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4]-[$Input.B41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5]-[$Input.B41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6]-[$Input.B41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7]-[$Input.B41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8]-[$Input.B41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89]-[$Input.B41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0]-[$Input.B41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1]-[$Input.B41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2]-[$Input.B41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3]-[$Input.B41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4]-[$Input.B41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5]-[$Input.B41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6]-[$Input.B41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7]-[$Input.B41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8]-[$Input.B41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199]-[$Input.B41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0]-[$Input.B42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1]-[$Input.B42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2]-[$Input.B42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3]-[$Input.B42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4]-[$Input.B42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5]-[$Input.B42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6]-[$Input.B42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7]-[$Input.B42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8]-[$Input.B42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09]-[$Input.B42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0]-[$Input.B42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1]-[$Input.B42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2]-[$Input.B42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3]-[$Input.B42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4]-[$Input.B42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5]-[$Input.B42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6]-[$Input.B42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7]-[$Input.B42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8]-[$Input.B42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19]-[$Input.B42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0]-[$Input.B42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1]-[$Input.B42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2]-[$Input.B42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3]-[$Input.B42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4]-[$Input.B42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5]-[$Input.B42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6]-[$Input.B42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7]-[$Input.B42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8]-[$Input.B42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29]-[$Input.B42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0]-[$Input.B42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1]-[$Input.B42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2]-[$Input.B42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3]-[$Input.B42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4]-[$Input.B42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5]-[$Input.B42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6]-[$Input.B42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7]-[$Input.B42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8]-[$Input.B42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39]-[$Input.B42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0]-[$Input.B42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1]-[$Input.B42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2]-[$Input.B42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3]-[$Input.B42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4]-[$Input.B42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5]-[$Input.B42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6]-[$Input.B42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7]-[$Input.B42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8]-[$Input.B42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49]-[$Input.B42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0]-[$Input.B42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1]-[$Input.B42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2]-[$Input.B42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3]-[$Input.B42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4]-[$Input.B42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5]-[$Input.B42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6]-[$Input.B42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7]-[$Input.B42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8]-[$Input.B42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59]-[$Input.B42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0]-[$Input.B42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1]-[$Input.B42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2]-[$Input.B42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3]-[$Input.B42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4]-[$Input.B42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5]-[$Input.B42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6]-[$Input.B42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7]-[$Input.B42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8]-[$Input.B42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69]-[$Input.B42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0]-[$Input.B42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1]-[$Input.B42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2]-[$Input.B42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3]-[$Input.B42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4]-[$Input.B42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5]-[$Input.B42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6]-[$Input.B42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7]-[$Input.B42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8]-[$Input.B42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79]-[$Input.B42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0]-[$Input.B42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1]-[$Input.B42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2]-[$Input.B42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3]-[$Input.B42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4]-[$Input.B42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5]-[$Input.B42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6]-[$Input.B42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7]-[$Input.B42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8]-[$Input.B42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89]-[$Input.B42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0]-[$Input.B42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1]-[$Input.B42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2]-[$Input.B42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3]-[$Input.B42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4]-[$Input.B42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5]-[$Input.B42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6]-[$Input.B42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7]-[$Input.B42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8]-[$Input.B42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299]-[$Input.B42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0]-[$Input.B43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1]-[$Input.B43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2]-[$Input.B43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3]-[$Input.B43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4]-[$Input.B43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5]-[$Input.B43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6]-[$Input.B43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7]-[$Input.B43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8]-[$Input.B43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09]-[$Input.B43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0]-[$Input.B43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1]-[$Input.B43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2]-[$Input.B43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3]-[$Input.B43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4]-[$Input.B43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5]-[$Input.B43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6]-[$Input.B43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7]-[$Input.B43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8]-[$Input.B43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19]-[$Input.B43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0]-[$Input.B43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1]-[$Input.B43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2]-[$Input.B43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3]-[$Input.B43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4]-[$Input.B43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5]-[$Input.B43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6]-[$Input.B43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7]-[$Input.B43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8]-[$Input.B43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29]-[$Input.B43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0]-[$Input.B43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1]-[$Input.B43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2]-[$Input.B43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3]-[$Input.B43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4]-[$Input.B43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5]-[$Input.B43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6]-[$Input.B43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7]-[$Input.B43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8]-[$Input.B43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39]-[$Input.B43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0]-[$Input.B43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1]-[$Input.B43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2]-[$Input.B43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3]-[$Input.B43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4]-[$Input.B43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5]-[$Input.B43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6]-[$Input.B43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7]-[$Input.B43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8]-[$Input.B43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49]-[$Input.B43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0]-[$Input.B43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1]-[$Input.B43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2]-[$Input.B43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3]-[$Input.B43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4]-[$Input.B43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5]-[$Input.B43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6]-[$Input.B43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7]-[$Input.B43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8]-[$Input.B43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59]-[$Input.B43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0]-[$Input.B43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1]-[$Input.B43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2]-[$Input.B43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3]-[$Input.B43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4]-[$Input.B43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5]-[$Input.B43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6]-[$Input.B43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7]-[$Input.B43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8]-[$Input.B43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69]-[$Input.B43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0]-[$Input.B43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1]-[$Input.B43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2]-[$Input.B43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3]-[$Input.B43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4]-[$Input.B43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5]-[$Input.B43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6]-[$Input.B43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7]-[$Input.B43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8]-[$Input.B43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79]-[$Input.B43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0]-[$Input.B43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1]-[$Input.B43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2]-[$Input.B43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3]-[$Input.B43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4]-[$Input.B43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5]-[$Input.B43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6]-[$Input.B43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7]-[$Input.B43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8]-[$Input.B43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89]-[$Input.B43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0]-[$Input.B43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1]-[$Input.B43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2]-[$Input.B43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3]-[$Input.B43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4]-[$Input.B43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5]-[$Input.B43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6]-[$Input.B43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7]-[$Input.B43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8]-[$Input.B43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399]-[$Input.B43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0]-[$Input.B44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1]-[$Input.B44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2]-[$Input.B44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3]-[$Input.B44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4]-[$Input.B44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5]-[$Input.B44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6]-[$Input.B44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7]-[$Input.B44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8]-[$Input.B44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09]-[$Input.B44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0]-[$Input.B44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1]-[$Input.B44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2]-[$Input.B44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3]-[$Input.B44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4]-[$Input.B44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5]-[$Input.B44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6]-[$Input.B44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7]-[$Input.B44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8]-[$Input.B44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19]-[$Input.B44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0]-[$Input.B44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1]-[$Input.B44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2]-[$Input.B44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3]-[$Input.B44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4]-[$Input.B44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5]-[$Input.B44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6]-[$Input.B44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7]-[$Input.B44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8]-[$Input.B44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29]-[$Input.B44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0]-[$Input.B44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1]-[$Input.B44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2]-[$Input.B44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3]-[$Input.B44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4]-[$Input.B44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5]-[$Input.B44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6]-[$Input.B44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7]-[$Input.B44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8]-[$Input.B44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39]-[$Input.B44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0]-[$Input.B44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1]-[$Input.B44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2]-[$Input.B44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3]-[$Input.B44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4]-[$Input.B44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5]-[$Input.B44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6]-[$Input.B44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7]-[$Input.B44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8]-[$Input.B44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49]-[$Input.B44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0]-[$Input.B44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1]-[$Input.B44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2]-[$Input.B44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3]-[$Input.B44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4]-[$Input.B44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5]-[$Input.B44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6]-[$Input.B44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7]-[$Input.B44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8]-[$Input.B44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59]-[$Input.B44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0]-[$Input.B44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1]-[$Input.B44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2]-[$Input.B44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3]-[$Input.B44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4]-[$Input.B44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5]-[$Input.B44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6]-[$Input.B44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7]-[$Input.B44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8]-[$Input.B44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69]-[$Input.B44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0]-[$Input.B44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1]-[$Input.B44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2]-[$Input.B44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3]-[$Input.B44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4]-[$Input.B44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5]-[$Input.B44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6]-[$Input.B44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7]-[$Input.B44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8]-[$Input.B44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79]-[$Input.B44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0]-[$Input.B44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1]-[$Input.B44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2]-[$Input.B44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3]-[$Input.B44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4]-[$Input.B44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5]-[$Input.B44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6]-[$Input.B44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7]-[$Input.B44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8]-[$Input.B44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89]-[$Input.B44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0]-[$Input.B44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1]-[$Input.B44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2]-[$Input.B44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3]-[$Input.B44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4]-[$Input.B44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5]-[$Input.B44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6]-[$Input.B44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7]-[$Input.B44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8]-[$Input.B44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499]-[$Input.B44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0]-[$Input.B45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1]-[$Input.B45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2]-[$Input.B45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3]-[$Input.B45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4]-[$Input.B45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5]-[$Input.B45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6]-[$Input.B45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7]-[$Input.B45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8]-[$Input.B45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09]-[$Input.B45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0]-[$Input.B45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1]-[$Input.B45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2]-[$Input.B45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3]-[$Input.B45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4]-[$Input.B45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5]-[$Input.B45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6]-[$Input.B45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7]-[$Input.B45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8]-[$Input.B45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19]-[$Input.B45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0]-[$Input.B45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1]-[$Input.B45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2]-[$Input.B45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3]-[$Input.B45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4]-[$Input.B45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5]-[$Input.B45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6]-[$Input.B45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7]-[$Input.B45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8]-[$Input.B45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29]-[$Input.B45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0]-[$Input.B45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1]-[$Input.B45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2]-[$Input.B45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3]-[$Input.B45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4]-[$Input.B45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5]-[$Input.B45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6]-[$Input.B45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7]-[$Input.B45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8]-[$Input.B45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39]-[$Input.B45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0]-[$Input.B45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1]-[$Input.B45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2]-[$Input.B45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3]-[$Input.B45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4]-[$Input.B45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5]-[$Input.B45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6]-[$Input.B45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7]-[$Input.B45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8]-[$Input.B45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49]-[$Input.B45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0]-[$Input.B45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1]-[$Input.B45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2]-[$Input.B45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3]-[$Input.B45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4]-[$Input.B45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5]-[$Input.B45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6]-[$Input.B45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7]-[$Input.B45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8]-[$Input.B45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59]-[$Input.B45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0]-[$Input.B45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1]-[$Input.B45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2]-[$Input.B45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3]-[$Input.B45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4]-[$Input.B45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5]-[$Input.B45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6]-[$Input.B45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7]-[$Input.B45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8]-[$Input.B45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69]-[$Input.B45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0]-[$Input.B45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1]-[$Input.B45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2]-[$Input.B45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3]-[$Input.B45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4]-[$Input.B45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5]-[$Input.B45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6]-[$Input.B45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7]-[$Input.B45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8]-[$Input.B45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79]-[$Input.B45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0]-[$Input.B45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1]-[$Input.B45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2]-[$Input.B45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3]-[$Input.B45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4]-[$Input.B45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5]-[$Input.B45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6]-[$Input.B45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7]-[$Input.B45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8]-[$Input.B45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89]-[$Input.B45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0]-[$Input.B45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1]-[$Input.B45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2]-[$Input.B45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3]-[$Input.B45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4]-[$Input.B45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5]-[$Input.B45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6]-[$Input.B45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7]-[$Input.B45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8]-[$Input.B45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599]-[$Input.B45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0]-[$Input.B46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1]-[$Input.B46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2]-[$Input.B46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3]-[$Input.B46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4]-[$Input.B46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5]-[$Input.B46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6]-[$Input.B46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7]-[$Input.B46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8]-[$Input.B46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09]-[$Input.B46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0]-[$Input.B46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1]-[$Input.B46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2]-[$Input.B46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3]-[$Input.B46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4]-[$Input.B46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5]-[$Input.B46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6]-[$Input.B46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7]-[$Input.B46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8]-[$Input.B46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19]-[$Input.B46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0]-[$Input.B46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1]-[$Input.B46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2]-[$Input.B46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3]-[$Input.B46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4]-[$Input.B46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5]-[$Input.B46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6]-[$Input.B46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7]-[$Input.B46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8]-[$Input.B46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29]-[$Input.B46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0]-[$Input.B46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1]-[$Input.B46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2]-[$Input.B46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3]-[$Input.B46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4]-[$Input.B46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5]-[$Input.B46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6]-[$Input.B46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7]-[$Input.B46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8]-[$Input.B46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39]-[$Input.B46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0]-[$Input.B46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1]-[$Input.B46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2]-[$Input.B46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3]-[$Input.B46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4]-[$Input.B46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5]-[$Input.B46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6]-[$Input.B46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7]-[$Input.B46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8]-[$Input.B46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49]-[$Input.B46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0]-[$Input.B46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1]-[$Input.B46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2]-[$Input.B46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3]-[$Input.B46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4]-[$Input.B46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5]-[$Input.B46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6]-[$Input.B46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7]-[$Input.B46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8]-[$Input.B46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59]-[$Input.B46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0]-[$Input.B46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1]-[$Input.B46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2]-[$Input.B46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3]-[$Input.B46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4]-[$Input.B46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5]-[$Input.B46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6]-[$Input.B46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7]-[$Input.B46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8]-[$Input.B46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69]-[$Input.B46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0]-[$Input.B46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1]-[$Input.B46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2]-[$Input.B46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3]-[$Input.B46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4]-[$Input.B46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5]-[$Input.B46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6]-[$Input.B46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7]-[$Input.B46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8]-[$Input.B46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79]-[$Input.B46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0]-[$Input.B46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1]-[$Input.B46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2]-[$Input.B46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3]-[$Input.B46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4]-[$Input.B46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5]-[$Input.B46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6]-[$Input.B46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7]-[$Input.B46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8]-[$Input.B46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89]-[$Input.B46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0]-[$Input.B46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1]-[$Input.B46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2]-[$Input.B46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3]-[$Input.B46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4]-[$Input.B46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5]-[$Input.B46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6]-[$Input.B46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7]-[$Input.B46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8]-[$Input.B46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699]-[$Input.B46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0]-[$Input.B47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1]-[$Input.B47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2]-[$Input.B47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3]-[$Input.B47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4]-[$Input.B47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5]-[$Input.B47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6]-[$Input.B47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7]-[$Input.B47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8]-[$Input.B47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09]-[$Input.B47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0]-[$Input.B47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1]-[$Input.B47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2]-[$Input.B47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3]-[$Input.B47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4]-[$Input.B47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5]-[$Input.B47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6]-[$Input.B47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7]-[$Input.B47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8]-[$Input.B47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19]-[$Input.B47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0]-[$Input.B47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1]-[$Input.B47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2]-[$Input.B47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3]-[$Input.B47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4]-[$Input.B47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5]-[$Input.B47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6]-[$Input.B47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7]-[$Input.B47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8]-[$Input.B47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29]-[$Input.B47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0]-[$Input.B47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1]-[$Input.B47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2]-[$Input.B47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3]-[$Input.B47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4]-[$Input.B47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5]-[$Input.B47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6]-[$Input.B47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7]-[$Input.B47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8]-[$Input.B47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39]-[$Input.B47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0]-[$Input.B47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1]-[$Input.B47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2]-[$Input.B47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3]-[$Input.B47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4]-[$Input.B47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5]-[$Input.B47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6]-[$Input.B47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7]-[$Input.B47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8]-[$Input.B47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49]-[$Input.B47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0]-[$Input.B47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1]-[$Input.B47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2]-[$Input.B47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3]-[$Input.B47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4]-[$Input.B47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5]-[$Input.B47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6]-[$Input.B47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7]-[$Input.B47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8]-[$Input.B47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59]-[$Input.B47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0]-[$Input.B47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1]-[$Input.B47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2]-[$Input.B47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3]-[$Input.B47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4]-[$Input.B47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5]-[$Input.B47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6]-[$Input.B47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7]-[$Input.B47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8]-[$Input.B47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69]-[$Input.B47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0]-[$Input.B47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1]-[$Input.B47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2]-[$Input.B47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3]-[$Input.B47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4]-[$Input.B47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5]-[$Input.B47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6]-[$Input.B47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7]-[$Input.B47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8]-[$Input.B47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79]-[$Input.B47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0]-[$Input.B47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1]-[$Input.B47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2]-[$Input.B47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3]-[$Input.B47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4]-[$Input.B47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5]-[$Input.B47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6]-[$Input.B47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7]-[$Input.B47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8]-[$Input.B47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89]-[$Input.B47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0]-[$Input.B47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1]-[$Input.B47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2]-[$Input.B47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3]-[$Input.B47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4]-[$Input.B47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5]-[$Input.B47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6]-[$Input.B47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7]-[$Input.B47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8]-[$Input.B47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799]-[$Input.B47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0]-[$Input.B48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1]-[$Input.B48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2]-[$Input.B48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3]-[$Input.B48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4]-[$Input.B48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5]-[$Input.B48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6]-[$Input.B48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7]-[$Input.B48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8]-[$Input.B48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09]-[$Input.B48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0]-[$Input.B48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1]-[$Input.B48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2]-[$Input.B48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3]-[$Input.B48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4]-[$Input.B48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5]-[$Input.B48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6]-[$Input.B48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7]-[$Input.B48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8]-[$Input.B48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19]-[$Input.B48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0]-[$Input.B48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1]-[$Input.B48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2]-[$Input.B48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3]-[$Input.B48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4]-[$Input.B48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5]-[$Input.B48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6]-[$Input.B48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7]-[$Input.B48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8]-[$Input.B48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29]-[$Input.B48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0]-[$Input.B48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1]-[$Input.B48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2]-[$Input.B48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3]-[$Input.B48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4]-[$Input.B48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5]-[$Input.B48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6]-[$Input.B48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7]-[$Input.B48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8]-[$Input.B48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39]-[$Input.B48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0]-[$Input.B48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1]-[$Input.B48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2]-[$Input.B48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3]-[$Input.B48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4]-[$Input.B48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5]-[$Input.B48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6]-[$Input.B48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7]-[$Input.B48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8]-[$Input.B48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49]-[$Input.B48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0]-[$Input.B48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1]-[$Input.B48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2]-[$Input.B48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3]-[$Input.B48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4]-[$Input.B48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5]-[$Input.B48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6]-[$Input.B48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7]-[$Input.B48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8]-[$Input.B48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59]-[$Input.B48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0]-[$Input.B48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1]-[$Input.B48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2]-[$Input.B48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3]-[$Input.B48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4]-[$Input.B48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5]-[$Input.B48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6]-[$Input.B48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7]-[$Input.B48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8]-[$Input.B48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69]-[$Input.B48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0]-[$Input.B48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1]-[$Input.B48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2]-[$Input.B48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3]-[$Input.B48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4]-[$Input.B48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5]-[$Input.B48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6]-[$Input.B48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7]-[$Input.B48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8]-[$Input.B48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79]-[$Input.B48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0]-[$Input.B48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1]-[$Input.B48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2]-[$Input.B48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3]-[$Input.B48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4]-[$Input.B48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5]-[$Input.B48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6]-[$Input.B48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7]-[$Input.B48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8]-[$Input.B48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89]-[$Input.B48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0]-[$Input.B48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1]-[$Input.B48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2]-[$Input.B48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3]-[$Input.B48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4]-[$Input.B48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5]-[$Input.B48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6]-[$Input.B48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7]-[$Input.B48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8]-[$Input.B48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899]-[$Input.B48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0]-[$Input.B490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1]-[$Input.B490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2]-[$Input.B490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3]-[$Input.B490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4]-[$Input.B490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5]-[$Input.B490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6]-[$Input.B490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7]-[$Input.B490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8]-[$Input.B490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09]-[$Input.B490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0]-[$Input.B49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1]-[$Input.B49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2]-[$Input.B49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3]-[$Input.B49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4]-[$Input.B49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5]-[$Input.B49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6]-[$Input.B49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7]-[$Input.B49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8]-[$Input.B49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19]-[$Input.B49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0]-[$Input.B49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1]-[$Input.B49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2]-[$Input.B49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3]-[$Input.B49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4]-[$Input.B49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5]-[$Input.B49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6]-[$Input.B49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7]-[$Input.B49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8]-[$Input.B49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29]-[$Input.B49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0]-[$Input.B49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1]-[$Input.B49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2]-[$Input.B49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3]-[$Input.B49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4]-[$Input.B49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5]-[$Input.B49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6]-[$Input.B49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7]-[$Input.B49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8]-[$Input.B49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39]-[$Input.B49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0]-[$Input.B49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1]-[$Input.B49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2]-[$Input.B49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3]-[$Input.B49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4]-[$Input.B49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5]-[$Input.B49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6]-[$Input.B49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7]-[$Input.B49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8]-[$Input.B49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49]-[$Input.B49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0]-[$Input.B49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1]-[$Input.B49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2]-[$Input.B49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3]-[$Input.B49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4]-[$Input.B49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5]-[$Input.B49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6]-[$Input.B49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7]-[$Input.B49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8]-[$Input.B49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59]-[$Input.B49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0]-[$Input.B49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1]-[$Input.B49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2]-[$Input.B49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3]-[$Input.B49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4]-[$Input.B49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5]-[$Input.B49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6]-[$Input.B49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7]-[$Input.B49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8]-[$Input.B49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69]-[$Input.B49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0]-[$Input.B49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1]-[$Input.B49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2]-[$Input.B49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3]-[$Input.B49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4]-[$Input.B49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5]-[$Input.B49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6]-[$Input.B497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7]-[$Input.B497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8]-[$Input.B497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79]-[$Input.B497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0]-[$Input.B498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1]-[$Input.B498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2]-[$Input.B498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3]-[$Input.B498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4]-[$Input.B498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5]-[$Input.B498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6]-[$Input.B498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7]-[$Input.B498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8]-[$Input.B498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89]-[$Input.B498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0]-[$Input.B499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1]-[$Input.B499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2]-[$Input.B499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3]-[$Input.B499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4]-[$Input.B499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5]-[$Input.B499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6]-[$Input.B499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7]-[$Input.B499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8]-[$Input.B499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4999]-[$Input.B499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ABS([$Input.A5000]-[$Input.B5000])" office:value-type="float" office:value="0" calcext:value-type="float">
            <text:p>0</text:p>
          </table:table-cell>
          <table:table-cell/>
        </table:table-row>
      </table:table>
      <table:table table:name="part2" table:style-name="ta1">
        <table:table-column table:style-name="co1" table:number-columns-repeated="2" table:default-cell-style-name="Default"/>
        <table:table-row table:style-name="ro1">
          <table:table-cell table:formula="of:=COUNTIF([$Input.B$1:.B$1000];[$Input.A1])*[$Input.A1]" office:value-type="float" office:value="0" calcext:value-type="float">
            <text:p>0</text:p>
          </table:table-cell>
          <table:table-cell table:style-name="ce1" table:formula="of:=SUM([.A1:.A1000])" office:value-type="float" office:value="23963899" calcext:value-type="float">
            <text:p>23963899</text:p>
          </table:table-cell>
        </table:table-row>
        <table:table-row table:style-name="ro1">
          <table:table-cell table:formula="of:=COUNTIF([$Input.B$1:.B$1000];[$Input.A2])*[$Input.A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])*[$Input.A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])*[$Input.A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])*[$Input.A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])*[$Input.A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])*[$Input.A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])*[$Input.A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])*[$Input.A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])*[$Input.A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])*[$Input.A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])*[$Input.A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])*[$Input.A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])*[$Input.A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])*[$Input.A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])*[$Input.A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])*[$Input.A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])*[$Input.A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])*[$Input.A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])*[$Input.A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])*[$Input.A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])*[$Input.A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])*[$Input.A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])*[$Input.A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])*[$Input.A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])*[$Input.A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])*[$Input.A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])*[$Input.A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])*[$Input.A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])*[$Input.A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])*[$Input.A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])*[$Input.A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])*[$Input.A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])*[$Input.A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])*[$Input.A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])*[$Input.A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])*[$Input.A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])*[$Input.A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])*[$Input.A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])*[$Input.A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])*[$Input.A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])*[$Input.A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])*[$Input.A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])*[$Input.A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])*[$Input.A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])*[$Input.A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])*[$Input.A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])*[$Input.A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])*[$Input.A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])*[$Input.A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])*[$Input.A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])*[$Input.A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])*[$Input.A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])*[$Input.A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])*[$Input.A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])*[$Input.A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])*[$Input.A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])*[$Input.A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])*[$Input.A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])*[$Input.A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])*[$Input.A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])*[$Input.A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])*[$Input.A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])*[$Input.A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])*[$Input.A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])*[$Input.A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])*[$Input.A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])*[$Input.A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])*[$Input.A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])*[$Input.A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])*[$Input.A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])*[$Input.A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])*[$Input.A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])*[$Input.A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])*[$Input.A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])*[$Input.A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])*[$Input.A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])*[$Input.A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])*[$Input.A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])*[$Input.A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])*[$Input.A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])*[$Input.A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])*[$Input.A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])*[$Input.A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])*[$Input.A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])*[$Input.A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])*[$Input.A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])*[$Input.A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])*[$Input.A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])*[$Input.A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])*[$Input.A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])*[$Input.A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])*[$Input.A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])*[$Input.A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])*[$Input.A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])*[$Input.A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])*[$Input.A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])*[$Input.A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])*[$Input.A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0])*[$Input.A1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1])*[$Input.A1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2])*[$Input.A1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3])*[$Input.A1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4])*[$Input.A1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5])*[$Input.A1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6])*[$Input.A1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7])*[$Input.A1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8])*[$Input.A1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9])*[$Input.A1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0])*[$Input.A1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1])*[$Input.A1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2])*[$Input.A1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3])*[$Input.A1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4])*[$Input.A1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5])*[$Input.A1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6])*[$Input.A1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7])*[$Input.A1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8])*[$Input.A1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19])*[$Input.A1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0])*[$Input.A1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1])*[$Input.A1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2])*[$Input.A122]" office:value-type="float" office:value="19787" calcext:value-type="float">
            <text:p>19787</text:p>
          </table:table-cell>
          <table:table-cell/>
        </table:table-row>
        <table:table-row table:style-name="ro1">
          <table:table-cell table:formula="of:=COUNTIF([$Input.B$1:.B$1000];[$Input.A123])*[$Input.A1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4])*[$Input.A1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5])*[$Input.A1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6])*[$Input.A1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7])*[$Input.A1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28])*[$Input.A128]" office:value-type="float" office:value="101630" calcext:value-type="float">
            <text:p>101630</text:p>
          </table:table-cell>
          <table:table-cell/>
        </table:table-row>
        <table:table-row table:style-name="ro1">
          <table:table-cell table:formula="of:=COUNTIF([$Input.B$1:.B$1000];[$Input.A129])*[$Input.A1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0])*[$Input.A1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1])*[$Input.A1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2])*[$Input.A1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3])*[$Input.A1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4])*[$Input.A1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5])*[$Input.A1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6])*[$Input.A1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7])*[$Input.A1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8])*[$Input.A1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39])*[$Input.A1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0])*[$Input.A1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1])*[$Input.A1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2])*[$Input.A1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3])*[$Input.A1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4])*[$Input.A1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5])*[$Input.A1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6])*[$Input.A1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7])*[$Input.A1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8])*[$Input.A1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49])*[$Input.A1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0])*[$Input.A1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1])*[$Input.A1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2])*[$Input.A1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3])*[$Input.A1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4])*[$Input.A1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5])*[$Input.A1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6])*[$Input.A1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7])*[$Input.A1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8])*[$Input.A1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59])*[$Input.A1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0])*[$Input.A1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1])*[$Input.A1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2])*[$Input.A1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3])*[$Input.A1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4])*[$Input.A1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5])*[$Input.A1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6])*[$Input.A166]" office:value-type="float" office:value="169617" calcext:value-type="float">
            <text:p>169617</text:p>
          </table:table-cell>
          <table:table-cell/>
        </table:table-row>
        <table:table-row table:style-name="ro1">
          <table:table-cell table:formula="of:=COUNTIF([$Input.B$1:.B$1000];[$Input.A167])*[$Input.A1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8])*[$Input.A1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69])*[$Input.A1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0])*[$Input.A1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1])*[$Input.A1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2])*[$Input.A1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3])*[$Input.A1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4])*[$Input.A1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5])*[$Input.A1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6])*[$Input.A1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7])*[$Input.A1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8])*[$Input.A1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79])*[$Input.A1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0])*[$Input.A1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1])*[$Input.A1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2])*[$Input.A1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3])*[$Input.A183]" office:value-type="float" office:value="260460" calcext:value-type="float">
            <text:p>260460</text:p>
          </table:table-cell>
          <table:table-cell/>
        </table:table-row>
        <table:table-row table:style-name="ro1">
          <table:table-cell table:formula="of:=COUNTIF([$Input.B$1:.B$1000];[$Input.A184])*[$Input.A1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5])*[$Input.A1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6])*[$Input.A1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7])*[$Input.A1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8])*[$Input.A1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89])*[$Input.A1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0])*[$Input.A1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1])*[$Input.A1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2])*[$Input.A1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3])*[$Input.A1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4])*[$Input.A1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5])*[$Input.A1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6])*[$Input.A1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7])*[$Input.A1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8])*[$Input.A1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99])*[$Input.A1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0])*[$Input.A2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1])*[$Input.A2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2])*[$Input.A2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3])*[$Input.A2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4])*[$Input.A2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5])*[$Input.A2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6])*[$Input.A2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7])*[$Input.A2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8])*[$Input.A2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09])*[$Input.A2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0])*[$Input.A2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1])*[$Input.A2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2])*[$Input.A2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3])*[$Input.A2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4])*[$Input.A2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5])*[$Input.A2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6])*[$Input.A2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7])*[$Input.A2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8])*[$Input.A2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19])*[$Input.A2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0])*[$Input.A2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1])*[$Input.A2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2])*[$Input.A2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3])*[$Input.A2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4])*[$Input.A2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5])*[$Input.A2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6])*[$Input.A2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7])*[$Input.A2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8])*[$Input.A2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29])*[$Input.A229]" office:value-type="float" office:value="509600" calcext:value-type="float">
            <text:p>509600</text:p>
          </table:table-cell>
          <table:table-cell/>
        </table:table-row>
        <table:table-row table:style-name="ro1">
          <table:table-cell table:formula="of:=COUNTIF([$Input.B$1:.B$1000];[$Input.A230])*[$Input.A2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1])*[$Input.A2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2])*[$Input.A2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3])*[$Input.A2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4])*[$Input.A2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5])*[$Input.A2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6])*[$Input.A2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7])*[$Input.A2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8])*[$Input.A2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39])*[$Input.A2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0])*[$Input.A2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1])*[$Input.A2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2])*[$Input.A2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3])*[$Input.A2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4])*[$Input.A2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5])*[$Input.A2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6])*[$Input.A2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7])*[$Input.A2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8])*[$Input.A2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49])*[$Input.A2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0])*[$Input.A2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1])*[$Input.A2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2])*[$Input.A2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3])*[$Input.A2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4])*[$Input.A2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5])*[$Input.A2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6])*[$Input.A2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7])*[$Input.A2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8])*[$Input.A2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59])*[$Input.A2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0])*[$Input.A2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1])*[$Input.A2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2])*[$Input.A2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3])*[$Input.A2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4])*[$Input.A2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5])*[$Input.A2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6])*[$Input.A2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7])*[$Input.A2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8])*[$Input.A2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69])*[$Input.A2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0])*[$Input.A2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1])*[$Input.A2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2])*[$Input.A2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3])*[$Input.A2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4])*[$Input.A2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5])*[$Input.A2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6])*[$Input.A2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7])*[$Input.A2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8])*[$Input.A2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79])*[$Input.A2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0])*[$Input.A2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1])*[$Input.A2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2])*[$Input.A2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3])*[$Input.A2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4])*[$Input.A2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5])*[$Input.A2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6])*[$Input.A2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7])*[$Input.A2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8])*[$Input.A2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89])*[$Input.A2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0])*[$Input.A2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1])*[$Input.A2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2])*[$Input.A2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3])*[$Input.A2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4])*[$Input.A2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5])*[$Input.A2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6])*[$Input.A2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7])*[$Input.A2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8])*[$Input.A2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299])*[$Input.A2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0])*[$Input.A3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1])*[$Input.A3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2])*[$Input.A3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3])*[$Input.A3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4])*[$Input.A3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5])*[$Input.A3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6])*[$Input.A3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7])*[$Input.A3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8])*[$Input.A3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09])*[$Input.A3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0])*[$Input.A3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1])*[$Input.A3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2])*[$Input.A3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3])*[$Input.A3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4])*[$Input.A3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5])*[$Input.A3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6])*[$Input.A3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7])*[$Input.A317]" office:value-type="float" office:value="161392" calcext:value-type="float">
            <text:p>161392</text:p>
          </table:table-cell>
          <table:table-cell/>
        </table:table-row>
        <table:table-row table:style-name="ro1">
          <table:table-cell table:formula="of:=COUNTIF([$Input.B$1:.B$1000];[$Input.A318])*[$Input.A3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19])*[$Input.A3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0])*[$Input.A3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1])*[$Input.A3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2])*[$Input.A3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3])*[$Input.A323]" office:value-type="float" office:value="40701" calcext:value-type="float">
            <text:p>40701</text:p>
          </table:table-cell>
          <table:table-cell/>
        </table:table-row>
        <table:table-row table:style-name="ro1">
          <table:table-cell table:formula="of:=COUNTIF([$Input.B$1:.B$1000];[$Input.A324])*[$Input.A3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5])*[$Input.A3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6])*[$Input.A3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7])*[$Input.A3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8])*[$Input.A3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29])*[$Input.A3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0])*[$Input.A3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1])*[$Input.A3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2])*[$Input.A3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3])*[$Input.A3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4])*[$Input.A3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5])*[$Input.A3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6])*[$Input.A3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7])*[$Input.A3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8])*[$Input.A3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39])*[$Input.A3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0])*[$Input.A3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1])*[$Input.A3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2])*[$Input.A3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3])*[$Input.A3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4])*[$Input.A3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5])*[$Input.A3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6])*[$Input.A3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7])*[$Input.A3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8])*[$Input.A3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49])*[$Input.A3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0])*[$Input.A3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1])*[$Input.A3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2])*[$Input.A3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3])*[$Input.A3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4])*[$Input.A3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5])*[$Input.A3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6])*[$Input.A3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7])*[$Input.A3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8])*[$Input.A3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59])*[$Input.A3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0])*[$Input.A360]" office:value-type="float" office:value="858120" calcext:value-type="float">
            <text:p>858120</text:p>
          </table:table-cell>
          <table:table-cell/>
        </table:table-row>
        <table:table-row table:style-name="ro1">
          <table:table-cell table:formula="of:=COUNTIF([$Input.B$1:.B$1000];[$Input.A361])*[$Input.A3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2])*[$Input.A3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3])*[$Input.A3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4])*[$Input.A3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5])*[$Input.A3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6])*[$Input.A3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7])*[$Input.A3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8])*[$Input.A3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69])*[$Input.A3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0])*[$Input.A3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1])*[$Input.A3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2])*[$Input.A3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3])*[$Input.A3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4])*[$Input.A3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5])*[$Input.A3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6])*[$Input.A3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7])*[$Input.A3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8])*[$Input.A3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79])*[$Input.A3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0])*[$Input.A3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1])*[$Input.A3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2])*[$Input.A3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3])*[$Input.A3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4])*[$Input.A3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5])*[$Input.A3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6])*[$Input.A3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7])*[$Input.A3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8])*[$Input.A3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89])*[$Input.A3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0])*[$Input.A3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1])*[$Input.A3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2])*[$Input.A3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3])*[$Input.A3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4])*[$Input.A3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5])*[$Input.A3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6])*[$Input.A3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7])*[$Input.A3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8])*[$Input.A3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399])*[$Input.A3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0])*[$Input.A4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1])*[$Input.A4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2])*[$Input.A4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3])*[$Input.A4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4])*[$Input.A4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5])*[$Input.A4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6])*[$Input.A4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7])*[$Input.A4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8])*[$Input.A4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09])*[$Input.A4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0])*[$Input.A4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1])*[$Input.A4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2])*[$Input.A4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3])*[$Input.A4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4])*[$Input.A4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5])*[$Input.A4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6])*[$Input.A4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7])*[$Input.A4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8])*[$Input.A4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19])*[$Input.A4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0])*[$Input.A4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1])*[$Input.A4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2])*[$Input.A4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3])*[$Input.A4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4])*[$Input.A4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5])*[$Input.A4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6])*[$Input.A4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7])*[$Input.A4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8])*[$Input.A4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29])*[$Input.A4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0])*[$Input.A4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1])*[$Input.A4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2])*[$Input.A4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3])*[$Input.A4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4])*[$Input.A4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5])*[$Input.A4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6])*[$Input.A4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7])*[$Input.A4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8])*[$Input.A4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39])*[$Input.A4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0])*[$Input.A4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1])*[$Input.A4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2])*[$Input.A4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3])*[$Input.A4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4])*[$Input.A4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5])*[$Input.A4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6])*[$Input.A4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7])*[$Input.A4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8])*[$Input.A4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49])*[$Input.A4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0])*[$Input.A450]" office:value-type="float" office:value="912276" calcext:value-type="float">
            <text:p>912276</text:p>
          </table:table-cell>
          <table:table-cell/>
        </table:table-row>
        <table:table-row table:style-name="ro1">
          <table:table-cell table:formula="of:=COUNTIF([$Input.B$1:.B$1000];[$Input.A451])*[$Input.A4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2])*[$Input.A4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3])*[$Input.A4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4])*[$Input.A4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5])*[$Input.A455]" office:value-type="float" office:value="561946" calcext:value-type="float">
            <text:p>561946</text:p>
          </table:table-cell>
          <table:table-cell/>
        </table:table-row>
        <table:table-row table:style-name="ro1">
          <table:table-cell table:formula="of:=COUNTIF([$Input.B$1:.B$1000];[$Input.A456])*[$Input.A4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7])*[$Input.A4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8])*[$Input.A4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59])*[$Input.A4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0])*[$Input.A4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1])*[$Input.A4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2])*[$Input.A4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3])*[$Input.A4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4])*[$Input.A464]" office:value-type="float" office:value="988570" calcext:value-type="float">
            <text:p>988570</text:p>
          </table:table-cell>
          <table:table-cell/>
        </table:table-row>
        <table:table-row table:style-name="ro1">
          <table:table-cell table:formula="of:=COUNTIF([$Input.B$1:.B$1000];[$Input.A465])*[$Input.A4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6])*[$Input.A4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7])*[$Input.A4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8])*[$Input.A4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69])*[$Input.A4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0])*[$Input.A4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1])*[$Input.A4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2])*[$Input.A4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3])*[$Input.A4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4])*[$Input.A4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5])*[$Input.A4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6])*[$Input.A4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7])*[$Input.A4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8])*[$Input.A4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79])*[$Input.A4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0])*[$Input.A4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1])*[$Input.A4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2])*[$Input.A4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3])*[$Input.A4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4])*[$Input.A4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5])*[$Input.A4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6])*[$Input.A4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7])*[$Input.A4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8])*[$Input.A4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89])*[$Input.A4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0])*[$Input.A4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1])*[$Input.A4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2])*[$Input.A4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3])*[$Input.A4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4])*[$Input.A4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5])*[$Input.A4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6])*[$Input.A4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7])*[$Input.A4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8])*[$Input.A4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499])*[$Input.A4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0])*[$Input.A5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1])*[$Input.A5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2])*[$Input.A5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3])*[$Input.A503]" office:value-type="float" office:value="276265" calcext:value-type="float">
            <text:p>276265</text:p>
          </table:table-cell>
          <table:table-cell/>
        </table:table-row>
        <table:table-row table:style-name="ro1">
          <table:table-cell table:formula="of:=COUNTIF([$Input.B$1:.B$1000];[$Input.A504])*[$Input.A5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5])*[$Input.A5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6])*[$Input.A5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7])*[$Input.A5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8])*[$Input.A5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09])*[$Input.A5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0])*[$Input.A5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1])*[$Input.A5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2])*[$Input.A5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3])*[$Input.A5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4])*[$Input.A5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5])*[$Input.A5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6])*[$Input.A5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7])*[$Input.A5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8])*[$Input.A5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19])*[$Input.A5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0])*[$Input.A5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1])*[$Input.A5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2])*[$Input.A5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3])*[$Input.A5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4])*[$Input.A5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5])*[$Input.A5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6])*[$Input.A5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7])*[$Input.A5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8])*[$Input.A5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29])*[$Input.A5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0])*[$Input.A5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1])*[$Input.A531]" office:value-type="float" office:value="751660" calcext:value-type="float">
            <text:p>751660</text:p>
          </table:table-cell>
          <table:table-cell/>
        </table:table-row>
        <table:table-row table:style-name="ro1">
          <table:table-cell table:formula="of:=COUNTIF([$Input.B$1:.B$1000];[$Input.A532])*[$Input.A5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3])*[$Input.A5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4])*[$Input.A5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5])*[$Input.A5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6])*[$Input.A5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7])*[$Input.A5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38])*[$Input.A538]" office:value-type="float" office:value="117042" calcext:value-type="float">
            <text:p>117042</text:p>
          </table:table-cell>
          <table:table-cell/>
        </table:table-row>
        <table:table-row table:style-name="ro1">
          <table:table-cell table:formula="of:=COUNTIF([$Input.B$1:.B$1000];[$Input.A539])*[$Input.A5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0])*[$Input.A5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1])*[$Input.A5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2])*[$Input.A5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3])*[$Input.A5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4])*[$Input.A5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5])*[$Input.A5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6])*[$Input.A546]" office:value-type="float" office:value="1008066" calcext:value-type="float">
            <text:p>1008066</text:p>
          </table:table-cell>
          <table:table-cell/>
        </table:table-row>
        <table:table-row table:style-name="ro1">
          <table:table-cell table:formula="of:=COUNTIF([$Input.B$1:.B$1000];[$Input.A547])*[$Input.A5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8])*[$Input.A5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49])*[$Input.A5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0])*[$Input.A5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1])*[$Input.A5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2])*[$Input.A5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3])*[$Input.A5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4])*[$Input.A5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5])*[$Input.A5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6])*[$Input.A5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7])*[$Input.A5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8])*[$Input.A5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59])*[$Input.A5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0])*[$Input.A5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1])*[$Input.A5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2])*[$Input.A5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3])*[$Input.A5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4])*[$Input.A5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5])*[$Input.A5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6])*[$Input.A5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7])*[$Input.A567]" office:value-type="float" office:value="366258" calcext:value-type="float">
            <text:p>366258</text:p>
          </table:table-cell>
          <table:table-cell/>
        </table:table-row>
        <table:table-row table:style-name="ro1">
          <table:table-cell table:formula="of:=COUNTIF([$Input.B$1:.B$1000];[$Input.A568])*[$Input.A5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69])*[$Input.A5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0])*[$Input.A5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1])*[$Input.A5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2])*[$Input.A5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3])*[$Input.A5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4])*[$Input.A5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5])*[$Input.A5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6])*[$Input.A5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7])*[$Input.A5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8])*[$Input.A5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79])*[$Input.A5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0])*[$Input.A5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1])*[$Input.A5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2])*[$Input.A5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3])*[$Input.A5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4])*[$Input.A5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5])*[$Input.A5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6])*[$Input.A5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7])*[$Input.A5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8])*[$Input.A5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89])*[$Input.A5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0])*[$Input.A5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1])*[$Input.A5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2])*[$Input.A5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3])*[$Input.A5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4])*[$Input.A5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5])*[$Input.A5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6])*[$Input.A5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7])*[$Input.A5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8])*[$Input.A5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599])*[$Input.A5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0])*[$Input.A6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1])*[$Input.A6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2])*[$Input.A6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3])*[$Input.A603]" office:value-type="float" office:value="897400" calcext:value-type="float">
            <text:p>897400</text:p>
          </table:table-cell>
          <table:table-cell/>
        </table:table-row>
        <table:table-row table:style-name="ro1">
          <table:table-cell table:formula="of:=COUNTIF([$Input.B$1:.B$1000];[$Input.A604])*[$Input.A6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5])*[$Input.A605]" office:value-type="float" office:value="257024" calcext:value-type="float">
            <text:p>257024</text:p>
          </table:table-cell>
          <table:table-cell/>
        </table:table-row>
        <table:table-row table:style-name="ro1">
          <table:table-cell table:formula="of:=COUNTIF([$Input.B$1:.B$1000];[$Input.A606])*[$Input.A6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7])*[$Input.A6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8])*[$Input.A6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09])*[$Input.A6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0])*[$Input.A6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1])*[$Input.A6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2])*[$Input.A6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3])*[$Input.A6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4])*[$Input.A6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5])*[$Input.A6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6])*[$Input.A6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7])*[$Input.A6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8])*[$Input.A6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19])*[$Input.A6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0])*[$Input.A6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1])*[$Input.A621]" office:value-type="float" office:value="131736" calcext:value-type="float">
            <text:p>131736</text:p>
          </table:table-cell>
          <table:table-cell/>
        </table:table-row>
        <table:table-row table:style-name="ro1">
          <table:table-cell table:formula="of:=COUNTIF([$Input.B$1:.B$1000];[$Input.A622])*[$Input.A6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3])*[$Input.A6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4])*[$Input.A6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5])*[$Input.A6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6])*[$Input.A6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7])*[$Input.A6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8])*[$Input.A6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29])*[$Input.A6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0])*[$Input.A6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1])*[$Input.A6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2])*[$Input.A6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3])*[$Input.A6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4])*[$Input.A6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5])*[$Input.A6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6])*[$Input.A636]" office:value-type="float" office:value="200364" calcext:value-type="float">
            <text:p>200364</text:p>
          </table:table-cell>
          <table:table-cell/>
        </table:table-row>
        <table:table-row table:style-name="ro1">
          <table:table-cell table:formula="of:=COUNTIF([$Input.B$1:.B$1000];[$Input.A637])*[$Input.A6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8])*[$Input.A6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39])*[$Input.A6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0])*[$Input.A6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1])*[$Input.A6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2])*[$Input.A6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3])*[$Input.A6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4])*[$Input.A6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5])*[$Input.A6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6])*[$Input.A6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7])*[$Input.A6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8])*[$Input.A6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49])*[$Input.A6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0])*[$Input.A6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1])*[$Input.A6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2])*[$Input.A6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3])*[$Input.A6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4])*[$Input.A6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5])*[$Input.A6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6])*[$Input.A6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7])*[$Input.A6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8])*[$Input.A6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59])*[$Input.A6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0])*[$Input.A6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1])*[$Input.A6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2])*[$Input.A6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3])*[$Input.A6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4])*[$Input.A6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5])*[$Input.A665]" office:value-type="float" office:value="706110" calcext:value-type="float">
            <text:p>706110</text:p>
          </table:table-cell>
          <table:table-cell/>
        </table:table-row>
        <table:table-row table:style-name="ro1">
          <table:table-cell table:formula="of:=COUNTIF([$Input.B$1:.B$1000];[$Input.A666])*[$Input.A666]" office:value-type="float" office:value="424038" calcext:value-type="float">
            <text:p>424038</text:p>
          </table:table-cell>
          <table:table-cell/>
        </table:table-row>
        <table:table-row table:style-name="ro1">
          <table:table-cell table:formula="of:=COUNTIF([$Input.B$1:.B$1000];[$Input.A667])*[$Input.A6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8])*[$Input.A6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69])*[$Input.A6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0])*[$Input.A6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1])*[$Input.A6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2])*[$Input.A672]" office:value-type="float" office:value="1073550" calcext:value-type="float">
            <text:p>1073550</text:p>
          </table:table-cell>
          <table:table-cell/>
        </table:table-row>
        <table:table-row table:style-name="ro1">
          <table:table-cell table:formula="of:=COUNTIF([$Input.B$1:.B$1000];[$Input.A673])*[$Input.A6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4])*[$Input.A6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5])*[$Input.A6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6])*[$Input.A676]" office:value-type="float" office:value="215943" calcext:value-type="float">
            <text:p>215943</text:p>
          </table:table-cell>
          <table:table-cell/>
        </table:table-row>
        <table:table-row table:style-name="ro1">
          <table:table-cell table:formula="of:=COUNTIF([$Input.B$1:.B$1000];[$Input.A677])*[$Input.A6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8])*[$Input.A6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79])*[$Input.A679]" office:value-type="float" office:value="288452" calcext:value-type="float">
            <text:p>288452</text:p>
          </table:table-cell>
          <table:table-cell/>
        </table:table-row>
        <table:table-row table:style-name="ro1">
          <table:table-cell table:formula="of:=COUNTIF([$Input.B$1:.B$1000];[$Input.A680])*[$Input.A6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1])*[$Input.A6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2])*[$Input.A6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3])*[$Input.A6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4])*[$Input.A684]" office:value-type="float" office:value="1235101" calcext:value-type="float">
            <text:p>1235101</text:p>
          </table:table-cell>
          <table:table-cell/>
        </table:table-row>
        <table:table-row table:style-name="ro1">
          <table:table-cell table:formula="of:=COUNTIF([$Input.B$1:.B$1000];[$Input.A685])*[$Input.A6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6])*[$Input.A6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7])*[$Input.A6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8])*[$Input.A6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89])*[$Input.A6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0])*[$Input.A6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1])*[$Input.A6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2])*[$Input.A6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3])*[$Input.A6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4])*[$Input.A6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5])*[$Input.A6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6])*[$Input.A6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7])*[$Input.A6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8])*[$Input.A6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699])*[$Input.A6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0])*[$Input.A7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1])*[$Input.A7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2])*[$Input.A7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3])*[$Input.A703]" office:value-type="float" office:value="520373" calcext:value-type="float">
            <text:p>520373</text:p>
          </table:table-cell>
          <table:table-cell/>
        </table:table-row>
        <table:table-row table:style-name="ro1">
          <table:table-cell table:formula="of:=COUNTIF([$Input.B$1:.B$1000];[$Input.A704])*[$Input.A7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5])*[$Input.A7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6])*[$Input.A7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7])*[$Input.A7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08])*[$Input.A708]" office:value-type="float" office:value="74528" calcext:value-type="float">
            <text:p>74528</text:p>
          </table:table-cell>
          <table:table-cell/>
        </table:table-row>
        <table:table-row table:style-name="ro1">
          <table:table-cell table:formula="of:=COUNTIF([$Input.B$1:.B$1000];[$Input.A709])*[$Input.A7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0])*[$Input.A7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1])*[$Input.A7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2])*[$Input.A7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3])*[$Input.A713]" office:value-type="float" office:value="373985" calcext:value-type="float">
            <text:p>373985</text:p>
          </table:table-cell>
          <table:table-cell/>
        </table:table-row>
        <table:table-row table:style-name="ro1">
          <table:table-cell table:formula="of:=COUNTIF([$Input.B$1:.B$1000];[$Input.A714])*[$Input.A7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5])*[$Input.A7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6])*[$Input.A7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7])*[$Input.A7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8])*[$Input.A7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19])*[$Input.A7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0])*[$Input.A7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1])*[$Input.A7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2])*[$Input.A7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3])*[$Input.A7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4])*[$Input.A7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5])*[$Input.A7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6])*[$Input.A7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7])*[$Input.A7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8])*[$Input.A7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29])*[$Input.A7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0])*[$Input.A7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1])*[$Input.A7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2])*[$Input.A7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3])*[$Input.A7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4])*[$Input.A7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5])*[$Input.A7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6])*[$Input.A7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7])*[$Input.A7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8])*[$Input.A7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39])*[$Input.A7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0])*[$Input.A7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1])*[$Input.A7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2])*[$Input.A7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3])*[$Input.A7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4])*[$Input.A7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5])*[$Input.A7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6])*[$Input.A7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7])*[$Input.A747]" office:value-type="float" office:value="1339668" calcext:value-type="float">
            <text:p>1339668</text:p>
          </table:table-cell>
          <table:table-cell/>
        </table:table-row>
        <table:table-row table:style-name="ro1">
          <table:table-cell table:formula="of:=COUNTIF([$Input.B$1:.B$1000];[$Input.A748])*[$Input.A7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49])*[$Input.A7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0])*[$Input.A7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1])*[$Input.A751]" office:value-type="float" office:value="553042" calcext:value-type="float">
            <text:p>553042</text:p>
          </table:table-cell>
          <table:table-cell/>
        </table:table-row>
        <table:table-row table:style-name="ro1">
          <table:table-cell table:formula="of:=COUNTIF([$Input.B$1:.B$1000];[$Input.A752])*[$Input.A7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3])*[$Input.A7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4])*[$Input.A7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5])*[$Input.A7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6])*[$Input.A7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7])*[$Input.A7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8])*[$Input.A7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59])*[$Input.A7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0])*[$Input.A7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1])*[$Input.A76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2])*[$Input.A7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3])*[$Input.A7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4])*[$Input.A7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5])*[$Input.A7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6])*[$Input.A7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7])*[$Input.A7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8])*[$Input.A7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69])*[$Input.A7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0])*[$Input.A7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1])*[$Input.A7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2])*[$Input.A7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3])*[$Input.A7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4])*[$Input.A7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5])*[$Input.A7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6])*[$Input.A7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7])*[$Input.A7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8])*[$Input.A7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79])*[$Input.A7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0])*[$Input.A7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1])*[$Input.A7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2])*[$Input.A7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3])*[$Input.A783]" office:value-type="float" office:value="489390" calcext:value-type="float">
            <text:p>489390</text:p>
          </table:table-cell>
          <table:table-cell/>
        </table:table-row>
        <table:table-row table:style-name="ro1">
          <table:table-cell table:formula="of:=COUNTIF([$Input.B$1:.B$1000];[$Input.A784])*[$Input.A7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5])*[$Input.A7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6])*[$Input.A7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7])*[$Input.A7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8])*[$Input.A7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89])*[$Input.A7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0])*[$Input.A7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1])*[$Input.A7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2])*[$Input.A7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3])*[$Input.A7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4])*[$Input.A7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5])*[$Input.A7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6])*[$Input.A7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7])*[$Input.A7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8])*[$Input.A7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799])*[$Input.A7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0])*[$Input.A8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1])*[$Input.A8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2])*[$Input.A8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3])*[$Input.A8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4])*[$Input.A8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5])*[$Input.A8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6])*[$Input.A8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7])*[$Input.A8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8])*[$Input.A8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09])*[$Input.A8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0])*[$Input.A8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1])*[$Input.A8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2])*[$Input.A8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3])*[$Input.A8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4])*[$Input.A8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5])*[$Input.A8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6])*[$Input.A8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7])*[$Input.A817]" office:value-type="float" office:value="683568" calcext:value-type="float">
            <text:p>683568</text:p>
          </table:table-cell>
          <table:table-cell/>
        </table:table-row>
        <table:table-row table:style-name="ro1">
          <table:table-cell table:formula="of:=COUNTIF([$Input.B$1:.B$1000];[$Input.A818])*[$Input.A8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19])*[$Input.A8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0])*[$Input.A8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1])*[$Input.A8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2])*[$Input.A8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3])*[$Input.A8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4])*[$Input.A8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5])*[$Input.A8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6])*[$Input.A8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7])*[$Input.A8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8])*[$Input.A8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29])*[$Input.A8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0])*[$Input.A8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1])*[$Input.A8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2])*[$Input.A8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3])*[$Input.A8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4])*[$Input.A8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5])*[$Input.A8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6])*[$Input.A8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7])*[$Input.A8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8])*[$Input.A8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39])*[$Input.A8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0])*[$Input.A8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1])*[$Input.A8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2])*[$Input.A8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3])*[$Input.A8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4])*[$Input.A8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5])*[$Input.A8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6])*[$Input.A8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7])*[$Input.A8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8])*[$Input.A8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49])*[$Input.A84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0])*[$Input.A8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1])*[$Input.A8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2])*[$Input.A8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3])*[$Input.A8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4])*[$Input.A8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5])*[$Input.A8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6])*[$Input.A8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7])*[$Input.A8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8])*[$Input.A8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59])*[$Input.A8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0])*[$Input.A8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1])*[$Input.A861]" office:value-type="float" office:value="1412528" calcext:value-type="float">
            <text:p>1412528</text:p>
          </table:table-cell>
          <table:table-cell/>
        </table:table-row>
        <table:table-row table:style-name="ro1">
          <table:table-cell table:formula="of:=COUNTIF([$Input.B$1:.B$1000];[$Input.A862])*[$Input.A8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3])*[$Input.A8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4])*[$Input.A8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5])*[$Input.A8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6])*[$Input.A8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7])*[$Input.A8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8])*[$Input.A8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69])*[$Input.A8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0])*[$Input.A8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1])*[$Input.A8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2])*[$Input.A8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3])*[$Input.A8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4])*[$Input.A8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5])*[$Input.A8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6])*[$Input.A8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7])*[$Input.A8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8])*[$Input.A8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79])*[$Input.A8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0])*[$Input.A8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1])*[$Input.A8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2])*[$Input.A8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3])*[$Input.A8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4])*[$Input.A8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5])*[$Input.A8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6])*[$Input.A88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7])*[$Input.A8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8])*[$Input.A8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89])*[$Input.A8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0])*[$Input.A8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1])*[$Input.A8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2])*[$Input.A8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3])*[$Input.A8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4])*[$Input.A8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5])*[$Input.A8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6])*[$Input.A8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7])*[$Input.A8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8])*[$Input.A8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899])*[$Input.A8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0])*[$Input.A9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1])*[$Input.A9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2])*[$Input.A9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3])*[$Input.A9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4])*[$Input.A9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5])*[$Input.A9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6])*[$Input.A9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7])*[$Input.A9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8])*[$Input.A9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09])*[$Input.A9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0])*[$Input.A9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1])*[$Input.A9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2])*[$Input.A9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3])*[$Input.A9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4])*[$Input.A9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5])*[$Input.A9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6])*[$Input.A9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7])*[$Input.A9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8])*[$Input.A9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19])*[$Input.A9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0])*[$Input.A9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1])*[$Input.A9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2])*[$Input.A9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3])*[$Input.A923]" office:value-type="float" office:value="281019" calcext:value-type="float">
            <text:p>281019</text:p>
          </table:table-cell>
          <table:table-cell/>
        </table:table-row>
        <table:table-row table:style-name="ro1">
          <table:table-cell table:formula="of:=COUNTIF([$Input.B$1:.B$1000];[$Input.A924])*[$Input.A9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5])*[$Input.A9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6])*[$Input.A9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7])*[$Input.A9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8])*[$Input.A9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29])*[$Input.A929]" office:value-type="float" office:value="1132656" calcext:value-type="float">
            <text:p>1132656</text:p>
          </table:table-cell>
          <table:table-cell/>
        </table:table-row>
        <table:table-row table:style-name="ro1">
          <table:table-cell table:formula="of:=COUNTIF([$Input.B$1:.B$1000];[$Input.A930])*[$Input.A9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1])*[$Input.A9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2])*[$Input.A9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3])*[$Input.A9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4])*[$Input.A9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5])*[$Input.A9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6])*[$Input.A9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7])*[$Input.A9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8])*[$Input.A93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39])*[$Input.A93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0])*[$Input.A9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1])*[$Input.A94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2])*[$Input.A9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3])*[$Input.A94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4])*[$Input.A9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5])*[$Input.A9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6])*[$Input.A9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7])*[$Input.A9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8])*[$Input.A9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49])*[$Input.A949]" office:value-type="float" office:value="862092" calcext:value-type="float">
            <text:p>862092</text:p>
          </table:table-cell>
          <table:table-cell/>
        </table:table-row>
        <table:table-row table:style-name="ro1">
          <table:table-cell table:formula="of:=COUNTIF([$Input.B$1:.B$1000];[$Input.A950])*[$Input.A9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1])*[$Input.A9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2])*[$Input.A9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3])*[$Input.A95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4])*[$Input.A95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5])*[$Input.A9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6])*[$Input.A9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7])*[$Input.A95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8])*[$Input.A95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59])*[$Input.A9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0])*[$Input.A9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1])*[$Input.A961]" office:value-type="float" office:value="1936220" calcext:value-type="float">
            <text:p>1936220</text:p>
          </table:table-cell>
          <table:table-cell/>
        </table:table-row>
        <table:table-row table:style-name="ro1">
          <table:table-cell table:formula="of:=COUNTIF([$Input.B$1:.B$1000];[$Input.A962])*[$Input.A9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3])*[$Input.A9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4])*[$Input.A9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5])*[$Input.A96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6])*[$Input.A96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7])*[$Input.A9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8])*[$Input.A9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69])*[$Input.A96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0])*[$Input.A97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1])*[$Input.A9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2])*[$Input.A9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3])*[$Input.A97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4])*[$Input.A97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5])*[$Input.A9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6])*[$Input.A9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7])*[$Input.A97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8])*[$Input.A97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79])*[$Input.A9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0])*[$Input.A9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1])*[$Input.A98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2])*[$Input.A9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3])*[$Input.A9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4])*[$Input.A9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5])*[$Input.A98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6])*[$Input.A986]" office:value-type="float" office:value="1771722" calcext:value-type="float">
            <text:p>1771722</text:p>
          </table:table-cell>
          <table:table-cell/>
        </table:table-row>
        <table:table-row table:style-name="ro1">
          <table:table-cell table:formula="of:=COUNTIF([$Input.B$1:.B$1000];[$Input.A987])*[$Input.A9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8])*[$Input.A9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89])*[$Input.A98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0])*[$Input.A99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1])*[$Input.A9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2])*[$Input.A9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3])*[$Input.A99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4])*[$Input.A99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5])*[$Input.A99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6])*[$Input.A99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7])*[$Input.A99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8])*[$Input.A9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999])*[$Input.A9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COUNTIF([$Input.B$1:.B$1000];[$Input.A1000])*[$Input.A1000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Input.B1:Input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01:33.960364021</meta:creation-date>
    <dc:date>2024-12-03T23:20:10.019141336</dc:date>
    <meta:editing-duration>PT5M58S</meta:editing-duration>
    <meta:editing-cycles>1</meta:editing-cycles>
    <meta:document-statistic meta:table-count="3" meta:cell-count="8002" meta:object-count="0"/>
    <meta:generator>LibreOffice/24.8.3.2$MacOSX_AARCH64 LibreOffice_project/48a6bac9e7e268aeb4c3483fcf825c94556d9f92</meta:generator>
    <meta:user-defined meta:name=""/>
  </office:meta>
</office:document-meta>
</file>